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4" table:style-name="ta1">
        <table:shapes>
          <draw:frame draw:z-index="0" draw:style-name="gr1" draw:text-style-name="P1" svg:width="10.8626in" svg:height="6.1161in" svg:x="1.1496in" svg:y="3.5138in">
            <draw:object draw:notify-on-update-of-ranges="tfoot4.B1:tfoot4.MG1 tfoot4.B1:tfoot4.MG1 tfoot4.A6:tfoot4.A6 tfoot4.B6:tfoot4.MG6 tfoot4.B1:tfoot4.MG1 tfoot4.A8:tfoot4.A8 tfoot4.B8:tfoot4.M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7" table:default-cell-style-name="Default"/>
        <table:table-column table:style-name="co12" table:default-cell-style-name="Default"/>
        <table:table-column table:style-name="co10" table:number-columns-repeated="1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0" table:number-columns-repeated="19" table:default-cell-style-name="Default"/>
        <table:table-column table:style-name="co12" table:number-columns-repeated="2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number-columns-repeated="7" table:default-cell-style-name="Default"/>
        <table:table-column table:style-name="co12" table:default-cell-style-name="Default"/>
        <table:table-column table:style-name="co10" table:number-columns-repeated="16" table:default-cell-style-name="Default"/>
        <table:table-column table:style-name="co12" table:default-cell-style-name="Default"/>
        <table:table-column table:style-name="co10" table:number-columns-repeated="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1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number-columns-repeated="12" table:default-cell-style-name="Default"/>
        <table:table-column table:style-name="co12" table:default-cell-style-name="Default"/>
        <table:table-column table:style-name="co10" table:number-columns-repeated="13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4" table:number-columns-repeated="8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70476531982" calcext:value-type="float">
            <text:p>0.100070476531982</text:p>
          </table:table-cell>
          <table:table-cell office:value-type="float" office:value="0.133427381515503" calcext:value-type="float">
            <text:p>0.133427381515503</text:p>
          </table:table-cell>
          <table:table-cell office:value-type="float" office:value="0.166784048080444" calcext:value-type="float">
            <text:p>0.166784048080444</text:p>
          </table:table-cell>
          <table:table-cell office:value-type="float" office:value="0.233497619628906" calcext:value-type="float">
            <text:p>0.233497619628906</text:p>
          </table:table-cell>
          <table:table-cell office:value-type="float" office:value="0.266854524612427" calcext:value-type="float">
            <text:p>0.266854524612427</text:p>
          </table:table-cell>
          <table:table-cell office:value-type="float" office:value="0.300211191177368" calcext:value-type="float">
            <text:p>0.300211191177368</text:p>
          </table:table-cell>
          <table:table-cell office:value-type="float" office:value="0.366925001144409" calcext:value-type="float">
            <text:p>0.366925001144409</text:p>
          </table:table-cell>
          <table:table-cell office:value-type="float" office:value="0.400281667709351" calcext:value-type="float">
            <text:p>0.400281667709351</text:p>
          </table:table-cell>
          <table:table-cell office:value-type="float" office:value="0.433638572692871" calcext:value-type="float">
            <text:p>0.433638572692871</text:p>
          </table:table-cell>
          <table:table-cell office:value-type="float" office:value="0.500351905822754" calcext:value-type="float">
            <text:p>0.500351905822754</text:p>
          </table:table-cell>
          <table:table-cell office:value-type="float" office:value="0.533708810806274" calcext:value-type="float">
            <text:p>0.533708810806274</text:p>
          </table:table-cell>
          <table:table-cell office:value-type="float" office:value="0.600422143936157" calcext:value-type="float">
            <text:p>0.600422143936157</text:p>
          </table:table-cell>
          <table:table-cell office:value-type="float" office:value="0.633779048919678" calcext:value-type="float">
            <text:p>0.633779048919678</text:p>
          </table:table-cell>
          <table:table-cell office:value-type="float" office:value="0.70049262046814" calcext:value-type="float">
            <text:p>0.70049262046814</text:p>
          </table:table-cell>
          <table:table-cell office:value-type="float" office:value="0.733849287033081" calcext:value-type="float">
            <text:p>0.733849287033081</text:p>
          </table:table-cell>
          <table:table-cell office:value-type="float" office:value="0.767205953598022" calcext:value-type="float">
            <text:p>0.767205953598022</text:p>
          </table:table-cell>
          <table:table-cell office:value-type="float" office:value="0.800563097000122" calcext:value-type="float">
            <text:p>0.800563097000122</text:p>
          </table:table-cell>
          <table:table-cell office:value-type="float" office:value="0.833920240402222" calcext:value-type="float">
            <text:p>0.833920240402222</text:p>
          </table:table-cell>
          <table:table-cell office:value-type="float" office:value="0.900634288787842" calcext:value-type="float">
            <text:p>0.900634288787842</text:p>
          </table:table-cell>
          <table:table-cell office:value-type="float" office:value="0.93399167060852" calcext:value-type="float">
            <text:p>0.93399167060852</text:p>
          </table:table-cell>
          <table:table-cell office:value-type="float" office:value="0.96734881401062" calcext:value-type="float">
            <text:p>0.96734881401062</text:p>
          </table:table-cell>
          <table:table-cell office:value-type="float" office:value="1.03406286239624" calcext:value-type="float">
            <text:p>1.03406286239624</text:p>
          </table:table-cell>
          <table:table-cell office:value-type="float" office:value="1.06742000579834" calcext:value-type="float">
            <text:p>1.06742000579834</text:p>
          </table:table-cell>
          <table:table-cell office:value-type="float" office:value="1.10077691078186" calcext:value-type="float">
            <text:p>1.10077691078186</text:p>
          </table:table-cell>
          <table:table-cell office:value-type="float" office:value="1.13413405418396" calcext:value-type="float">
            <text:p>1.13413405418396</text:p>
          </table:table-cell>
          <table:table-cell office:value-type="float" office:value="1.16749119758606" calcext:value-type="float">
            <text:p>1.16749119758606</text:p>
          </table:table-cell>
          <table:table-cell office:value-type="float" office:value="1.23420524597168" calcext:value-type="float">
            <text:p>1.23420524597168</text:p>
          </table:table-cell>
          <table:table-cell office:value-type="float" office:value="1.26756238937378" calcext:value-type="float">
            <text:p>1.26756238937378</text:p>
          </table:table-cell>
          <table:table-cell office:value-type="float" office:value="1.3009192943573" calcext:value-type="float">
            <text:p>1.3009192943573</text:p>
          </table:table-cell>
          <table:table-cell office:value-type="float" office:value="1.33427619934082" calcext:value-type="float">
            <text:p>1.33427619934082</text:p>
          </table:table-cell>
          <table:table-cell office:value-type="float" office:value="1.40099024772644" calcext:value-type="float">
            <text:p>1.40099024772644</text:p>
          </table:table-cell>
          <table:table-cell office:value-type="float" office:value="1.43434739112854" calcext:value-type="float">
            <text:p>1.43434739112854</text:p>
          </table:table-cell>
          <table:table-cell office:value-type="float" office:value="1.46770453453064" calcext:value-type="float">
            <text:p>1.46770453453064</text:p>
          </table:table-cell>
          <table:table-cell office:value-type="float" office:value="1.50106143951416" calcext:value-type="float">
            <text:p>1.50106143951416</text:p>
          </table:table-cell>
          <table:table-cell office:value-type="float" office:value="1.5677752494812" calcext:value-type="float">
            <text:p>1.5677752494812</text:p>
          </table:table-cell>
          <table:table-cell office:value-type="float" office:value="1.60113215446472" calcext:value-type="float">
            <text:p>1.60113215446472</text:p>
          </table:table-cell>
          <table:table-cell office:value-type="float" office:value="1.63448929786682" calcext:value-type="float">
            <text:p>1.63448929786682</text:p>
          </table:table-cell>
          <table:table-cell office:value-type="float" office:value="1.66784620285034" calcext:value-type="float">
            <text:p>1.66784620285034</text:p>
          </table:table-cell>
          <table:table-cell office:value-type="float" office:value="1.73456025123596" calcext:value-type="float">
            <text:p>1.73456025123596</text:p>
          </table:table-cell>
          <table:table-cell office:value-type="float" office:value="1.83462977409363" calcext:value-type="float">
            <text:p>1.83462977409363</text:p>
          </table:table-cell>
          <table:table-cell office:value-type="float" office:value="1.90134239196777" calcext:value-type="float">
            <text:p>1.90134239196777</text:p>
          </table:table-cell>
          <table:table-cell office:value-type="float" office:value="1.96805500984192" calcext:value-type="float">
            <text:p>1.96805500984192</text:p>
          </table:table-cell>
          <table:table-cell office:value-type="float" office:value="2.0014111995697" calcext:value-type="float">
            <text:p>2.0014111995697</text:p>
          </table:table-cell>
          <table:table-cell office:value-type="float" office:value="2.06812381744385" calcext:value-type="float">
            <text:p>2.06812381744385</text:p>
          </table:table-cell>
          <table:table-cell office:value-type="float" office:value="2.13483619689941" calcext:value-type="float">
            <text:p>2.13483619689941</text:p>
          </table:table-cell>
          <table:table-cell office:value-type="float" office:value="2.20154881477356" calcext:value-type="float">
            <text:p>2.20154881477356</text:p>
          </table:table-cell>
          <table:table-cell office:value-type="float" office:value="2.23490500450134" calcext:value-type="float">
            <text:p>2.23490500450134</text:p>
          </table:table-cell>
          <table:table-cell office:value-type="float" office:value="2.26826119422913" calcext:value-type="float">
            <text:p>2.26826119422913</text:p>
          </table:table-cell>
          <table:table-cell office:value-type="float" office:value="2.30161738395691" calcext:value-type="float">
            <text:p>2.30161738395691</text:p>
          </table:table-cell>
          <table:table-cell office:value-type="float" office:value="2.33497357368469" calcext:value-type="float">
            <text:p>2.33497357368469</text:p>
          </table:table-cell>
          <table:table-cell office:value-type="float" office:value="2.36832976341248" calcext:value-type="float">
            <text:p>2.36832976341248</text:p>
          </table:table-cell>
          <table:table-cell office:value-type="float" office:value="2.46839833259583" calcext:value-type="float">
            <text:p>2.46839833259583</text:p>
          </table:table-cell>
          <table:table-cell office:value-type="float" office:value="2.53511071205139" calcext:value-type="float">
            <text:p>2.53511071205139</text:p>
          </table:table-cell>
          <table:table-cell office:value-type="float" office:value="2.63517904281616" calcext:value-type="float">
            <text:p>2.63517904281616</text:p>
          </table:table-cell>
          <table:table-cell office:value-type="float" office:value="2.70189118385315" calcext:value-type="float">
            <text:p>2.70189118385315</text:p>
          </table:table-cell>
          <table:table-cell office:value-type="float" office:value="2.73524737358093" calcext:value-type="float">
            <text:p>2.73524737358093</text:p>
          </table:table-cell>
          <table:table-cell office:value-type="float" office:value="2.80195927619934" calcext:value-type="float">
            <text:p>2.80195927619934</text:p>
          </table:table-cell>
          <table:table-cell office:value-type="float" office:value="2.86867070198059" calcext:value-type="float">
            <text:p>2.86867070198059</text:p>
          </table:table-cell>
          <table:table-cell office:value-type="float" office:value="2.93538212776184" calcext:value-type="float">
            <text:p>2.93538212776184</text:p>
          </table:table-cell>
          <table:table-cell office:value-type="float" office:value="3.03544902801514" calcext:value-type="float">
            <text:p>3.03544902801514</text:p>
          </table:table-cell>
          <table:table-cell office:value-type="float" office:value="3.16887140274048" calcext:value-type="float">
            <text:p>3.16887140274048</text:p>
          </table:table-cell>
          <table:table-cell office:value-type="float" office:value="3.26893782615662" calcext:value-type="float">
            <text:p>3.26893782615662</text:p>
          </table:table-cell>
          <table:table-cell office:value-type="float" office:value="3.30229353904724" calcext:value-type="float">
            <text:p>3.30229353904724</text:p>
          </table:table-cell>
          <table:table-cell office:value-type="float" office:value="3.33564901351929" calcext:value-type="float">
            <text:p>3.33564901351929</text:p>
          </table:table-cell>
          <table:table-cell office:value-type="float" office:value="3.4023597240448" calcext:value-type="float">
            <text:p>3.4023597240448</text:p>
          </table:table-cell>
          <table:table-cell office:value-type="float" office:value="3.46907067298889" calcext:value-type="float">
            <text:p>3.46907067298889</text:p>
          </table:table-cell>
          <table:table-cell office:value-type="float" office:value="3.5357813835144" calcext:value-type="float">
            <text:p>3.5357813835144</text:p>
          </table:table-cell>
          <table:table-cell office:value-type="float" office:value="3.73591351509094" calcext:value-type="float">
            <text:p>3.73591351509094</text:p>
          </table:table-cell>
          <table:table-cell office:value-type="float" office:value="3.93605184555054" calcext:value-type="float">
            <text:p>3.93605184555054</text:p>
          </table:table-cell>
          <table:table-cell office:value-type="float" office:value="3.96940851211548" calcext:value-type="float">
            <text:p>3.96940851211548</text:p>
          </table:table-cell>
          <table:table-cell office:value-type="float" office:value="4.00276517868042" calcext:value-type="float">
            <text:p>4.00276517868042</text:p>
          </table:table-cell>
          <table:table-cell office:value-type="float" office:value="4.03612184524536" calcext:value-type="float">
            <text:p>4.03612184524536</text:p>
          </table:table-cell>
          <table:table-cell office:value-type="float" office:value="4.10283517837524" calcext:value-type="float">
            <text:p>4.10283517837524</text:p>
          </table:table-cell>
          <table:table-cell office:value-type="float" office:value="4.13619184494019" calcext:value-type="float">
            <text:p>4.13619184494019</text:p>
          </table:table-cell>
          <table:table-cell office:value-type="float" office:value="4.23626160621643" calcext:value-type="float">
            <text:p>4.23626160621643</text:p>
          </table:table-cell>
          <table:table-cell office:value-type="float" office:value="4.30297470092773" calcext:value-type="float">
            <text:p>4.30297470092773</text:p>
          </table:table-cell>
          <table:table-cell office:value-type="float" office:value="4.36968779563904" calcext:value-type="float">
            <text:p>4.36968779563904</text:p>
          </table:table-cell>
          <table:table-cell office:value-type="float" office:value="4.46975755691528" calcext:value-type="float">
            <text:p>4.46975755691528</text:p>
          </table:table-cell>
          <table:table-cell office:value-type="float" office:value="4.53647065162659" calcext:value-type="float">
            <text:p>4.53647065162659</text:p>
          </table:table-cell>
          <table:table-cell office:value-type="float" office:value="4.60318350791931" calcext:value-type="float">
            <text:p>4.60318350791931</text:p>
          </table:table-cell>
          <table:table-cell office:value-type="float" office:value="4.66989660263062" calcext:value-type="float">
            <text:p>4.66989660263062</text:p>
          </table:table-cell>
          <table:table-cell office:value-type="float" office:value="4.87004351615906" calcext:value-type="float">
            <text:p>4.87004351615906</text:p>
          </table:table-cell>
          <table:table-cell office:value-type="float" office:value="5.03684020042419" calcext:value-type="float">
            <text:p>5.03684020042419</text:p>
          </table:table-cell>
          <table:table-cell office:value-type="float" office:value="5.1035590171814" calcext:value-type="float">
            <text:p>5.1035590171814</text:p>
          </table:table-cell>
          <table:table-cell office:value-type="float" office:value="5.17027807235718" calcext:value-type="float">
            <text:p>5.17027807235718</text:p>
          </table:table-cell>
          <table:table-cell office:value-type="float" office:value="5.23699688911438" calcext:value-type="float">
            <text:p>5.23699688911438</text:p>
          </table:table-cell>
          <table:table-cell office:value-type="float" office:value="5.30371618270874" calcext:value-type="float">
            <text:p>5.30371618270874</text:p>
          </table:table-cell>
          <table:table-cell office:value-type="float" office:value="5.3704354763031" calcext:value-type="float">
            <text:p>5.3704354763031</text:p>
          </table:table-cell>
          <table:table-cell office:value-type="float" office:value="5.43715500831604" calcext:value-type="float">
            <text:p>5.43715500831604</text:p>
          </table:table-cell>
          <table:table-cell office:value-type="float" office:value="5.47051453590393" calcext:value-type="float">
            <text:p>5.47051453590393</text:p>
          </table:table-cell>
          <table:table-cell office:value-type="float" office:value="5.73739314079285" calcext:value-type="float">
            <text:p>5.73739314079285</text:p>
          </table:table-cell>
          <table:table-cell office:value-type="float" office:value="5.80411052703857" calcext:value-type="float">
            <text:p>5.80411052703857</text:p>
          </table:table-cell>
          <table:table-cell office:value-type="float" office:value="5.87082481384277" calcext:value-type="float">
            <text:p>5.87082481384277</text:p>
          </table:table-cell>
          <table:table-cell office:value-type="float" office:value="5.90418195724487" calcext:value-type="float">
            <text:p>5.90418195724487</text:p>
          </table:table-cell>
          <table:table-cell office:value-type="float" office:value="5.97089648246765" calcext:value-type="float">
            <text:p>5.97089648246765</text:p>
          </table:table-cell>
          <table:table-cell office:value-type="float" office:value="6.00425362586975" calcext:value-type="float">
            <text:p>6.00425362586975</text:p>
          </table:table-cell>
          <table:table-cell office:value-type="float" office:value="6.07096791267395" calcext:value-type="float">
            <text:p>6.07096791267395</text:p>
          </table:table-cell>
          <table:table-cell office:value-type="float" office:value="6.50461077690125" calcext:value-type="float">
            <text:p>6.50461077690125</text:p>
          </table:table-cell>
          <table:table-cell office:value-type="float" office:value="6.60468173027039" calcext:value-type="float">
            <text:p>6.60468173027039</text:p>
          </table:table-cell>
          <table:table-cell office:value-type="float" office:value="6.67139577865601" calcext:value-type="float">
            <text:p>6.67139577865601</text:p>
          </table:table-cell>
          <table:table-cell office:value-type="float" office:value="6.70475316047668" calcext:value-type="float">
            <text:p>6.70475316047668</text:p>
          </table:table-cell>
          <table:table-cell office:value-type="float" office:value="6.80482363700867" calcext:value-type="float">
            <text:p>6.80482363700867</text:p>
          </table:table-cell>
          <table:table-cell office:value-type="float" office:value="6.87153673171997" calcext:value-type="float">
            <text:p>6.87153673171997</text:p>
          </table:table-cell>
          <table:table-cell office:value-type="float" office:value="6.9382495880127" calcext:value-type="float">
            <text:p>6.9382495880127</text:p>
          </table:table-cell>
          <table:table-cell office:value-type="float" office:value="7.17174482345581" calcext:value-type="float">
            <text:p>7.17174482345581</text:p>
          </table:table-cell>
          <table:table-cell office:value-type="float" office:value="7.23845767974854" calcext:value-type="float">
            <text:p>7.23845767974854</text:p>
          </table:table-cell>
          <table:table-cell office:value-type="float" office:value="7.43859601020813" calcext:value-type="float">
            <text:p>7.43859601020813</text:p>
          </table:table-cell>
          <table:table-cell office:value-type="float" office:value="7.50530862808228" calcext:value-type="float">
            <text:p>7.50530862808228</text:p>
          </table:table-cell>
          <table:table-cell office:value-type="float" office:value="7.63873410224915" calcext:value-type="float">
            <text:p>7.63873410224915</text:p>
          </table:table-cell>
          <table:table-cell office:value-type="float" office:value="7.70544672012329" calcext:value-type="float">
            <text:p>7.70544672012329</text:p>
          </table:table-cell>
          <table:table-cell office:value-type="float" office:value="7.73880314826965" calcext:value-type="float">
            <text:p>7.73880314826965</text:p>
          </table:table-cell>
          <table:table-cell office:value-type="float" office:value="7.80551552772522" calcext:value-type="float">
            <text:p>7.80551552772522</text:p>
          </table:table-cell>
          <table:table-cell office:value-type="float" office:value="7.87222743034363" calcext:value-type="float">
            <text:p>7.87222743034363</text:p>
          </table:table-cell>
          <table:table-cell office:value-type="float" office:value="7.97229552268982" calcext:value-type="float">
            <text:p>7.97229552268982</text:p>
          </table:table-cell>
          <table:table-cell office:value-type="float" office:value="8.03900766372681" calcext:value-type="float">
            <text:p>8.03900766372681</text:p>
          </table:table-cell>
          <table:table-cell office:value-type="float" office:value="8.10571956634522" calcext:value-type="float">
            <text:p>8.10571956634522</text:p>
          </table:table-cell>
          <table:table-cell office:value-type="float" office:value="8.17243146896362" calcext:value-type="float">
            <text:p>8.17243146896362</text:p>
          </table:table-cell>
          <table:table-cell office:value-type="float" office:value="8.30585503578186" calcext:value-type="float">
            <text:p>8.30585503578186</text:p>
          </table:table-cell>
          <table:table-cell office:value-type="float" office:value="8.37256669998169" calcext:value-type="float">
            <text:p>8.37256669998169</text:p>
          </table:table-cell>
          <table:table-cell office:value-type="float" office:value="8.43927836418152" calcext:value-type="float">
            <text:p>8.43927836418152</text:p>
          </table:table-cell>
          <table:table-cell office:value-type="float" office:value="8.53934597969055" calcext:value-type="float">
            <text:p>8.53934597969055</text:p>
          </table:table-cell>
          <table:table-cell office:value-type="float" office:value="8.6060574054718" calcext:value-type="float">
            <text:p>8.6060574054718</text:p>
          </table:table-cell>
          <table:table-cell office:value-type="float" office:value="8.67276883125305" calcext:value-type="float">
            <text:p>8.67276883125305</text:p>
          </table:table-cell>
          <table:table-cell office:value-type="float" office:value="8.70612478256226" calcext:value-type="float">
            <text:p>8.70612478256226</text:p>
          </table:table-cell>
          <table:table-cell office:value-type="float" office:value="8.80619430541992" calcext:value-type="float">
            <text:p>8.80619430541992</text:p>
          </table:table-cell>
          <table:table-cell office:value-type="float" office:value="8.8729100227356" calcext:value-type="float">
            <text:p>8.8729100227356</text:p>
          </table:table-cell>
          <table:table-cell office:value-type="float" office:value="9.13977432250977" calcext:value-type="float">
            <text:p>9.13977432250977</text:p>
          </table:table-cell>
          <table:table-cell office:value-type="float" office:value="9.20649027824402" calcext:value-type="float">
            <text:p>9.20649027824402</text:p>
          </table:table-cell>
          <table:table-cell office:value-type="float" office:value="9.23984861373901" calcext:value-type="float">
            <text:p>9.23984861373901</text:p>
          </table:table-cell>
          <table:table-cell office:value-type="float" office:value="9.30656456947327" calcext:value-type="float">
            <text:p>9.30656456947327</text:p>
          </table:table-cell>
          <table:table-cell office:value-type="float" office:value="9.37328100204468" calcext:value-type="float">
            <text:p>9.37328100204468</text:p>
          </table:table-cell>
          <table:table-cell office:value-type="float" office:value="9.43999719619751" calcext:value-type="float">
            <text:p>9.43999719619751</text:p>
          </table:table-cell>
          <table:table-cell office:value-type="float" office:value="9.50671315193176" calcext:value-type="float">
            <text:p>9.50671315193176</text:p>
          </table:table-cell>
          <table:table-cell office:value-type="float" office:value="9.64014601707459" calcext:value-type="float">
            <text:p>9.64014601707459</text:p>
          </table:table-cell>
          <table:table-cell office:value-type="float" office:value="9.706862449646" calcext:value-type="float">
            <text:p>9.706862449646</text:p>
          </table:table-cell>
          <table:table-cell office:value-type="float" office:value="9.74022054672241" calcext:value-type="float">
            <text:p>9.74022054672241</text:p>
          </table:table-cell>
          <table:table-cell office:value-type="float" office:value="9.80693793296814" calcext:value-type="float">
            <text:p>9.80693793296814</text:p>
          </table:table-cell>
          <table:table-cell office:value-type="float" office:value="9.84029722213745" calcext:value-type="float">
            <text:p>9.84029722213745</text:p>
          </table:table-cell>
          <table:table-cell office:value-type="float" office:value="9.87365627288818" calcext:value-type="float">
            <text:p>9.87365627288818</text:p>
          </table:table-cell>
          <table:table-cell office:value-type="float" office:value="9.97373461723328" calcext:value-type="float">
            <text:p>9.97373461723328</text:p>
          </table:table-cell>
          <table:table-cell office:value-type="float" office:value="10.0404531955719" calcext:value-type="float">
            <text:p>10.0404531955719</text:p>
          </table:table-cell>
          <table:table-cell office:value-type="float" office:value="10.1071722507477" calcext:value-type="float">
            <text:p>10.1071722507477</text:p>
          </table:table-cell>
          <table:table-cell office:value-type="float" office:value="10.140531539917" calcext:value-type="float">
            <text:p>10.140531539917</text:p>
          </table:table-cell>
          <table:table-cell office:value-type="float" office:value="10.2072508335114" calcext:value-type="float">
            <text:p>10.2072508335114</text:p>
          </table:table-cell>
          <table:table-cell office:value-type="float" office:value="10.2406103610992" calcext:value-type="float">
            <text:p>10.2406103610992</text:p>
          </table:table-cell>
          <table:table-cell office:value-type="float" office:value="10.2739701271057" calcext:value-type="float">
            <text:p>10.2739701271057</text:p>
          </table:table-cell>
          <table:table-cell office:value-type="float" office:value="10.3073296546936" calcext:value-type="float">
            <text:p>10.3073296546936</text:p>
          </table:table-cell>
          <table:table-cell office:value-type="float" office:value="10.3406894207001" calcext:value-type="float">
            <text:p>10.3406894207001</text:p>
          </table:table-cell>
          <table:table-cell office:value-type="float" office:value="10.4074087142944" calcext:value-type="float">
            <text:p>10.4074087142944</text:p>
          </table:table-cell>
          <table:table-cell office:value-type="float" office:value="10.474128484726" calcext:value-type="float">
            <text:p>10.474128484726</text:p>
          </table:table-cell>
          <table:table-cell office:value-type="float" office:value="10.5408480167389" calcext:value-type="float">
            <text:p>10.5408480167389</text:p>
          </table:table-cell>
          <table:table-cell office:value-type="float" office:value="10.607568025589" calcext:value-type="float">
            <text:p>10.607568025589</text:p>
          </table:table-cell>
          <table:table-cell office:value-type="float" office:value="10.6409277915955" calcext:value-type="float">
            <text:p>10.6409277915955</text:p>
          </table:table-cell>
          <table:table-cell office:value-type="float" office:value="10.6742880344391" calcext:value-type="float">
            <text:p>10.6742880344391</text:p>
          </table:table-cell>
          <table:table-cell office:value-type="float" office:value="10.7410080432892" calcext:value-type="float">
            <text:p>10.7410080432892</text:p>
          </table:table-cell>
          <table:table-cell office:value-type="float" office:value="10.9077985286713" calcext:value-type="float">
            <text:p>10.9077985286713</text:p>
          </table:table-cell>
          <table:table-cell office:value-type="float" office:value="11.0078711509705" calcext:value-type="float">
            <text:p>11.0078711509705</text:p>
          </table:table-cell>
          <table:table-cell office:value-type="float" office:value="11.0745866298676" calcext:value-type="float">
            <text:p>11.0745866298676</text:p>
          </table:table-cell>
          <table:table-cell office:value-type="float" office:value="11.1413016319275" calcext:value-type="float">
            <text:p>11.1413016319275</text:p>
          </table:table-cell>
          <table:table-cell office:value-type="float" office:value="11.208016872406" calcext:value-type="float">
            <text:p>11.208016872406</text:p>
          </table:table-cell>
          <table:table-cell office:value-type="float" office:value="11.3080897331238" calcext:value-type="float">
            <text:p>11.3080897331238</text:p>
          </table:table-cell>
          <table:table-cell office:value-type="float" office:value="11.4748778343201" calcext:value-type="float">
            <text:p>11.4748778343201</text:p>
          </table:table-cell>
          <table:table-cell office:value-type="float" office:value="11.675023317337" calcext:value-type="float">
            <text:p>11.675023317337</text:p>
          </table:table-cell>
          <table:table-cell office:value-type="float" office:value="11.7417385578156" calcext:value-type="float">
            <text:p>11.7417385578156</text:p>
          </table:table-cell>
          <table:table-cell office:value-type="float" office:value="11.8418118953705" calcext:value-type="float">
            <text:p>11.8418118953705</text:p>
          </table:table-cell>
          <table:table-cell office:value-type="float" office:value="11.9085276126862" calcext:value-type="float">
            <text:p>11.9085276126862</text:p>
          </table:table-cell>
          <table:table-cell office:value-type="float" office:value="11.9418857097626" calcext:value-type="float">
            <text:p>11.9418857097626</text:p>
          </table:table-cell>
          <table:table-cell office:value-type="float" office:value="11.9752435684204" calcext:value-type="float">
            <text:p>11.9752435684204</text:p>
          </table:table-cell>
          <table:table-cell office:value-type="float" office:value="12.0419592857361" calcext:value-type="float">
            <text:p>12.0419592857361</text:p>
          </table:table-cell>
          <table:table-cell office:value-type="float" office:value="12.2421069145203" calcext:value-type="float">
            <text:p>12.2421069145203</text:p>
          </table:table-cell>
          <table:table-cell office:value-type="float" office:value="12.2754647731781" calcext:value-type="float">
            <text:p>12.2754647731781</text:p>
          </table:table-cell>
          <table:table-cell office:value-type="float" office:value="12.3088226318359" calcext:value-type="float">
            <text:p>12.3088226318359</text:p>
          </table:table-cell>
          <table:table-cell office:value-type="float" office:value="12.3421807289124" calcext:value-type="float">
            <text:p>12.3421807289124</text:p>
          </table:table-cell>
          <table:table-cell office:value-type="float" office:value="12.4088966846466" calcext:value-type="float">
            <text:p>12.4088966846466</text:p>
          </table:table-cell>
          <table:table-cell office:value-type="float" office:value="12.6090440750122" calcext:value-type="float">
            <text:p>12.6090440750122</text:p>
          </table:table-cell>
          <table:table-cell office:value-type="float" office:value="12.6757597923279" calcext:value-type="float">
            <text:p>12.6757597923279</text:p>
          </table:table-cell>
          <table:table-cell office:value-type="float" office:value="12.7091178894043" calcext:value-type="float">
            <text:p>12.7091178894043</text:p>
          </table:table-cell>
          <table:table-cell office:value-type="float" office:value="12.7424757480621" calcext:value-type="float">
            <text:p>12.7424757480621</text:p>
          </table:table-cell>
          <table:table-cell office:value-type="float" office:value="12.8091909885406" calcext:value-type="float">
            <text:p>12.8091909885406</text:p>
          </table:table-cell>
          <table:table-cell office:value-type="float" office:value="12.8759059906006" calcext:value-type="float">
            <text:p>12.8759059906006</text:p>
          </table:table-cell>
          <table:table-cell office:value-type="float" office:value="12.9092633724213" calcext:value-type="float">
            <text:p>12.9092633724213</text:p>
          </table:table-cell>
          <table:table-cell office:value-type="float" office:value="12.9759783744812" calcext:value-type="float">
            <text:p>12.9759783744812</text:p>
          </table:table-cell>
          <table:table-cell office:value-type="float" office:value="13.0426931381226" calcext:value-type="float">
            <text:p>13.0426931381226</text:p>
          </table:table-cell>
          <table:table-cell office:value-type="float" office:value="13.1094081401825" calcext:value-type="float">
            <text:p>13.1094081401825</text:p>
          </table:table-cell>
          <table:table-cell office:value-type="float" office:value="13.1761231422424" calcext:value-type="float">
            <text:p>13.1761231422424</text:p>
          </table:table-cell>
          <table:table-cell office:value-type="float" office:value="13.2428381443024" calcext:value-type="float">
            <text:p>13.2428381443024</text:p>
          </table:table-cell>
          <table:table-cell office:value-type="float" office:value="13.5430557727814" calcext:value-type="float">
            <text:p>13.5430557727814</text:p>
          </table:table-cell>
          <table:table-cell office:value-type="float" office:value="13.5764133930206" calcext:value-type="float">
            <text:p>13.5764133930206</text:p>
          </table:table-cell>
          <table:table-cell office:value-type="float" office:value="13.6431286334991" calcext:value-type="float">
            <text:p>13.6431286334991</text:p>
          </table:table-cell>
          <table:table-cell office:value-type="float" office:value="13.7098436355591" calcext:value-type="float">
            <text:p>13.7098436355591</text:p>
          </table:table-cell>
          <table:table-cell office:value-type="float" office:value="13.776558637619" calcext:value-type="float">
            <text:p>13.776558637619</text:p>
          </table:table-cell>
          <table:table-cell office:value-type="float" office:value="13.8099157810211" calcext:value-type="float">
            <text:p>13.8099157810211</text:p>
          </table:table-cell>
          <table:table-cell office:value-type="float" office:value="13.8766300678253" calcext:value-type="float">
            <text:p>13.8766300678253</text:p>
          </table:table-cell>
          <table:table-cell office:value-type="float" office:value="14.0100584030151" calcext:value-type="float">
            <text:p>14.0100584030151</text:p>
          </table:table-cell>
          <table:table-cell office:value-type="float" office:value="14.2435579299927" calcext:value-type="float">
            <text:p>14.2435579299927</text:p>
          </table:table-cell>
          <table:table-cell office:value-type="float" office:value="14.3102722167969" calcext:value-type="float">
            <text:p>14.3102722167969</text:p>
          </table:table-cell>
          <table:table-cell office:value-type="float" office:value="14.343629360199" calcext:value-type="float">
            <text:p>14.343629360199</text:p>
          </table:table-cell>
          <table:table-cell office:value-type="float" office:value="14.4437003135681" calcext:value-type="float">
            <text:p>14.4437003135681</text:p>
          </table:table-cell>
          <table:table-cell office:value-type="float" office:value="14.5104143619537" calcext:value-type="float">
            <text:p>14.5104143619537</text:p>
          </table:table-cell>
          <table:table-cell office:value-type="float" office:value="14.5771286487579" calcext:value-type="float">
            <text:p>14.5771286487579</text:p>
          </table:table-cell>
          <table:table-cell office:value-type="float" office:value="14.6104855537415" calcext:value-type="float">
            <text:p>14.6104855537415</text:p>
          </table:table-cell>
          <table:table-cell office:value-type="float" office:value="14.8106286525726" calcext:value-type="float">
            <text:p>14.8106286525726</text:p>
          </table:table-cell>
          <table:table-cell office:value-type="float" office:value="14.8439865112305" calcext:value-type="float">
            <text:p>14.8439865112305</text:p>
          </table:table-cell>
          <table:table-cell office:value-type="float" office:value="14.8773446083069" calcext:value-type="float">
            <text:p>14.8773446083069</text:p>
          </table:table-cell>
          <table:table-cell office:value-type="float" office:value="14.9440603256226" calcext:value-type="float">
            <text:p>14.9440603256226</text:p>
          </table:table-cell>
          <table:table-cell office:value-type="float" office:value="15.0107765197754" calcext:value-type="float">
            <text:p>15.0107765197754</text:p>
          </table:table-cell>
          <table:table-cell office:value-type="float" office:value="15.1442084312439" calcext:value-type="float">
            <text:p>15.1442084312439</text:p>
          </table:table-cell>
          <table:table-cell office:value-type="float" office:value="15.2109243869781" calcext:value-type="float">
            <text:p>15.2109243869781</text:p>
          </table:table-cell>
          <table:table-cell office:value-type="float" office:value="15.4110724925995" calcext:value-type="float">
            <text:p>15.4110724925995</text:p>
          </table:table-cell>
          <table:table-cell office:value-type="float" office:value="15.5111465454102" calcext:value-type="float">
            <text:p>15.5111465454102</text:p>
          </table:table-cell>
          <table:table-cell office:value-type="float" office:value="15.544504404068" calcext:value-type="float">
            <text:p>15.544504404068</text:p>
          </table:table-cell>
          <table:table-cell office:value-type="float" office:value="15.6112205982208" calcext:value-type="float">
            <text:p>15.6112205982208</text:p>
          </table:table-cell>
          <table:table-cell office:value-type="float" office:value="15.6445786952972" calcext:value-type="float">
            <text:p>15.6445786952972</text:p>
          </table:table-cell>
          <table:table-cell office:value-type="float" office:value="15.7112948894501" calcext:value-type="float">
            <text:p>15.7112948894501</text:p>
          </table:table-cell>
          <table:table-cell office:value-type="float" office:value="15.7780108451843" calcext:value-type="float">
            <text:p>15.7780108451843</text:p>
          </table:table-cell>
          <table:table-cell office:value-type="float" office:value="15.9114396572113" calcext:value-type="float">
            <text:p>15.9114396572113</text:p>
          </table:table-cell>
          <table:table-cell office:value-type="float" office:value="16.1115827560425" calcext:value-type="float">
            <text:p>16.1115827560425</text:p>
          </table:table-cell>
          <table:table-cell office:value-type="float" office:value="16.1449398994446" calcext:value-type="float">
            <text:p>16.1449398994446</text:p>
          </table:table-cell>
          <table:table-cell office:value-type="float" office:value="16.2116541862488" calcext:value-type="float">
            <text:p>16.2116541862488</text:p>
          </table:table-cell>
          <table:table-cell office:value-type="float" office:value="16.278368473053" calcext:value-type="float">
            <text:p>16.278368473053</text:p>
          </table:table-cell>
          <table:table-cell office:value-type="float" office:value="16.3450829982758" calcext:value-type="float">
            <text:p>16.3450829982758</text:p>
          </table:table-cell>
          <table:table-cell office:value-type="float" office:value="16.3784401416779" calcext:value-type="float">
            <text:p>16.3784401416779</text:p>
          </table:table-cell>
          <table:table-cell office:value-type="float" office:value="16.4451544284821" calcext:value-type="float">
            <text:p>16.4451544284821</text:p>
          </table:table-cell>
          <table:table-cell office:value-type="float" office:value="16.5118687152863" calcext:value-type="float">
            <text:p>16.5118687152863</text:p>
          </table:table-cell>
          <table:table-cell office:value-type="float" office:value="16.578583240509" calcext:value-type="float">
            <text:p>16.578583240509</text:p>
          </table:table-cell>
          <table:table-cell office:value-type="float" office:value="16.6452975273132" calcext:value-type="float">
            <text:p>16.6452975273132</text:p>
          </table:table-cell>
          <table:table-cell office:value-type="float" office:value="16.8454413414001" calcext:value-type="float">
            <text:p>16.8454413414001</text:p>
          </table:table-cell>
          <table:table-cell office:value-type="float" office:value="16.9121565818787" calcext:value-type="float">
            <text:p>16.9121565818787</text:p>
          </table:table-cell>
          <table:table-cell office:value-type="float" office:value="17.0122294425964" calcext:value-type="float">
            <text:p>17.0122294425964</text:p>
          </table:table-cell>
          <table:table-cell office:value-type="float" office:value="17.078944683075" calcext:value-type="float">
            <text:p>17.078944683075</text:p>
          </table:table-cell>
          <table:table-cell office:value-type="float" office:value="17.1456599235535" calcext:value-type="float">
            <text:p>17.1456599235535</text:p>
          </table:table-cell>
          <table:table-cell office:value-type="float" office:value="17.1790177822113" calcext:value-type="float">
            <text:p>17.1790177822113</text:p>
          </table:table-cell>
          <table:table-cell office:value-type="float" office:value="17.2123754024506" calcext:value-type="float">
            <text:p>17.2123754024506</text:p>
          </table:table-cell>
          <table:table-cell office:value-type="float" office:value="17.4458789825439" calcext:value-type="float">
            <text:p>17.4458789825439</text:p>
          </table:table-cell>
          <table:table-cell office:value-type="float" office:value="17.5125946998596" calcext:value-type="float">
            <text:p>17.5125946998596</text:p>
          </table:table-cell>
          <table:table-cell office:value-type="float" office:value="17.5793099403381" calcext:value-type="float">
            <text:p>17.5793099403381</text:p>
          </table:table-cell>
          <table:table-cell office:value-type="float" office:value="17.6126675605774" calcext:value-type="float">
            <text:p>17.6126675605774</text:p>
          </table:table-cell>
          <table:table-cell office:value-type="float" office:value="17.7127408981323" calcext:value-type="float">
            <text:p>17.7127408981323</text:p>
          </table:table-cell>
          <table:table-cell office:value-type="float" office:value="17.7794561386108" calcext:value-type="float">
            <text:p>17.7794561386108</text:p>
          </table:table-cell>
          <table:table-cell office:value-type="float" office:value="17.87952876091" calcext:value-type="float">
            <text:p>17.87952876091</text:p>
          </table:table-cell>
          <table:table-cell office:value-type="float" office:value="17.9462435245514" calcext:value-type="float">
            <text:p>17.9462435245514</text:p>
          </table:table-cell>
          <table:table-cell office:value-type="float" office:value="18.0129585266113" calcext:value-type="float">
            <text:p>18.0129585266113</text:p>
          </table:table-cell>
          <table:table-cell office:value-type="float" office:value="18.0796735286713" calcext:value-type="float">
            <text:p>18.0796735286713</text:p>
          </table:table-cell>
          <table:table-cell office:value-type="float" office:value="18.1463882923126" calcext:value-type="float">
            <text:p>18.1463882923126</text:p>
          </table:table-cell>
          <table:table-cell office:value-type="float" office:value="18.1797456741333" calcext:value-type="float">
            <text:p>18.1797456741333</text:p>
          </table:table-cell>
          <table:table-cell office:value-type="float" office:value="18.2798182964325" calcext:value-type="float">
            <text:p>18.2798182964325</text:p>
          </table:table-cell>
          <table:table-cell office:value-type="float" office:value="18.3465330600739" calcext:value-type="float">
            <text:p>18.3465330600739</text:p>
          </table:table-cell>
          <table:table-cell office:value-type="float" office:value="18.3798904418945" calcext:value-type="float">
            <text:p>18.3798904418945</text:p>
          </table:table-cell>
          <table:table-cell office:value-type="float" office:value="18.6467502117157" calcext:value-type="float">
            <text:p>18.6467502117157</text:p>
          </table:table-cell>
          <table:table-cell office:value-type="float" office:value="18.7134649753571" calcext:value-type="float">
            <text:p>18.7134649753571</text:p>
          </table:table-cell>
          <table:table-cell office:value-type="float" office:value="18.7801797389984" calcext:value-type="float">
            <text:p>18.7801797389984</text:p>
          </table:table-cell>
          <table:table-cell office:value-type="float" office:value="18.8468947410583" calcext:value-type="float">
            <text:p>18.8468947410583</text:p>
          </table:table-cell>
          <table:table-cell office:value-type="float" office:value="18.9136097431183" calcext:value-type="float">
            <text:p>18.9136097431183</text:p>
          </table:table-cell>
          <table:table-cell office:value-type="float" office:value="18.9803245067596" calcext:value-type="float">
            <text:p>18.9803245067596</text:p>
          </table:table-cell>
          <table:table-cell office:value-type="float" office:value="19.0803968906403" calcext:value-type="float">
            <text:p>19.0803968906403</text:p>
          </table:table-cell>
          <table:table-cell office:value-type="float" office:value="19.1471116542816" calcext:value-type="float">
            <text:p>19.1471116542816</text:p>
          </table:table-cell>
          <table:table-cell office:value-type="float" office:value="19.2138266563416" calcext:value-type="float">
            <text:p>19.2138266563416</text:p>
          </table:table-cell>
          <table:table-cell office:value-type="float" office:value="19.2471840381622" calcext:value-type="float">
            <text:p>19.2471840381622</text:p>
          </table:table-cell>
          <table:table-cell office:value-type="float" office:value="19.4139714241028" calcext:value-type="float">
            <text:p>19.4139714241028</text:p>
          </table:table-cell>
          <table:table-cell office:value-type="float" office:value="19.4806861877441" calcext:value-type="float">
            <text:p>19.4806861877441</text:p>
          </table:table-cell>
          <table:table-cell office:value-type="float" office:value="19.5474009513855" calcext:value-type="float">
            <text:p>19.5474009513855</text:p>
          </table:table-cell>
          <table:table-cell office:value-type="float" office:value="19.6141159534454" calcext:value-type="float">
            <text:p>19.6141159534454</text:p>
          </table:table-cell>
          <table:table-cell office:value-type="float" office:value="19.6808307170868" calcext:value-type="float">
            <text:p>19.6808307170868</text:p>
          </table:table-cell>
          <table:table-cell office:value-type="float" office:value="19.7475454807282" calcext:value-type="float">
            <text:p>19.7475454807282</text:p>
          </table:table-cell>
          <table:table-cell office:value-type="float" office:value="19.8142595291138" calcext:value-type="float">
            <text:p>19.8142595291138</text:p>
          </table:table-cell>
          <table:table-cell office:value-type="float" office:value="19.8809735774994" calcext:value-type="float">
            <text:p>19.8809735774994</text:p>
          </table:table-cell>
          <table:table-cell office:value-type="float" office:value="19.9476871490479" calcext:value-type="float">
            <text:p>19.9476871490479</text:p>
          </table:table-cell>
          <table:table-cell office:value-type="float" office:value="20.0477576255798" calcext:value-type="float">
            <text:p>20.0477576255798</text:p>
          </table:table-cell>
          <table:table-cell office:value-type="float" office:value="20.1144714355469" calcext:value-type="float">
            <text:p>20.1144714355469</text:p>
          </table:table-cell>
          <table:table-cell office:value-type="float" office:value="20.1478281021118" calcext:value-type="float">
            <text:p>20.1478281021118</text:p>
          </table:table-cell>
          <table:table-cell office:value-type="float" office:value="20.2145416736603" calcext:value-type="float">
            <text:p>20.2145416736603</text:p>
          </table:table-cell>
          <table:table-cell office:value-type="float" office:value="20.2478983402252" calcext:value-type="float">
            <text:p>20.2478983402252</text:p>
          </table:table-cell>
          <table:table-cell office:value-type="float" office:value="20.2812552452087" calcext:value-type="float">
            <text:p>20.2812552452087</text:p>
          </table:table-cell>
          <table:table-cell office:value-type="float" office:value="20.3146119117737" calcext:value-type="float">
            <text:p>20.3146119117737</text:p>
          </table:table-cell>
          <table:table-cell office:value-type="float" office:value="20.3813254833221" calcext:value-type="float">
            <text:p>20.3813254833221</text:p>
          </table:table-cell>
          <table:table-cell office:value-type="float" office:value="20.4146823883057" calcext:value-type="float">
            <text:p>20.4146823883057</text:p>
          </table:table-cell>
          <table:table-cell office:value-type="float" office:value="20.4813959598541" calcext:value-type="float">
            <text:p>20.4813959598541</text:p>
          </table:table-cell>
          <table:table-cell office:value-type="float" office:value="20.5481095314026" calcext:value-type="float">
            <text:p>20.5481095314026</text:p>
          </table:table-cell>
          <table:table-cell office:value-type="float" office:value="20.6148228645325" calcext:value-type="float">
            <text:p>20.6148228645325</text:p>
          </table:table-cell>
          <table:table-cell office:value-type="float" office:value="20.648179769516" calcext:value-type="float">
            <text:p>20.648179769516</text:p>
          </table:table-cell>
          <table:table-cell office:value-type="float" office:value="20.6815364360809" calcext:value-type="float">
            <text:p>20.6815364360809</text:p>
          </table:table-cell>
          <table:table-cell office:value-type="float" office:value="20.7148931026459" calcext:value-type="float">
            <text:p>20.7148931026459</text:p>
          </table:table-cell>
          <table:table-cell office:value-type="float" office:value="20.7816069126129" calcext:value-type="float">
            <text:p>20.7816069126129</text:p>
          </table:table-cell>
          <table:table-cell office:value-type="float" office:value="20.8483209609985" calcext:value-type="float">
            <text:p>20.8483209609985</text:p>
          </table:table-cell>
          <table:table-cell office:value-type="float" office:value="20.9150350093842" calcext:value-type="float">
            <text:p>20.9150350093842</text:p>
          </table:table-cell>
          <table:table-cell office:value-type="float" office:value="20.9817490577698" calcext:value-type="float">
            <text:p>20.9817490577698</text:p>
          </table:table-cell>
          <table:table-cell office:value-type="float" office:value="21.048463344574" calcext:value-type="float">
            <text:p>21.048463344574</text:p>
          </table:table-cell>
          <table:table-cell office:value-type="float" office:value="21.1151773929596" calcext:value-type="float">
            <text:p>21.1151773929596</text:p>
          </table:table-cell>
          <table:table-cell office:value-type="float" office:value="21.1818916797638" calcext:value-type="float">
            <text:p>21.1818916797638</text:p>
          </table:table-cell>
          <table:table-cell office:value-type="float" office:value="21.2486057281494" calcext:value-type="float">
            <text:p>21.2486057281494</text:p>
          </table:table-cell>
          <table:table-cell office:value-type="float" office:value="21.315319776535" calcext:value-type="float">
            <text:p>21.315319776535</text:p>
          </table:table-cell>
          <table:table-cell office:value-type="float" office:value="21.3820338249207" calcext:value-type="float">
            <text:p>21.3820338249207</text:p>
          </table:table-cell>
          <table:table-cell office:value-type="float" office:value="21.4487478733063" calcext:value-type="float">
            <text:p>21.4487478733063</text:p>
          </table:table-cell>
          <table:table-cell office:value-type="float" office:value="21.4821050167084" calcext:value-type="float">
            <text:p>21.4821050167084</text:p>
          </table:table-cell>
          <table:table-cell office:value-type="float" office:value="21.5488193035126" calcext:value-type="float">
            <text:p>21.5488193035126</text:p>
          </table:table-cell>
          <table:table-cell office:value-type="float" office:value="21.5821762084961" calcext:value-type="float">
            <text:p>21.5821762084961</text:p>
          </table:table-cell>
          <table:table-cell office:value-type="float" office:value="21.6488902568817" calcext:value-type="float">
            <text:p>21.6488902568817</text:p>
          </table:table-cell>
          <table:table-cell office:value-type="float" office:value="21.6822471618652" calcext:value-type="float">
            <text:p>21.6822471618652</text:p>
          </table:table-cell>
          <table:table-cell office:value-type="float" office:value="21.782318353653" calcext:value-type="float">
            <text:p>21.782318353653</text:p>
          </table:table-cell>
          <table:table-cell office:value-type="float" office:value="21.8490333557129" calcext:value-type="float">
            <text:p>21.8490333557129</text:p>
          </table:table-cell>
          <table:table-cell office:value-type="float" office:value="21.9491062164307" calcext:value-type="float">
            <text:p>21.9491062164307</text:p>
          </table:table-cell>
          <table:table-cell office:value-type="float" office:value="22.0158214569092" calcext:value-type="float">
            <text:p>22.0158214569092</text:p>
          </table:table-cell>
          <table:table-cell office:value-type="float" office:value="22.0825366973877" calcext:value-type="float">
            <text:p>22.0825366973877</text:p>
          </table:table-cell>
          <table:table-cell office:value-type="float" office:value="22.1492519378662" calcext:value-type="float">
            <text:p>22.1492519378662</text:p>
          </table:table-cell>
          <table:table-cell office:value-type="float" office:value="22.2159671783447" calcext:value-type="float">
            <text:p>22.2159671783447</text:p>
          </table:table-cell>
          <table:table-cell office:value-type="float" office:value="22.2826824188232" calcext:value-type="float">
            <text:p>22.2826824188232</text:p>
          </table:table-cell>
          <table:table-cell office:value-type="float" office:value="22.3160400390625" calcext:value-type="float">
            <text:p>22.3160400390625</text:p>
          </table:table-cell>
          <table:table-cell office:value-type="float" office:value="22.382755279541" calcext:value-type="float">
            <text:p>22.382755279541</text:p>
          </table:table-cell>
          <table:table-cell office:value-type="float" office:value="22.4494705200195" calcext:value-type="float">
            <text:p>22.4494705200195</text:p>
          </table:table-cell>
          <table:table-cell office:value-type="float" office:value="22.5161859989166" calcext:value-type="float">
            <text:p>22.5161859989166</text:p>
          </table:table-cell>
          <table:table-cell office:value-type="float" office:value="22.5829012393951" calcext:value-type="float">
            <text:p>22.5829012393951</text:p>
          </table:table-cell>
          <table:table-cell office:value-type="float" office:value="22.6496164798737" calcext:value-type="float">
            <text:p>22.6496164798737</text:p>
          </table:table-cell>
          <table:table-cell office:value-type="float" office:value="22.7163319587707" calcext:value-type="float">
            <text:p>22.7163319587707</text:p>
          </table:table-cell>
          <table:table-cell office:value-type="float" office:value="22.7830471992493" calcext:value-type="float">
            <text:p>22.7830471992493</text:p>
          </table:table-cell>
          <table:table-cell office:value-type="float" office:value="22.8497612476349" calcext:value-type="float">
            <text:p>22.8497612476349</text:p>
          </table:table-cell>
          <table:table-cell office:value-type="float" office:value="22.9164755344391" calcext:value-type="float">
            <text:p>22.9164755344391</text:p>
          </table:table-cell>
          <table:table-cell office:value-type="float" office:value="22.9498324394226" calcext:value-type="float">
            <text:p>22.9498324394226</text:p>
          </table:table-cell>
          <table:table-cell office:value-type="float" office:value="23.0165462493896" calcext:value-type="float">
            <text:p>23.0165462493896</text:p>
          </table:table-cell>
          <table:table-cell office:value-type="float" office:value="23.0832602977753" calcext:value-type="float">
            <text:p>23.0832602977753</text:p>
          </table:table-cell>
          <table:table-cell office:value-type="float" office:value="23.1499743461609" calcext:value-type="float">
            <text:p>23.1499743461609</text:p>
          </table:table-cell>
          <table:table-cell office:value-type="float" office:value="23.1833312511444" calcext:value-type="float">
            <text:p>23.1833312511444</text:p>
          </table:table-cell>
          <table:table-cell office:value-type="float" office:value="23.2166883945465" calcext:value-type="float">
            <text:p>23.2166883945465</text:p>
          </table:table-cell>
          <table:table-cell office:value-type="float" office:value="23.2834022045135" calcext:value-type="float">
            <text:p>23.2834022045135</text:p>
          </table:table-cell>
          <table:table-cell office:value-type="float" office:value="23.3167591094971" calcext:value-type="float">
            <text:p>23.3167591094971</text:p>
          </table:table-cell>
          <table:table-cell office:value-type="float" office:value="23.3501160144806" calcext:value-type="float">
            <text:p>23.3501160144806</text:p>
          </table:table-cell>
          <table:table-cell office:value-type="float" office:value="23.3834729194641" calcext:value-type="float">
            <text:p>23.3834729194641</text:p>
          </table:table-cell>
          <table:table-cell office:value-type="float" office:value="23.4168300628662" calcext:value-type="float">
            <text:p>23.4168300628662</text:p>
          </table:table-cell>
          <table:table-cell office:value-type="float" office:value="23.4501869678497" calcext:value-type="float">
            <text:p>23.4501869678497</text:p>
          </table:table-cell>
          <table:table-cell office:value-type="float" office:value="23.4835438728332" calcext:value-type="float">
            <text:p>23.4835438728332</text:p>
          </table:table-cell>
          <table:table-cell office:value-type="float" office:value="23.5502576828003" calcext:value-type="float">
            <text:p>23.5502576828003</text:p>
          </table:table-cell>
          <table:table-cell office:value-type="float" office:value="23.6169714927673" calcext:value-type="float">
            <text:p>23.6169714927673</text:p>
          </table:table-cell>
          <table:table-cell office:value-type="float" office:value="23.683685541153" calcext:value-type="float">
            <text:p>23.683685541153</text:p>
          </table:table-cell>
          <table:table-cell office:value-type="float" office:value="23.75039935112" calcext:value-type="float">
            <text:p>23.75039935112</text:p>
          </table:table-cell>
          <table:table-cell office:value-type="float" office:value="23.8171198368072" calcext:value-type="float">
            <text:p>23.8171198368072</text:p>
          </table:table-cell>
          <table:table-cell office:value-type="float" office:value="23.8838467597961" calcext:value-type="float">
            <text:p>23.8838467597961</text:p>
          </table:table-cell>
          <table:table-cell office:value-type="float" office:value="23.9172105789185" calcext:value-type="float">
            <text:p>23.9172105789185</text:p>
          </table:table-cell>
          <table:table-cell office:value-type="float" office:value="23.9505741596222" calcext:value-type="float">
            <text:p>23.9505741596222</text:p>
          </table:table-cell>
          <table:table-cell office:value-type="float" office:value="24.0173015594482" calcext:value-type="float">
            <text:p>24.0173015594482</text:p>
          </table:table-cell>
          <table:table-cell office:value-type="float" office:value="24.0506653785706" calcext:value-type="float">
            <text:p>24.0506653785706</text:p>
          </table:table-cell>
          <table:table-cell office:value-type="float" office:value="24.0840291976929" calcext:value-type="float">
            <text:p>24.0840291976929</text:p>
          </table:table-cell>
          <table:table-cell office:value-type="float" office:value="24.1173932552338" calcext:value-type="float">
            <text:p>24.1173932552338</text:p>
          </table:table-cell>
          <table:table-cell office:value-type="float" office:value="24.1507570743561" calcext:value-type="float">
            <text:p>24.1507570743561</text:p>
          </table:table-cell>
          <table:table-cell office:value-type="float" office:value="24.1841208934784" calcext:value-type="float">
            <text:p>24.1841208934784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2177297611128" calcext:value-type="float">
            <text:p>0.152177297611128</text:p>
          </table:table-cell>
          <table:table-cell office:value-type="float" office:value="0.151816793569656" calcext:value-type="float">
            <text:p>0.151816793569656</text:p>
          </table:table-cell>
          <table:table-cell office:value-type="float" office:value="0.151913620962553" calcext:value-type="float">
            <text:p>0.151913620962553</text:p>
          </table:table-cell>
          <table:table-cell office:value-type="float" office:value="0.151770409775571" calcext:value-type="float">
            <text:p>0.151770409775571</text:p>
          </table:table-cell>
          <table:table-cell office:value-type="float" office:value="0.151927625319828" calcext:value-type="float">
            <text:p>0.151927625319828</text:p>
          </table:table-cell>
          <table:table-cell office:value-type="float" office:value="0.152035382489033" calcext:value-type="float">
            <text:p>0.152035382489033</text:p>
          </table:table-cell>
          <table:table-cell office:value-type="float" office:value="0.151998754464239" calcext:value-type="float">
            <text:p>0.151998754464239</text:p>
          </table:table-cell>
          <table:table-cell office:value-type="float" office:value="0.151765705043289" calcext:value-type="float">
            <text:p>0.151765705043289</text:p>
          </table:table-cell>
          <table:table-cell office:value-type="float" office:value="0.15184119936317" calcext:value-type="float">
            <text:p>0.15184119936317</text:p>
          </table:table-cell>
          <table:table-cell office:value-type="float" office:value="0.151776187056435" calcext:value-type="float">
            <text:p>0.151776187056435</text:p>
          </table:table-cell>
          <table:table-cell office:value-type="float" office:value="0.151998566412586" calcext:value-type="float">
            <text:p>0.151998566412586</text:p>
          </table:table-cell>
          <table:table-cell office:value-type="float" office:value="0.152069092438225" calcext:value-type="float">
            <text:p>0.152069092438225</text:p>
          </table:table-cell>
          <table:table-cell office:value-type="float" office:value="0.152038650418792" calcext:value-type="float">
            <text:p>0.152038650418792</text:p>
          </table:table-cell>
          <table:table-cell office:value-type="float" office:value="0.152020706092321" calcext:value-type="float">
            <text:p>0.152020706092321</text:p>
          </table:table-cell>
          <table:table-cell office:value-type="float" office:value="0.152235081255476" calcext:value-type="float">
            <text:p>0.152235081255476</text:p>
          </table:table-cell>
          <table:table-cell office:value-type="float" office:value="0.151878866719186" calcext:value-type="float">
            <text:p>0.151878866719186</text:p>
          </table:table-cell>
          <table:table-cell office:value-type="float" office:value="0.152022725045407" calcext:value-type="float">
            <text:p>0.152022725045407</text:p>
          </table:table-cell>
          <table:table-cell office:value-type="float" office:value="0.151882750716201" calcext:value-type="float">
            <text:p>0.151882750716201</text:p>
          </table:table-cell>
          <table:table-cell office:value-type="float" office:value="0.152012593119432" calcext:value-type="float">
            <text:p>0.152012593119432</text:p>
          </table:table-cell>
          <table:table-cell office:value-type="float" office:value="0.1518750409192" calcext:value-type="float">
            <text:p>0.1518750409192</text:p>
          </table:table-cell>
          <table:table-cell office:value-type="float" office:value="0.15182762713426" calcext:value-type="float">
            <text:p>0.15182762713426</text:p>
          </table:table-cell>
          <table:table-cell office:value-type="float" office:value="0.151937641752228" calcext:value-type="float">
            <text:p>0.151937641752228</text:p>
          </table:table-cell>
          <table:table-cell office:value-type="float" office:value="0.151904630979939" calcext:value-type="float">
            <text:p>0.151904630979939</text:p>
          </table:table-cell>
          <table:table-cell office:value-type="float" office:value="0.152232251147888" calcext:value-type="float">
            <text:p>0.152232251147888</text:p>
          </table:table-cell>
          <table:table-cell office:value-type="float" office:value="0.151916416954113" calcext:value-type="float">
            <text:p>0.151916416954113</text:p>
          </table:table-cell>
          <table:table-cell office:value-type="float" office:value="0.151966212903716" calcext:value-type="float">
            <text:p>0.151966212903716</text:p>
          </table:table-cell>
          <table:table-cell office:value-type="float" office:value="0.151825505072666" calcext:value-type="float">
            <text:p>0.151825505072666</text:p>
          </table:table-cell>
          <table:table-cell office:value-type="float" office:value="0.152096777535396" calcext:value-type="float">
            <text:p>0.152096777535396</text:p>
          </table:table-cell>
          <table:table-cell office:value-type="float" office:value="0.151991932846766" calcext:value-type="float">
            <text:p>0.151991932846766</text:p>
          </table:table-cell>
          <table:table-cell office:value-type="float" office:value="0.151926018425959" calcext:value-type="float">
            <text:p>0.151926018425959</text:p>
          </table:table-cell>
          <table:table-cell office:value-type="float" office:value="0.152136034345218" calcext:value-type="float">
            <text:p>0.152136034345218</text:p>
          </table:table-cell>
          <table:table-cell office:value-type="float" office:value="0.151866047412039" calcext:value-type="float">
            <text:p>0.151866047412039</text:p>
          </table:table-cell>
          <table:table-cell office:value-type="float" office:value="0.152010325817233" calcext:value-type="float">
            <text:p>0.152010325817233</text:p>
          </table:table-cell>
          <table:table-cell office:value-type="float" office:value="0.152202772800164" calcext:value-type="float">
            <text:p>0.152202772800164</text:p>
          </table:table-cell>
          <table:table-cell office:value-type="float" office:value="0.151947386664456" calcext:value-type="float">
            <text:p>0.151947386664456</text:p>
          </table:table-cell>
          <table:table-cell office:value-type="float" office:value="0.152102938952116" calcext:value-type="float">
            <text:p>0.152102938952116</text:p>
          </table:table-cell>
          <table:table-cell office:value-type="float" office:value="0.151870496096122" calcext:value-type="float">
            <text:p>0.151870496096122</text:p>
          </table:table-cell>
          <table:table-cell office:value-type="float" office:value="0.151978242514277" calcext:value-type="float">
            <text:p>0.151978242514277</text:p>
          </table:table-cell>
          <table:table-cell office:value-type="float" office:value="0.152090997170316" calcext:value-type="float">
            <text:p>0.152090997170316</text:p>
          </table:table-cell>
          <table:table-cell office:value-type="float" office:value="0.151946749131017" calcext:value-type="float">
            <text:p>0.151946749131017</text:p>
          </table:table-cell>
          <table:table-cell office:value-type="float" office:value="0.151797515170452" calcext:value-type="float">
            <text:p>0.151797515170452</text:p>
          </table:table-cell>
          <table:table-cell office:value-type="float" office:value="0.152301916430519" calcext:value-type="float">
            <text:p>0.152301916430519</text:p>
          </table:table-cell>
          <table:table-cell office:value-type="float" office:value="0.152123766612312" calcext:value-type="float">
            <text:p>0.152123766612312</text:p>
          </table:table-cell>
          <table:table-cell office:value-type="float" office:value="0.152162904123654" calcext:value-type="float">
            <text:p>0.152162904123654</text:p>
          </table:table-cell>
          <table:table-cell office:value-type="float" office:value="0.15204837500886" calcext:value-type="float">
            <text:p>0.15204837500886</text:p>
          </table:table-cell>
          <table:table-cell office:value-type="float" office:value="0.152296202426659" calcext:value-type="float">
            <text:p>0.152296202426659</text:p>
          </table:table-cell>
          <table:table-cell office:value-type="float" office:value="0.152059053082301" calcext:value-type="float">
            <text:p>0.152059053082301</text:p>
          </table:table-cell>
          <table:table-cell office:value-type="float" office:value="0.152315979111337" calcext:value-type="float">
            <text:p>0.152315979111337</text:p>
          </table:table-cell>
          <table:table-cell office:value-type="float" office:value="0.152068349935608" calcext:value-type="float">
            <text:p>0.152068349935608</text:p>
          </table:table-cell>
          <table:table-cell office:value-type="float" office:value="0.152178560644596" calcext:value-type="float">
            <text:p>0.152178560644596</text:p>
          </table:table-cell>
          <table:table-cell office:value-type="float" office:value="0.152021613854827" calcext:value-type="float">
            <text:p>0.152021613854827</text:p>
          </table:table-cell>
          <table:table-cell office:value-type="float" office:value="0.151947466859711" calcext:value-type="float">
            <text:p>0.151947466859711</text:p>
          </table:table-cell>
          <table:table-cell office:value-type="float" office:value="0.152188033218284" calcext:value-type="float">
            <text:p>0.152188033218284</text:p>
          </table:table-cell>
          <table:table-cell office:value-type="float" office:value="0.152462800158552" calcext:value-type="float">
            <text:p>0.152462800158552</text:p>
          </table:table-cell>
          <table:table-cell office:value-type="float" office:value="0.153317189155596" calcext:value-type="float">
            <text:p>0.153317189155596</text:p>
          </table:table-cell>
          <table:table-cell office:value-type="float" office:value="0.153672971173559" calcext:value-type="float">
            <text:p>0.153672971173559</text:p>
          </table:table-cell>
          <table:table-cell office:value-type="float" office:value="0.153731505737248" calcext:value-type="float">
            <text:p>0.153731505737248</text:p>
          </table:table-cell>
          <table:table-cell office:value-type="float" office:value="0.154186556542026" calcext:value-type="float">
            <text:p>0.154186556542026</text:p>
          </table:table-cell>
          <table:table-cell office:value-type="float" office:value="0.150566947801882" calcext:value-type="float">
            <text:p>0.150566947801882</text:p>
          </table:table-cell>
          <table:table-cell office:value-type="float" office:value="0.160766301961961" calcext:value-type="float">
            <text:p>0.160766301961961</text:p>
          </table:table-cell>
          <table:table-cell office:value-type="float" office:value="0.173955563765484" calcext:value-type="float">
            <text:p>0.173955563765484</text:p>
          </table:table-cell>
          <table:table-cell office:value-type="float" office:value="0.192801540000655" calcext:value-type="float">
            <text:p>0.192801540000655</text:p>
          </table:table-cell>
          <table:table-cell office:value-type="float" office:value="0.196888470638517" calcext:value-type="float">
            <text:p>0.196888470638517</text:p>
          </table:table-cell>
          <table:table-cell office:value-type="float" office:value="0.192745185748113" calcext:value-type="float">
            <text:p>0.192745185748113</text:p>
          </table:table-cell>
          <table:table-cell office:value-type="float" office:value="0.191887835206658" calcext:value-type="float">
            <text:p>0.191887835206658</text:p>
          </table:table-cell>
          <table:table-cell office:value-type="float" office:value="0.194895963984673" calcext:value-type="float">
            <text:p>0.194895963984673</text:p>
          </table:table-cell>
          <table:table-cell office:value-type="float" office:value="0.198465815011302" calcext:value-type="float">
            <text:p>0.198465815011302</text:p>
          </table:table-cell>
          <table:table-cell office:value-type="float" office:value="0.200577809656732" calcext:value-type="float">
            <text:p>0.200577809656732</text:p>
          </table:table-cell>
          <table:table-cell office:value-type="float" office:value="0.193744341696921" calcext:value-type="float">
            <text:p>0.193744341696921</text:p>
          </table:table-cell>
          <table:table-cell office:value-type="float" office:value="0.160964633704929" calcext:value-type="float">
            <text:p>0.160964633704929</text:p>
          </table:table-cell>
          <table:table-cell office:value-type="float" office:value="0.15784635182929" calcext:value-type="float">
            <text:p>0.15784635182929</text:p>
          </table:table-cell>
          <table:table-cell office:value-type="float" office:value="0.158450399583051" calcext:value-type="float">
            <text:p>0.158450399583051</text:p>
          </table:table-cell>
          <table:table-cell office:value-type="float" office:value="0.160585107291776" calcext:value-type="float">
            <text:p>0.160585107291776</text:p>
          </table:table-cell>
          <table:table-cell office:value-type="float" office:value="0.161175676872478" calcext:value-type="float">
            <text:p>0.161175676872478</text:p>
          </table:table-cell>
          <table:table-cell office:value-type="float" office:value="0.161940568178789" calcext:value-type="float">
            <text:p>0.161940568178789</text:p>
          </table:table-cell>
          <table:table-cell office:value-type="float" office:value="0.162382016653012" calcext:value-type="float">
            <text:p>0.162382016653012</text:p>
          </table:table-cell>
          <table:table-cell office:value-type="float" office:value="0.160155983965739" calcext:value-type="float">
            <text:p>0.160155983965739</text:p>
          </table:table-cell>
          <table:table-cell office:value-type="float" office:value="0.168143730704248" calcext:value-type="float">
            <text:p>0.168143730704248</text:p>
          </table:table-cell>
          <table:table-cell office:value-type="float" office:value="0.158848840010692" calcext:value-type="float">
            <text:p>0.158848840010692</text:p>
          </table:table-cell>
          <table:table-cell office:value-type="float" office:value="0.150969731690762" calcext:value-type="float">
            <text:p>0.150969731690762</text:p>
          </table:table-cell>
          <table:table-cell office:value-type="float" office:value="0.14687144613096" calcext:value-type="float">
            <text:p>0.14687144613096</text:p>
          </table:table-cell>
          <table:table-cell office:value-type="float" office:value="0.152251482958167" calcext:value-type="float">
            <text:p>0.152251482958167</text:p>
          </table:table-cell>
          <table:table-cell office:value-type="float" office:value="0.148164608099622" calcext:value-type="float">
            <text:p>0.148164608099622</text:p>
          </table:table-cell>
          <table:table-cell office:value-type="float" office:value="0.14378789667501" calcext:value-type="float">
            <text:p>0.14378789667501</text:p>
          </table:table-cell>
          <table:table-cell office:value-type="float" office:value="0.151722524482859" calcext:value-type="float">
            <text:p>0.151722524482859</text:p>
          </table:table-cell>
          <table:table-cell office:value-type="float" office:value="0.155282543368517" calcext:value-type="float">
            <text:p>0.155282543368517</text:p>
          </table:table-cell>
          <table:table-cell office:value-type="float" office:value="0.153863543002378" calcext:value-type="float">
            <text:p>0.153863543002378</text:p>
          </table:table-cell>
          <table:table-cell office:value-type="float" office:value="0.154211748255479" calcext:value-type="float">
            <text:p>0.154211748255479</text:p>
          </table:table-cell>
          <table:table-cell office:value-type="float" office:value="0.15171666160726" calcext:value-type="float">
            <text:p>0.15171666160726</text:p>
          </table:table-cell>
          <table:table-cell office:value-type="float" office:value="0.148028887959058" calcext:value-type="float">
            <text:p>0.148028887959058</text:p>
          </table:table-cell>
          <table:table-cell office:value-type="float" office:value="0.146424285642878" calcext:value-type="float">
            <text:p>0.146424285642878</text:p>
          </table:table-cell>
          <table:table-cell office:value-type="float" office:value="0.173832731122613" calcext:value-type="float">
            <text:p>0.173832731122613</text:p>
          </table:table-cell>
          <table:table-cell office:value-type="float" office:value="0.187521007544101" calcext:value-type="float">
            <text:p>0.187521007544101</text:p>
          </table:table-cell>
          <table:table-cell office:value-type="float" office:value="0.190104736754118" calcext:value-type="float">
            <text:p>0.190104736754118</text:p>
          </table:table-cell>
          <table:table-cell office:value-type="float" office:value="0.18703660969328" calcext:value-type="float">
            <text:p>0.18703660969328</text:p>
          </table:table-cell>
          <table:table-cell office:value-type="float" office:value="0.184679741173576" calcext:value-type="float">
            <text:p>0.184679741173576</text:p>
          </table:table-cell>
          <table:table-cell office:value-type="float" office:value="0.185699512411744" calcext:value-type="float">
            <text:p>0.185699512411744</text:p>
          </table:table-cell>
          <table:table-cell office:value-type="float" office:value="0.192379486979181" calcext:value-type="float">
            <text:p>0.192379486979181</text:p>
          </table:table-cell>
          <table:table-cell office:value-type="float" office:value="0.162327756120781" calcext:value-type="float">
            <text:p>0.162327756120781</text:p>
          </table:table-cell>
          <table:table-cell office:value-type="float" office:value="0.158435078386825" calcext:value-type="float">
            <text:p>0.158435078386825</text:p>
          </table:table-cell>
          <table:table-cell office:value-type="float" office:value="0.160214425207233" calcext:value-type="float">
            <text:p>0.160214425207233</text:p>
          </table:table-cell>
          <table:table-cell office:value-type="float" office:value="0.159999258977108" calcext:value-type="float">
            <text:p>0.159999258977108</text:p>
          </table:table-cell>
          <table:table-cell office:value-type="float" office:value="0.162005527541265" calcext:value-type="float">
            <text:p>0.162005527541265</text:p>
          </table:table-cell>
          <table:table-cell office:value-type="float" office:value="0.1613514251179" calcext:value-type="float">
            <text:p>0.1613514251179</text:p>
          </table:table-cell>
          <table:table-cell office:value-type="float" office:value="0.164535224454163" calcext:value-type="float">
            <text:p>0.164535224454163</text:p>
          </table:table-cell>
          <table:table-cell office:value-type="float" office:value="0.137040555945359" calcext:value-type="float">
            <text:p>0.137040555945359</text:p>
          </table:table-cell>
          <table:table-cell office:value-type="float" office:value="0.140068969394624" calcext:value-type="float">
            <text:p>0.140068969394624</text:p>
          </table:table-cell>
          <table:table-cell office:value-type="float" office:value="0.137496358960192" calcext:value-type="float">
            <text:p>0.137496358960192</text:p>
          </table:table-cell>
          <table:table-cell office:value-type="float" office:value="0.137168385755527" calcext:value-type="float">
            <text:p>0.137168385755527</text:p>
          </table:table-cell>
          <table:table-cell office:value-type="float" office:value="0.137827214191005" calcext:value-type="float">
            <text:p>0.137827214191005</text:p>
          </table:table-cell>
          <table:table-cell office:value-type="float" office:value="0.143647736785444" calcext:value-type="float">
            <text:p>0.143647736785444</text:p>
          </table:table-cell>
          <table:table-cell office:value-type="float" office:value="0.146835831065422" calcext:value-type="float">
            <text:p>0.146835831065422</text:p>
          </table:table-cell>
          <table:table-cell office:value-type="float" office:value="0.148962584989574" calcext:value-type="float">
            <text:p>0.148962584989574</text:p>
          </table:table-cell>
          <table:table-cell office:value-type="float" office:value="0.1485313755869" calcext:value-type="float">
            <text:p>0.1485313755869</text:p>
          </table:table-cell>
          <table:table-cell office:value-type="float" office:value="0.143895158476257" calcext:value-type="float">
            <text:p>0.143895158476257</text:p>
          </table:table-cell>
          <table:table-cell office:value-type="float" office:value="0.136418577842542" calcext:value-type="float">
            <text:p>0.136418577842542</text:p>
          </table:table-cell>
          <table:table-cell office:value-type="float" office:value="0.130259544771877" calcext:value-type="float">
            <text:p>0.130259544771877</text:p>
          </table:table-cell>
          <table:table-cell office:value-type="float" office:value="0.138918367357093" calcext:value-type="float">
            <text:p>0.138918367357093</text:p>
          </table:table-cell>
          <table:table-cell office:value-type="float" office:value="0.167848835501859" calcext:value-type="float">
            <text:p>0.167848835501859</text:p>
          </table:table-cell>
          <table:table-cell office:value-type="float" office:value="0.179053478045953" calcext:value-type="float">
            <text:p>0.179053478045953</text:p>
          </table:table-cell>
          <table:table-cell office:value-type="float" office:value="0.175979409516826" calcext:value-type="float">
            <text:p>0.175979409516826</text:p>
          </table:table-cell>
          <table:table-cell office:value-type="float" office:value="0.173121226699699" calcext:value-type="float">
            <text:p>0.173121226699699</text:p>
          </table:table-cell>
          <table:table-cell office:value-type="float" office:value="0.176705944451531" calcext:value-type="float">
            <text:p>0.176705944451531</text:p>
          </table:table-cell>
          <table:table-cell office:value-type="float" office:value="0.184506556769301" calcext:value-type="float">
            <text:p>0.184506556769301</text:p>
          </table:table-cell>
          <table:table-cell office:value-type="float" office:value="0.187866425281575" calcext:value-type="float">
            <text:p>0.187866425281575</text:p>
          </table:table-cell>
          <table:table-cell office:value-type="float" office:value="0.202717081405721" calcext:value-type="float">
            <text:p>0.202717081405721</text:p>
          </table:table-cell>
          <table:table-cell office:value-type="float" office:value="0.19112829576692" calcext:value-type="float">
            <text:p>0.19112829576692</text:p>
          </table:table-cell>
          <table:table-cell office:value-type="float" office:value="0.139821504855663" calcext:value-type="float">
            <text:p>0.139821504855663</text:p>
          </table:table-cell>
          <table:table-cell office:value-type="float" office:value="0.143733073040049" calcext:value-type="float">
            <text:p>0.143733073040049</text:p>
          </table:table-cell>
          <table:table-cell office:value-type="float" office:value="0.146049612675611" calcext:value-type="float">
            <text:p>0.146049612675611</text:p>
          </table:table-cell>
          <table:table-cell office:value-type="float" office:value="0.146273399221677" calcext:value-type="float">
            <text:p>0.146273399221677</text:p>
          </table:table-cell>
          <table:table-cell office:value-type="float" office:value="0.146317550783029" calcext:value-type="float">
            <text:p>0.146317550783029</text:p>
          </table:table-cell>
          <table:table-cell office:value-type="float" office:value="0.144990152870737" calcext:value-type="float">
            <text:p>0.144990152870737</text:p>
          </table:table-cell>
          <table:table-cell office:value-type="float" office:value="0.14583051605159" calcext:value-type="float">
            <text:p>0.14583051605159</text:p>
          </table:table-cell>
          <table:table-cell office:value-type="float" office:value="0.1389854366175" calcext:value-type="float">
            <text:p>0.1389854366175</text:p>
          </table:table-cell>
          <table:table-cell office:value-type="float" office:value="0.135366857437098" calcext:value-type="float">
            <text:p>0.135366857437098</text:p>
          </table:table-cell>
          <table:table-cell office:value-type="float" office:value="0.132482092319097" calcext:value-type="float">
            <text:p>0.132482092319097</text:p>
          </table:table-cell>
          <table:table-cell office:value-type="float" office:value="0.132954969778607" calcext:value-type="float">
            <text:p>0.132954969778607</text:p>
          </table:table-cell>
          <table:table-cell office:value-type="float" office:value="0.135652148386769" calcext:value-type="float">
            <text:p>0.135652148386769</text:p>
          </table:table-cell>
          <table:table-cell office:value-type="float" office:value="0.136061087874685" calcext:value-type="float">
            <text:p>0.136061087874685</text:p>
          </table:table-cell>
          <table:table-cell office:value-type="float" office:value="0.1327675436676" calcext:value-type="float">
            <text:p>0.1327675436676</text:p>
          </table:table-cell>
          <table:table-cell office:value-type="float" office:value="0.129559639245995" calcext:value-type="float">
            <text:p>0.129559639245995</text:p>
          </table:table-cell>
          <table:table-cell office:value-type="float" office:value="0.123371396129619" calcext:value-type="float">
            <text:p>0.123371396129619</text:p>
          </table:table-cell>
          <table:table-cell office:value-type="float" office:value="0.121447483216148" calcext:value-type="float">
            <text:p>0.121447483216148</text:p>
          </table:table-cell>
          <table:table-cell office:value-type="float" office:value="0.124996578246353" calcext:value-type="float">
            <text:p>0.124996578246353</text:p>
          </table:table-cell>
          <table:table-cell office:value-type="float" office:value="0.12769705020737" calcext:value-type="float">
            <text:p>0.12769705020737</text:p>
          </table:table-cell>
          <table:table-cell office:value-type="float" office:value="0.131274672084707" calcext:value-type="float">
            <text:p>0.131274672084707</text:p>
          </table:table-cell>
          <table:table-cell office:value-type="float" office:value="0.134024190662427" calcext:value-type="float">
            <text:p>0.134024190662427</text:p>
          </table:table-cell>
          <table:table-cell office:value-type="float" office:value="0.136351088028404" calcext:value-type="float">
            <text:p>0.136351088028404</text:p>
          </table:table-cell>
          <table:table-cell office:value-type="float" office:value="0.137699317017519" calcext:value-type="float">
            <text:p>0.137699317017519</text:p>
          </table:table-cell>
          <table:table-cell office:value-type="float" office:value="0.137410774408564" calcext:value-type="float">
            <text:p>0.137410774408564</text:p>
          </table:table-cell>
          <table:table-cell office:value-type="float" office:value="0.134558543354705" calcext:value-type="float">
            <text:p>0.134558543354705</text:p>
          </table:table-cell>
          <table:table-cell office:value-type="float" office:value="0.129144831648801" calcext:value-type="float">
            <text:p>0.129144831648801</text:p>
          </table:table-cell>
          <table:table-cell office:value-type="float" office:value="0.126029752152387" calcext:value-type="float">
            <text:p>0.126029752152387</text:p>
          </table:table-cell>
          <table:table-cell office:value-type="float" office:value="0.125954076916532" calcext:value-type="float">
            <text:p>0.125954076916532</text:p>
          </table:table-cell>
          <table:table-cell office:value-type="float" office:value="0.135724551579018" calcext:value-type="float">
            <text:p>0.135724551579018</text:p>
          </table:table-cell>
          <table:table-cell office:value-type="float" office:value="0.170633214541437" calcext:value-type="float">
            <text:p>0.170633214541437</text:p>
          </table:table-cell>
          <table:table-cell office:value-type="float" office:value="0.181665686805872" calcext:value-type="float">
            <text:p>0.181665686805872</text:p>
          </table:table-cell>
          <table:table-cell office:value-type="float" office:value="0.18071735205343" calcext:value-type="float">
            <text:p>0.18071735205343</text:p>
          </table:table-cell>
          <table:table-cell office:value-type="float" office:value="0.179345424199879" calcext:value-type="float">
            <text:p>0.179345424199879</text:p>
          </table:table-cell>
          <table:table-cell office:value-type="float" office:value="0.182820585072564" calcext:value-type="float">
            <text:p>0.182820585072564</text:p>
          </table:table-cell>
          <table:table-cell office:value-type="float" office:value="0.185585369792473" calcext:value-type="float">
            <text:p>0.185585369792473</text:p>
          </table:table-cell>
          <table:table-cell office:value-type="float" office:value="0.191255577227398" calcext:value-type="float">
            <text:p>0.191255577227398</text:p>
          </table:table-cell>
          <table:table-cell office:value-type="float" office:value="0.151395226403917" calcext:value-type="float">
            <text:p>0.151395226403917</text:p>
          </table:table-cell>
          <table:table-cell office:value-type="float" office:value="0.147602100420113" calcext:value-type="float">
            <text:p>0.147602100420113</text:p>
          </table:table-cell>
          <table:table-cell office:value-type="float" office:value="0.152440691289618" calcext:value-type="float">
            <text:p>0.152440691289618</text:p>
          </table:table-cell>
          <table:table-cell office:value-type="float" office:value="0.155437393532329" calcext:value-type="float">
            <text:p>0.155437393532329</text:p>
          </table:table-cell>
          <table:table-cell office:value-type="float" office:value="0.153882490840031" calcext:value-type="float">
            <text:p>0.153882490840031</text:p>
          </table:table-cell>
          <table:table-cell office:value-type="float" office:value="0.15366456308341" calcext:value-type="float">
            <text:p>0.15366456308341</text:p>
          </table:table-cell>
          <table:table-cell office:value-type="float" office:value="0.152447280705955" calcext:value-type="float">
            <text:p>0.152447280705955</text:p>
          </table:table-cell>
          <table:table-cell office:value-type="float" office:value="0.133965167770028" calcext:value-type="float">
            <text:p>0.133965167770028</text:p>
          </table:table-cell>
          <table:table-cell office:value-type="float" office:value="0.129957089688571" calcext:value-type="float">
            <text:p>0.129957089688571</text:p>
          </table:table-cell>
          <table:table-cell office:value-type="float" office:value="0.128450267130003" calcext:value-type="float">
            <text:p>0.128450267130003</text:p>
          </table:table-cell>
          <table:table-cell office:value-type="float" office:value="0.129485607918118" calcext:value-type="float">
            <text:p>0.129485607918118</text:p>
          </table:table-cell>
          <table:table-cell office:value-type="float" office:value="0.134055871636449" calcext:value-type="float">
            <text:p>0.134055871636449</text:p>
          </table:table-cell>
          <table:table-cell office:value-type="float" office:value="0.13442429917321" calcext:value-type="float">
            <text:p>0.13442429917321</text:p>
          </table:table-cell>
          <table:table-cell office:value-type="float" office:value="0.12935110900238" calcext:value-type="float">
            <text:p>0.12935110900238</text:p>
          </table:table-cell>
          <table:table-cell office:value-type="float" office:value="0.125386802653851" calcext:value-type="float">
            <text:p>0.125386802653851</text:p>
          </table:table-cell>
          <table:table-cell office:value-type="float" office:value="0.122891646346138" calcext:value-type="float">
            <text:p>0.122891646346138</text:p>
          </table:table-cell>
          <table:table-cell office:value-type="float" office:value="0.126325113852663" calcext:value-type="float">
            <text:p>0.126325113852663</text:p>
          </table:table-cell>
          <table:table-cell office:value-type="float" office:value="0.132093506262301" calcext:value-type="float">
            <text:p>0.132093506262301</text:p>
          </table:table-cell>
          <table:table-cell office:value-type="float" office:value="0.134587188451836" calcext:value-type="float">
            <text:p>0.134587188451836</text:p>
          </table:table-cell>
          <table:table-cell office:value-type="float" office:value="0.136434115210247" calcext:value-type="float">
            <text:p>0.136434115210247</text:p>
          </table:table-cell>
          <table:table-cell office:value-type="float" office:value="0.136031519215598" calcext:value-type="float">
            <text:p>0.136031519215598</text:p>
          </table:table-cell>
          <table:table-cell office:value-type="float" office:value="0.134344815946364" calcext:value-type="float">
            <text:p>0.134344815946364</text:p>
          </table:table-cell>
          <table:table-cell office:value-type="float" office:value="0.128300987153481" calcext:value-type="float">
            <text:p>0.128300987153481</text:p>
          </table:table-cell>
          <table:table-cell office:value-type="float" office:value="0.122627365902164" calcext:value-type="float">
            <text:p>0.122627365902164</text:p>
          </table:table-cell>
          <table:table-cell office:value-type="float" office:value="0.188633580953768" calcext:value-type="float">
            <text:p>0.188633580953768</text:p>
          </table:table-cell>
          <table:table-cell office:value-type="float" office:value="0.187042665522665" calcext:value-type="float">
            <text:p>0.187042665522665</text:p>
          </table:table-cell>
          <table:table-cell office:value-type="float" office:value="0.18402790346065" calcext:value-type="float">
            <text:p>0.18402790346065</text:p>
          </table:table-cell>
          <table:table-cell office:value-type="float" office:value="0.183134174546089" calcext:value-type="float">
            <text:p>0.183134174546089</text:p>
          </table:table-cell>
          <table:table-cell office:value-type="float" office:value="0.186621124001504" calcext:value-type="float">
            <text:p>0.186621124001504</text:p>
          </table:table-cell>
          <table:table-cell office:value-type="float" office:value="0.189680349501716" calcext:value-type="float">
            <text:p>0.189680349501716</text:p>
          </table:table-cell>
          <table:table-cell office:value-type="float" office:value="0.193188129771145" calcext:value-type="float">
            <text:p>0.193188129771145</text:p>
          </table:table-cell>
          <table:table-cell office:value-type="float" office:value="0.19963042946254" calcext:value-type="float">
            <text:p>0.19963042946254</text:p>
          </table:table-cell>
          <table:table-cell office:value-type="float" office:value="0.136382707495954" calcext:value-type="float">
            <text:p>0.136382707495954</text:p>
          </table:table-cell>
          <table:table-cell office:value-type="float" office:value="0.137635075332254" calcext:value-type="float">
            <text:p>0.137635075332254</text:p>
          </table:table-cell>
          <table:table-cell office:value-type="float" office:value="0.141013671559658" calcext:value-type="float">
            <text:p>0.141013671559658</text:p>
          </table:table-cell>
          <table:table-cell office:value-type="float" office:value="0.14816499072698" calcext:value-type="float">
            <text:p>0.14816499072698</text:p>
          </table:table-cell>
          <table:table-cell office:value-type="float" office:value="0.144871552520919" calcext:value-type="float">
            <text:p>0.144871552520919</text:p>
          </table:table-cell>
          <table:table-cell office:value-type="float" office:value="0.144807517971233" calcext:value-type="float">
            <text:p>0.144807517971233</text:p>
          </table:table-cell>
          <table:table-cell office:value-type="float" office:value="0.145125320262985" calcext:value-type="float">
            <text:p>0.145125320262985</text:p>
          </table:table-cell>
          <table:table-cell office:value-type="float" office:value="0.141405338596367" calcext:value-type="float">
            <text:p>0.141405338596367</text:p>
          </table:table-cell>
          <table:table-cell office:value-type="float" office:value="0.139765564871519" calcext:value-type="float">
            <text:p>0.139765564871519</text:p>
          </table:table-cell>
          <table:table-cell office:value-type="float" office:value="0.136961897280865" calcext:value-type="float">
            <text:p>0.136961897280865</text:p>
          </table:table-cell>
          <table:table-cell office:value-type="float" office:value="0.132959582944973" calcext:value-type="float">
            <text:p>0.132959582944973</text:p>
          </table:table-cell>
          <table:table-cell office:value-type="float" office:value="0.138976168419554" calcext:value-type="float">
            <text:p>0.138976168419554</text:p>
          </table:table-cell>
          <table:table-cell office:value-type="float" office:value="0.13316871759719" calcext:value-type="float">
            <text:p>0.13316871759719</text:p>
          </table:table-cell>
          <table:table-cell office:value-type="float" office:value="0.127145498442268" calcext:value-type="float">
            <text:p>0.127145498442268</text:p>
          </table:table-cell>
          <table:table-cell office:value-type="float" office:value="0.122685012455144" calcext:value-type="float">
            <text:p>0.122685012455144</text:p>
          </table:table-cell>
          <table:table-cell office:value-type="float" office:value="0.128878813956615" calcext:value-type="float">
            <text:p>0.128878813956615</text:p>
          </table:table-cell>
          <table:table-cell office:value-type="float" office:value="0.128923442216141" calcext:value-type="float">
            <text:p>0.128923442216141</text:p>
          </table:table-cell>
          <table:table-cell office:value-type="float" office:value="0.128937878924298" calcext:value-type="float">
            <text:p>0.128937878924298</text:p>
          </table:table-cell>
          <table:table-cell office:value-type="float" office:value="0.12844824241024" calcext:value-type="float">
            <text:p>0.12844824241024</text:p>
          </table:table-cell>
          <table:table-cell office:value-type="float" office:value="0.123940762028268" calcext:value-type="float">
            <text:p>0.123940762028268</text:p>
          </table:table-cell>
          <table:table-cell office:value-type="float" office:value="0.117251314158333" calcext:value-type="float">
            <text:p>0.117251314158333</text:p>
          </table:table-cell>
          <table:table-cell office:value-type="float" office:value="0.124151806879487" calcext:value-type="float">
            <text:p>0.124151806879487</text:p>
          </table:table-cell>
          <table:table-cell office:value-type="float" office:value="0.155343840344072" calcext:value-type="float">
            <text:p>0.155343840344072</text:p>
          </table:table-cell>
          <table:table-cell office:value-type="float" office:value="0.161689884596954" calcext:value-type="float">
            <text:p>0.161689884596954</text:p>
          </table:table-cell>
          <table:table-cell office:value-type="float" office:value="0.170103203939314" calcext:value-type="float">
            <text:p>0.170103203939314</text:p>
          </table:table-cell>
          <table:table-cell office:value-type="float" office:value="0.174313754824439" calcext:value-type="float">
            <text:p>0.174313754824439</text:p>
          </table:table-cell>
          <table:table-cell office:value-type="float" office:value="0.177774796015964" calcext:value-type="float">
            <text:p>0.177774796015964</text:p>
          </table:table-cell>
          <table:table-cell office:value-type="float" office:value="0.17966614712253" calcext:value-type="float">
            <text:p>0.17966614712253</text:p>
          </table:table-cell>
          <table:table-cell office:value-type="float" office:value="0.181106391243668" calcext:value-type="float">
            <text:p>0.181106391243668</text:p>
          </table:table-cell>
          <table:table-cell office:value-type="float" office:value="0.183313605817131" calcext:value-type="float">
            <text:p>0.183313605817131</text:p>
          </table:table-cell>
          <table:table-cell office:value-type="float" office:value="0.188566953797932" calcext:value-type="float">
            <text:p>0.188566953797932</text:p>
          </table:table-cell>
          <table:table-cell office:value-type="float" office:value="0.188433172392812" calcext:value-type="float">
            <text:p>0.188433172392812</text:p>
          </table:table-cell>
          <table:table-cell office:value-type="float" office:value="0.128460946683478" calcext:value-type="float">
            <text:p>0.128460946683478</text:p>
          </table:table-cell>
          <table:table-cell office:value-type="float" office:value="0.12818070091751" calcext:value-type="float">
            <text:p>0.12818070091751</text:p>
          </table:table-cell>
          <table:table-cell office:value-type="float" office:value="0.136186729596871" calcext:value-type="float">
            <text:p>0.136186729596871</text:p>
          </table:table-cell>
          <table:table-cell office:value-type="float" office:value="0.135087232867162" calcext:value-type="float">
            <text:p>0.135087232867162</text:p>
          </table:table-cell>
          <table:table-cell office:value-type="float" office:value="0.135618438649332" calcext:value-type="float">
            <text:p>0.135618438649332</text:p>
          </table:table-cell>
          <table:table-cell office:value-type="float" office:value="0.136478133396243" calcext:value-type="float">
            <text:p>0.136478133396243</text:p>
          </table:table-cell>
          <table:table-cell office:value-type="float" office:value="0.137837573066246" calcext:value-type="float">
            <text:p>0.137837573066246</text:p>
          </table:table-cell>
          <table:table-cell office:value-type="float" office:value="0.118341796882421" calcext:value-type="float">
            <text:p>0.118341796882421</text:p>
          </table:table-cell>
          <table:table-cell office:value-type="float" office:value="0.121169748744592" calcext:value-type="float">
            <text:p>0.121169748744592</text:p>
          </table:table-cell>
          <table:table-cell office:value-type="float" office:value="0.123334702801668" calcext:value-type="float">
            <text:p>0.123334702801668</text:p>
          </table:table-cell>
          <table:table-cell office:value-type="float" office:value="0.122350897208469" calcext:value-type="float">
            <text:p>0.122350897208469</text:p>
          </table:table-cell>
          <table:table-cell office:value-type="float" office:value="0.121898662617039" calcext:value-type="float">
            <text:p>0.121898662617039</text:p>
          </table:table-cell>
          <table:table-cell office:value-type="float" office:value="0.121681041103955" calcext:value-type="float">
            <text:p>0.121681041103955</text:p>
          </table:table-cell>
          <table:table-cell office:value-type="float" office:value="0.113073068891877" calcext:value-type="float">
            <text:p>0.113073068891877</text:p>
          </table:table-cell>
          <table:table-cell office:value-type="float" office:value="0.113802302687489" calcext:value-type="float">
            <text:p>0.113802302687489</text:p>
          </table:table-cell>
          <table:table-cell office:value-type="float" office:value="0.121600897226047" calcext:value-type="float">
            <text:p>0.121600897226047</text:p>
          </table:table-cell>
          <table:table-cell office:value-type="float" office:value="0.130084027301995" calcext:value-type="float">
            <text:p>0.130084027301995</text:p>
          </table:table-cell>
          <table:table-cell office:value-type="float" office:value="0.133511979127277" calcext:value-type="float">
            <text:p>0.133511979127277</text:p>
          </table:table-cell>
          <table:table-cell office:value-type="float" office:value="0.132720285956137" calcext:value-type="float">
            <text:p>0.132720285956137</text:p>
          </table:table-cell>
          <table:table-cell office:value-type="float" office:value="0.128337482050234" calcext:value-type="float">
            <text:p>0.128337482050234</text:p>
          </table:table-cell>
          <table:table-cell office:value-type="float" office:value="0.121814304983983" calcext:value-type="float">
            <text:p>0.121814304983983</text:p>
          </table:table-cell>
          <table:table-cell office:value-type="float" office:value="0.119680541195059" calcext:value-type="float">
            <text:p>0.119680541195059</text:p>
          </table:table-cell>
          <table:table-cell office:value-type="float" office:value="0.176843632881658" calcext:value-type="float">
            <text:p>0.176843632881658</text:p>
          </table:table-cell>
          <table:table-cell office:value-type="float" office:value="0.187018043176406" calcext:value-type="float">
            <text:p>0.187018043176406</text:p>
          </table:table-cell>
          <table:table-cell office:value-type="float" office:value="0.189507779557555" calcext:value-type="float">
            <text:p>0.189507779557555</text:p>
          </table:table-cell>
          <table:table-cell office:value-type="float" office:value="0.189265963306149" calcext:value-type="float">
            <text:p>0.189265963306149</text:p>
          </table:table-cell>
          <table:table-cell office:value-type="float" office:value="0.189539442858681" calcext:value-type="float">
            <text:p>0.189539442858681</text:p>
          </table:table-cell>
          <table:table-cell office:value-type="float" office:value="0.194493085105065" calcext:value-type="float">
            <text:p>0.194493085105065</text:p>
          </table:table-cell>
          <table:table-cell office:value-type="float" office:value="0.196362019387897" calcext:value-type="float">
            <text:p>0.196362019387897</text:p>
          </table:table-cell>
          <table:table-cell office:value-type="float" office:value="0.198379141222346" calcext:value-type="float">
            <text:p>0.198379141222346</text:p>
          </table:table-cell>
          <table:table-cell office:value-type="float" office:value="0.198870574501584" calcext:value-type="float">
            <text:p>0.198870574501584</text:p>
          </table:table-cell>
          <table:table-cell office:value-type="float" office:value="0.196378753613152" calcext:value-type="float">
            <text:p>0.196378753613152</text:p>
          </table:table-cell>
          <table:table-cell office:value-type="float" office:value="0.168568415050333" calcext:value-type="float">
            <text:p>0.168568415050333</text:p>
          </table:table-cell>
          <table:table-cell office:value-type="float" office:value="0.168735246783848" calcext:value-type="float">
            <text:p>0.168735246783848</text:p>
          </table:table-cell>
          <table:table-cell office:value-type="float" office:value="0.173659877434571" calcext:value-type="float">
            <text:p>0.173659877434571</text:p>
          </table:table-cell>
          <table:table-cell office:value-type="float" office:value="0.17156329348345" calcext:value-type="float">
            <text:p>0.17156329348345</text:p>
          </table:table-cell>
          <table:table-cell office:value-type="float" office:value="0.169531565648796" calcext:value-type="float">
            <text:p>0.169531565648796</text:p>
          </table:table-cell>
          <table:table-cell office:value-type="float" office:value="0.17037370748433" calcext:value-type="float">
            <text:p>0.17037370748433</text:p>
          </table:table-cell>
          <table:table-cell office:value-type="float" office:value="0.170359003764795" calcext:value-type="float">
            <text:p>0.170359003764795</text:p>
          </table:table-cell>
          <table:table-cell office:value-type="float" office:value="0.169905110058195" calcext:value-type="float">
            <text:p>0.169905110058195</text:p>
          </table:table-cell>
          <table:table-cell office:value-type="float" office:value="0.170087356001351" calcext:value-type="float">
            <text:p>0.170087356001351</text:p>
          </table:table-cell>
          <table:table-cell office:value-type="float" office:value="0.170169581818644" calcext:value-type="float">
            <text:p>0.170169581818644</text:p>
          </table:table-cell>
          <table:table-cell office:value-type="float" office:value="0.170230966942863" calcext:value-type="float">
            <text:p>0.170230966942863</text:p>
          </table:table-cell>
          <table:table-cell office:value-type="float" office:value="0.17021735256377" calcext:value-type="float">
            <text:p>0.17021735256377</text:p>
          </table:table-cell>
          <table:table-cell office:value-type="float" office:value="0.170142848187019" calcext:value-type="float">
            <text:p>0.170142848187019</text:p>
          </table:table-cell>
          <table:table-cell office:value-type="float" office:value="0.170076870765122" calcext:value-type="float">
            <text:p>0.170076870765122</text:p>
          </table:table-cell>
          <table:table-cell office:value-type="float" office:value="0.170104012233267" calcext:value-type="float">
            <text:p>0.170104012233267</text:p>
          </table:table-cell>
          <table:table-cell office:value-type="float" office:value="0.170268755048553" calcext:value-type="float">
            <text:p>0.170268755048553</text:p>
          </table:table-cell>
          <table:table-cell office:value-type="float" office:value="0.170411104328965" calcext:value-type="float">
            <text:p>0.170411104328965</text:p>
          </table:table-cell>
          <table:table-cell office:value-type="float" office:value="0.17043354786935" calcext:value-type="float">
            <text:p>0.17043354786935</text:p>
          </table:table-cell>
          <table:table-cell office:value-type="float" office:value="0.170142615211402" calcext:value-type="float">
            <text:p>0.170142615211402</text:p>
          </table:table-cell>
          <table:table-cell office:value-type="float" office:value="0.170215630971741" calcext:value-type="float">
            <text:p>0.170215630971741</text:p>
          </table:table-cell>
          <table:table-cell office:value-type="float" office:value="0.170305906215317" calcext:value-type="float">
            <text:p>0.170305906215317</text:p>
          </table:table-cell>
          <table:table-cell office:value-type="float" office:value="0.170283743289191" calcext:value-type="float">
            <text:p>0.170283743289191</text:p>
          </table:table-cell>
          <table:table-cell office:value-type="float" office:value="0.170099717914796" calcext:value-type="float">
            <text:p>0.170099717914796</text:p>
          </table:table-cell>
          <table:table-cell office:value-type="float" office:value="0.170343354343697" calcext:value-type="float">
            <text:p>0.170343354343697</text:p>
          </table:table-cell>
          <table:table-cell office:value-type="float" office:value="0.170012982220219" calcext:value-type="float">
            <text:p>0.170012982220219</text:p>
          </table:table-cell>
          <table:table-cell office:value-type="float" office:value="0.170137575137345" calcext:value-type="float">
            <text:p>0.170137575137345</text:p>
          </table:table-cell>
          <table:table-cell office:value-type="float" office:value="0.170227970454745" calcext:value-type="float">
            <text:p>0.170227970454745</text:p>
          </table:table-cell>
          <table:table-cell office:value-type="float" office:value="0.169483644961943" calcext:value-type="float">
            <text:p>0.169483644961943</text:p>
          </table:table-cell>
          <table:table-cell office:value-type="float" office:value="0.169922717229637" calcext:value-type="float">
            <text:p>0.169922717229637</text:p>
          </table:table-cell>
          <table:table-cell office:value-type="float" office:value="0.169797122556523" calcext:value-type="float">
            <text:p>0.169797122556523</text:p>
          </table:table-cell>
          <table:table-cell office:value-type="float" office:value="0.16982358504342" calcext:value-type="float">
            <text:p>0.16982358504342</text:p>
          </table:table-cell>
          <table:table-cell office:value-type="float" office:value="0.170089505103976" calcext:value-type="float">
            <text:p>0.170089505103976</text:p>
          </table:table-cell>
          <table:table-cell office:value-type="float" office:value="0.169661688357163" calcext:value-type="float">
            <text:p>0.169661688357163</text:p>
          </table:table-cell>
          <table:table-cell office:value-type="float" office:value="0.17006030983555" calcext:value-type="float">
            <text:p>0.17006030983555</text:p>
          </table:table-cell>
          <table:table-cell office:value-type="float" office:value="0.169970043158043" calcext:value-type="float">
            <text:p>0.169970043158043</text:p>
          </table:table-cell>
          <table:table-cell office:value-type="float" office:value="0.169779781355752" calcext:value-type="float">
            <text:p>0.169779781355752</text:p>
          </table:table-cell>
          <table:table-cell office:value-type="float" office:value="0.169803944327248" calcext:value-type="float">
            <text:p>0.169803944327248</text:p>
          </table:table-cell>
          <table:table-cell office:value-type="float" office:value="0.170047702071864" calcext:value-type="float">
            <text:p>0.170047702071864</text:p>
          </table:table-cell>
          <table:table-cell office:value-type="float" office:value="0.169658017325281" calcext:value-type="float">
            <text:p>0.169658017325281</text:p>
          </table:table-cell>
          <table:table-cell office:value-type="float" office:value="0.169685732721894" calcext:value-type="float">
            <text:p>0.169685732721894</text:p>
          </table:table-cell>
          <table:table-cell office:value-type="float" office:value="0.16989833619856" calcext:value-type="float">
            <text:p>0.16989833619856</text:p>
          </table:table-cell>
          <table:table-cell office:value-type="float" office:value="0.169802663972264" calcext:value-type="float">
            <text:p>0.169802663972264</text:p>
          </table:table-cell>
          <table:table-cell office:value-type="float" office:value="0.169554521910543" calcext:value-type="float">
            <text:p>0.169554521910543</text:p>
          </table:table-cell>
          <table:table-cell office:value-type="float" office:value="0.169890459657217" calcext:value-type="float">
            <text:p>0.169890459657217</text:p>
          </table:table-cell>
          <table:table-cell office:value-type="float" office:value="0.169793523509705" calcext:value-type="float">
            <text:p>0.169793523509705</text:p>
          </table:table-cell>
          <table:table-cell office:value-type="float" office:value="0.170152645370582" calcext:value-type="float">
            <text:p>0.170152645370582</text:p>
          </table:table-cell>
          <table:table-cell office:value-type="float" office:value="0.16976467439608" calcext:value-type="float">
            <text:p>0.16976467439608</text:p>
          </table:table-cell>
          <table:table-cell office:value-type="float" office:value="0.169826433363816" calcext:value-type="float">
            <text:p>0.169826433363816</text:p>
          </table:table-cell>
          <table:table-cell office:value-type="float" office:value="0.169875462454291" calcext:value-type="float">
            <text:p>0.169875462454291</text:p>
          </table:table-cell>
          <table:table-cell office:value-type="float" office:value="0.169585711395633" calcext:value-type="float">
            <text:p>0.169585711395633</text:p>
          </table:table-cell>
          <table:table-cell office:value-type="float" office:value="0.169771002004556" calcext:value-type="float">
            <text:p>0.169771002004556</text:p>
          </table:table-cell>
          <table:table-cell office:value-type="float" office:value="0.169778410071754" calcext:value-type="float">
            <text:p>0.169778410071754</text:p>
          </table:table-cell>
          <table:table-cell office:value-type="float" office:value="0.16963135202041" calcext:value-type="float">
            <text:p>0.16963135202041</text:p>
          </table:table-cell>
          <table:table-cell office:value-type="float" office:value="0.169834389508752" calcext:value-type="float">
            <text:p>0.169834389508752</text:p>
          </table:table-cell>
          <table:table-cell office:value-type="float" office:value="0.169677512383867" calcext:value-type="float">
            <text:p>0.169677512383867</text:p>
          </table:table-cell>
          <table:table-cell office:value-type="float" office:value="0.16990292732269" calcext:value-type="float">
            <text:p>0.16990292732269</text:p>
          </table:table-cell>
          <table:table-cell office:value-type="float" office:value="0.169718936648443" calcext:value-type="float">
            <text:p>0.169718936648443</text:p>
          </table:table-cell>
          <table:table-cell office:value-type="float" office:value="0.169850370332165" calcext:value-type="float">
            <text:p>0.169850370332165</text:p>
          </table:table-cell>
          <table:table-cell office:value-type="float" office:value="0.16972006629329" calcext:value-type="float">
            <text:p>0.16972006629329</text:p>
          </table:table-cell>
          <table:table-cell office:value-type="float" office:value="0.169989684080275" calcext:value-type="float">
            <text:p>0.169989684080275</text:p>
          </table:table-cell>
          <table:table-cell office:value-type="float" office:value="0.169673865014545" calcext:value-type="float">
            <text:p>0.169673865014545</text:p>
          </table:table-cell>
          <table:table-cell office:value-type="float" office:value="0.169965262785727" calcext:value-type="float">
            <text:p>0.169965262785727</text:p>
          </table:table-cell>
          <table:table-cell office:value-type="float" office:value="0.16969319971348" calcext:value-type="float">
            <text:p>0.16969319971348</text:p>
          </table:table-cell>
          <table:table-cell office:value-type="float" office:value="0.169811436015417" calcext:value-type="float">
            <text:p>0.169811436015417</text:p>
          </table:table-cell>
          <table:table-cell office:value-type="float" office:value="0.169781794907405" calcext:value-type="float">
            <text:p>0.169781794907405</text:p>
          </table:table-cell>
          <table:table-cell office:value-type="float" office:value="0.169857870007655" calcext:value-type="float">
            <text:p>0.169857870007655</text:p>
          </table:table-cell>
          <table:table-cell office:value-type="float" office:value="0.169922594674326" calcext:value-type="float">
            <text:p>0.169922594674326</text:p>
          </table:table-cell>
          <table:table-cell office:value-type="float" office:value="0.169733031135635" calcext:value-type="float">
            <text:p>0.169733031135635</text:p>
          </table:table-cell>
          <table:table-cell office:value-type="float" office:value="0.17000395345264" calcext:value-type="float">
            <text:p>0.17000395345264</text:p>
          </table:table-cell>
          <table:table-cell office:value-type="float" office:value="0.169939713959861" calcext:value-type="float">
            <text:p>0.169939713959861</text:p>
          </table:table-cell>
          <table:table-cell office:value-type="float" office:value="0.170068032810319" calcext:value-type="float">
            <text:p>0.170068032810319</text:p>
          </table:table-cell>
          <table:table-cell office:value-type="float" office:value="0.169725254259927" calcext:value-type="float">
            <text:p>0.169725254259927</text:p>
          </table:table-cell>
          <table:table-cell office:value-type="float" office:value="0.169739506748055" calcext:value-type="float">
            <text:p>0.169739506748055</text:p>
          </table:table-cell>
          <table:table-cell office:value-type="float" office:value="0.169609234190274" calcext:value-type="float">
            <text:p>0.169609234190274</text:p>
          </table:table-cell>
          <table:table-cell office:value-type="float" office:value="0.169724314330508" calcext:value-type="float">
            <text:p>0.169724314330508</text:p>
          </table:table-cell>
          <table:table-cell office:value-type="float" office:value="0.170025581873547" calcext:value-type="float">
            <text:p>0.170025581873547</text:p>
          </table:table-cell>
          <table:table-cell office:value-type="float" office:value="0.169892365876492" calcext:value-type="float">
            <text:p>0.169892365876492</text:p>
          </table:table-cell>
          <table:table-cell office:value-type="float" office:value="0.169451856130893" calcext:value-type="float">
            <text:p>0.169451856130893</text:p>
          </table:table-cell>
          <table:table-cell office:value-type="float" office:value="0.169520707362935" calcext:value-type="float">
            <text:p>0.169520707362935</text:p>
          </table:table-cell>
          <table:table-cell office:value-type="float" office:value="0.170007912086847" calcext:value-type="float">
            <text:p>0.170007912086847</text:p>
          </table:table-cell>
          <table:table-cell office:value-type="float" office:value="0.16983119080028" calcext:value-type="float">
            <text:p>0.16983119080028</text:p>
          </table:table-cell>
          <table:table-cell office:value-type="float" office:value="0.169545101011413" calcext:value-type="float">
            <text:p>0.169545101011413</text:p>
          </table:table-cell>
          <table:table-cell office:value-type="float" office:value="0.169839216578301" calcext:value-type="float">
            <text:p>0.169839216578301</text:p>
          </table:table-cell>
          <table:table-cell office:value-type="float" office:value="0.169653965180985" calcext:value-type="float">
            <text:p>0.169653965180985</text:p>
          </table:table-cell>
          <table:table-cell office:value-type="float" office:value="0.169774499870532" calcext:value-type="float">
            <text:p>0.16977449987053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940987157682077" calcext:value-type="float">
            <text:p>-0.009409871576821</text:p>
          </table:table-cell>
          <table:table-cell office:value-type="float" office:value="-0.00941377622766379" calcext:value-type="float">
            <text:p>-0.009413776227664</text:p>
          </table:table-cell>
          <table:table-cell office:value-type="float" office:value="-0.00940407857854149" calcext:value-type="float">
            <text:p>-0.009404078578541</text:p>
          </table:table-cell>
          <table:table-cell office:value-type="float" office:value="-0.00941068394623749" calcext:value-type="float">
            <text:p>-0.009410683946237</text:p>
          </table:table-cell>
          <table:table-cell office:value-type="float" office:value="-0.00938667788008593" calcext:value-type="float">
            <text:p>-0.009386677880086</text:p>
          </table:table-cell>
          <table:table-cell office:value-type="float" office:value="-0.00940247753543504" calcext:value-type="float">
            <text:p>-0.009402477535435</text:p>
          </table:table-cell>
          <table:table-cell office:value-type="float" office:value="-0.00939743209004827" calcext:value-type="float">
            <text:p>-0.009397432090048</text:p>
          </table:table-cell>
          <table:table-cell office:value-type="float" office:value="-0.00940784063737199" calcext:value-type="float">
            <text:p>-0.009407840637372</text:p>
          </table:table-cell>
          <table:table-cell office:value-type="float" office:value="-0.0094050416643647" calcext:value-type="float">
            <text:p>-0.009405041664365</text:p>
          </table:table-cell>
          <table:table-cell office:value-type="float" office:value="-0.00941078402122291" calcext:value-type="float">
            <text:p>-0.009410784021223</text:p>
          </table:table-cell>
          <table:table-cell office:value-type="float" office:value="-0.0094119095094079" calcext:value-type="float">
            <text:p>-0.009411909509408</text:p>
          </table:table-cell>
          <table:table-cell office:value-type="float" office:value="-0.00941305375915491" calcext:value-type="float">
            <text:p>-0.009413053759155</text:p>
          </table:table-cell>
          <table:table-cell office:value-type="float" office:value="-0.00942122840698314" calcext:value-type="float">
            <text:p>-0.009421228406983</text:p>
          </table:table-cell>
          <table:table-cell office:value-type="float" office:value="-0.00940225019179882" calcext:value-type="float">
            <text:p>-0.009402250191799</text:p>
          </table:table-cell>
          <table:table-cell office:value-type="float" office:value="-0.00943906037581004" calcext:value-type="float">
            <text:p>-0.00943906037581</text:p>
          </table:table-cell>
          <table:table-cell office:value-type="float" office:value="-0.00939439671778718" calcext:value-type="float">
            <text:p>-0.009394396717787</text:p>
          </table:table-cell>
          <table:table-cell office:value-type="float" office:value="-0.00941830974168909" calcext:value-type="float">
            <text:p>-0.009418309741689</text:p>
          </table:table-cell>
          <table:table-cell office:value-type="float" office:value="-0.00940241155407885" calcext:value-type="float">
            <text:p>-0.009402411554079</text:p>
          </table:table-cell>
          <table:table-cell office:value-type="float" office:value="-0.00941153478121264" calcext:value-type="float">
            <text:p>-0.009411534781213</text:p>
          </table:table-cell>
          <table:table-cell office:value-type="float" office:value="-0.00940757845825001" calcext:value-type="float">
            <text:p>-0.00940757845825</text:p>
          </table:table-cell>
          <table:table-cell office:value-type="float" office:value="-0.00940284100225127" calcext:value-type="float">
            <text:p>-0.009402841002251</text:p>
          </table:table-cell>
          <table:table-cell office:value-type="float" office:value="-0.00940404179719134" calcext:value-type="float">
            <text:p>-0.009404041797191</text:p>
          </table:table-cell>
          <table:table-cell office:value-type="float" office:value="-0.00940003072336282" calcext:value-type="float">
            <text:p>-0.009400030723363</text:p>
          </table:table-cell>
          <table:table-cell office:value-type="float" office:value="-0.00941101575159144" calcext:value-type="float">
            <text:p>-0.009411015751591</text:p>
          </table:table-cell>
          <table:table-cell office:value-type="float" office:value="-0.00941299255371411" calcext:value-type="float">
            <text:p>-0.009412992553714</text:p>
          </table:table-cell>
          <table:table-cell office:value-type="float" office:value="-0.00941421322975736" calcext:value-type="float">
            <text:p>-0.009414213229757</text:p>
          </table:table-cell>
          <table:table-cell office:value-type="float" office:value="-0.00939161798032008" calcext:value-type="float">
            <text:p>-0.00939161798032</text:p>
          </table:table-cell>
          <table:table-cell office:value-type="float" office:value="-0.00940880786015949" calcext:value-type="float">
            <text:p>-0.009408807860159</text:p>
          </table:table-cell>
          <table:table-cell office:value-type="float" office:value="-0.00940153737257885" calcext:value-type="float">
            <text:p>-0.009401537372579</text:p>
          </table:table-cell>
          <table:table-cell office:value-type="float" office:value="-0.00939807215259299" calcext:value-type="float">
            <text:p>-0.009398072152593</text:p>
          </table:table-cell>
          <table:table-cell office:value-type="float" office:value="-0.0094062355816488" calcext:value-type="float">
            <text:p>-0.009406235581649</text:p>
          </table:table-cell>
          <table:table-cell office:value-type="float" office:value="-0.00939701015818061" calcext:value-type="float">
            <text:p>-0.009397010158181</text:p>
          </table:table-cell>
          <table:table-cell office:value-type="float" office:value="-0.00941481489962038" calcext:value-type="float">
            <text:p>-0.00941481489962</text:p>
          </table:table-cell>
          <table:table-cell office:value-type="float" office:value="-0.00941069486843895" calcext:value-type="float">
            <text:p>-0.009410694868439</text:p>
          </table:table-cell>
          <table:table-cell office:value-type="float" office:value="-0.00941044899780294" calcext:value-type="float">
            <text:p>-0.009410448997803</text:p>
          </table:table-cell>
          <table:table-cell office:value-type="float" office:value="-0.00943617858908669" calcext:value-type="float">
            <text:p>-0.009436178589087</text:p>
          </table:table-cell>
          <table:table-cell office:value-type="float" office:value="-0.00943259386195874" calcext:value-type="float">
            <text:p>-0.009432593861959</text:p>
          </table:table-cell>
          <table:table-cell office:value-type="float" office:value="-0.00941164454659593" calcext:value-type="float">
            <text:p>-0.009411644546596</text:p>
          </table:table-cell>
          <table:table-cell office:value-type="float" office:value="-0.00940776219401139" calcext:value-type="float">
            <text:p>-0.009407762194011</text:p>
          </table:table-cell>
          <table:table-cell office:value-type="float" office:value="-0.00942653379381015" calcext:value-type="float">
            <text:p>-0.00942653379381</text:p>
          </table:table-cell>
          <table:table-cell office:value-type="float" office:value="-0.00954419161924765" calcext:value-type="float">
            <text:p>-0.009544191619248</text:p>
          </table:table-cell>
          <table:table-cell office:value-type="float" office:value="-0.00963534718471254" calcext:value-type="float">
            <text:p>-0.009635347184713</text:p>
          </table:table-cell>
          <table:table-cell office:value-type="float" office:value="-0.00957177538163153" calcext:value-type="float">
            <text:p>-0.009571775381632</text:p>
          </table:table-cell>
          <table:table-cell office:value-type="float" office:value="-0.00956224595959036" calcext:value-type="float">
            <text:p>-0.00956224595959</text:p>
          </table:table-cell>
          <table:table-cell office:value-type="float" office:value="-0.00960511889591773" calcext:value-type="float">
            <text:p>-0.009605118895918</text:p>
          </table:table-cell>
          <table:table-cell office:value-type="float" office:value="-0.00963300618474256" calcext:value-type="float">
            <text:p>-0.009633006184743</text:p>
          </table:table-cell>
          <table:table-cell office:value-type="float" office:value="-0.00956285914861846" calcext:value-type="float">
            <text:p>-0.009562859148618</text:p>
          </table:table-cell>
          <table:table-cell office:value-type="float" office:value="-0.00960947784689461" calcext:value-type="float">
            <text:p>-0.009609477846895</text:p>
          </table:table-cell>
          <table:table-cell office:value-type="float" office:value="-0.0096182475787081" calcext:value-type="float">
            <text:p>-0.009618247578708</text:p>
          </table:table-cell>
          <table:table-cell office:value-type="float" office:value="-0.00963215330748662" calcext:value-type="float">
            <text:p>-0.009632153307487</text:p>
          </table:table-cell>
          <table:table-cell office:value-type="float" office:value="-0.00938487284553406" calcext:value-type="float">
            <text:p>-0.009384872845534</text:p>
          </table:table-cell>
          <table:table-cell office:value-type="float" office:value="-0.00903282667075189" calcext:value-type="float">
            <text:p>-0.009032826670752</text:p>
          </table:table-cell>
          <table:table-cell office:value-type="float" office:value="-0.00874639445502296" calcext:value-type="float">
            <text:p>-0.008746394455023</text:p>
          </table:table-cell>
          <table:table-cell office:value-type="float" office:value="-0.008700365055486" calcext:value-type="float">
            <text:p>-0.008700365055486</text:p>
          </table:table-cell>
          <table:table-cell office:value-type="float" office:value="-0.0100870353649264" calcext:value-type="float">
            <text:p>-0.010087035364926</text:p>
          </table:table-cell>
          <table:table-cell office:value-type="float" office:value="-0.0101595021747755" calcext:value-type="float">
            <text:p>-0.010159502174776</text:p>
          </table:table-cell>
          <table:table-cell office:value-type="float" office:value="-0.010311175831962" calcext:value-type="float">
            <text:p>-0.010311175831962</text:p>
          </table:table-cell>
          <table:table-cell office:value-type="float" office:value="-0.00915487126210173" calcext:value-type="float">
            <text:p>-0.009154871262102</text:p>
          </table:table-cell>
          <table:table-cell office:value-type="float" office:value="-0.00749137809519768" calcext:value-type="float">
            <text:p>-0.007491378095198</text:p>
          </table:table-cell>
          <table:table-cell office:value-type="float" office:value="-0.0119126489956489" calcext:value-type="float">
            <text:p>-0.011912648995649</text:p>
          </table:table-cell>
          <table:table-cell office:value-type="float" office:value="-0.0293300615473706" calcext:value-type="float">
            <text:p>-0.029330061547371</text:p>
          </table:table-cell>
          <table:table-cell office:value-type="float" office:value="-0.0321709371281311" calcext:value-type="float">
            <text:p>-0.032170937128131</text:p>
          </table:table-cell>
          <table:table-cell office:value-type="float" office:value="-0.0491540988102567" calcext:value-type="float">
            <text:p>-0.049154098810257</text:p>
          </table:table-cell>
          <table:table-cell office:value-type="float" office:value="-0.0495356346402591" calcext:value-type="float">
            <text:p>-0.049535634640259</text:p>
          </table:table-cell>
          <table:table-cell office:value-type="float" office:value="-0.0495932822367624" calcext:value-type="float">
            <text:p>-0.049593282236762</text:p>
          </table:table-cell>
          <table:table-cell office:value-type="float" office:value="-0.0463020083167107" calcext:value-type="float">
            <text:p>-0.046302008316711</text:p>
          </table:table-cell>
          <table:table-cell office:value-type="float" office:value="-0.0397465779293038" calcext:value-type="float">
            <text:p>-0.039746577929304</text:p>
          </table:table-cell>
          <table:table-cell office:value-type="float" office:value="-0.0364855590694536" calcext:value-type="float">
            <text:p>-0.036485559069454</text:p>
          </table:table-cell>
          <table:table-cell office:value-type="float" office:value="-0.0246578542389771" calcext:value-type="float">
            <text:p>-0.024657854238977</text:p>
          </table:table-cell>
          <table:table-cell office:value-type="float" office:value="-0.0186583793484685" calcext:value-type="float">
            <text:p>-0.018658379348469</text:p>
          </table:table-cell>
          <table:table-cell office:value-type="float" office:value="-0.0190998041009233" calcext:value-type="float">
            <text:p>-0.019099804100923</text:p>
          </table:table-cell>
          <table:table-cell office:value-type="float" office:value="-0.0178073934671811" calcext:value-type="float">
            <text:p>-0.017807393467181</text:p>
          </table:table-cell>
          <table:table-cell office:value-type="float" office:value="-0.016581781427599" calcext:value-type="float">
            <text:p>-0.016581781427599</text:p>
          </table:table-cell>
          <table:table-cell office:value-type="float" office:value="-0.013521229268082" calcext:value-type="float">
            <text:p>-0.013521229268082</text:p>
          </table:table-cell>
          <table:table-cell office:value-type="float" office:value="-0.011744578203116" calcext:value-type="float">
            <text:p>-0.011744578203116</text:p>
          </table:table-cell>
          <table:table-cell office:value-type="float" office:value="-0.00737953676168882" calcext:value-type="float">
            <text:p>-0.007379536761689</text:p>
          </table:table-cell>
          <table:table-cell office:value-type="float" office:value="-0.00544896571853296" calcext:value-type="float">
            <text:p>-0.005448965718533</text:p>
          </table:table-cell>
          <table:table-cell office:value-type="float" office:value="-0.00589251312400667" calcext:value-type="float">
            <text:p>-0.005892513124007</text:p>
          </table:table-cell>
          <table:table-cell office:value-type="float" office:value="-0.0318385103249823" calcext:value-type="float">
            <text:p>-0.031838510324982</text:p>
          </table:table-cell>
          <table:table-cell office:value-type="float" office:value="-0.0399571152522632" calcext:value-type="float">
            <text:p>-0.039957115252263</text:p>
          </table:table-cell>
          <table:table-cell office:value-type="float" office:value="-0.0440563392667834" calcext:value-type="float">
            <text:p>-0.044056339266783</text:p>
          </table:table-cell>
          <table:table-cell office:value-type="float" office:value="-0.042350497188366" calcext:value-type="float">
            <text:p>-0.042350497188366</text:p>
          </table:table-cell>
          <table:table-cell office:value-type="float" office:value="0.0103810101998641" calcext:value-type="float">
            <text:p>0.010381010199864</text:p>
          </table:table-cell>
          <table:table-cell office:value-type="float" office:value="-0.0157707655852405" calcext:value-type="float">
            <text:p>-0.015770765585241</text:p>
          </table:table-cell>
          <table:table-cell office:value-type="float" office:value="-0.0212085374255304" calcext:value-type="float">
            <text:p>-0.02120853742553</text:p>
          </table:table-cell>
          <table:table-cell office:value-type="float" office:value="-0.0215796672566504" calcext:value-type="float">
            <text:p>-0.02157966725665</text:p>
          </table:table-cell>
          <table:table-cell office:value-type="float" office:value="-0.0187395453765373" calcext:value-type="float">
            <text:p>-0.018739545376537</text:p>
          </table:table-cell>
          <table:table-cell office:value-type="float" office:value="-0.0181936657866981" calcext:value-type="float">
            <text:p>-0.018193665786698</text:p>
          </table:table-cell>
          <table:table-cell office:value-type="float" office:value="-0.0180677910481572" calcext:value-type="float">
            <text:p>-0.018067791048157</text:p>
          </table:table-cell>
          <table:table-cell office:value-type="float" office:value="-0.016739313628353" calcext:value-type="float">
            <text:p>-0.016739313628353</text:p>
          </table:table-cell>
          <table:table-cell office:value-type="float" office:value="-0.0139509136252691" calcext:value-type="float">
            <text:p>-0.013950913625269</text:p>
          </table:table-cell>
          <table:table-cell office:value-type="float" office:value="-0.0324170192080855" calcext:value-type="float">
            <text:p>-0.032417019208086</text:p>
          </table:table-cell>
          <table:table-cell office:value-type="float" office:value="-0.0411391787184906" calcext:value-type="float">
            <text:p>-0.041139178718491</text:p>
          </table:table-cell>
          <table:table-cell office:value-type="float" office:value="-0.0495293563003393" calcext:value-type="float">
            <text:p>-0.049529356300339</text:p>
          </table:table-cell>
          <table:table-cell office:value-type="float" office:value="-0.0507409582287545" calcext:value-type="float">
            <text:p>-0.050740958228755</text:p>
          </table:table-cell>
          <table:table-cell office:value-type="float" office:value="-0.0490238807243229" calcext:value-type="float">
            <text:p>-0.049023880724323</text:p>
          </table:table-cell>
          <table:table-cell office:value-type="float" office:value="-0.0462494422652045" calcext:value-type="float">
            <text:p>-0.046249442265205</text:p>
          </table:table-cell>
          <table:table-cell office:value-type="float" office:value="-0.0436586751802677" calcext:value-type="float">
            <text:p>-0.043658675180268</text:p>
          </table:table-cell>
          <table:table-cell office:value-type="float" office:value="-0.0160388220370887" calcext:value-type="float">
            <text:p>-0.016038822037089</text:p>
          </table:table-cell>
          <table:table-cell office:value-type="float" office:value="-0.0154694910886579" calcext:value-type="float">
            <text:p>-0.015469491088658</text:p>
          </table:table-cell>
          <table:table-cell office:value-type="float" office:value="-0.0121294137322927" calcext:value-type="float">
            <text:p>-0.012129413732293</text:p>
          </table:table-cell>
          <table:table-cell office:value-type="float" office:value="-0.0102221095168771" calcext:value-type="float">
            <text:p>-0.010222109516877</text:p>
          </table:table-cell>
          <table:table-cell office:value-type="float" office:value="-0.00640660101850741" calcext:value-type="float">
            <text:p>-0.006406601018507</text:p>
          </table:table-cell>
          <table:table-cell office:value-type="float" office:value="-0.00450930047597693" calcext:value-type="float">
            <text:p>-0.004509300475977</text:p>
          </table:table-cell>
          <table:table-cell office:value-type="float" office:value="-0.00309919450996293" calcext:value-type="float">
            <text:p>-0.003099194509963</text:p>
          </table:table-cell>
          <table:table-cell office:value-type="float" office:value="-0.043607805081774" calcext:value-type="float">
            <text:p>-0.043607805081774</text:p>
          </table:table-cell>
          <table:table-cell office:value-type="float" office:value="-0.043398119768453" calcext:value-type="float">
            <text:p>-0.043398119768453</text:p>
          </table:table-cell>
          <table:table-cell office:value-type="float" office:value="-0.000389121495788732" calcext:value-type="float">
            <text:p>-0.000389121495789</text:p>
          </table:table-cell>
          <table:table-cell office:value-type="float" office:value="0.0018714255532941" calcext:value-type="float">
            <text:p>0.001871425553294</text:p>
          </table:table-cell>
          <table:table-cell office:value-type="float" office:value="-0.0174331704319049" calcext:value-type="float">
            <text:p>-0.017433170431905</text:p>
          </table:table-cell>
          <table:table-cell office:value-type="float" office:value="-0.0197451197796857" calcext:value-type="float">
            <text:p>-0.019745119779686</text:p>
          </table:table-cell>
          <table:table-cell office:value-type="float" office:value="-0.0198746377513863" calcext:value-type="float">
            <text:p>-0.019874637751386</text:p>
          </table:table-cell>
          <table:table-cell office:value-type="float" office:value="-0.0180417363054706" calcext:value-type="float">
            <text:p>-0.018041736305471</text:p>
          </table:table-cell>
          <table:table-cell office:value-type="float" office:value="-0.0165430614097459" calcext:value-type="float">
            <text:p>-0.016543061409746</text:p>
          </table:table-cell>
          <table:table-cell office:value-type="float" office:value="-0.0148447223703497" calcext:value-type="float">
            <text:p>-0.01484472237035</text:p>
          </table:table-cell>
          <table:table-cell office:value-type="float" office:value="-0.0127824890169301" calcext:value-type="float">
            <text:p>-0.01278248901693</text:p>
          </table:table-cell>
          <table:table-cell office:value-type="float" office:value="-0.0186811130081477" calcext:value-type="float">
            <text:p>-0.018681113008148</text:p>
          </table:table-cell>
          <table:table-cell office:value-type="float" office:value="-0.0326296680409546" calcext:value-type="float">
            <text:p>-0.032629668040955</text:p>
          </table:table-cell>
          <table:table-cell office:value-type="float" office:value="-0.032749485429312" calcext:value-type="float">
            <text:p>-0.032749485429312</text:p>
          </table:table-cell>
          <table:table-cell office:value-type="float" office:value="-0.0421923758358058" calcext:value-type="float">
            <text:p>-0.042192375835806</text:p>
          </table:table-cell>
          <table:table-cell office:value-type="float" office:value="-0.0496708752752357" calcext:value-type="float">
            <text:p>-0.049670875275236</text:p>
          </table:table-cell>
          <table:table-cell office:value-type="float" office:value="-0.0482976076980241" calcext:value-type="float">
            <text:p>-0.048297607698024</text:p>
          </table:table-cell>
          <table:table-cell office:value-type="float" office:value="-0.043110102538037" calcext:value-type="float">
            <text:p>-0.043110102538037</text:p>
          </table:table-cell>
          <table:table-cell office:value-type="float" office:value="-0.0390193528064446" calcext:value-type="float">
            <text:p>-0.039019352806445</text:p>
          </table:table-cell>
          <table:table-cell office:value-type="float" office:value="-0.0369536145366079" calcext:value-type="float">
            <text:p>-0.036953614536608</text:p>
          </table:table-cell>
          <table:table-cell office:value-type="float" office:value="-0.0156680321378185" calcext:value-type="float">
            <text:p>-0.015668032137819</text:p>
          </table:table-cell>
          <table:table-cell office:value-type="float" office:value="-0.0247782987725372" calcext:value-type="float">
            <text:p>-0.024778298772537</text:p>
          </table:table-cell>
          <table:table-cell office:value-type="float" office:value="-0.0169646658858039" calcext:value-type="float">
            <text:p>-0.016964665885804</text:p>
          </table:table-cell>
          <table:table-cell office:value-type="float" office:value="-0.0148508011062076" calcext:value-type="float">
            <text:p>-0.014850801106208</text:p>
          </table:table-cell>
          <table:table-cell office:value-type="float" office:value="-0.0129546627723393" calcext:value-type="float">
            <text:p>-0.012954662772339</text:p>
          </table:table-cell>
          <table:table-cell office:value-type="float" office:value="-0.00857086975566631" calcext:value-type="float">
            <text:p>-0.008570869755666</text:p>
          </table:table-cell>
          <table:table-cell office:value-type="float" office:value="-0.00526072483118242" calcext:value-type="float">
            <text:p>-0.005260724831182</text:p>
          </table:table-cell>
          <table:table-cell office:value-type="float" office:value="-0.00369337170667819" calcext:value-type="float">
            <text:p>-0.003693371706678</text:p>
          </table:table-cell>
          <table:table-cell office:value-type="float" office:value="-0.00321451553069674" calcext:value-type="float">
            <text:p>-0.003214515530697</text:p>
          </table:table-cell>
          <table:table-cell office:value-type="float" office:value="-0.033991623669541" calcext:value-type="float">
            <text:p>-0.033991623669541</text:p>
          </table:table-cell>
          <table:table-cell office:value-type="float" office:value="-0.0427619368479415" calcext:value-type="float">
            <text:p>-0.042761936847942</text:p>
          </table:table-cell>
          <table:table-cell office:value-type="float" office:value="-0.0456457452273477" calcext:value-type="float">
            <text:p>-0.045645745227348</text:p>
          </table:table-cell>
          <table:table-cell office:value-type="float" office:value="-0.0463304303739659" calcext:value-type="float">
            <text:p>-0.046330430373966</text:p>
          </table:table-cell>
          <table:table-cell office:value-type="float" office:value="-0.0419211843785673" calcext:value-type="float">
            <text:p>-0.041921184378567</text:p>
          </table:table-cell>
          <table:table-cell office:value-type="float" office:value="-0.0364896043043397" calcext:value-type="float">
            <text:p>-0.03648960430434</text:p>
          </table:table-cell>
          <table:table-cell office:value-type="float" office:value="-0.0136275136143965" calcext:value-type="float">
            <text:p>-0.013627513614397</text:p>
          </table:table-cell>
          <table:table-cell office:value-type="float" office:value="-0.00735767205379972" calcext:value-type="float">
            <text:p>-0.0073576720538</text:p>
          </table:table-cell>
          <table:table-cell office:value-type="float" office:value="-0.00258369415118802" calcext:value-type="float">
            <text:p>-0.002583694151188</text:p>
          </table:table-cell>
          <table:table-cell office:value-type="float" office:value="-0.00556806278261462" calcext:value-type="float">
            <text:p>-0.005568062782615</text:p>
          </table:table-cell>
          <table:table-cell office:value-type="float" office:value="-0.0173985321725387" calcext:value-type="float">
            <text:p>-0.017398532172539</text:p>
          </table:table-cell>
          <table:table-cell office:value-type="float" office:value="-0.0199136063478128" calcext:value-type="float">
            <text:p>-0.019913606347813</text:p>
          </table:table-cell>
          <table:table-cell office:value-type="float" office:value="-0.0198874573910471" calcext:value-type="float">
            <text:p>-0.019887457391047</text:p>
          </table:table-cell>
          <table:table-cell office:value-type="float" office:value="-0.0196172675190635" calcext:value-type="float">
            <text:p>-0.019617267519064</text:p>
          </table:table-cell>
          <table:table-cell office:value-type="float" office:value="-0.0191482201982852" calcext:value-type="float">
            <text:p>-0.019148220198285</text:p>
          </table:table-cell>
          <table:table-cell office:value-type="float" office:value="-0.0178752814040026" calcext:value-type="float">
            <text:p>-0.017875281404003</text:p>
          </table:table-cell>
          <table:table-cell office:value-type="float" office:value="-0.0171947357418249" calcext:value-type="float">
            <text:p>-0.017194735741825</text:p>
          </table:table-cell>
          <table:table-cell office:value-type="float" office:value="-0.0159910144219751" calcext:value-type="float">
            <text:p>-0.015991014421975</text:p>
          </table:table-cell>
          <table:table-cell office:value-type="float" office:value="-0.0133743706888717" calcext:value-type="float">
            <text:p>-0.013374370688872</text:p>
          </table:table-cell>
          <table:table-cell office:value-type="float" office:value="-0.0126773620351328" calcext:value-type="float">
            <text:p>-0.012677362035133</text:p>
          </table:table-cell>
          <table:table-cell office:value-type="float" office:value="-0.0173481243626059" calcext:value-type="float">
            <text:p>-0.017348124362606</text:p>
          </table:table-cell>
          <table:table-cell office:value-type="float" office:value="-0.0303516664468874" calcext:value-type="float">
            <text:p>-0.030351666446887</text:p>
          </table:table-cell>
          <table:table-cell office:value-type="float" office:value="-0.0353686899341852" calcext:value-type="float">
            <text:p>-0.035368689934185</text:p>
          </table:table-cell>
          <table:table-cell office:value-type="float" office:value="-0.0495461029448937" calcext:value-type="float">
            <text:p>-0.049546102944894</text:p>
          </table:table-cell>
          <table:table-cell office:value-type="float" office:value="-0.0524227999379137" calcext:value-type="float">
            <text:p>-0.052422799937914</text:p>
          </table:table-cell>
          <table:table-cell office:value-type="float" office:value="-0.0498433878722181" calcext:value-type="float">
            <text:p>-0.049843387872218</text:p>
          </table:table-cell>
          <table:table-cell office:value-type="float" office:value="-0.0479977757677798" calcext:value-type="float">
            <text:p>-0.04799777576778</text:p>
          </table:table-cell>
          <table:table-cell office:value-type="float" office:value="-0.0472509988342352" calcext:value-type="float">
            <text:p>-0.047250998834235</text:p>
          </table:table-cell>
          <table:table-cell office:value-type="float" office:value="-0.0263151678432589" calcext:value-type="float">
            <text:p>-0.026315167843259</text:p>
          </table:table-cell>
          <table:table-cell office:value-type="float" office:value="-0.0195104312101395" calcext:value-type="float">
            <text:p>-0.01951043121014</text:p>
          </table:table-cell>
          <table:table-cell office:value-type="float" office:value="-0.0213274023275301" calcext:value-type="float">
            <text:p>-0.02132740232753</text:p>
          </table:table-cell>
          <table:table-cell office:value-type="float" office:value="-0.0163192678892403" calcext:value-type="float">
            <text:p>-0.01631926788924</text:p>
          </table:table-cell>
          <table:table-cell office:value-type="float" office:value="-0.0124900115433088" calcext:value-type="float">
            <text:p>-0.012490011543309</text:p>
          </table:table-cell>
          <table:table-cell office:value-type="float" office:value="-0.0113965222095766" calcext:value-type="float">
            <text:p>-0.011396522209577</text:p>
          </table:table-cell>
          <table:table-cell office:value-type="float" office:value="-0.0102029498938387" calcext:value-type="float">
            <text:p>-0.010202949893839</text:p>
          </table:table-cell>
          <table:table-cell office:value-type="float" office:value="-0.00928349090894332" calcext:value-type="float">
            <text:p>-0.009283490908943</text:p>
          </table:table-cell>
          <table:table-cell office:value-type="float" office:value="-0.0454867709562309" calcext:value-type="float">
            <text:p>-0.045486770956231</text:p>
          </table:table-cell>
          <table:table-cell office:value-type="float" office:value="-0.0487172349818785" calcext:value-type="float">
            <text:p>-0.048717234981879</text:p>
          </table:table-cell>
          <table:table-cell office:value-type="float" office:value="-0.051178047770314" calcext:value-type="float">
            <text:p>-0.051178047770314</text:p>
          </table:table-cell>
          <table:table-cell office:value-type="float" office:value="-0.0523391851323952" calcext:value-type="float">
            <text:p>-0.052339185132395</text:p>
          </table:table-cell>
          <table:table-cell office:value-type="float" office:value="-0.0507001604347098" calcext:value-type="float">
            <text:p>-0.05070016043471</text:p>
          </table:table-cell>
          <table:table-cell office:value-type="float" office:value="-0.0147716698104276" calcext:value-type="float">
            <text:p>-0.014771669810428</text:p>
          </table:table-cell>
          <table:table-cell office:value-type="float" office:value="-0.00696857016516287" calcext:value-type="float">
            <text:p>-0.006968570165163</text:p>
          </table:table-cell>
          <table:table-cell office:value-type="float" office:value="-0.00696333184724648" calcext:value-type="float">
            <text:p>-0.006963331847246</text:p>
          </table:table-cell>
          <table:table-cell office:value-type="float" office:value="-0.0114847499691683" calcext:value-type="float">
            <text:p>-0.011484749969168</text:p>
          </table:table-cell>
          <table:table-cell office:value-type="float" office:value="-0.0203647070975798" calcext:value-type="float">
            <text:p>-0.02036470709758</text:p>
          </table:table-cell>
          <table:table-cell office:value-type="float" office:value="-0.0207929027152166" calcext:value-type="float">
            <text:p>-0.020792902715217</text:p>
          </table:table-cell>
          <table:table-cell office:value-type="float" office:value="-0.0203561429317319" calcext:value-type="float">
            <text:p>-0.020356142931732</text:p>
          </table:table-cell>
          <table:table-cell office:value-type="float" office:value="-0.0184220207575057" calcext:value-type="float">
            <text:p>-0.018422020757506</text:p>
          </table:table-cell>
          <table:table-cell office:value-type="float" office:value="-0.0173323415647001" calcext:value-type="float">
            <text:p>-0.0173323415647</text:p>
          </table:table-cell>
          <table:table-cell office:value-type="float" office:value="-0.0161501837846271" calcext:value-type="float">
            <text:p>-0.016150183784627</text:p>
          </table:table-cell>
          <table:table-cell office:value-type="float" office:value="-0.0137513747740759" calcext:value-type="float">
            <text:p>-0.013751374774076</text:p>
          </table:table-cell>
          <table:table-cell office:value-type="float" office:value="-0.0165673011969667" calcext:value-type="float">
            <text:p>-0.016567301196967</text:p>
          </table:table-cell>
          <table:table-cell office:value-type="float" office:value="-0.0449352417490494" calcext:value-type="float">
            <text:p>-0.044935241749049</text:p>
          </table:table-cell>
          <table:table-cell office:value-type="float" office:value="-0.0483494495987885" calcext:value-type="float">
            <text:p>-0.048349449598789</text:p>
          </table:table-cell>
          <table:table-cell office:value-type="float" office:value="-0.0500606332787557" calcext:value-type="float">
            <text:p>-0.050060633278756</text:p>
          </table:table-cell>
          <table:table-cell office:value-type="float" office:value="-0.0481506693624257" calcext:value-type="float">
            <text:p>-0.048150669362426</text:p>
          </table:table-cell>
          <table:table-cell office:value-type="float" office:value="-0.0442450690980252" calcext:value-type="float">
            <text:p>-0.044245069098025</text:p>
          </table:table-cell>
          <table:table-cell office:value-type="float" office:value="-0.0432597521061715" calcext:value-type="float">
            <text:p>-0.043259752106172</text:p>
          </table:table-cell>
          <table:table-cell office:value-type="float" office:value="-0.0418393997915936" calcext:value-type="float">
            <text:p>-0.041839399791594</text:p>
          </table:table-cell>
          <table:table-cell office:value-type="float" office:value="-0.0269643639693717" calcext:value-type="float">
            <text:p>-0.026964363969372</text:p>
          </table:table-cell>
          <table:table-cell office:value-type="float" office:value="-0.0156306970454274" calcext:value-type="float">
            <text:p>-0.015630697045427</text:p>
          </table:table-cell>
          <table:table-cell office:value-type="float" office:value="-0.0180997420479244" calcext:value-type="float">
            <text:p>-0.018099742047924</text:p>
          </table:table-cell>
          <table:table-cell office:value-type="float" office:value="-0.0178665775639435" calcext:value-type="float">
            <text:p>-0.017866577563944</text:p>
          </table:table-cell>
          <table:table-cell office:value-type="float" office:value="-0.0104353854591855" calcext:value-type="float">
            <text:p>-0.010435385459186</text:p>
          </table:table-cell>
          <table:table-cell office:value-type="float" office:value="-0.0072518329922917" calcext:value-type="float">
            <text:p>-0.007251832992292</text:p>
          </table:table-cell>
          <table:table-cell office:value-type="float" office:value="-0.00597372239458757" calcext:value-type="float">
            <text:p>-0.005973722394588</text:p>
          </table:table-cell>
          <table:table-cell office:value-type="float" office:value="-0.00557130950987688" calcext:value-type="float">
            <text:p>-0.005571309509877</text:p>
          </table:table-cell>
          <table:table-cell office:value-type="float" office:value="-0.0387637642731687" calcext:value-type="float">
            <text:p>-0.038763764273169</text:p>
          </table:table-cell>
          <table:table-cell office:value-type="float" office:value="-0.0430816661859097" calcext:value-type="float">
            <text:p>-0.04308166618591</text:p>
          </table:table-cell>
          <table:table-cell office:value-type="float" office:value="-0.0466891273591496" calcext:value-type="float">
            <text:p>-0.04668912735915</text:p>
          </table:table-cell>
          <table:table-cell office:value-type="float" office:value="-0.0482712319556562" calcext:value-type="float">
            <text:p>-0.048271231955656</text:p>
          </table:table-cell>
          <table:table-cell office:value-type="float" office:value="-0.0406269470972809" calcext:value-type="float">
            <text:p>-0.040626947097281</text:p>
          </table:table-cell>
          <table:table-cell office:value-type="float" office:value="-0.00756964908535433" calcext:value-type="float">
            <text:p>-0.007569649085354</text:p>
          </table:table-cell>
          <table:table-cell office:value-type="float" office:value="0.00033171856701165" calcext:value-type="float">
            <text:p>0.000331718567012</text:p>
          </table:table-cell>
          <table:table-cell office:value-type="float" office:value="-0.0205029859394435" calcext:value-type="float">
            <text:p>-0.020502985939444</text:p>
          </table:table-cell>
          <table:table-cell office:value-type="float" office:value="-0.018300068560938" calcext:value-type="float">
            <text:p>-0.018300068560938</text:p>
          </table:table-cell>
          <table:table-cell office:value-type="float" office:value="-0.0173801762662823" calcext:value-type="float">
            <text:p>-0.017380176266282</text:p>
          </table:table-cell>
          <table:table-cell office:value-type="float" office:value="-0.0165791185377741" calcext:value-type="float">
            <text:p>-0.016579118537774</text:p>
          </table:table-cell>
          <table:table-cell office:value-type="float" office:value="-0.0161643825182187" calcext:value-type="float">
            <text:p>-0.016164382518219</text:p>
          </table:table-cell>
          <table:table-cell office:value-type="float" office:value="-0.0135113558455791" calcext:value-type="float">
            <text:p>-0.013511355845579</text:p>
          </table:table-cell>
          <table:table-cell office:value-type="float" office:value="-0.00895698845418962" calcext:value-type="float">
            <text:p>-0.00895698845419</text:p>
          </table:table-cell>
          <table:table-cell office:value-type="float" office:value="-0.0295660414919909" calcext:value-type="float">
            <text:p>-0.029566041491991</text:p>
          </table:table-cell>
          <table:table-cell office:value-type="float" office:value="-0.041846469940654" calcext:value-type="float">
            <text:p>-0.041846469940654</text:p>
          </table:table-cell>
          <table:table-cell office:value-type="float" office:value="-0.0457477038130652" calcext:value-type="float">
            <text:p>-0.045747703813065</text:p>
          </table:table-cell>
          <table:table-cell office:value-type="float" office:value="-0.0477537976957715" calcext:value-type="float">
            <text:p>-0.047753797695772</text:p>
          </table:table-cell>
          <table:table-cell office:value-type="float" office:value="-0.0456315804369947" calcext:value-type="float">
            <text:p>-0.045631580436995</text:p>
          </table:table-cell>
          <table:table-cell office:value-type="float" office:value="-0.040884085565435" calcext:value-type="float">
            <text:p>-0.040884085565435</text:p>
          </table:table-cell>
          <table:table-cell office:value-type="float" office:value="-0.0394302093927906" calcext:value-type="float">
            <text:p>-0.039430209392791</text:p>
          </table:table-cell>
          <table:table-cell office:value-type="float" office:value="-0.038580102548498" calcext:value-type="float">
            <text:p>-0.038580102548498</text:p>
          </table:table-cell>
          <table:table-cell office:value-type="float" office:value="-0.0286900969997044" calcext:value-type="float">
            <text:p>-0.028690096999704</text:p>
          </table:table-cell>
          <table:table-cell office:value-type="float" office:value="-0.0269570299073356" calcext:value-type="float">
            <text:p>-0.026957029907336</text:p>
          </table:table-cell>
          <table:table-cell office:value-type="float" office:value="-0.0308062493583966" calcext:value-type="float">
            <text:p>-0.030806249358397</text:p>
          </table:table-cell>
          <table:table-cell office:value-type="float" office:value="-0.0170053415811465" calcext:value-type="float">
            <text:p>-0.017005341581147</text:p>
          </table:table-cell>
          <table:table-cell office:value-type="float" office:value="-0.0158562011831138" calcext:value-type="float">
            <text:p>-0.015856201183114</text:p>
          </table:table-cell>
          <table:table-cell office:value-type="float" office:value="-0.00953865365723255" calcext:value-type="float">
            <text:p>-0.009538653657233</text:p>
          </table:table-cell>
          <table:table-cell office:value-type="float" office:value="-0.00712840233886413" calcext:value-type="float">
            <text:p>-0.007128402338864</text:p>
          </table:table-cell>
          <table:table-cell office:value-type="float" office:value="-0.00694761768950253" calcext:value-type="float">
            <text:p>-0.006947617689503</text:p>
          </table:table-cell>
          <table:table-cell office:value-type="float" office:value="-0.00706364580409528" calcext:value-type="float">
            <text:p>-0.007063645804095</text:p>
          </table:table-cell>
          <table:table-cell office:value-type="float" office:value="-0.00677687567592923" calcext:value-type="float">
            <text:p>-0.006776875675929</text:p>
          </table:table-cell>
          <table:table-cell office:value-type="float" office:value="-0.0484724333983096" calcext:value-type="float">
            <text:p>-0.04847243339831</text:p>
          </table:table-cell>
          <table:table-cell office:value-type="float" office:value="-0.0522158054686115" calcext:value-type="float">
            <text:p>-0.052215805468612</text:p>
          </table:table-cell>
          <table:table-cell office:value-type="float" office:value="-0.0492125382180104" calcext:value-type="float">
            <text:p>-0.04921253821801</text:p>
          </table:table-cell>
          <table:table-cell office:value-type="float" office:value="-0.0452770086801971" calcext:value-type="float">
            <text:p>-0.045277008680197</text:p>
          </table:table-cell>
          <table:table-cell office:value-type="float" office:value="-0.0258655716633208" calcext:value-type="float">
            <text:p>-0.025865571663321</text:p>
          </table:table-cell>
          <table:table-cell office:value-type="float" office:value="-0.0192014944222541" calcext:value-type="float">
            <text:p>-0.019201494422254</text:p>
          </table:table-cell>
          <table:table-cell office:value-type="float" office:value="-0.0103294553439043" calcext:value-type="float">
            <text:p>-0.010329455343904</text:p>
          </table:table-cell>
          <table:table-cell office:value-type="float" office:value="-0.0186540843347105" calcext:value-type="float">
            <text:p>-0.018654084334711</text:p>
          </table:table-cell>
          <table:table-cell office:value-type="float" office:value="-0.020249965747154" calcext:value-type="float">
            <text:p>-0.020249965747154</text:p>
          </table:table-cell>
          <table:table-cell office:value-type="float" office:value="-0.0194907013183368" calcext:value-type="float">
            <text:p>-0.019490701318337</text:p>
          </table:table-cell>
          <table:table-cell office:value-type="float" office:value="-0.0186474870712195" calcext:value-type="float">
            <text:p>-0.01864748707122</text:p>
          </table:table-cell>
          <table:table-cell office:value-type="float" office:value="-0.0181346875259443" calcext:value-type="float">
            <text:p>-0.018134687525944</text:p>
          </table:table-cell>
          <table:table-cell office:value-type="float" office:value="-0.0160312531585512" calcext:value-type="float">
            <text:p>-0.016031253158551</text:p>
          </table:table-cell>
          <table:table-cell office:value-type="float" office:value="-0.0124285095785249" calcext:value-type="float">
            <text:p>-0.012428509578525</text:p>
          </table:table-cell>
          <table:table-cell office:value-type="float" office:value="-0.0136354693369224" calcext:value-type="float">
            <text:p>-0.013635469336922</text:p>
          </table:table-cell>
          <table:table-cell office:value-type="float" office:value="-0.0350115416121099" calcext:value-type="float">
            <text:p>-0.03501154161211</text:p>
          </table:table-cell>
          <table:table-cell office:value-type="float" office:value="-0.0454950298633562" calcext:value-type="float">
            <text:p>-0.045495029863356</text:p>
          </table:table-cell>
          <table:table-cell office:value-type="float" office:value="-0.0487074422496978" calcext:value-type="float">
            <text:p>-0.048707442249698</text:p>
          </table:table-cell>
          <table:table-cell office:value-type="float" office:value="-0.0475541813778656" calcext:value-type="float">
            <text:p>-0.047554181377866</text:p>
          </table:table-cell>
          <table:table-cell office:value-type="float" office:value="-0.0443621951660093" calcext:value-type="float">
            <text:p>-0.044362195166009</text:p>
          </table:table-cell>
          <table:table-cell office:value-type="float" office:value="-0.0451315037369809" calcext:value-type="float">
            <text:p>-0.045131503736981</text:p>
          </table:table-cell>
          <table:table-cell office:value-type="float" office:value="-0.0403358029651178" calcext:value-type="float">
            <text:p>-0.040335802965118</text:p>
          </table:table-cell>
          <table:table-cell office:value-type="float" office:value="-0.0315224349217638" calcext:value-type="float">
            <text:p>-0.031522434921764</text:p>
          </table:table-cell>
          <table:table-cell office:value-type="float" office:value="-0.0278841743947737" calcext:value-type="float">
            <text:p>-0.027884174394774</text:p>
          </table:table-cell>
          <table:table-cell office:value-type="float" office:value="-0.0265450706645059" calcext:value-type="float">
            <text:p>-0.026545070664506</text:p>
          </table:table-cell>
          <table:table-cell office:value-type="float" office:value="-0.0234393028276922" calcext:value-type="float">
            <text:p>-0.023439302827692</text:p>
          </table:table-cell>
          <table:table-cell office:value-type="float" office:value="-0.0248027363311536" calcext:value-type="float">
            <text:p>-0.024802736331154</text:p>
          </table:table-cell>
          <table:table-cell office:value-type="float" office:value="-0.0225239689820612" calcext:value-type="float">
            <text:p>-0.022523968982061</text:p>
          </table:table-cell>
          <table:table-cell office:value-type="float" office:value="-0.0209922198750231" calcext:value-type="float">
            <text:p>-0.020992219875023</text:p>
          </table:table-cell>
          <table:table-cell office:value-type="float" office:value="-0.0207906343969347" calcext:value-type="float">
            <text:p>-0.020790634396935</text:p>
          </table:table-cell>
          <table:table-cell office:value-type="float" office:value="-0.0212300270859984" calcext:value-type="float">
            <text:p>-0.021230027085998</text:p>
          </table:table-cell>
          <table:table-cell office:value-type="float" office:value="-0.0214192982762627" calcext:value-type="float">
            <text:p>-0.021419298276263</text:p>
          </table:table-cell>
          <table:table-cell office:value-type="float" office:value="-0.02144871990112" calcext:value-type="float">
            <text:p>-0.02144871990112</text:p>
          </table:table-cell>
          <table:table-cell office:value-type="float" office:value="-0.0215277166420868" calcext:value-type="float">
            <text:p>-0.021527716642087</text:p>
          </table:table-cell>
          <table:table-cell office:value-type="float" office:value="-0.0214594018977666" calcext:value-type="float">
            <text:p>-0.021459401897767</text:p>
          </table:table-cell>
          <table:table-cell office:value-type="float" office:value="-0.0214975498681659" calcext:value-type="float">
            <text:p>-0.021497549868166</text:p>
          </table:table-cell>
          <table:table-cell office:value-type="float" office:value="-0.0215394619040912" calcext:value-type="float">
            <text:p>-0.021539461904091</text:p>
          </table:table-cell>
          <table:table-cell office:value-type="float" office:value="-0.0214925204273395" calcext:value-type="float">
            <text:p>-0.02149252042734</text:p>
          </table:table-cell>
          <table:table-cell office:value-type="float" office:value="-0.0214807477196109" calcext:value-type="float">
            <text:p>-0.021480747719611</text:p>
          </table:table-cell>
          <table:table-cell office:value-type="float" office:value="-0.0214867195900814" calcext:value-type="float">
            <text:p>-0.021486719590081</text:p>
          </table:table-cell>
          <table:table-cell office:value-type="float" office:value="-0.0215233929190819" calcext:value-type="float">
            <text:p>-0.021523392919082</text:p>
          </table:table-cell>
          <table:table-cell office:value-type="float" office:value="-0.0215133836917344" calcext:value-type="float">
            <text:p>-0.021513383691734</text:p>
          </table:table-cell>
          <table:table-cell office:value-type="float" office:value="-0.0215471479648024" calcext:value-type="float">
            <text:p>-0.021547147964802</text:p>
          </table:table-cell>
          <table:table-cell office:value-type="float" office:value="-0.0215108719002858" calcext:value-type="float">
            <text:p>-0.021510871900286</text:p>
          </table:table-cell>
          <table:table-cell office:value-type="float" office:value="-0.0215274824328389" calcext:value-type="float">
            <text:p>-0.021527482432839</text:p>
          </table:table-cell>
          <table:table-cell office:value-type="float" office:value="-0.0215338574557552" calcext:value-type="float">
            <text:p>-0.021533857455755</text:p>
          </table:table-cell>
          <table:table-cell office:value-type="float" office:value="-0.0215296889900991" calcext:value-type="float">
            <text:p>-0.021529688990099</text:p>
          </table:table-cell>
          <table:table-cell office:value-type="float" office:value="-0.0214885150686927" calcext:value-type="float">
            <text:p>-0.021488515068693</text:p>
          </table:table-cell>
          <table:table-cell office:value-type="float" office:value="-0.0215093541172" calcext:value-type="float">
            <text:p>-0.0215093541172</text:p>
          </table:table-cell>
          <table:table-cell office:value-type="float" office:value="-0.0214930195446018" calcext:value-type="float">
            <text:p>-0.021493019544602</text:p>
          </table:table-cell>
          <table:table-cell office:value-type="float" office:value="-0.0214967284191322" calcext:value-type="float">
            <text:p>-0.021496728419132</text:p>
          </table:table-cell>
          <table:table-cell office:value-type="float" office:value="-0.0215257692207951" calcext:value-type="float">
            <text:p>-0.021525769220795</text:p>
          </table:table-cell>
          <table:table-cell office:value-type="float" office:value="-0.021436664999126" calcext:value-type="float">
            <text:p>-0.021436664999126</text:p>
          </table:table-cell>
          <table:table-cell office:value-type="float" office:value="-0.0214888770980692" calcext:value-type="float">
            <text:p>-0.021488877098069</text:p>
          </table:table-cell>
          <table:table-cell office:value-type="float" office:value="-0.0214707782280396" calcext:value-type="float">
            <text:p>-0.02147077822804</text:p>
          </table:table-cell>
          <table:table-cell office:value-type="float" office:value="-0.0214715307956314" calcext:value-type="float">
            <text:p>-0.021471530795631</text:p>
          </table:table-cell>
          <table:table-cell office:value-type="float" office:value="-0.0215041721396589" calcext:value-type="float">
            <text:p>-0.021504172139659</text:p>
          </table:table-cell>
          <table:table-cell office:value-type="float" office:value="-0.0214432054024877" calcext:value-type="float">
            <text:p>-0.021443205402488</text:p>
          </table:table-cell>
          <table:table-cell office:value-type="float" office:value="-0.0214835045419955" calcext:value-type="float">
            <text:p>-0.021483504541996</text:p>
          </table:table-cell>
          <table:table-cell office:value-type="float" office:value="-0.0214929013355028" calcext:value-type="float">
            <text:p>-0.021492901335503</text:p>
          </table:table-cell>
          <table:table-cell office:value-type="float" office:value="-0.0214622732329743" calcext:value-type="float">
            <text:p>-0.021462273232974</text:p>
          </table:table-cell>
          <table:table-cell office:value-type="float" office:value="-0.0214683445018957" calcext:value-type="float">
            <text:p>-0.021468344501896</text:p>
          </table:table-cell>
          <table:table-cell office:value-type="float" office:value="-0.0214992118723268" calcext:value-type="float">
            <text:p>-0.021499211872327</text:p>
          </table:table-cell>
          <table:table-cell office:value-type="float" office:value="-0.021443373088092" calcext:value-type="float">
            <text:p>-0.021443373088092</text:p>
          </table:table-cell>
          <table:table-cell office:value-type="float" office:value="-0.0214481172740355" calcext:value-type="float">
            <text:p>-0.021448117274036</text:p>
          </table:table-cell>
          <table:table-cell office:value-type="float" office:value="-0.0214908559078366" calcext:value-type="float">
            <text:p>-0.021490855907837</text:p>
          </table:table-cell>
          <table:table-cell office:value-type="float" office:value="-0.0214772373860969" calcext:value-type="float">
            <text:p>-0.021477237386097</text:p>
          </table:table-cell>
          <table:table-cell office:value-type="float" office:value="-0.0214315990959865" calcext:value-type="float">
            <text:p>-0.021431599095987</text:p>
          </table:table-cell>
          <table:table-cell office:value-type="float" office:value="-0.0214752090878316" calcext:value-type="float">
            <text:p>-0.021475209087832</text:p>
          </table:table-cell>
          <table:table-cell office:value-type="float" office:value="-0.0214626624661864" calcext:value-type="float">
            <text:p>-0.021462662466186</text:p>
          </table:table-cell>
          <table:table-cell office:value-type="float" office:value="-0.0215043457868701" calcext:value-type="float">
            <text:p>-0.02150434578687</text:p>
          </table:table-cell>
          <table:table-cell office:value-type="float" office:value="-0.0214575499400592" calcext:value-type="float">
            <text:p>-0.021457549940059</text:p>
          </table:table-cell>
          <table:table-cell office:value-type="float" office:value="-0.021460691936475" calcext:value-type="float">
            <text:p>-0.021460691936475</text:p>
          </table:table-cell>
          <table:table-cell office:value-type="float" office:value="-0.0214735450918138" calcext:value-type="float">
            <text:p>-0.021473545091814</text:p>
          </table:table-cell>
          <table:table-cell office:value-type="float" office:value="-0.0214259075139094" calcext:value-type="float">
            <text:p>-0.021425907513909</text:p>
          </table:table-cell>
          <table:table-cell office:value-type="float" office:value="-0.0214565390356879" calcext:value-type="float">
            <text:p>-0.021456539035688</text:p>
          </table:table-cell>
          <table:table-cell office:value-type="float" office:value="-0.0214616922246507" calcext:value-type="float">
            <text:p>-0.021461692224651</text:p>
          </table:table-cell>
          <table:table-cell office:value-type="float" office:value="-0.0214533643584161" calcext:value-type="float">
            <text:p>-0.021453364358416</text:p>
          </table:table-cell>
          <table:table-cell office:value-type="float" office:value="-0.0214647940717625" calcext:value-type="float">
            <text:p>-0.021464794071763</text:p>
          </table:table-cell>
          <table:table-cell office:value-type="float" office:value="-0.0214469457869064" calcext:value-type="float">
            <text:p>-0.021446945786906</text:p>
          </table:table-cell>
          <table:table-cell office:value-type="float" office:value="-0.0214784411537658" calcext:value-type="float">
            <text:p>-0.021478441153766</text:p>
          </table:table-cell>
          <table:table-cell office:value-type="float" office:value="-0.0214646984047387" calcext:value-type="float">
            <text:p>-0.021464698404739</text:p>
          </table:table-cell>
          <table:table-cell office:value-type="float" office:value="-0.0214616558764099" calcext:value-type="float">
            <text:p>-0.02146165587641</text:p>
          </table:table-cell>
          <table:table-cell office:value-type="float" office:value="-0.0214509632000266" calcext:value-type="float">
            <text:p>-0.021450963200027</text:p>
          </table:table-cell>
          <table:table-cell office:value-type="float" office:value="-0.0214757759795408" calcext:value-type="float">
            <text:p>-0.021475775979541</text:p>
          </table:table-cell>
          <table:table-cell office:value-type="float" office:value="-0.0214395547936463" calcext:value-type="float">
            <text:p>-0.021439554793646</text:p>
          </table:table-cell>
          <table:table-cell office:value-type="float" office:value="-0.0214865882041476" calcext:value-type="float">
            <text:p>-0.021486588204148</text:p>
          </table:table-cell>
          <table:table-cell office:value-type="float" office:value="-0.0214460267901874" calcext:value-type="float">
            <text:p>-0.021446026790187</text:p>
          </table:table-cell>
          <table:table-cell office:value-type="float" office:value="-0.0214722333250659" calcext:value-type="float">
            <text:p>-0.021472233325066</text:p>
          </table:table-cell>
          <table:table-cell office:value-type="float" office:value="-0.0214735598673299" calcext:value-type="float">
            <text:p>-0.02147355986733</text:p>
          </table:table-cell>
          <table:table-cell office:value-type="float" office:value="-0.0214539051708092" calcext:value-type="float">
            <text:p>-0.021453905170809</text:p>
          </table:table-cell>
          <table:table-cell office:value-type="float" office:value="-0.0214876310445055" calcext:value-type="float">
            <text:p>-0.021487631044506</text:p>
          </table:table-cell>
          <table:table-cell office:value-type="float" office:value="-0.0214388597723956" calcext:value-type="float">
            <text:p>-0.021438859772396</text:p>
          </table:table-cell>
          <table:table-cell office:value-type="float" office:value="-0.0214852535885131" calcext:value-type="float">
            <text:p>-0.021485253588513</text:p>
          </table:table-cell>
          <table:table-cell office:value-type="float" office:value="-0.0214903970654803" calcext:value-type="float">
            <text:p>-0.02149039706548</text:p>
          </table:table-cell>
          <table:table-cell office:value-type="float" office:value="-0.0214832233403279" calcext:value-type="float">
            <text:p>-0.021483223340328</text:p>
          </table:table-cell>
          <table:table-cell office:value-type="float" office:value="-0.0214519800776514" calcext:value-type="float">
            <text:p>-0.021451980077651</text:p>
          </table:table-cell>
          <table:table-cell office:value-type="float" office:value="-0.0214682434735692" calcext:value-type="float">
            <text:p>-0.021468243473569</text:p>
          </table:table-cell>
          <table:table-cell office:value-type="float" office:value="-0.0214449193848086" calcext:value-type="float">
            <text:p>-0.021444919384809</text:p>
          </table:table-cell>
          <table:table-cell office:value-type="float" office:value="-0.0214575593717468" calcext:value-type="float">
            <text:p>-0.021457559371747</text:p>
          </table:table-cell>
          <table:table-cell office:value-type="float" office:value="-0.0214884015283465" calcext:value-type="float">
            <text:p>-0.021488401528347</text:p>
          </table:table-cell>
          <table:table-cell office:value-type="float" office:value="-0.0214807123093992" calcext:value-type="float">
            <text:p>-0.021480712309399</text:p>
          </table:table-cell>
          <table:table-cell office:value-type="float" office:value="-0.0214287009050387" calcext:value-type="float">
            <text:p>-0.021428700905039</text:p>
          </table:table-cell>
          <table:table-cell office:value-type="float" office:value="-0.0214275934389471" calcext:value-type="float">
            <text:p>-0.021427593438947</text:p>
          </table:table-cell>
          <table:table-cell office:value-type="float" office:value="-0.0214769579787524" calcext:value-type="float">
            <text:p>-0.021476957978752</text:p>
          </table:table-cell>
          <table:table-cell office:value-type="float" office:value="-0.0214576537832132" calcext:value-type="float">
            <text:p>-0.021457653783213</text:p>
          </table:table-cell>
          <table:table-cell office:value-type="float" office:value="-0.0214446593485212" calcext:value-type="float">
            <text:p>-0.021444659348521</text:p>
          </table:table-cell>
          <table:table-cell office:value-type="float" office:value="-0.0214672221378199" calcext:value-type="float">
            <text:p>-0.02146722213782</text:p>
          </table:table-cell>
          <table:table-cell office:value-type="float" office:value="-0.0214477926022684" calcext:value-type="float">
            <text:p>-0.021447792602268</text:p>
          </table:table-cell>
          <table:table-cell office:value-type="float" office:value="-0.0214509616366428" calcext:value-type="float">
            <text:p>-0.021450961636643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1453612683229" calcext:value-type="float">
            <text:p>0.581453612683229</text:p>
          </table:table-cell>
          <table:table-cell office:value-type="float" office:value="0.580042011742885" calcext:value-type="float">
            <text:p>0.580042011742885</text:p>
          </table:table-cell>
          <table:table-cell office:value-type="float" office:value="0.580470178033975" calcext:value-type="float">
            <text:p>0.580470178033975</text:p>
          </table:table-cell>
          <table:table-cell office:value-type="float" office:value="0.579874226150867" calcext:value-type="float">
            <text:p>0.579874226150867</text:p>
          </table:table-cell>
          <table:table-cell office:value-type="float" office:value="0.580469638207474" calcext:value-type="float">
            <text:p>0.580469638207474</text:p>
          </table:table-cell>
          <table:table-cell office:value-type="float" office:value="0.580873370486197" calcext:value-type="float">
            <text:p>0.580873370486197</text:p>
          </table:table-cell>
          <table:table-cell office:value-type="float" office:value="0.580713843676462" calcext:value-type="float">
            <text:p>0.580713843676462</text:p>
          </table:table-cell>
          <table:table-cell office:value-type="float" office:value="0.579905628806149" calcext:value-type="float">
            <text:p>0.579905628806149</text:p>
          </table:table-cell>
          <table:table-cell office:value-type="float" office:value="0.580218196816426" calcext:value-type="float">
            <text:p>0.580218196816426</text:p>
          </table:table-cell>
          <table:table-cell office:value-type="float" office:value="0.579905213593985" calcext:value-type="float">
            <text:p>0.579905213593985</text:p>
          </table:table-cell>
          <table:table-cell office:value-type="float" office:value="0.580747099519792" calcext:value-type="float">
            <text:p>0.580747099519792</text:p>
          </table:table-cell>
          <table:table-cell office:value-type="float" office:value="0.581084389795544" calcext:value-type="float">
            <text:p>0.581084389795544</text:p>
          </table:table-cell>
          <table:table-cell office:value-type="float" office:value="0.580886092382206" calcext:value-type="float">
            <text:p>0.580886092382206</text:p>
          </table:table-cell>
          <table:table-cell office:value-type="float" office:value="0.580866591928075" calcext:value-type="float">
            <text:p>0.580866591928075</text:p>
          </table:table-cell>
          <table:table-cell office:value-type="float" office:value="0.581658682967401" calcext:value-type="float">
            <text:p>0.581658682967401</text:p>
          </table:table-cell>
          <table:table-cell office:value-type="float" office:value="0.580312241827825" calcext:value-type="float">
            <text:p>0.580312241827825</text:p>
          </table:table-cell>
          <table:table-cell office:value-type="float" office:value="0.580876612654063" calcext:value-type="float">
            <text:p>0.580876612654063</text:p>
          </table:table-cell>
          <table:table-cell office:value-type="float" office:value="0.580313128436133" calcext:value-type="float">
            <text:p>0.580313128436133</text:p>
          </table:table-cell>
          <table:table-cell office:value-type="float" office:value="0.580858233501637" calcext:value-type="float">
            <text:p>0.580858233501637</text:p>
          </table:table-cell>
          <table:table-cell office:value-type="float" office:value="0.580298850997266" calcext:value-type="float">
            <text:p>0.580298850997266</text:p>
          </table:table-cell>
          <table:table-cell office:value-type="float" office:value="0.580098401011536" calcext:value-type="float">
            <text:p>0.580098401011536</text:p>
          </table:table-cell>
          <table:table-cell office:value-type="float" office:value="0.580586939034659" calcext:value-type="float">
            <text:p>0.580586939034659</text:p>
          </table:table-cell>
          <table:table-cell office:value-type="float" office:value="0.580460001740106" calcext:value-type="float">
            <text:p>0.580460001740106</text:p>
          </table:table-cell>
          <table:table-cell office:value-type="float" office:value="0.581718174694895" calcext:value-type="float">
            <text:p>0.581718174694895</text:p>
          </table:table-cell>
          <table:table-cell office:value-type="float" office:value="0.580443003970153" calcext:value-type="float">
            <text:p>0.580443003970153</text:p>
          </table:table-cell>
          <table:table-cell office:value-type="float" office:value="0.580640536880963" calcext:value-type="float">
            <text:p>0.580640536880963</text:p>
          </table:table-cell>
          <table:table-cell office:value-type="float" office:value="0.580138216453013" calcext:value-type="float">
            <text:p>0.580138216453013</text:p>
          </table:table-cell>
          <table:table-cell office:value-type="float" office:value="0.581233120682832" calcext:value-type="float">
            <text:p>0.581233120682832</text:p>
          </table:table-cell>
          <table:table-cell office:value-type="float" office:value="0.580731786339674" calcext:value-type="float">
            <text:p>0.580731786339674</text:p>
          </table:table-cell>
          <table:table-cell office:value-type="float" office:value="0.580515468434796" calcext:value-type="float">
            <text:p>0.580515468434796</text:p>
          </table:table-cell>
          <table:table-cell office:value-type="float" office:value="0.581343672346612" calcext:value-type="float">
            <text:p>0.581343672346612</text:p>
          </table:table-cell>
          <table:table-cell office:value-type="float" office:value="0.580288036145767" calcext:value-type="float">
            <text:p>0.580288036145767</text:p>
          </table:table-cell>
          <table:table-cell office:value-type="float" office:value="0.580862126549993" calcext:value-type="float">
            <text:p>0.580862126549993</text:p>
          </table:table-cell>
          <table:table-cell office:value-type="float" office:value="0.581589250094694" calcext:value-type="float">
            <text:p>0.581589250094694</text:p>
          </table:table-cell>
          <table:table-cell office:value-type="float" office:value="0.580645566096175" calcext:value-type="float">
            <text:p>0.580645566096175</text:p>
          </table:table-cell>
          <table:table-cell office:value-type="float" office:value="0.581248319141341" calcext:value-type="float">
            <text:p>0.581248319141341</text:p>
          </table:table-cell>
          <table:table-cell office:value-type="float" office:value="0.58016933104327" calcext:value-type="float">
            <text:p>0.58016933104327</text:p>
          </table:table-cell>
          <table:table-cell office:value-type="float" office:value="0.58054808794251" calcext:value-type="float">
            <text:p>0.58054808794251</text:p>
          </table:table-cell>
          <table:table-cell office:value-type="float" office:value="0.581186116200042" calcext:value-type="float">
            <text:p>0.581186116200042</text:p>
          </table:table-cell>
          <table:table-cell office:value-type="float" office:value="0.580480655700262" calcext:value-type="float">
            <text:p>0.580480655700262</text:p>
          </table:table-cell>
          <table:table-cell office:value-type="float" office:value="0.57953217586771" calcext:value-type="float">
            <text:p>0.57953217586771</text:p>
          </table:table-cell>
          <table:table-cell office:value-type="float" office:value="0.58169663257373" calcext:value-type="float">
            <text:p>0.58169663257373</text:p>
          </table:table-cell>
          <table:table-cell office:value-type="float" office:value="0.58095619420971" calcext:value-type="float">
            <text:p>0.58095619420971</text:p>
          </table:table-cell>
          <table:table-cell office:value-type="float" office:value="0.58085744383658" calcext:value-type="float">
            <text:p>0.58085744383658</text:p>
          </table:table-cell>
          <table:table-cell office:value-type="float" office:value="0.58062421699566" calcext:value-type="float">
            <text:p>0.58062421699566</text:p>
          </table:table-cell>
          <table:table-cell office:value-type="float" office:value="0.58140986921302" calcext:value-type="float">
            <text:p>0.58140986921302</text:p>
          </table:table-cell>
          <table:table-cell office:value-type="float" office:value="0.580556332766118" calcext:value-type="float">
            <text:p>0.580556332766118</text:p>
          </table:table-cell>
          <table:table-cell office:value-type="float" office:value="0.581711379860849" calcext:value-type="float">
            <text:p>0.581711379860849</text:p>
          </table:table-cell>
          <table:table-cell office:value-type="float" office:value="0.580503468429351" calcext:value-type="float">
            <text:p>0.580503468429351</text:p>
          </table:table-cell>
          <table:table-cell office:value-type="float" office:value="0.580758533034553" calcext:value-type="float">
            <text:p>0.580758533034553</text:p>
          </table:table-cell>
          <table:table-cell office:value-type="float" office:value="0.580370255575373" calcext:value-type="float">
            <text:p>0.580370255575373</text:p>
          </table:table-cell>
          <table:table-cell office:value-type="float" office:value="0.580759871237899" calcext:value-type="float">
            <text:p>0.580759871237899</text:p>
          </table:table-cell>
          <table:table-cell office:value-type="float" office:value="0.581773381278689" calcext:value-type="float">
            <text:p>0.581773381278689</text:p>
          </table:table-cell>
          <table:table-cell office:value-type="float" office:value="0.582457380690316" calcext:value-type="float">
            <text:p>0.582457380690316</text:p>
          </table:table-cell>
          <table:table-cell office:value-type="float" office:value="0.585016991079004" calcext:value-type="float">
            <text:p>0.585016991079004</text:p>
          </table:table-cell>
          <table:table-cell office:value-type="float" office:value="0.585530446942711" calcext:value-type="float">
            <text:p>0.585530446942711</text:p>
          </table:table-cell>
          <table:table-cell office:value-type="float" office:value="0.584070367357349" calcext:value-type="float">
            <text:p>0.584070367357349</text:p>
          </table:table-cell>
          <table:table-cell office:value-type="float" office:value="0.581057541362708" calcext:value-type="float">
            <text:p>0.581057541362708</text:p>
          </table:table-cell>
          <table:table-cell office:value-type="float" office:value="0.572665424763629" calcext:value-type="float">
            <text:p>0.572665424763629</text:p>
          </table:table-cell>
          <table:table-cell office:value-type="float" office:value="0.600709576480184" calcext:value-type="float">
            <text:p>0.600709576480184</text:p>
          </table:table-cell>
          <table:table-cell office:value-type="float" office:value="0.602345264048423" calcext:value-type="float">
            <text:p>0.602345264048423</text:p>
          </table:table-cell>
          <table:table-cell office:value-type="float" office:value="0.586436650590631" calcext:value-type="float">
            <text:p>0.586436650590631</text:p>
          </table:table-cell>
          <table:table-cell office:value-type="float" office:value="0.60082751461012" calcext:value-type="float">
            <text:p>0.60082751461012</text:p>
          </table:table-cell>
          <table:table-cell office:value-type="float" office:value="0.584034548447046" calcext:value-type="float">
            <text:p>0.584034548447046</text:p>
          </table:table-cell>
          <table:table-cell office:value-type="float" office:value="0.57948266297207" calcext:value-type="float">
            <text:p>0.57948266297207</text:p>
          </table:table-cell>
          <table:table-cell office:value-type="float" office:value="0.582906231525672" calcext:value-type="float">
            <text:p>0.582906231525672</text:p>
          </table:table-cell>
          <table:table-cell office:value-type="float" office:value="0.572646902639018" calcext:value-type="float">
            <text:p>0.572646902639018</text:p>
          </table:table-cell>
          <table:table-cell office:value-type="float" office:value="0.560366963302613" calcext:value-type="float">
            <text:p>0.560366963302613</text:p>
          </table:table-cell>
          <table:table-cell office:value-type="float" office:value="0.530768223564074" calcext:value-type="float">
            <text:p>0.530768223564074</text:p>
          </table:table-cell>
          <table:table-cell office:value-type="float" office:value="0.601649397249806" calcext:value-type="float">
            <text:p>0.601649397249806</text:p>
          </table:table-cell>
          <table:table-cell office:value-type="float" office:value="0.589229376060696" calcext:value-type="float">
            <text:p>0.589229376060696</text:p>
          </table:table-cell>
          <table:table-cell office:value-type="float" office:value="0.583766803127485" calcext:value-type="float">
            <text:p>0.583766803127485</text:p>
          </table:table-cell>
          <table:table-cell office:value-type="float" office:value="0.578776858581133" calcext:value-type="float">
            <text:p>0.578776858581133</text:p>
          </table:table-cell>
          <table:table-cell office:value-type="float" office:value="0.569809434284837" calcext:value-type="float">
            <text:p>0.569809434284837</text:p>
          </table:table-cell>
          <table:table-cell office:value-type="float" office:value="0.56562522876027" calcext:value-type="float">
            <text:p>0.56562522876027</text:p>
          </table:table-cell>
          <table:table-cell office:value-type="float" office:value="0.562300752246817" calcext:value-type="float">
            <text:p>0.562300752246817</text:p>
          </table:table-cell>
          <table:table-cell office:value-type="float" office:value="0.569982227926505" calcext:value-type="float">
            <text:p>0.569982227926505</text:p>
          </table:table-cell>
          <table:table-cell office:value-type="float" office:value="0.617913344419278" calcext:value-type="float">
            <text:p>0.617913344419278</text:p>
          </table:table-cell>
          <table:table-cell office:value-type="float" office:value="0.655048568991943" calcext:value-type="float">
            <text:p>0.655048568991943</text:p>
          </table:table-cell>
          <table:table-cell office:value-type="float" office:value="0.63406760072026" calcext:value-type="float">
            <text:p>0.63406760072026</text:p>
          </table:table-cell>
          <table:table-cell office:value-type="float" office:value="0.609103031699086" calcext:value-type="float">
            <text:p>0.609103031699086</text:p>
          </table:table-cell>
          <table:table-cell office:value-type="float" office:value="0.608514676492213" calcext:value-type="float">
            <text:p>0.608514676492213</text:p>
          </table:table-cell>
          <table:table-cell office:value-type="float" office:value="0.543303028042691" calcext:value-type="float">
            <text:p>0.543303028042691</text:p>
          </table:table-cell>
          <table:table-cell office:value-type="float" office:value="0.565930851625914" calcext:value-type="float">
            <text:p>0.565930851625914</text:p>
          </table:table-cell>
          <table:table-cell office:value-type="float" office:value="0.583697489806121" calcext:value-type="float">
            <text:p>0.583697489806121</text:p>
          </table:table-cell>
          <table:table-cell office:value-type="float" office:value="0.591802210862098" calcext:value-type="float">
            <text:p>0.591802210862098</text:p>
          </table:table-cell>
          <table:table-cell office:value-type="float" office:value="0.58849312545881" calcext:value-type="float">
            <text:p>0.58849312545881</text:p>
          </table:table-cell>
          <table:table-cell office:value-type="float" office:value="0.588880871640676" calcext:value-type="float">
            <text:p>0.588880871640676</text:p>
          </table:table-cell>
          <table:table-cell office:value-type="float" office:value="0.581845802636723" calcext:value-type="float">
            <text:p>0.581845802636723</text:p>
          </table:table-cell>
          <table:table-cell office:value-type="float" office:value="0.567386899877039" calcext:value-type="float">
            <text:p>0.567386899877039</text:p>
          </table:table-cell>
          <table:table-cell office:value-type="float" office:value="0.558026401874639" calcext:value-type="float">
            <text:p>0.558026401874639</text:p>
          </table:table-cell>
          <table:table-cell office:value-type="float" office:value="0.555295287891877" calcext:value-type="float">
            <text:p>0.555295287891877</text:p>
          </table:table-cell>
          <table:table-cell office:value-type="float" office:value="0.587987635365925" calcext:value-type="float">
            <text:p>0.587987635365925</text:p>
          </table:table-cell>
          <table:table-cell office:value-type="float" office:value="0.610884980125095" calcext:value-type="float">
            <text:p>0.610884980125095</text:p>
          </table:table-cell>
          <table:table-cell office:value-type="float" office:value="0.610442941810529" calcext:value-type="float">
            <text:p>0.610442941810529</text:p>
          </table:table-cell>
          <table:table-cell office:value-type="float" office:value="0.610984110561862" calcext:value-type="float">
            <text:p>0.610984110561862</text:p>
          </table:table-cell>
          <table:table-cell office:value-type="float" office:value="0.606452937977191" calcext:value-type="float">
            <text:p>0.606452937977191</text:p>
          </table:table-cell>
          <table:table-cell office:value-type="float" office:value="0.599098937827728" calcext:value-type="float">
            <text:p>0.599098937827728</text:p>
          </table:table-cell>
          <table:table-cell office:value-type="float" office:value="0.613518123742417" calcext:value-type="float">
            <text:p>0.613518123742417</text:p>
          </table:table-cell>
          <table:table-cell office:value-type="float" office:value="0.588377444658623" calcext:value-type="float">
            <text:p>0.588377444658623</text:p>
          </table:table-cell>
          <table:table-cell office:value-type="float" office:value="0.57570835954148" calcext:value-type="float">
            <text:p>0.57570835954148</text:p>
          </table:table-cell>
          <table:table-cell office:value-type="float" office:value="0.565687592646293" calcext:value-type="float">
            <text:p>0.565687592646293</text:p>
          </table:table-cell>
          <table:table-cell office:value-type="float" office:value="0.557461355430694" calcext:value-type="float">
            <text:p>0.557461355430694</text:p>
          </table:table-cell>
          <table:table-cell office:value-type="float" office:value="0.559643161782332" calcext:value-type="float">
            <text:p>0.559643161782332</text:p>
          </table:table-cell>
          <table:table-cell office:value-type="float" office:value="0.580307869768387" calcext:value-type="float">
            <text:p>0.580307869768387</text:p>
          </table:table-cell>
          <table:table-cell office:value-type="float" office:value="0.615983462289523" calcext:value-type="float">
            <text:p>0.615983462289523</text:p>
          </table:table-cell>
          <table:table-cell office:value-type="float" office:value="0.604693137575351" calcext:value-type="float">
            <text:p>0.604693137575351</text:p>
          </table:table-cell>
          <table:table-cell office:value-type="float" office:value="0.534798920785135" calcext:value-type="float">
            <text:p>0.534798920785135</text:p>
          </table:table-cell>
          <table:table-cell office:value-type="float" office:value="0.537823577443705" calcext:value-type="float">
            <text:p>0.537823577443705</text:p>
          </table:table-cell>
          <table:table-cell office:value-type="float" office:value="0.556479486497236" calcext:value-type="float">
            <text:p>0.556479486497236</text:p>
          </table:table-cell>
          <table:table-cell office:value-type="float" office:value="0.572973321493587" calcext:value-type="float">
            <text:p>0.572973321493587</text:p>
          </table:table-cell>
          <table:table-cell office:value-type="float" office:value="0.581214302696624" calcext:value-type="float">
            <text:p>0.581214302696624</text:p>
          </table:table-cell>
          <table:table-cell office:value-type="float" office:value="0.584272026732742" calcext:value-type="float">
            <text:p>0.584272026732742</text:p>
          </table:table-cell>
          <table:table-cell office:value-type="float" office:value="0.58095299903132" calcext:value-type="float">
            <text:p>0.58095299903132</text:p>
          </table:table-cell>
          <table:table-cell office:value-type="float" office:value="0.573563079226439" calcext:value-type="float">
            <text:p>0.573563079226439</text:p>
          </table:table-cell>
          <table:table-cell office:value-type="float" office:value="0.55821281215902" calcext:value-type="float">
            <text:p>0.55821281215902</text:p>
          </table:table-cell>
          <table:table-cell office:value-type="float" office:value="0.54821150852425" calcext:value-type="float">
            <text:p>0.54821150852425</text:p>
          </table:table-cell>
          <table:table-cell office:value-type="float" office:value="0.56871656382809" calcext:value-type="float">
            <text:p>0.56871656382809</text:p>
          </table:table-cell>
          <table:table-cell office:value-type="float" office:value="0.579165283045074" calcext:value-type="float">
            <text:p>0.579165283045074</text:p>
          </table:table-cell>
          <table:table-cell office:value-type="float" office:value="0.609610244656058" calcext:value-type="float">
            <text:p>0.609610244656058</text:p>
          </table:table-cell>
          <table:table-cell office:value-type="float" office:value="0.609773004291464" calcext:value-type="float">
            <text:p>0.609773004291464</text:p>
          </table:table-cell>
          <table:table-cell office:value-type="float" office:value="0.609188246939249" calcext:value-type="float">
            <text:p>0.609188246939249</text:p>
          </table:table-cell>
          <table:table-cell office:value-type="float" office:value="0.599102442244514" calcext:value-type="float">
            <text:p>0.599102442244514</text:p>
          </table:table-cell>
          <table:table-cell office:value-type="float" office:value="0.590539497879352" calcext:value-type="float">
            <text:p>0.590539497879352</text:p>
          </table:table-cell>
          <table:table-cell office:value-type="float" office:value="0.58511361755569" calcext:value-type="float">
            <text:p>0.58511361755569</text:p>
          </table:table-cell>
          <table:table-cell office:value-type="float" office:value="0.567914001236418" calcext:value-type="float">
            <text:p>0.567914001236418</text:p>
          </table:table-cell>
          <table:table-cell office:value-type="float" office:value="0.555456528471927" calcext:value-type="float">
            <text:p>0.555456528471927</text:p>
          </table:table-cell>
          <table:table-cell office:value-type="float" office:value="0.60533950745701" calcext:value-type="float">
            <text:p>0.60533950745701</text:p>
          </table:table-cell>
          <table:table-cell office:value-type="float" office:value="0.592678271221823" calcext:value-type="float">
            <text:p>0.592678271221823</text:p>
          </table:table-cell>
          <table:table-cell office:value-type="float" office:value="0.584389695709927" calcext:value-type="float">
            <text:p>0.584389695709927</text:p>
          </table:table-cell>
          <table:table-cell office:value-type="float" office:value="0.57070006727564" calcext:value-type="float">
            <text:p>0.57070006727564</text:p>
          </table:table-cell>
          <table:table-cell office:value-type="float" office:value="0.567519890842252" calcext:value-type="float">
            <text:p>0.567519890842252</text:p>
          </table:table-cell>
          <table:table-cell office:value-type="float" office:value="0.572341195091006" calcext:value-type="float">
            <text:p>0.572341195091006</text:p>
          </table:table-cell>
          <table:table-cell office:value-type="float" office:value="0.591261941880123" calcext:value-type="float">
            <text:p>0.591261941880123</text:p>
          </table:table-cell>
          <table:table-cell office:value-type="float" office:value="0.652996278238276" calcext:value-type="float">
            <text:p>0.652996278238276</text:p>
          </table:table-cell>
          <table:table-cell office:value-type="float" office:value="0.644945840622599" calcext:value-type="float">
            <text:p>0.644945840622599</text:p>
          </table:table-cell>
          <table:table-cell office:value-type="float" office:value="0.625759335499119" calcext:value-type="float">
            <text:p>0.625759335499119</text:p>
          </table:table-cell>
          <table:table-cell office:value-type="float" office:value="0.605617041008874" calcext:value-type="float">
            <text:p>0.605617041008874</text:p>
          </table:table-cell>
          <table:table-cell office:value-type="float" office:value="0.605534416519863" calcext:value-type="float">
            <text:p>0.605534416519863</text:p>
          </table:table-cell>
          <table:table-cell office:value-type="float" office:value="0.596196774444863" calcext:value-type="float">
            <text:p>0.596196774444863</text:p>
          </table:table-cell>
          <table:table-cell office:value-type="float" office:value="0.55885706965243" calcext:value-type="float">
            <text:p>0.55885706965243</text:p>
          </table:table-cell>
          <table:table-cell office:value-type="float" office:value="0.54219263972777" calcext:value-type="float">
            <text:p>0.54219263972777</text:p>
          </table:table-cell>
          <table:table-cell office:value-type="float" office:value="0.544823023185844" calcext:value-type="float">
            <text:p>0.544823023185844</text:p>
          </table:table-cell>
          <table:table-cell office:value-type="float" office:value="0.544279305599189" calcext:value-type="float">
            <text:p>0.544279305599189</text:p>
          </table:table-cell>
          <table:table-cell office:value-type="float" office:value="0.557920401975998" calcext:value-type="float">
            <text:p>0.557920401975998</text:p>
          </table:table-cell>
          <table:table-cell office:value-type="float" office:value="0.565250849548673" calcext:value-type="float">
            <text:p>0.565250849548673</text:p>
          </table:table-cell>
          <table:table-cell office:value-type="float" office:value="0.572918798810135" calcext:value-type="float">
            <text:p>0.572918798810135</text:p>
          </table:table-cell>
          <table:table-cell office:value-type="float" office:value="0.58122323203303" calcext:value-type="float">
            <text:p>0.58122323203303</text:p>
          </table:table-cell>
          <table:table-cell office:value-type="float" office:value="0.588491598834862" calcext:value-type="float">
            <text:p>0.588491598834862</text:p>
          </table:table-cell>
          <table:table-cell office:value-type="float" office:value="0.591563938476144" calcext:value-type="float">
            <text:p>0.591563938476144</text:p>
          </table:table-cell>
          <table:table-cell office:value-type="float" office:value="0.587618905615338" calcext:value-type="float">
            <text:p>0.587618905615338</text:p>
          </table:table-cell>
          <table:table-cell office:value-type="float" office:value="0.579032005418063" calcext:value-type="float">
            <text:p>0.579032005418063</text:p>
          </table:table-cell>
          <table:table-cell office:value-type="float" office:value="0.55958126171446" calcext:value-type="float">
            <text:p>0.55958126171446</text:p>
          </table:table-cell>
          <table:table-cell office:value-type="float" office:value="0.547434846002172" calcext:value-type="float">
            <text:p>0.547434846002172</text:p>
          </table:table-cell>
          <table:table-cell office:value-type="float" office:value="0.541188817433846" calcext:value-type="float">
            <text:p>0.541188817433846</text:p>
          </table:table-cell>
          <table:table-cell office:value-type="float" office:value="0.556233978239062" calcext:value-type="float">
            <text:p>0.556233978239062</text:p>
          </table:table-cell>
          <table:table-cell office:value-type="float" office:value="0.573233748855683" calcext:value-type="float">
            <text:p>0.573233748855683</text:p>
          </table:table-cell>
          <table:table-cell office:value-type="float" office:value="0.598063581115469" calcext:value-type="float">
            <text:p>0.598063581115469</text:p>
          </table:table-cell>
          <table:table-cell office:value-type="float" office:value="0.608795650501117" calcext:value-type="float">
            <text:p>0.608795650501117</text:p>
          </table:table-cell>
          <table:table-cell office:value-type="float" office:value="0.608481397451084" calcext:value-type="float">
            <text:p>0.608481397451084</text:p>
          </table:table-cell>
          <table:table-cell office:value-type="float" office:value="0.608354798883111" calcext:value-type="float">
            <text:p>0.608354798883111</text:p>
          </table:table-cell>
          <table:table-cell office:value-type="float" office:value="0.600739921699812" calcext:value-type="float">
            <text:p>0.600739921699812</text:p>
          </table:table-cell>
          <table:table-cell office:value-type="float" office:value="0.564239951813961" calcext:value-type="float">
            <text:p>0.564239951813961</text:p>
          </table:table-cell>
          <table:table-cell office:value-type="float" office:value="0.605219064086539" calcext:value-type="float">
            <text:p>0.605219064086539</text:p>
          </table:table-cell>
          <table:table-cell office:value-type="float" office:value="0.594294422082636" calcext:value-type="float">
            <text:p>0.594294422082636</text:p>
          </table:table-cell>
          <table:table-cell office:value-type="float" office:value="0.572818778019915" calcext:value-type="float">
            <text:p>0.572818778019915</text:p>
          </table:table-cell>
          <table:table-cell office:value-type="float" office:value="0.560605711545237" calcext:value-type="float">
            <text:p>0.560605711545237</text:p>
          </table:table-cell>
          <table:table-cell office:value-type="float" office:value="0.56005225920767" calcext:value-type="float">
            <text:p>0.56005225920767</text:p>
          </table:table-cell>
          <table:table-cell office:value-type="float" office:value="0.562479800888408" calcext:value-type="float">
            <text:p>0.562479800888408</text:p>
          </table:table-cell>
          <table:table-cell office:value-type="float" office:value="0.571594326450725" calcext:value-type="float">
            <text:p>0.571594326450725</text:p>
          </table:table-cell>
          <table:table-cell office:value-type="float" office:value="0.639447117629013" calcext:value-type="float">
            <text:p>0.639447117629013</text:p>
          </table:table-cell>
          <table:table-cell office:value-type="float" office:value="0.633450471281751" calcext:value-type="float">
            <text:p>0.633450471281751</text:p>
          </table:table-cell>
          <table:table-cell office:value-type="float" office:value="0.630724172262005" calcext:value-type="float">
            <text:p>0.630724172262005</text:p>
          </table:table-cell>
          <table:table-cell office:value-type="float" office:value="0.623467022616954" calcext:value-type="float">
            <text:p>0.623467022616954</text:p>
          </table:table-cell>
          <table:table-cell office:value-type="float" office:value="0.611476521365464" calcext:value-type="float">
            <text:p>0.611476521365464</text:p>
          </table:table-cell>
          <table:table-cell office:value-type="float" office:value="0.540639540923549" calcext:value-type="float">
            <text:p>0.540639540923549</text:p>
          </table:table-cell>
          <table:table-cell office:value-type="float" office:value="0.536318568588788" calcext:value-type="float">
            <text:p>0.536318568588788</text:p>
          </table:table-cell>
          <table:table-cell office:value-type="float" office:value="0.533387782063531" calcext:value-type="float">
            <text:p>0.533387782063531</text:p>
          </table:table-cell>
          <table:table-cell office:value-type="float" office:value="0.528062885204882" calcext:value-type="float">
            <text:p>0.528062885204882</text:p>
          </table:table-cell>
          <table:table-cell office:value-type="float" office:value="0.542233617907927" calcext:value-type="float">
            <text:p>0.542233617907927</text:p>
          </table:table-cell>
          <table:table-cell office:value-type="float" office:value="0.558753779724996" calcext:value-type="float">
            <text:p>0.558753779724996</text:p>
          </table:table-cell>
          <table:table-cell office:value-type="float" office:value="0.566468013389057" calcext:value-type="float">
            <text:p>0.566468013389057</text:p>
          </table:table-cell>
          <table:table-cell office:value-type="float" office:value="0.572622920527745" calcext:value-type="float">
            <text:p>0.572622920527745</text:p>
          </table:table-cell>
          <table:table-cell office:value-type="float" office:value="0.571698057300917" calcext:value-type="float">
            <text:p>0.571698057300917</text:p>
          </table:table-cell>
          <table:table-cell office:value-type="float" office:value="0.567477235155874" calcext:value-type="float">
            <text:p>0.567477235155874</text:p>
          </table:table-cell>
          <table:table-cell office:value-type="float" office:value="0.555041109282515" calcext:value-type="float">
            <text:p>0.555041109282515</text:p>
          </table:table-cell>
          <table:table-cell office:value-type="float" office:value="0.541162605608568" calcext:value-type="float">
            <text:p>0.541162605608568</text:p>
          </table:table-cell>
          <table:table-cell office:value-type="float" office:value="0.605882572257868" calcext:value-type="float">
            <text:p>0.605882572257868</text:p>
          </table:table-cell>
          <table:table-cell office:value-type="float" office:value="0.602296054633874" calcext:value-type="float">
            <text:p>0.602296054633874</text:p>
          </table:table-cell>
          <table:table-cell office:value-type="float" office:value="0.600562497672193" calcext:value-type="float">
            <text:p>0.600562497672193</text:p>
          </table:table-cell>
          <table:table-cell office:value-type="float" office:value="0.598714359801246" calcext:value-type="float">
            <text:p>0.598714359801246</text:p>
          </table:table-cell>
          <table:table-cell office:value-type="float" office:value="0.595998190184947" calcext:value-type="float">
            <text:p>0.595998190184947</text:p>
          </table:table-cell>
          <table:table-cell office:value-type="float" office:value="0.596179365279813" calcext:value-type="float">
            <text:p>0.596179365279813</text:p>
          </table:table-cell>
          <table:table-cell office:value-type="float" office:value="0.593396807294529" calcext:value-type="float">
            <text:p>0.593396807294529</text:p>
          </table:table-cell>
          <table:table-cell office:value-type="float" office:value="0.580083569255764" calcext:value-type="float">
            <text:p>0.580083569255764</text:p>
          </table:table-cell>
          <table:table-cell office:value-type="float" office:value="0.590458902596782" calcext:value-type="float">
            <text:p>0.590458902596782</text:p>
          </table:table-cell>
          <table:table-cell office:value-type="float" office:value="0.60305136085232" calcext:value-type="float">
            <text:p>0.60305136085232</text:p>
          </table:table-cell>
          <table:table-cell office:value-type="float" office:value="0.600679690792801" calcext:value-type="float">
            <text:p>0.600679690792801</text:p>
          </table:table-cell>
          <table:table-cell office:value-type="float" office:value="0.58260489162773" calcext:value-type="float">
            <text:p>0.58260489162773</text:p>
          </table:table-cell>
          <table:table-cell office:value-type="float" office:value="0.57032030808571" calcext:value-type="float">
            <text:p>0.57032030808571</text:p>
          </table:table-cell>
          <table:table-cell office:value-type="float" office:value="0.578544918074174" calcext:value-type="float">
            <text:p>0.578544918074174</text:p>
          </table:table-cell>
          <table:table-cell office:value-type="float" office:value="0.58382739932473" calcext:value-type="float">
            <text:p>0.58382739932473</text:p>
          </table:table-cell>
          <table:table-cell office:value-type="float" office:value="0.65766205834501" calcext:value-type="float">
            <text:p>0.65766205834501</text:p>
          </table:table-cell>
          <table:table-cell office:value-type="float" office:value="0.654432536411781" calcext:value-type="float">
            <text:p>0.654432536411781</text:p>
          </table:table-cell>
          <table:table-cell office:value-type="float" office:value="0.642061973103673" calcext:value-type="float">
            <text:p>0.642061973103673</text:p>
          </table:table-cell>
          <table:table-cell office:value-type="float" office:value="0.612940706490416" calcext:value-type="float">
            <text:p>0.612940706490416</text:p>
          </table:table-cell>
          <table:table-cell office:value-type="float" office:value="0.614796257147289" calcext:value-type="float">
            <text:p>0.614796257147289</text:p>
          </table:table-cell>
          <table:table-cell office:value-type="float" office:value="0.566947797072121" calcext:value-type="float">
            <text:p>0.566947797072121</text:p>
          </table:table-cell>
          <table:table-cell office:value-type="float" office:value="0.569635273509434" calcext:value-type="float">
            <text:p>0.569635273509434</text:p>
          </table:table-cell>
          <table:table-cell office:value-type="float" office:value="0.588269055497862" calcext:value-type="float">
            <text:p>0.588269055497862</text:p>
          </table:table-cell>
          <table:table-cell office:value-type="float" office:value="0.607212139814765" calcext:value-type="float">
            <text:p>0.607212139814765</text:p>
          </table:table-cell>
          <table:table-cell office:value-type="float" office:value="0.606621308118026" calcext:value-type="float">
            <text:p>0.606621308118026</text:p>
          </table:table-cell>
          <table:table-cell office:value-type="float" office:value="0.60386688292188" calcext:value-type="float">
            <text:p>0.60386688292188</text:p>
          </table:table-cell>
          <table:table-cell office:value-type="float" office:value="0.602316577610208" calcext:value-type="float">
            <text:p>0.602316577610208</text:p>
          </table:table-cell>
          <table:table-cell office:value-type="float" office:value="0.588484501565073" calcext:value-type="float">
            <text:p>0.588484501565073</text:p>
          </table:table-cell>
          <table:table-cell office:value-type="float" office:value="0.560531130637719" calcext:value-type="float">
            <text:p>0.560531130637719</text:p>
          </table:table-cell>
          <table:table-cell office:value-type="float" office:value="0.550999824161495" calcext:value-type="float">
            <text:p>0.550999824161495</text:p>
          </table:table-cell>
          <table:table-cell office:value-type="float" office:value="0.577659118069735" calcext:value-type="float">
            <text:p>0.577659118069735</text:p>
          </table:table-cell>
          <table:table-cell office:value-type="float" office:value="0.590608420706695" calcext:value-type="float">
            <text:p>0.590608420706695</text:p>
          </table:table-cell>
          <table:table-cell office:value-type="float" office:value="0.600498901571691" calcext:value-type="float">
            <text:p>0.600498901571691</text:p>
          </table:table-cell>
          <table:table-cell office:value-type="float" office:value="0.609370695691519" calcext:value-type="float">
            <text:p>0.609370695691519</text:p>
          </table:table-cell>
          <table:table-cell office:value-type="float" office:value="0.607801965954627" calcext:value-type="float">
            <text:p>0.607801965954627</text:p>
          </table:table-cell>
          <table:table-cell office:value-type="float" office:value="0.607530931227892" calcext:value-type="float">
            <text:p>0.607530931227892</text:p>
          </table:table-cell>
          <table:table-cell office:value-type="float" office:value="0.59702877591907" calcext:value-type="float">
            <text:p>0.59702877591907</text:p>
          </table:table-cell>
          <table:table-cell office:value-type="float" office:value="0.581081091323699" calcext:value-type="float">
            <text:p>0.581081091323699</text:p>
          </table:table-cell>
          <table:table-cell office:value-type="float" office:value="0.58494955491829" calcext:value-type="float">
            <text:p>0.58494955491829</text:p>
          </table:table-cell>
          <table:table-cell office:value-type="float" office:value="0.599801876523098" calcext:value-type="float">
            <text:p>0.599801876523098</text:p>
          </table:table-cell>
          <table:table-cell office:value-type="float" office:value="0.618641603951303" calcext:value-type="float">
            <text:p>0.618641603951303</text:p>
          </table:table-cell>
          <table:table-cell office:value-type="float" office:value="0.607260732405999" calcext:value-type="float">
            <text:p>0.607260732405999</text:p>
          </table:table-cell>
          <table:table-cell office:value-type="float" office:value="0.585996071795718" calcext:value-type="float">
            <text:p>0.585996071795718</text:p>
          </table:table-cell>
          <table:table-cell office:value-type="float" office:value="0.572857893698852" calcext:value-type="float">
            <text:p>0.572857893698852</text:p>
          </table:table-cell>
          <table:table-cell office:value-type="float" office:value="0.574422703142531" calcext:value-type="float">
            <text:p>0.574422703142531</text:p>
          </table:table-cell>
          <table:table-cell office:value-type="float" office:value="0.577634499500689" calcext:value-type="float">
            <text:p>0.577634499500689</text:p>
          </table:table-cell>
          <table:table-cell office:value-type="float" office:value="0.580941538598725" calcext:value-type="float">
            <text:p>0.580941538598725</text:p>
          </table:table-cell>
          <table:table-cell office:value-type="float" office:value="0.632411386596205" calcext:value-type="float">
            <text:p>0.632411386596205</text:p>
          </table:table-cell>
          <table:table-cell office:value-type="float" office:value="0.624539089261338" calcext:value-type="float">
            <text:p>0.624539089261338</text:p>
          </table:table-cell>
          <table:table-cell office:value-type="float" office:value="0.606205268547013" calcext:value-type="float">
            <text:p>0.606205268547013</text:p>
          </table:table-cell>
          <table:table-cell office:value-type="float" office:value="0.600892085651367" calcext:value-type="float">
            <text:p>0.600892085651367</text:p>
          </table:table-cell>
          <table:table-cell office:value-type="float" office:value="0.563877297802545" calcext:value-type="float">
            <text:p>0.563877297802545</text:p>
          </table:table-cell>
          <table:table-cell office:value-type="float" office:value="0.543489980489676" calcext:value-type="float">
            <text:p>0.543489980489676</text:p>
          </table:table-cell>
          <table:table-cell office:value-type="float" office:value="0.543135966636046" calcext:value-type="float">
            <text:p>0.543135966636046</text:p>
          </table:table-cell>
          <table:table-cell office:value-type="float" office:value="0.546623270219988" calcext:value-type="float">
            <text:p>0.546623270219988</text:p>
          </table:table-cell>
          <table:table-cell office:value-type="float" office:value="0.566089928659859" calcext:value-type="float">
            <text:p>0.566089928659859</text:p>
          </table:table-cell>
          <table:table-cell office:value-type="float" office:value="0.582133607387446" calcext:value-type="float">
            <text:p>0.582133607387446</text:p>
          </table:table-cell>
          <table:table-cell office:value-type="float" office:value="0.584426089389994" calcext:value-type="float">
            <text:p>0.584426089389994</text:p>
          </table:table-cell>
          <table:table-cell office:value-type="float" office:value="0.581570421974242" calcext:value-type="float">
            <text:p>0.581570421974242</text:p>
          </table:table-cell>
          <table:table-cell office:value-type="float" office:value="0.569045128111094" calcext:value-type="float">
            <text:p>0.569045128111094</text:p>
          </table:table-cell>
          <table:table-cell office:value-type="float" office:value="0.548035363839914" calcext:value-type="float">
            <text:p>0.548035363839914</text:p>
          </table:table-cell>
          <table:table-cell office:value-type="float" office:value="0.540578250873012" calcext:value-type="float">
            <text:p>0.540578250873012</text:p>
          </table:table-cell>
          <table:table-cell office:value-type="float" office:value="0.585022818955279" calcext:value-type="float">
            <text:p>0.585022818955279</text:p>
          </table:table-cell>
          <table:table-cell office:value-type="float" office:value="0.594894214855022" calcext:value-type="float">
            <text:p>0.594894214855022</text:p>
          </table:table-cell>
          <table:table-cell office:value-type="float" office:value="0.596916514127172" calcext:value-type="float">
            <text:p>0.596916514127172</text:p>
          </table:table-cell>
          <table:table-cell office:value-type="float" office:value="0.605266856692348" calcext:value-type="float">
            <text:p>0.605266856692348</text:p>
          </table:table-cell>
          <table:table-cell office:value-type="float" office:value="0.603285690413035" calcext:value-type="float">
            <text:p>0.603285690413035</text:p>
          </table:table-cell>
          <table:table-cell office:value-type="float" office:value="0.607864612849392" calcext:value-type="float">
            <text:p>0.607864612849392</text:p>
          </table:table-cell>
          <table:table-cell office:value-type="float" office:value="0.597945293529177" calcext:value-type="float">
            <text:p>0.597945293529177</text:p>
          </table:table-cell>
          <table:table-cell office:value-type="float" office:value="0.582798504121577" calcext:value-type="float">
            <text:p>0.582798504121577</text:p>
          </table:table-cell>
          <table:table-cell office:value-type="float" office:value="0.573247624526209" calcext:value-type="float">
            <text:p>0.573247624526209</text:p>
          </table:table-cell>
          <table:table-cell office:value-type="float" office:value="0.569732020142357" calcext:value-type="float">
            <text:p>0.569732020142357</text:p>
          </table:table-cell>
          <table:table-cell office:value-type="float" office:value="0.587864699607605" calcext:value-type="float">
            <text:p>0.587864699607605</text:p>
          </table:table-cell>
          <table:table-cell office:value-type="float" office:value="0.582523250336419" calcext:value-type="float">
            <text:p>0.582523250336419</text:p>
          </table:table-cell>
          <table:table-cell office:value-type="float" office:value="0.572414593402244" calcext:value-type="float">
            <text:p>0.572414593402244</text:p>
          </table:table-cell>
          <table:table-cell office:value-type="float" office:value="0.563671357827664" calcext:value-type="float">
            <text:p>0.563671357827664</text:p>
          </table:table-cell>
          <table:table-cell office:value-type="float" office:value="0.564612652245274" calcext:value-type="float">
            <text:p>0.564612652245274</text:p>
          </table:table-cell>
          <table:table-cell office:value-type="float" office:value="0.56856327193843" calcext:value-type="float">
            <text:p>0.56856327193843</text:p>
          </table:table-cell>
          <table:table-cell office:value-type="float" office:value="0.569025792429286" calcext:value-type="float">
            <text:p>0.569025792429286</text:p>
          </table:table-cell>
          <table:table-cell office:value-type="float" office:value="0.568525586091401" calcext:value-type="float">
            <text:p>0.568525586091401</text:p>
          </table:table-cell>
          <table:table-cell office:value-type="float" office:value="0.569145719476599" calcext:value-type="float">
            <text:p>0.569145719476599</text:p>
          </table:table-cell>
          <table:table-cell office:value-type="float" office:value="0.569743468138228" calcext:value-type="float">
            <text:p>0.569743468138228</text:p>
          </table:table-cell>
          <table:table-cell office:value-type="float" office:value="0.56985649775867" calcext:value-type="float">
            <text:p>0.56985649775867</text:p>
          </table:table-cell>
          <table:table-cell office:value-type="float" office:value="0.56976549110266" calcext:value-type="float">
            <text:p>0.56976549110266</text:p>
          </table:table-cell>
          <table:table-cell office:value-type="float" office:value="0.569378972455956" calcext:value-type="float">
            <text:p>0.569378972455956</text:p>
          </table:table-cell>
          <table:table-cell office:value-type="float" office:value="0.569366114748055" calcext:value-type="float">
            <text:p>0.569366114748055</text:p>
          </table:table-cell>
          <table:table-cell office:value-type="float" office:value="0.569341312622447" calcext:value-type="float">
            <text:p>0.569341312622447</text:p>
          </table:table-cell>
          <table:table-cell office:value-type="float" office:value="0.56979861809278" calcext:value-type="float">
            <text:p>0.56979861809278</text:p>
          </table:table-cell>
          <table:table-cell office:value-type="float" office:value="0.570279042059899" calcext:value-type="float">
            <text:p>0.570279042059899</text:p>
          </table:table-cell>
          <table:table-cell office:value-type="float" office:value="0.570389761638214" calcext:value-type="float">
            <text:p>0.570389761638214</text:p>
          </table:table-cell>
          <table:table-cell office:value-type="float" office:value="0.569481162900273" calcext:value-type="float">
            <text:p>0.569481162900273</text:p>
          </table:table-cell>
          <table:table-cell office:value-type="float" office:value="0.569731703509094" calcext:value-type="float">
            <text:p>0.569731703509094</text:p>
          </table:table-cell>
          <table:table-cell office:value-type="float" office:value="0.570094997472738" calcext:value-type="float">
            <text:p>0.570094997472738</text:p>
          </table:table-cell>
          <table:table-cell office:value-type="float" office:value="0.56992538857288" calcext:value-type="float">
            <text:p>0.56992538857288</text:p>
          </table:table-cell>
          <table:table-cell office:value-type="float" office:value="0.569342545437766" calcext:value-type="float">
            <text:p>0.569342545437766</text:p>
          </table:table-cell>
          <table:table-cell office:value-type="float" office:value="0.570099667633953" calcext:value-type="float">
            <text:p>0.570099667633953</text:p>
          </table:table-cell>
          <table:table-cell office:value-type="float" office:value="0.569017557041172" calcext:value-type="float">
            <text:p>0.569017557041172</text:p>
          </table:table-cell>
          <table:table-cell office:value-type="float" office:value="0.569465866975845" calcext:value-type="float">
            <text:p>0.569465866975845</text:p>
          </table:table-cell>
          <table:table-cell office:value-type="float" office:value="0.569730098589193" calcext:value-type="float">
            <text:p>0.569730098589193</text:p>
          </table:table-cell>
          <table:table-cell office:value-type="float" office:value="0.567218052860169" calcext:value-type="float">
            <text:p>0.567218052860169</text:p>
          </table:table-cell>
          <table:table-cell office:value-type="float" office:value="0.568735346435103" calcext:value-type="float">
            <text:p>0.568735346435103</text:p>
          </table:table-cell>
          <table:table-cell office:value-type="float" office:value="0.568355910780849" calcext:value-type="float">
            <text:p>0.568355910780849</text:p>
          </table:table-cell>
          <table:table-cell office:value-type="float" office:value="0.568403580425757" calcext:value-type="float">
            <text:p>0.568403580425757</text:p>
          </table:table-cell>
          <table:table-cell office:value-type="float" office:value="0.569264627260095" calcext:value-type="float">
            <text:p>0.569264627260095</text:p>
          </table:table-cell>
          <table:table-cell office:value-type="float" office:value="0.567778952912229" calcext:value-type="float">
            <text:p>0.567778952912229</text:p>
          </table:table-cell>
          <table:table-cell office:value-type="float" office:value="0.56926988061754" calcext:value-type="float">
            <text:p>0.56926988061754</text:p>
          </table:table-cell>
          <table:table-cell office:value-type="float" office:value="0.568908139459768" calcext:value-type="float">
            <text:p>0.568908139459768</text:p>
          </table:table-cell>
          <table:table-cell office:value-type="float" office:value="0.568197408706709" calcext:value-type="float">
            <text:p>0.568197408706709</text:p>
          </table:table-cell>
          <table:table-cell office:value-type="float" office:value="0.56830119342296" calcext:value-type="float">
            <text:p>0.56830119342296</text:p>
          </table:table-cell>
          <table:table-cell office:value-type="float" office:value="0.569198687797324" calcext:value-type="float">
            <text:p>0.569198687797324</text:p>
          </table:table-cell>
          <table:table-cell office:value-type="float" office:value="0.56784892481971" calcext:value-type="float">
            <text:p>0.56784892481971</text:p>
          </table:table-cell>
          <table:table-cell office:value-type="float" office:value="0.567870560052594" calcext:value-type="float">
            <text:p>0.567870560052594</text:p>
          </table:table-cell>
          <table:table-cell office:value-type="float" office:value="0.568682035986523" calcext:value-type="float">
            <text:p>0.568682035986523</text:p>
          </table:table-cell>
          <table:table-cell office:value-type="float" office:value="0.56831601426321" calcext:value-type="float">
            <text:p>0.56831601426321</text:p>
          </table:table-cell>
          <table:table-cell office:value-type="float" office:value="0.567473761336568" calcext:value-type="float">
            <text:p>0.567473761336568</text:p>
          </table:table-cell>
          <table:table-cell office:value-type="float" office:value="0.568526023493321" calcext:value-type="float">
            <text:p>0.568526023493321</text:p>
          </table:table-cell>
          <table:table-cell office:value-type="float" office:value="0.56825635490464" calcext:value-type="float">
            <text:p>0.56825635490464</text:p>
          </table:table-cell>
          <table:table-cell office:value-type="float" office:value="0.569534689866195" calcext:value-type="float">
            <text:p>0.569534689866195</text:p>
          </table:table-cell>
          <table:table-cell office:value-type="float" office:value="0.568110827161963" calcext:value-type="float">
            <text:p>0.568110827161963</text:p>
          </table:table-cell>
          <table:table-cell office:value-type="float" office:value="0.56841339493377" calcext:value-type="float">
            <text:p>0.56841339493377</text:p>
          </table:table-cell>
          <table:table-cell office:value-type="float" office:value="0.568509299296154" calcext:value-type="float">
            <text:p>0.568509299296154</text:p>
          </table:table-cell>
          <table:table-cell office:value-type="float" office:value="0.567505826129358" calcext:value-type="float">
            <text:p>0.567505826129358</text:p>
          </table:table-cell>
          <table:table-cell office:value-type="float" office:value="0.568173275969271" calcext:value-type="float">
            <text:p>0.568173275969271</text:p>
          </table:table-cell>
          <table:table-cell office:value-type="float" office:value="0.568203909755167" calcext:value-type="float">
            <text:p>0.568203909755167</text:p>
          </table:table-cell>
          <table:table-cell office:value-type="float" office:value="0.567652060611462" calcext:value-type="float">
            <text:p>0.567652060611462</text:p>
          </table:table-cell>
          <table:table-cell office:value-type="float" office:value="0.568368403947497" calcext:value-type="float">
            <text:p>0.568368403947497</text:p>
          </table:table-cell>
          <table:table-cell office:value-type="float" office:value="0.567851092088108" calcext:value-type="float">
            <text:p>0.567851092088108</text:p>
          </table:table-cell>
          <table:table-cell office:value-type="float" office:value="0.568713218178853" calcext:value-type="float">
            <text:p>0.568713218178853</text:p>
          </table:table-cell>
          <table:table-cell office:value-type="float" office:value="0.56809624564548" calcext:value-type="float">
            <text:p>0.56809624564548</text:p>
          </table:table-cell>
          <table:table-cell office:value-type="float" office:value="0.568443634084256" calcext:value-type="float">
            <text:p>0.568443634084256</text:p>
          </table:table-cell>
          <table:table-cell office:value-type="float" office:value="0.567984129824367" calcext:value-type="float">
            <text:p>0.567984129824367</text:p>
          </table:table-cell>
          <table:table-cell office:value-type="float" office:value="0.568999040632641" calcext:value-type="float">
            <text:p>0.568999040632641</text:p>
          </table:table-cell>
          <table:table-cell office:value-type="float" office:value="0.567799709667639" calcext:value-type="float">
            <text:p>0.567799709667639</text:p>
          </table:table-cell>
          <table:table-cell office:value-type="float" office:value="0.568897807944329" calcext:value-type="float">
            <text:p>0.568897807944329</text:p>
          </table:table-cell>
          <table:table-cell office:value-type="float" office:value="0.567884246366855" calcext:value-type="float">
            <text:p>0.567884246366855</text:p>
          </table:table-cell>
          <table:table-cell office:value-type="float" office:value="0.568406594019988" calcext:value-type="float">
            <text:p>0.568406594019988</text:p>
          </table:table-cell>
          <table:table-cell office:value-type="float" office:value="0.568294142402661" calcext:value-type="float">
            <text:p>0.568294142402661</text:p>
          </table:table-cell>
          <table:table-cell office:value-type="float" office:value="0.568440957842932" calcext:value-type="float">
            <text:p>0.568440957842932</text:p>
          </table:table-cell>
          <table:table-cell office:value-type="float" office:value="0.568694183784014" calcext:value-type="float">
            <text:p>0.568694183784014</text:p>
          </table:table-cell>
          <table:table-cell office:value-type="float" office:value="0.568007497252543" calcext:value-type="float">
            <text:p>0.568007497252543</text:p>
          </table:table-cell>
          <table:table-cell office:value-type="float" office:value="0.569024899802395" calcext:value-type="float">
            <text:p>0.569024899802395</text:p>
          </table:table-cell>
          <table:table-cell office:value-type="float" office:value="0.568728337141446" calcext:value-type="float">
            <text:p>0.568728337141446</text:p>
          </table:table-cell>
          <table:table-cell office:value-type="float" office:value="0.569166745047297" calcext:value-type="float">
            <text:p>0.569166745047297</text:p>
          </table:table-cell>
          <table:table-cell office:value-type="float" office:value="0.568015747252305" calcext:value-type="float">
            <text:p>0.568015747252305</text:p>
          </table:table-cell>
          <table:table-cell office:value-type="float" office:value="0.568058835833048" calcext:value-type="float">
            <text:p>0.568058835833048</text:p>
          </table:table-cell>
          <table:table-cell office:value-type="float" office:value="0.567624586257772" calcext:value-type="float">
            <text:p>0.567624586257772</text:p>
          </table:table-cell>
          <table:table-cell office:value-type="float" office:value="0.568081709097987" calcext:value-type="float">
            <text:p>0.568081709097987</text:p>
          </table:table-cell>
          <table:table-cell office:value-type="float" office:value="0.569111141451359" calcext:value-type="float">
            <text:p>0.569111141451359</text:p>
          </table:table-cell>
          <table:table-cell office:value-type="float" office:value="0.568633178144941" calcext:value-type="float">
            <text:p>0.568633178144941</text:p>
          </table:table-cell>
          <table:table-cell office:value-type="float" office:value="0.567124852111807" calcext:value-type="float">
            <text:p>0.567124852111807</text:p>
          </table:table-cell>
          <table:table-cell office:value-type="float" office:value="0.56733672389617" calcext:value-type="float">
            <text:p>0.56733672389617</text:p>
          </table:table-cell>
          <table:table-cell office:value-type="float" office:value="0.568998478552045" calcext:value-type="float">
            <text:p>0.568998478552045</text:p>
          </table:table-cell>
          <table:table-cell office:value-type="float" office:value="0.568372741684868" calcext:value-type="float">
            <text:p>0.568372741684868</text:p>
          </table:table-cell>
          <table:table-cell office:value-type="float" office:value="0.567371970900239" calcext:value-type="float">
            <text:p>0.567371970900239</text:p>
          </table:table-cell>
          <table:table-cell office:value-type="float" office:value="0.568367230083483" calcext:value-type="float">
            <text:p>0.568367230083483</text:p>
          </table:table-cell>
          <table:table-cell office:value-type="float" office:value="0.567796901423799" calcext:value-type="float">
            <text:p>0.567796901423799</text:p>
          </table:table-cell>
          <table:table-cell office:value-type="float" office:value="0.568192483883472" calcext:value-type="float">
            <text:p>0.56819248388347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9798055309457" calcext:value-type="float">
            <text:p>-0.219798055309457</text:p>
          </table:table-cell>
          <table:table-cell office:value-type="float" office:value="-0.219440357592466" calcext:value-type="float">
            <text:p>-0.219440357592466</text:p>
          </table:table-cell>
          <table:table-cell office:value-type="float" office:value="-0.219527259591432" calcext:value-type="float">
            <text:p>-0.219527259591432</text:p>
          </table:table-cell>
          <table:table-cell office:value-type="float" office:value="-0.219381771873469" calcext:value-type="float">
            <text:p>-0.219381771873469</text:p>
          </table:table-cell>
          <table:table-cell office:value-type="float" office:value="-0.219554051868403" calcext:value-type="float">
            <text:p>-0.219554051868403</text:p>
          </table:table-cell>
          <table:table-cell office:value-type="float" office:value="-0.219658113481825" calcext:value-type="float">
            <text:p>-0.219658113481825</text:p>
          </table:table-cell>
          <table:table-cell office:value-type="float" office:value="-0.219617109061376" calcext:value-type="float">
            <text:p>-0.219617109061376</text:p>
          </table:table-cell>
          <table:table-cell office:value-type="float" office:value="-0.219398164614499" calcext:value-type="float">
            <text:p>-0.219398164614499</text:p>
          </table:table-cell>
          <table:table-cell office:value-type="float" office:value="-0.219467129978282" calcext:value-type="float">
            <text:p>-0.219467129978282</text:p>
          </table:table-cell>
          <table:table-cell office:value-type="float" office:value="-0.219407256883771" calcext:value-type="float">
            <text:p>-0.219407256883771</text:p>
          </table:table-cell>
          <table:table-cell office:value-type="float" office:value="-0.219661748552642" calcext:value-type="float">
            <text:p>-0.219661748552642</text:p>
          </table:table-cell>
          <table:table-cell office:value-type="float" office:value="-0.219688776206473" calcext:value-type="float">
            <text:p>-0.219688776206473</text:p>
          </table:table-cell>
          <table:table-cell office:value-type="float" office:value="-0.219676901099617" calcext:value-type="float">
            <text:p>-0.219676901099617</text:p>
          </table:table-cell>
          <table:table-cell office:value-type="float" office:value="-0.219681892743895" calcext:value-type="float">
            <text:p>-0.219681892743895</text:p>
          </table:table-cell>
          <table:table-cell office:value-type="float" office:value="-0.219908524413789" calcext:value-type="float">
            <text:p>-0.219908524413789</text:p>
          </table:table-cell>
          <table:table-cell office:value-type="float" office:value="-0.219529788560563" calcext:value-type="float">
            <text:p>-0.219529788560563</text:p>
          </table:table-cell>
          <table:table-cell office:value-type="float" office:value="-0.21966846377159" calcext:value-type="float">
            <text:p>-0.21966846377159</text:p>
          </table:table-cell>
          <table:table-cell office:value-type="float" office:value="-0.219546631188044" calcext:value-type="float">
            <text:p>-0.219546631188044</text:p>
          </table:table-cell>
          <table:table-cell office:value-type="float" office:value="-0.219656979724885" calcext:value-type="float">
            <text:p>-0.219656979724885</text:p>
          </table:table-cell>
          <table:table-cell office:value-type="float" office:value="-0.219536717905932" calcext:value-type="float">
            <text:p>-0.219536717905932</text:p>
          </table:table-cell>
          <table:table-cell office:value-type="float" office:value="-0.219495656247926" calcext:value-type="float">
            <text:p>-0.219495656247926</text:p>
          </table:table-cell>
          <table:table-cell office:value-type="float" office:value="-0.219601130248859" calcext:value-type="float">
            <text:p>-0.219601130248859</text:p>
          </table:table-cell>
          <table:table-cell office:value-type="float" office:value="-0.219537876256396" calcext:value-type="float">
            <text:p>-0.219537876256396</text:p>
          </table:table-cell>
          <table:table-cell office:value-type="float" office:value="-0.219886359157427" calcext:value-type="float">
            <text:p>-0.219886359157427</text:p>
          </table:table-cell>
          <table:table-cell office:value-type="float" office:value="-0.219564416622133" calcext:value-type="float">
            <text:p>-0.219564416622133</text:p>
          </table:table-cell>
          <table:table-cell office:value-type="float" office:value="-0.219602772513154" calcext:value-type="float">
            <text:p>-0.219602772513154</text:p>
          </table:table-cell>
          <table:table-cell office:value-type="float" office:value="-0.219460905367009" calcext:value-type="float">
            <text:p>-0.219460905367009</text:p>
          </table:table-cell>
          <table:table-cell office:value-type="float" office:value="-0.219727840623738" calcext:value-type="float">
            <text:p>-0.219727840623738</text:p>
          </table:table-cell>
          <table:table-cell office:value-type="float" office:value="-0.219629666595912" calcext:value-type="float">
            <text:p>-0.219629666595912</text:p>
          </table:table-cell>
          <table:table-cell office:value-type="float" office:value="-0.219562739121147" calcext:value-type="float">
            <text:p>-0.219562739121147</text:p>
          </table:table-cell>
          <table:table-cell office:value-type="float" office:value="-0.219763131364463" calcext:value-type="float">
            <text:p>-0.219763131364463</text:p>
          </table:table-cell>
          <table:table-cell office:value-type="float" office:value="-0.21950571077413" calcext:value-type="float">
            <text:p>-0.21950571077413</text:p>
          </table:table-cell>
          <table:table-cell office:value-type="float" office:value="-0.219649762120445" calcext:value-type="float">
            <text:p>-0.219649762120445</text:p>
          </table:table-cell>
          <table:table-cell office:value-type="float" office:value="-0.219830522901246" calcext:value-type="float">
            <text:p>-0.219830522901246</text:p>
          </table:table-cell>
          <table:table-cell office:value-type="float" office:value="-0.219592090945704" calcext:value-type="float">
            <text:p>-0.219592090945704</text:p>
          </table:table-cell>
          <table:table-cell office:value-type="float" office:value="-0.219741127764278" calcext:value-type="float">
            <text:p>-0.219741127764278</text:p>
          </table:table-cell>
          <table:table-cell office:value-type="float" office:value="-0.219473682844071" calcext:value-type="float">
            <text:p>-0.219473682844071</text:p>
          </table:table-cell>
          <table:table-cell office:value-type="float" office:value="-0.219597923814409" calcext:value-type="float">
            <text:p>-0.219597923814409</text:p>
          </table:table-cell>
          <table:table-cell office:value-type="float" office:value="-0.21971615155263" calcext:value-type="float">
            <text:p>-0.21971615155263</text:p>
          </table:table-cell>
          <table:table-cell office:value-type="float" office:value="-0.219585032704954" calcext:value-type="float">
            <text:p>-0.219585032704954</text:p>
          </table:table-cell>
          <table:table-cell office:value-type="float" office:value="-0.219410741596629" calcext:value-type="float">
            <text:p>-0.219410741596629</text:p>
          </table:table-cell>
          <table:table-cell office:value-type="float" office:value="-0.219922596965051" calcext:value-type="float">
            <text:p>-0.219922596965051</text:p>
          </table:table-cell>
          <table:table-cell office:value-type="float" office:value="-0.219760228475884" calcext:value-type="float">
            <text:p>-0.219760228475884</text:p>
          </table:table-cell>
          <table:table-cell office:value-type="float" office:value="-0.219783772810566" calcext:value-type="float">
            <text:p>-0.219783772810566</text:p>
          </table:table-cell>
          <table:table-cell office:value-type="float" office:value="-0.219687058570985" calcext:value-type="float">
            <text:p>-0.219687058570985</text:p>
          </table:table-cell>
          <table:table-cell office:value-type="float" office:value="-0.219913927554423" calcext:value-type="float">
            <text:p>-0.219913927554423</text:p>
          </table:table-cell>
          <table:table-cell office:value-type="float" office:value="-0.219683011569431" calcext:value-type="float">
            <text:p>-0.219683011569431</text:p>
          </table:table-cell>
          <table:table-cell office:value-type="float" office:value="-0.219944961994527" calcext:value-type="float">
            <text:p>-0.219944961994527</text:p>
          </table:table-cell>
          <table:table-cell office:value-type="float" office:value="-0.219682246363935" calcext:value-type="float">
            <text:p>-0.219682246363935</text:p>
          </table:table-cell>
          <table:table-cell office:value-type="float" office:value="-0.21979229305161" calcext:value-type="float">
            <text:p>-0.21979229305161</text:p>
          </table:table-cell>
          <table:table-cell office:value-type="float" office:value="-0.219598503061642" calcext:value-type="float">
            <text:p>-0.219598503061642</text:p>
          </table:table-cell>
          <table:table-cell office:value-type="float" office:value="-0.219581419094626" calcext:value-type="float">
            <text:p>-0.219581419094626</text:p>
          </table:table-cell>
          <table:table-cell office:value-type="float" office:value="-0.219802598070514" calcext:value-type="float">
            <text:p>-0.219802598070514</text:p>
          </table:table-cell>
          <table:table-cell office:value-type="float" office:value="-0.220095597722566" calcext:value-type="float">
            <text:p>-0.220095597722566</text:p>
          </table:table-cell>
          <table:table-cell office:value-type="float" office:value="-0.220935906923412" calcext:value-type="float">
            <text:p>-0.220935906923412</text:p>
          </table:table-cell>
          <table:table-cell office:value-type="float" office:value="-0.221317045831306" calcext:value-type="float">
            <text:p>-0.221317045831306</text:p>
          </table:table-cell>
          <table:table-cell office:value-type="float" office:value="-0.221318215213104" calcext:value-type="float">
            <text:p>-0.221318215213104</text:p>
          </table:table-cell>
          <table:table-cell office:value-type="float" office:value="-0.221695799993139" calcext:value-type="float">
            <text:p>-0.221695799993139</text:p>
          </table:table-cell>
          <table:table-cell office:value-type="float" office:value="-0.218160033489593" calcext:value-type="float">
            <text:p>-0.218160033489593</text:p>
          </table:table-cell>
          <table:table-cell office:value-type="float" office:value="-0.22840467357501" calcext:value-type="float">
            <text:p>-0.22840467357501</text:p>
          </table:table-cell>
          <table:table-cell office:value-type="float" office:value="-0.241639510896105" calcext:value-type="float">
            <text:p>-0.241639510896105</text:p>
          </table:table-cell>
          <table:table-cell office:value-type="float" office:value="-0.260429971573839" calcext:value-type="float">
            <text:p>-0.260429971573839</text:p>
          </table:table-cell>
          <table:table-cell office:value-type="float" office:value="-0.264534044922873" calcext:value-type="float">
            <text:p>-0.264534044922873</text:p>
          </table:table-cell>
          <table:table-cell office:value-type="float" office:value="-0.260424882868767" calcext:value-type="float">
            <text:p>-0.260424882868767</text:p>
          </table:table-cell>
          <table:table-cell office:value-type="float" office:value="-0.259608563762961" calcext:value-type="float">
            <text:p>-0.259608563762961</text:p>
          </table:table-cell>
          <table:table-cell office:value-type="float" office:value="-0.262445194338191" calcext:value-type="float">
            <text:p>-0.262445194338191</text:p>
          </table:table-cell>
          <table:table-cell office:value-type="float" office:value="-0.266004428838682" calcext:value-type="float">
            <text:p>-0.266004428838682</text:p>
          </table:table-cell>
          <table:table-cell office:value-type="float" office:value="-0.268203360039792" calcext:value-type="float">
            <text:p>-0.268203360039792</text:p>
          </table:table-cell>
          <table:table-cell office:value-type="float" office:value="-0.26143458313318" calcext:value-type="float">
            <text:p>-0.26143458313318</text:p>
          </table:table-cell>
          <table:table-cell office:value-type="float" office:value="-0.228795388547777" calcext:value-type="float">
            <text:p>-0.228795388547777</text:p>
          </table:table-cell>
          <table:table-cell office:value-type="float" office:value="-0.225507354858623" calcext:value-type="float">
            <text:p>-0.225507354858623</text:p>
          </table:table-cell>
          <table:table-cell office:value-type="float" office:value="-0.225968293050964" calcext:value-type="float">
            <text:p>-0.225968293050964</text:p>
          </table:table-cell>
          <table:table-cell office:value-type="float" office:value="-0.228246186082039" calcext:value-type="float">
            <text:p>-0.228246186082039</text:p>
          </table:table-cell>
          <table:table-cell office:value-type="float" office:value="-0.228795510016642" calcext:value-type="float">
            <text:p>-0.228795510016642</text:p>
          </table:table-cell>
          <table:table-cell office:value-type="float" office:value="-0.229595814632515" calcext:value-type="float">
            <text:p>-0.229595814632515</text:p>
          </table:table-cell>
          <table:table-cell office:value-type="float" office:value="-0.22995224751557" calcext:value-type="float">
            <text:p>-0.22995224751557</text:p>
          </table:table-cell>
          <table:table-cell office:value-type="float" office:value="-0.227748456819802" calcext:value-type="float">
            <text:p>-0.227748456819802</text:p>
          </table:table-cell>
          <table:table-cell office:value-type="float" office:value="-0.235679861799682" calcext:value-type="float">
            <text:p>-0.235679861799682</text:p>
          </table:table-cell>
          <table:table-cell office:value-type="float" office:value="-0.226474579284748" calcext:value-type="float">
            <text:p>-0.226474579284748</text:p>
          </table:table-cell>
          <table:table-cell office:value-type="float" office:value="-0.218652553630208" calcext:value-type="float">
            <text:p>-0.218652553630208</text:p>
          </table:table-cell>
          <table:table-cell office:value-type="float" office:value="-0.214512778339668" calcext:value-type="float">
            <text:p>-0.214512778339668</text:p>
          </table:table-cell>
          <table:table-cell office:value-type="float" office:value="-0.219882745666245" calcext:value-type="float">
            <text:p>-0.219882745666245</text:p>
          </table:table-cell>
          <table:table-cell office:value-type="float" office:value="-0.215848533560333" calcext:value-type="float">
            <text:p>-0.215848533560333</text:p>
          </table:table-cell>
          <table:table-cell office:value-type="float" office:value="-0.211432114178162" calcext:value-type="float">
            <text:p>-0.211432114178162</text:p>
          </table:table-cell>
          <table:table-cell office:value-type="float" office:value="-0.21940478662096" calcext:value-type="float">
            <text:p>-0.21940478662096</text:p>
          </table:table-cell>
          <table:table-cell office:value-type="float" office:value="-0.22298499216924" calcext:value-type="float">
            <text:p>-0.22298499216924</text:p>
          </table:table-cell>
          <table:table-cell office:value-type="float" office:value="-0.221528511283702" calcext:value-type="float">
            <text:p>-0.221528511283702</text:p>
          </table:table-cell>
          <table:table-cell office:value-type="float" office:value="-0.221836645420105" calcext:value-type="float">
            <text:p>-0.221836645420105</text:p>
          </table:table-cell>
          <table:table-cell office:value-type="float" office:value="-0.219331811570241" calcext:value-type="float">
            <text:p>-0.219331811570241</text:p>
          </table:table-cell>
          <table:table-cell office:value-type="float" office:value="-0.215639579376741" calcext:value-type="float">
            <text:p>-0.215639579376741</text:p>
          </table:table-cell>
          <table:table-cell office:value-type="float" office:value="-0.214031179165943" calcext:value-type="float">
            <text:p>-0.214031179165943</text:p>
          </table:table-cell>
          <table:table-cell office:value-type="float" office:value="-0.241380730083152" calcext:value-type="float">
            <text:p>-0.241380730083152</text:p>
          </table:table-cell>
          <table:table-cell office:value-type="float" office:value="-0.255082600756804" calcext:value-type="float">
            <text:p>-0.255082600756804</text:p>
          </table:table-cell>
          <table:table-cell office:value-type="float" office:value="-0.257674661188375" calcext:value-type="float">
            <text:p>-0.257674661188375</text:p>
          </table:table-cell>
          <table:table-cell office:value-type="float" office:value="-0.254685027877421" calcext:value-type="float">
            <text:p>-0.254685027877421</text:p>
          </table:table-cell>
          <table:table-cell office:value-type="float" office:value="-0.252331981383465" calcext:value-type="float">
            <text:p>-0.252331981383465</text:p>
          </table:table-cell>
          <table:table-cell office:value-type="float" office:value="-0.253359359469464" calcext:value-type="float">
            <text:p>-0.253359359469464</text:p>
          </table:table-cell>
          <table:table-cell office:value-type="float" office:value="-0.260039507073914" calcext:value-type="float">
            <text:p>-0.260039507073914</text:p>
          </table:table-cell>
          <table:table-cell office:value-type="float" office:value="-0.230058082626762" calcext:value-type="float">
            <text:p>-0.230058082626762</text:p>
          </table:table-cell>
          <table:table-cell office:value-type="float" office:value="-0.226064929697006" calcext:value-type="float">
            <text:p>-0.226064929697006</text:p>
          </table:table-cell>
          <table:table-cell office:value-type="float" office:value="-0.227780019731885" calcext:value-type="float">
            <text:p>-0.227780019731885</text:p>
          </table:table-cell>
          <table:table-cell office:value-type="float" office:value="-0.227615734918843" calcext:value-type="float">
            <text:p>-0.227615734918843</text:p>
          </table:table-cell>
          <table:table-cell office:value-type="float" office:value="-0.229609502398095" calcext:value-type="float">
            <text:p>-0.229609502398095</text:p>
          </table:table-cell>
          <table:table-cell office:value-type="float" office:value="-0.228893604588402" calcext:value-type="float">
            <text:p>-0.228893604588402</text:p>
          </table:table-cell>
          <table:table-cell office:value-type="float" office:value="-0.232019844307291" calcext:value-type="float">
            <text:p>-0.232019844307291</text:p>
          </table:table-cell>
          <table:table-cell office:value-type="float" office:value="-0.204525921194409" calcext:value-type="float">
            <text:p>-0.204525921194409</text:p>
          </table:table-cell>
          <table:table-cell office:value-type="float" office:value="-0.207638328167968" calcext:value-type="float">
            <text:p>-0.207638328167968</text:p>
          </table:table-cell>
          <table:table-cell office:value-type="float" office:value="-0.205063638778127" calcext:value-type="float">
            <text:p>-0.205063638778127</text:p>
          </table:table-cell>
          <table:table-cell office:value-type="float" office:value="-0.204767338089571" calcext:value-type="float">
            <text:p>-0.204767338089571</text:p>
          </table:table-cell>
          <table:table-cell office:value-type="float" office:value="-0.205514979510728" calcext:value-type="float">
            <text:p>-0.205514979510728</text:p>
          </table:table-cell>
          <table:table-cell office:value-type="float" office:value="-0.211293367715586" calcext:value-type="float">
            <text:p>-0.211293367715586</text:p>
          </table:table-cell>
          <table:table-cell office:value-type="float" office:value="-0.214497834136531" calcext:value-type="float">
            <text:p>-0.214497834136531</text:p>
          </table:table-cell>
          <table:table-cell office:value-type="float" office:value="-0.216562593474777" calcext:value-type="float">
            <text:p>-0.216562593474777</text:p>
          </table:table-cell>
          <table:table-cell office:value-type="float" office:value="-0.216151115083048" calcext:value-type="float">
            <text:p>-0.216151115083048</text:p>
          </table:table-cell>
          <table:table-cell office:value-type="float" office:value="-0.211481300901488" calcext:value-type="float">
            <text:p>-0.211481300901488</text:p>
          </table:table-cell>
          <table:table-cell office:value-type="float" office:value="-0.203991853560102" calcext:value-type="float">
            <text:p>-0.203991853560102</text:p>
          </table:table-cell>
          <table:table-cell office:value-type="float" office:value="-0.197733495405237" calcext:value-type="float">
            <text:p>-0.197733495405237</text:p>
          </table:table-cell>
          <table:table-cell office:value-type="float" office:value="-0.206404109982163" calcext:value-type="float">
            <text:p>-0.206404109982163</text:p>
          </table:table-cell>
          <table:table-cell office:value-type="float" office:value="-0.23549646964405" calcext:value-type="float">
            <text:p>-0.23549646964405</text:p>
          </table:table-cell>
          <table:table-cell office:value-type="float" office:value="-0.246710489301333" calcext:value-type="float">
            <text:p>-0.246710489301333</text:p>
          </table:table-cell>
          <table:table-cell office:value-type="float" office:value="-0.243498255891862" calcext:value-type="float">
            <text:p>-0.243498255891862</text:p>
          </table:table-cell>
          <table:table-cell office:value-type="float" office:value="-0.240747808291159" calcext:value-type="float">
            <text:p>-0.240747808291159</text:p>
          </table:table-cell>
          <table:table-cell office:value-type="float" office:value="-0.244340812193998" calcext:value-type="float">
            <text:p>-0.244340812193998</text:p>
          </table:table-cell>
          <table:table-cell office:value-type="float" office:value="-0.252144112280284" calcext:value-type="float">
            <text:p>-0.252144112280284</text:p>
          </table:table-cell>
          <table:table-cell office:value-type="float" office:value="-0.255465561962481" calcext:value-type="float">
            <text:p>-0.255465561962481</text:p>
          </table:table-cell>
          <table:table-cell office:value-type="float" office:value="-0.270360520017087" calcext:value-type="float">
            <text:p>-0.270360520017087</text:p>
          </table:table-cell>
          <table:table-cell office:value-type="float" office:value="-0.258654684909562" calcext:value-type="float">
            <text:p>-0.258654684909562</text:p>
          </table:table-cell>
          <table:table-cell office:value-type="float" office:value="-0.207562741330366" calcext:value-type="float">
            <text:p>-0.207562741330366</text:p>
          </table:table-cell>
          <table:table-cell office:value-type="float" office:value="-0.211349667928257" calcext:value-type="float">
            <text:p>-0.211349667928257</text:p>
          </table:table-cell>
          <table:table-cell office:value-type="float" office:value="-0.213665563029907" calcext:value-type="float">
            <text:p>-0.213665563029907</text:p>
          </table:table-cell>
          <table:table-cell office:value-type="float" office:value="-0.213890858731306" calcext:value-type="float">
            <text:p>-0.213890858731306</text:p>
          </table:table-cell>
          <table:table-cell office:value-type="float" office:value="-0.213909452301118" calcext:value-type="float">
            <text:p>-0.213909452301118</text:p>
          </table:table-cell>
          <table:table-cell office:value-type="float" office:value="-0.21261893375623" calcext:value-type="float">
            <text:p>-0.21261893375623</text:p>
          </table:table-cell>
          <table:table-cell office:value-type="float" office:value="-0.213472924165709" calcext:value-type="float">
            <text:p>-0.213472924165709</text:p>
          </table:table-cell>
          <table:table-cell office:value-type="float" office:value="-0.206592643705621" calcext:value-type="float">
            <text:p>-0.206592643705621</text:p>
          </table:table-cell>
          <table:table-cell office:value-type="float" office:value="-0.203013331124083" calcext:value-type="float">
            <text:p>-0.203013331124083</text:p>
          </table:table-cell>
          <table:table-cell office:value-type="float" office:value="-0.200024749776258" calcext:value-type="float">
            <text:p>-0.200024749776258</text:p>
          </table:table-cell>
          <table:table-cell office:value-type="float" office:value="-0.200488283152311" calcext:value-type="float">
            <text:p>-0.200488283152311</text:p>
          </table:table-cell>
          <table:table-cell office:value-type="float" office:value="-0.203298380286114" calcext:value-type="float">
            <text:p>-0.203298380286114</text:p>
          </table:table-cell>
          <table:table-cell office:value-type="float" office:value="-0.203640154318242" calcext:value-type="float">
            <text:p>-0.203640154318242</text:p>
          </table:table-cell>
          <table:table-cell office:value-type="float" office:value="-0.200396557963318" calcext:value-type="float">
            <text:p>-0.200396557963318</text:p>
          </table:table-cell>
          <table:table-cell office:value-type="float" office:value="-0.197121697603001" calcext:value-type="float">
            <text:p>-0.197121697603001</text:p>
          </table:table-cell>
          <table:table-cell office:value-type="float" office:value="-0.190946398803209" calcext:value-type="float">
            <text:p>-0.190946398803209</text:p>
          </table:table-cell>
          <table:table-cell office:value-type="float" office:value="-0.189156653910718" calcext:value-type="float">
            <text:p>-0.189156653910718</text:p>
          </table:table-cell>
          <table:table-cell office:value-type="float" office:value="-0.192574394232926" calcext:value-type="float">
            <text:p>-0.192574394232926</text:p>
          </table:table-cell>
          <table:table-cell office:value-type="float" office:value="-0.195400073268177" calcext:value-type="float">
            <text:p>-0.195400073268177</text:p>
          </table:table-cell>
          <table:table-cell office:value-type="float" office:value="-0.198900554278117" calcext:value-type="float">
            <text:p>-0.198900554278117</text:p>
          </table:table-cell>
          <table:table-cell office:value-type="float" office:value="-0.201659135822608" calcext:value-type="float">
            <text:p>-0.201659135822608</text:p>
          </table:table-cell>
          <table:table-cell office:value-type="float" office:value="-0.203980427250899" calcext:value-type="float">
            <text:p>-0.203980427250899</text:p>
          </table:table-cell>
          <table:table-cell office:value-type="float" office:value="-0.205335796839216" calcext:value-type="float">
            <text:p>-0.205335796839216</text:p>
          </table:table-cell>
          <table:table-cell office:value-type="float" office:value="-0.205007663339646" calcext:value-type="float">
            <text:p>-0.205007663339646</text:p>
          </table:table-cell>
          <table:table-cell office:value-type="float" office:value="-0.202156281995445" calcext:value-type="float">
            <text:p>-0.202156281995445</text:p>
          </table:table-cell>
          <table:table-cell office:value-type="float" office:value="-0.196734879661561" calcext:value-type="float">
            <text:p>-0.196734879661561</text:p>
          </table:table-cell>
          <table:table-cell office:value-type="float" office:value="-0.19359300458194" calcext:value-type="float">
            <text:p>-0.19359300458194</text:p>
          </table:table-cell>
          <table:table-cell office:value-type="float" office:value="-0.193493762005597" calcext:value-type="float">
            <text:p>-0.193493762005597</text:p>
          </table:table-cell>
          <table:table-cell office:value-type="float" office:value="-0.203228448604339" calcext:value-type="float">
            <text:p>-0.203228448604339</text:p>
          </table:table-cell>
          <table:table-cell office:value-type="float" office:value="-0.238202749929758" calcext:value-type="float">
            <text:p>-0.238202749929758</text:p>
          </table:table-cell>
          <table:table-cell office:value-type="float" office:value="-0.249362355694077" calcext:value-type="float">
            <text:p>-0.249362355694077</text:p>
          </table:table-cell>
          <table:table-cell office:value-type="float" office:value="-0.248271813768624" calcext:value-type="float">
            <text:p>-0.248271813768624</text:p>
          </table:table-cell>
          <table:table-cell office:value-type="float" office:value="-0.246962241935189" calcext:value-type="float">
            <text:p>-0.246962241935189</text:p>
          </table:table-cell>
          <table:table-cell office:value-type="float" office:value="-0.250380946301621" calcext:value-type="float">
            <text:p>-0.250380946301621</text:p>
          </table:table-cell>
          <table:table-cell office:value-type="float" office:value="-0.253129139158039" calcext:value-type="float">
            <text:p>-0.253129139158039</text:p>
          </table:table-cell>
          <table:table-cell office:value-type="float" office:value="-0.25893554315016" calcext:value-type="float">
            <text:p>-0.25893554315016</text:p>
          </table:table-cell>
          <table:table-cell office:value-type="float" office:value="-0.218943161716034" calcext:value-type="float">
            <text:p>-0.218943161716034</text:p>
          </table:table-cell>
          <table:table-cell office:value-type="float" office:value="-0.215296059235573" calcext:value-type="float">
            <text:p>-0.215296059235573</text:p>
          </table:table-cell>
          <table:table-cell office:value-type="float" office:value="-0.220014002857613" calcext:value-type="float">
            <text:p>-0.220014002857613</text:p>
          </table:table-cell>
          <table:table-cell office:value-type="float" office:value="-0.222992305770426" calcext:value-type="float">
            <text:p>-0.222992305770426</text:p>
          </table:table-cell>
          <table:table-cell office:value-type="float" office:value="-0.221418400373758" calcext:value-type="float">
            <text:p>-0.221418400373758</text:p>
          </table:table-cell>
          <table:table-cell office:value-type="float" office:value="-0.221239144646955" calcext:value-type="float">
            <text:p>-0.221239144646955</text:p>
          </table:table-cell>
          <table:table-cell office:value-type="float" office:value="-0.219991136479366" calcext:value-type="float">
            <text:p>-0.219991136479366</text:p>
          </table:table-cell>
          <table:table-cell office:value-type="float" office:value="-0.201475160110177" calcext:value-type="float">
            <text:p>-0.201475160110177</text:p>
          </table:table-cell>
          <table:table-cell office:value-type="float" office:value="-0.19758978174155" calcext:value-type="float">
            <text:p>-0.19758978174155</text:p>
          </table:table-cell>
          <table:table-cell office:value-type="float" office:value="-0.196069506859474" calcext:value-type="float">
            <text:p>-0.196069506859474</text:p>
          </table:table-cell>
          <table:table-cell office:value-type="float" office:value="-0.197045892825247" calcext:value-type="float">
            <text:p>-0.197045892825247</text:p>
          </table:table-cell>
          <table:table-cell office:value-type="float" office:value="-0.201617254713163" calcext:value-type="float">
            <text:p>-0.201617254713163</text:p>
          </table:table-cell>
          <table:table-cell office:value-type="float" office:value="-0.202088233747032" calcext:value-type="float">
            <text:p>-0.202088233747032</text:p>
          </table:table-cell>
          <table:table-cell office:value-type="float" office:value="-0.196894548059254" calcext:value-type="float">
            <text:p>-0.196894548059254</text:p>
          </table:table-cell>
          <table:table-cell office:value-type="float" office:value="-0.193083648967589" calcext:value-type="float">
            <text:p>-0.193083648967589</text:p>
          </table:table-cell>
          <table:table-cell office:value-type="float" office:value="-0.190503397642884" calcext:value-type="float">
            <text:p>-0.190503397642884</text:p>
          </table:table-cell>
          <table:table-cell office:value-type="float" office:value="-0.193896187308328" calcext:value-type="float">
            <text:p>-0.193896187308328</text:p>
          </table:table-cell>
          <table:table-cell office:value-type="float" office:value="-0.199686746849466" calcext:value-type="float">
            <text:p>-0.199686746849466</text:p>
          </table:table-cell>
          <table:table-cell office:value-type="float" office:value="-0.202109913812946" calcext:value-type="float">
            <text:p>-0.202109913812946</text:p>
          </table:table-cell>
          <table:table-cell office:value-type="float" office:value="-0.203985353156294" calcext:value-type="float">
            <text:p>-0.203985353156294</text:p>
          </table:table-cell>
          <table:table-cell office:value-type="float" office:value="-0.203632658530145" calcext:value-type="float">
            <text:p>-0.203632658530145</text:p>
          </table:table-cell>
          <table:table-cell office:value-type="float" office:value="-0.201903359823681" calcext:value-type="float">
            <text:p>-0.201903359823681</text:p>
          </table:table-cell>
          <table:table-cell office:value-type="float" office:value="-0.195784013041123" calcext:value-type="float">
            <text:p>-0.195784013041123</text:p>
          </table:table-cell>
          <table:table-cell office:value-type="float" office:value="-0.190159641799489" calcext:value-type="float">
            <text:p>-0.190159641799489</text:p>
          </table:table-cell>
          <table:table-cell office:value-type="float" office:value="-0.256213861016867" calcext:value-type="float">
            <text:p>-0.256213861016867</text:p>
          </table:table-cell>
          <table:table-cell office:value-type="float" office:value="-0.254602260377264" calcext:value-type="float">
            <text:p>-0.254602260377264</text:p>
          </table:table-cell>
          <table:table-cell office:value-type="float" office:value="-0.251579781648685" calcext:value-type="float">
            <text:p>-0.251579781648685</text:p>
          </table:table-cell>
          <table:table-cell office:value-type="float" office:value="-0.250665102674654" calcext:value-type="float">
            <text:p>-0.250665102674654</text:p>
          </table:table-cell>
          <table:table-cell office:value-type="float" office:value="-0.254205560394698" calcext:value-type="float">
            <text:p>-0.254205560394698</text:p>
          </table:table-cell>
          <table:table-cell office:value-type="float" office:value="-0.257266801014147" calcext:value-type="float">
            <text:p>-0.257266801014147</text:p>
          </table:table-cell>
          <table:table-cell office:value-type="float" office:value="-0.260759041714889" calcext:value-type="float">
            <text:p>-0.260759041714889</text:p>
          </table:table-cell>
          <table:table-cell office:value-type="float" office:value="-0.26718423938608" calcext:value-type="float">
            <text:p>-0.26718423938608</text:p>
          </table:table-cell>
          <table:table-cell office:value-type="float" office:value="-0.203942736198433" calcext:value-type="float">
            <text:p>-0.203942736198433</text:p>
          </table:table-cell>
          <table:table-cell office:value-type="float" office:value="-0.205428654410671" calcext:value-type="float">
            <text:p>-0.205428654410671</text:p>
          </table:table-cell>
          <table:table-cell office:value-type="float" office:value="-0.208498671390727" calcext:value-type="float">
            <text:p>-0.208498671390727</text:p>
          </table:table-cell>
          <table:table-cell office:value-type="float" office:value="-0.215735046311043" calcext:value-type="float">
            <text:p>-0.215735046311043</text:p>
          </table:table-cell>
          <table:table-cell office:value-type="float" office:value="-0.212416638754506" calcext:value-type="float">
            <text:p>-0.212416638754506</text:p>
          </table:table-cell>
          <table:table-cell office:value-type="float" office:value="-0.212428644828708" calcext:value-type="float">
            <text:p>-0.212428644828708</text:p>
          </table:table-cell>
          <table:table-cell office:value-type="float" office:value="-0.212593439342057" calcext:value-type="float">
            <text:p>-0.212593439342057</text:p>
          </table:table-cell>
          <table:table-cell office:value-type="float" office:value="-0.209083710708054" calcext:value-type="float">
            <text:p>-0.209083710708054</text:p>
          </table:table-cell>
          <table:table-cell office:value-type="float" office:value="-0.207211636335749" calcext:value-type="float">
            <text:p>-0.207211636335749</text:p>
          </table:table-cell>
          <table:table-cell office:value-type="float" office:value="-0.204605230502067" calcext:value-type="float">
            <text:p>-0.204605230502067</text:p>
          </table:table-cell>
          <table:table-cell office:value-type="float" office:value="-0.200542540804996" calcext:value-type="float">
            <text:p>-0.200542540804996</text:p>
          </table:table-cell>
          <table:table-cell office:value-type="float" office:value="-0.206525126310286" calcext:value-type="float">
            <text:p>-0.206525126310286</text:p>
          </table:table-cell>
          <table:table-cell office:value-type="float" office:value="-0.200689563953431" calcext:value-type="float">
            <text:p>-0.200689563953431</text:p>
          </table:table-cell>
          <table:table-cell office:value-type="float" office:value="-0.194722103741418" calcext:value-type="float">
            <text:p>-0.194722103741418</text:p>
          </table:table-cell>
          <table:table-cell office:value-type="float" office:value="-0.190270448651389" calcext:value-type="float">
            <text:p>-0.190270448651389</text:p>
          </table:table-cell>
          <table:table-cell office:value-type="float" office:value="-0.196440846728264" calcext:value-type="float">
            <text:p>-0.196440846728264</text:p>
          </table:table-cell>
          <table:table-cell office:value-type="float" office:value="-0.196484434119443" calcext:value-type="float">
            <text:p>-0.196484434119443</text:p>
          </table:table-cell>
          <table:table-cell office:value-type="float" office:value="-0.19654481485972" calcext:value-type="float">
            <text:p>-0.19654481485972</text:p>
          </table:table-cell>
          <table:table-cell office:value-type="float" office:value="-0.195965860143692" calcext:value-type="float">
            <text:p>-0.195965860143692</text:p>
          </table:table-cell>
          <table:table-cell office:value-type="float" office:value="-0.191511297746025" calcext:value-type="float">
            <text:p>-0.191511297746025</text:p>
          </table:table-cell>
          <table:table-cell office:value-type="float" office:value="-0.18483835070385" calcext:value-type="float">
            <text:p>-0.18483835070385</text:p>
          </table:table-cell>
          <table:table-cell office:value-type="float" office:value="-0.191661367592196" calcext:value-type="float">
            <text:p>-0.191661367592196</text:p>
          </table:table-cell>
          <table:table-cell office:value-type="float" office:value="-0.22291108440145" calcext:value-type="float">
            <text:p>-0.22291108440145</text:p>
          </table:table-cell>
          <table:table-cell office:value-type="float" office:value="-0.229271186758302" calcext:value-type="float">
            <text:p>-0.229271186758302</text:p>
          </table:table-cell>
          <table:table-cell office:value-type="float" office:value="-0.237794230220562" calcext:value-type="float">
            <text:p>-0.237794230220562</text:p>
          </table:table-cell>
          <table:table-cell office:value-type="float" office:value="-0.24181911885871" calcext:value-type="float">
            <text:p>-0.24181911885871</text:p>
          </table:table-cell>
          <table:table-cell office:value-type="float" office:value="-0.245280601576773" calcext:value-type="float">
            <text:p>-0.245280601576773</text:p>
          </table:table-cell>
          <table:table-cell office:value-type="float" office:value="-0.247298614033861" calcext:value-type="float">
            <text:p>-0.247298614033861</text:p>
          </table:table-cell>
          <table:table-cell office:value-type="float" office:value="-0.24860727523676" calcext:value-type="float">
            <text:p>-0.24860727523676</text:p>
          </table:table-cell>
          <table:table-cell office:value-type="float" office:value="-0.250787315697806" calcext:value-type="float">
            <text:p>-0.250787315697806</text:p>
          </table:table-cell>
          <table:table-cell office:value-type="float" office:value="-0.256031362575971" calcext:value-type="float">
            <text:p>-0.256031362575971</text:p>
          </table:table-cell>
          <table:table-cell office:value-type="float" office:value="-0.256005981681652" calcext:value-type="float">
            <text:p>-0.256005981681652</text:p>
          </table:table-cell>
          <table:table-cell office:value-type="float" office:value="-0.196023119314753" calcext:value-type="float">
            <text:p>-0.196023119314753</text:p>
          </table:table-cell>
          <table:table-cell office:value-type="float" office:value="-0.195817182964869" calcext:value-type="float">
            <text:p>-0.195817182964869</text:p>
          </table:table-cell>
          <table:table-cell office:value-type="float" office:value="-0.203685204888022" calcext:value-type="float">
            <text:p>-0.203685204888022</text:p>
          </table:table-cell>
          <table:table-cell office:value-type="float" office:value="-0.20262545879632" calcext:value-type="float">
            <text:p>-0.20262545879632</text:p>
          </table:table-cell>
          <table:table-cell office:value-type="float" office:value="-0.203170651058466" calcext:value-type="float">
            <text:p>-0.203170651058466</text:p>
          </table:table-cell>
          <table:table-cell office:value-type="float" office:value="-0.203995045000309" calcext:value-type="float">
            <text:p>-0.203995045000309</text:p>
          </table:table-cell>
          <table:table-cell office:value-type="float" office:value="-0.205390158302475" calcext:value-type="float">
            <text:p>-0.205390158302475</text:p>
          </table:table-cell>
          <table:table-cell office:value-type="float" office:value="-0.185998339352955" calcext:value-type="float">
            <text:p>-0.185998339352955</text:p>
          </table:table-cell>
          <table:table-cell office:value-type="float" office:value="-0.188747373005452" calcext:value-type="float">
            <text:p>-0.188747373005452</text:p>
          </table:table-cell>
          <table:table-cell office:value-type="float" office:value="-0.19084302112908" calcext:value-type="float">
            <text:p>-0.19084302112908</text:p>
          </table:table-cell>
          <table:table-cell office:value-type="float" office:value="-0.189978872698458" calcext:value-type="float">
            <text:p>-0.189978872698458</text:p>
          </table:table-cell>
          <table:table-cell office:value-type="float" office:value="-0.189374592339459" calcext:value-type="float">
            <text:p>-0.189374592339459</text:p>
          </table:table-cell>
          <table:table-cell office:value-type="float" office:value="-0.189160880388853" calcext:value-type="float">
            <text:p>-0.189160880388853</text:p>
          </table:table-cell>
          <table:table-cell office:value-type="float" office:value="-0.180551712530896" calcext:value-type="float">
            <text:p>-0.180551712530896</text:p>
          </table:table-cell>
          <table:table-cell office:value-type="float" office:value="-0.181330781601361" calcext:value-type="float">
            <text:p>-0.181330781601361</text:p>
          </table:table-cell>
          <table:table-cell office:value-type="float" office:value="-0.189283856025839" calcext:value-type="float">
            <text:p>-0.189283856025839</text:p>
          </table:table-cell>
          <table:table-cell office:value-type="float" office:value="-0.197733137107597" calcext:value-type="float">
            <text:p>-0.197733137107597</text:p>
          </table:table-cell>
          <table:table-cell office:value-type="float" office:value="-0.201019516997494" calcext:value-type="float">
            <text:p>-0.201019516997494</text:p>
          </table:table-cell>
          <table:table-cell office:value-type="float" office:value="-0.200300995317829" calcext:value-type="float">
            <text:p>-0.200300995317829</text:p>
          </table:table-cell>
          <table:table-cell office:value-type="float" office:value="-0.195892163823845" calcext:value-type="float">
            <text:p>-0.195892163823845</text:p>
          </table:table-cell>
          <table:table-cell office:value-type="float" office:value="-0.18931383692615" calcext:value-type="float">
            <text:p>-0.18931383692615</text:p>
          </table:table-cell>
          <table:table-cell office:value-type="float" office:value="-0.187166763363342" calcext:value-type="float">
            <text:p>-0.187166763363342</text:p>
          </table:table-cell>
          <table:table-cell office:value-type="float" office:value="-0.244289280632321" calcext:value-type="float">
            <text:p>-0.244289280632321</text:p>
          </table:table-cell>
          <table:table-cell office:value-type="float" office:value="-0.254534218960551" calcext:value-type="float">
            <text:p>-0.254534218960551</text:p>
          </table:table-cell>
          <table:table-cell office:value-type="float" office:value="-0.257129714369525" calcext:value-type="float">
            <text:p>-0.257129714369525</text:p>
          </table:table-cell>
          <table:table-cell office:value-type="float" office:value="-0.256875505768127" calcext:value-type="float">
            <text:p>-0.256875505768127</text:p>
          </table:table-cell>
          <table:table-cell office:value-type="float" office:value="-0.256986922898069" calcext:value-type="float">
            <text:p>-0.256986922898069</text:p>
          </table:table-cell>
          <table:table-cell office:value-type="float" office:value="-0.26199104497253" calcext:value-type="float">
            <text:p>-0.26199104497253</text:p>
          </table:table-cell>
          <table:table-cell office:value-type="float" office:value="-0.263847773977282" calcext:value-type="float">
            <text:p>-0.263847773977282</text:p>
          </table:table-cell>
          <table:table-cell office:value-type="float" office:value="-0.266046709332283" calcext:value-type="float">
            <text:p>-0.266046709332283</text:p>
          </table:table-cell>
          <table:table-cell office:value-type="float" office:value="-0.266481584682843" calcext:value-type="float">
            <text:p>-0.266481584682843</text:p>
          </table:table-cell>
          <table:table-cell office:value-type="float" office:value="-0.264069215287367" calcext:value-type="float">
            <text:p>-0.264069215287367</text:p>
          </table:table-cell>
          <table:table-cell office:value-type="float" office:value="-0.236126377320856" calcext:value-type="float">
            <text:p>-0.236126377320856</text:p>
          </table:table-cell>
          <table:table-cell office:value-type="float" office:value="-0.236383846489587" calcext:value-type="float">
            <text:p>-0.236383846489587</text:p>
          </table:table-cell>
          <table:table-cell office:value-type="float" office:value="-0.241196095107676" calcext:value-type="float">
            <text:p>-0.241196095107676</text:p>
          </table:table-cell>
          <table:table-cell office:value-type="float" office:value="-0.239073725487418" calcext:value-type="float">
            <text:p>-0.239073725487418</text:p>
          </table:table-cell>
          <table:table-cell office:value-type="float" office:value="-0.237071587752193" calcext:value-type="float">
            <text:p>-0.237071587752193</text:p>
          </table:table-cell>
          <table:table-cell office:value-type="float" office:value="-0.237941383000466" calcext:value-type="float">
            <text:p>-0.237941383000466</text:p>
          </table:table-cell>
          <table:table-cell office:value-type="float" office:value="-0.237919427486101" calcext:value-type="float">
            <text:p>-0.237919427486101</text:p>
          </table:table-cell>
          <table:table-cell office:value-type="float" office:value="-0.237449694522199" calcext:value-type="float">
            <text:p>-0.237449694522199</text:p>
          </table:table-cell>
          <table:table-cell office:value-type="float" office:value="-0.237644768017762" calcext:value-type="float">
            <text:p>-0.237644768017762</text:p>
          </table:table-cell>
          <table:table-cell office:value-type="float" office:value="-0.237723968294438" calcext:value-type="float">
            <text:p>-0.237723968294438</text:p>
          </table:table-cell>
          <table:table-cell office:value-type="float" office:value="-0.237738036639318" calcext:value-type="float">
            <text:p>-0.237738036639318</text:p>
          </table:table-cell>
          <table:table-cell office:value-type="float" office:value="-0.237726620743076" calcext:value-type="float">
            <text:p>-0.237726620743076</text:p>
          </table:table-cell>
          <table:table-cell office:value-type="float" office:value="-0.237661735438203" calcext:value-type="float">
            <text:p>-0.237661735438203</text:p>
          </table:table-cell>
          <table:table-cell office:value-type="float" office:value="-0.237584160233188" calcext:value-type="float">
            <text:p>-0.237584160233188</text:p>
          </table:table-cell>
          <table:table-cell office:value-type="float" office:value="-0.237602598331899" calcext:value-type="float">
            <text:p>-0.237602598331899</text:p>
          </table:table-cell>
          <table:table-cell office:value-type="float" office:value="-0.237797104555153" calcext:value-type="float">
            <text:p>-0.237797104555153</text:p>
          </table:table-cell>
          <table:table-cell office:value-type="float" office:value="-0.237952534756108" calcext:value-type="float">
            <text:p>-0.237952534756108</text:p>
          </table:table-cell>
          <table:table-cell office:value-type="float" office:value="-0.237958298506133" calcext:value-type="float">
            <text:p>-0.237958298506133</text:p>
          </table:table-cell>
          <table:table-cell office:value-type="float" office:value="-0.23768961354405" calcext:value-type="float">
            <text:p>-0.23768961354405</text:p>
          </table:table-cell>
          <table:table-cell office:value-type="float" office:value="-0.237780342840182" calcext:value-type="float">
            <text:p>-0.237780342840182</text:p>
          </table:table-cell>
          <table:table-cell office:value-type="float" office:value="-0.237905603560742" calcext:value-type="float">
            <text:p>-0.237905603560742</text:p>
          </table:table-cell>
          <table:table-cell office:value-type="float" office:value="-0.237874259038321" calcext:value-type="float">
            <text:p>-0.237874259038321</text:p>
          </table:table-cell>
          <table:table-cell office:value-type="float" office:value="-0.237680616739164" calcext:value-type="float">
            <text:p>-0.237680616739164</text:p>
          </table:table-cell>
          <table:table-cell office:value-type="float" office:value="-0.237948502865904" calcext:value-type="float">
            <text:p>-0.237948502865904</text:p>
          </table:table-cell>
          <table:table-cell office:value-type="float" office:value="-0.237621377486244" calcext:value-type="float">
            <text:p>-0.237621377486244</text:p>
          </table:table-cell>
          <table:table-cell office:value-type="float" office:value="-0.237764546409243" calcext:value-type="float">
            <text:p>-0.237764546409243</text:p>
          </table:table-cell>
          <table:table-cell office:value-type="float" office:value="-0.237833358538561" calcext:value-type="float">
            <text:p>-0.237833358538561</text:p>
          </table:table-cell>
          <table:table-cell office:value-type="float" office:value="-0.237116019625664" calcext:value-type="float">
            <text:p>-0.237116019625664</text:p>
          </table:table-cell>
          <table:table-cell office:value-type="float" office:value="-0.237540896458739" calcext:value-type="float">
            <text:p>-0.237540896458739</text:p>
          </table:table-cell>
          <table:table-cell office:value-type="float" office:value="-0.23744185564779" calcext:value-type="float">
            <text:p>-0.23744185564779</text:p>
          </table:table-cell>
          <table:table-cell office:value-type="float" office:value="-0.237460229558179" calcext:value-type="float">
            <text:p>-0.237460229558179</text:p>
          </table:table-cell>
          <table:table-cell office:value-type="float" office:value="-0.23772151339763" calcext:value-type="float">
            <text:p>-0.23772151339763</text:p>
          </table:table-cell>
          <table:table-cell office:value-type="float" office:value="-0.237289827815262" calcext:value-type="float">
            <text:p>-0.237289827815262</text:p>
          </table:table-cell>
          <table:table-cell office:value-type="float" office:value="-0.237668449757288" calcext:value-type="float">
            <text:p>-0.237668449757288</text:p>
          </table:table-cell>
          <table:table-cell office:value-type="float" office:value="-0.237610973948827" calcext:value-type="float">
            <text:p>-0.237610973948827</text:p>
          </table:table-cell>
          <table:table-cell office:value-type="float" office:value="-0.23741085379647" calcext:value-type="float">
            <text:p>-0.23741085379647</text:p>
          </table:table-cell>
          <table:table-cell office:value-type="float" office:value="-0.237437677015814" calcext:value-type="float">
            <text:p>-0.237437677015814</text:p>
          </table:table-cell>
          <table:table-cell office:value-type="float" office:value="-0.237689975054392" calcext:value-type="float">
            <text:p>-0.237689975054392</text:p>
          </table:table-cell>
          <table:table-cell office:value-type="float" office:value="-0.237294816856034" calcext:value-type="float">
            <text:p>-0.237294816856034</text:p>
          </table:table-cell>
          <table:table-cell office:value-type="float" office:value="-0.237327906898951" calcext:value-type="float">
            <text:p>-0.237327906898951</text:p>
          </table:table-cell>
          <table:table-cell office:value-type="float" office:value="-0.237524233935647" calcext:value-type="float">
            <text:p>-0.237524233935647</text:p>
          </table:table-cell>
          <table:table-cell office:value-type="float" office:value="-0.237423261701113" calcext:value-type="float">
            <text:p>-0.237423261701113</text:p>
          </table:table-cell>
          <table:table-cell office:value-type="float" office:value="-0.237187576794205" calcext:value-type="float">
            <text:p>-0.237187576794205</text:p>
          </table:table-cell>
          <table:table-cell office:value-type="float" office:value="-0.237526306021443" calcext:value-type="float">
            <text:p>-0.237526306021443</text:p>
          </table:table-cell>
          <table:table-cell office:value-type="float" office:value="-0.237419586241248" calcext:value-type="float">
            <text:p>-0.237419586241248</text:p>
          </table:table-cell>
          <table:table-cell office:value-type="float" office:value="-0.237772820597691" calcext:value-type="float">
            <text:p>-0.237772820597691</text:p>
          </table:table-cell>
          <table:table-cell office:value-type="float" office:value="-0.237408056070591" calcext:value-type="float">
            <text:p>-0.237408056070591</text:p>
          </table:table-cell>
          <table:table-cell office:value-type="float" office:value="-0.237460071149205" calcext:value-type="float">
            <text:p>-0.237460071149205</text:p>
          </table:table-cell>
          <table:table-cell office:value-type="float" office:value="-0.237503818767899" calcext:value-type="float">
            <text:p>-0.237503818767899</text:p>
          </table:table-cell>
          <table:table-cell office:value-type="float" office:value="-0.237230746700443" calcext:value-type="float">
            <text:p>-0.237230746700443</text:p>
          </table:table-cell>
          <table:table-cell office:value-type="float" office:value="-0.237418792200777" calcext:value-type="float">
            <text:p>-0.237418792200777</text:p>
          </table:table-cell>
          <table:table-cell office:value-type="float" office:value="-0.237413833490624" calcext:value-type="float">
            <text:p>-0.237413833490624</text:p>
          </table:table-cell>
          <table:table-cell office:value-type="float" office:value="-0.237257283253058" calcext:value-type="float">
            <text:p>-0.237257283253058</text:p>
          </table:table-cell>
          <table:table-cell office:value-type="float" office:value="-0.2374860132121" calcext:value-type="float">
            <text:p>-0.2374860132121</text:p>
          </table:table-cell>
          <table:table-cell office:value-type="float" office:value="-0.237312842016171" calcext:value-type="float">
            <text:p>-0.237312842016171</text:p>
          </table:table-cell>
          <table:table-cell office:value-type="float" office:value="-0.237526569484267" calcext:value-type="float">
            <text:p>-0.237526569484267</text:p>
          </table:table-cell>
          <table:table-cell office:value-type="float" office:value="-0.237352527243625" calcext:value-type="float">
            <text:p>-0.237352527243625</text:p>
          </table:table-cell>
          <table:table-cell office:value-type="float" office:value="-0.237477476049675" calcext:value-type="float">
            <text:p>-0.237477476049675</text:p>
          </table:table-cell>
          <table:table-cell office:value-type="float" office:value="-0.237361032733008" calcext:value-type="float">
            <text:p>-0.237361032733008</text:p>
          </table:table-cell>
          <table:table-cell office:value-type="float" office:value="-0.237615624777757" calcext:value-type="float">
            <text:p>-0.237615624777757</text:p>
          </table:table-cell>
          <table:table-cell office:value-type="float" office:value="-0.237314770002622" calcext:value-type="float">
            <text:p>-0.237314770002622</text:p>
          </table:table-cell>
          <table:table-cell office:value-type="float" office:value="-0.237598617299111" calcext:value-type="float">
            <text:p>-0.237598617299111</text:p>
          </table:table-cell>
          <table:table-cell office:value-type="float" office:value="-0.237320115553706" calcext:value-type="float">
            <text:p>-0.237320115553706</text:p>
          </table:table-cell>
          <table:table-cell office:value-type="float" office:value="-0.237448897599504" calcext:value-type="float">
            <text:p>-0.237448897599504</text:p>
          </table:table-cell>
          <table:table-cell office:value-type="float" office:value="-0.237422118008072" calcext:value-type="float">
            <text:p>-0.237422118008072</text:p>
          </table:table-cell>
          <table:table-cell office:value-type="float" office:value="-0.237486958564638" calcext:value-type="float">
            <text:p>-0.237486958564638</text:p>
          </table:table-cell>
          <table:table-cell office:value-type="float" office:value="-0.237547324607555" calcext:value-type="float">
            <text:p>-0.237547324607555</text:p>
          </table:table-cell>
          <table:table-cell office:value-type="float" office:value="-0.237366456941498" calcext:value-type="float">
            <text:p>-0.237366456941498</text:p>
          </table:table-cell>
          <table:table-cell office:value-type="float" office:value="-0.237640842292628" calcext:value-type="float">
            <text:p>-0.237640842292628</text:p>
          </table:table-cell>
          <table:table-cell office:value-type="float" office:value="-0.237575748089885" calcext:value-type="float">
            <text:p>-0.237575748089885</text:p>
          </table:table-cell>
          <table:table-cell office:value-type="float" office:value="-0.237687379987433" calcext:value-type="float">
            <text:p>-0.237687379987433</text:p>
          </table:table-cell>
          <table:table-cell office:value-type="float" office:value="-0.23738313410003" calcext:value-type="float">
            <text:p>-0.23738313410003</text:p>
          </table:table-cell>
          <table:table-cell office:value-type="float" office:value="-0.237353230383097" calcext:value-type="float">
            <text:p>-0.237353230383097</text:p>
          </table:table-cell>
          <table:table-cell office:value-type="float" office:value="-0.237240273458752" calcext:value-type="float">
            <text:p>-0.237240273458752</text:p>
          </table:table-cell>
          <table:table-cell office:value-type="float" office:value="-0.237349278778127" calcext:value-type="float">
            <text:p>-0.237349278778127</text:p>
          </table:table-cell>
          <table:table-cell office:value-type="float" office:value="-0.237652496805613" calcext:value-type="float">
            <text:p>-0.237652496805613</text:p>
          </table:table-cell>
          <table:table-cell office:value-type="float" office:value="-0.23752199400915" calcext:value-type="float">
            <text:p>-0.23752199400915</text:p>
          </table:table-cell>
          <table:table-cell office:value-type="float" office:value="-0.237098311972552" calcext:value-type="float">
            <text:p>-0.237098311972552</text:p>
          </table:table-cell>
          <table:table-cell office:value-type="float" office:value="-0.237176359486812" calcext:value-type="float">
            <text:p>-0.237176359486812</text:p>
          </table:table-cell>
          <table:table-cell office:value-type="float" office:value="-0.237655633510842" calcext:value-type="float">
            <text:p>-0.237655633510842</text:p>
          </table:table-cell>
          <table:table-cell office:value-type="float" office:value="-0.237468224228024" calcext:value-type="float">
            <text:p>-0.237468224228024</text:p>
          </table:table-cell>
          <table:table-cell office:value-type="float" office:value="-0.237175437553813" calcext:value-type="float">
            <text:p>-0.237175437553813</text:p>
          </table:table-cell>
          <table:table-cell office:value-type="float" office:value="-0.237458187241606" calcext:value-type="float">
            <text:p>-0.237458187241606</text:p>
          </table:table-cell>
          <table:table-cell office:value-type="float" office:value="-0.237281476594881" calcext:value-type="float">
            <text:p>-0.237281476594881</text:p>
          </table:table-cell>
          <table:table-cell office:value-type="float" office:value="-0.237397404228533" calcext:value-type="float">
            <text:p>-0.237397404228533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4313283886341" calcext:value-type="float">
            <text:p>0.294313283886341</text:p>
          </table:table-cell>
          <table:table-cell office:value-type="float" office:value="0.294314383567284" calcext:value-type="float">
            <text:p>0.294314383567284</text:p>
          </table:table-cell>
          <table:table-cell office:value-type="float" office:value="0.294305040422834" calcext:value-type="float">
            <text:p>0.294305040422834</text:p>
          </table:table-cell>
          <table:table-cell office:value-type="float" office:value="0.294300767889365" calcext:value-type="float">
            <text:p>0.294300767889365</text:p>
          </table:table-cell>
          <table:table-cell office:value-type="float" office:value="0.294276804898125" calcext:value-type="float">
            <text:p>0.294276804898125</text:p>
          </table:table-cell>
          <table:table-cell office:value-type="float" office:value="0.294302049428873" calcext:value-type="float">
            <text:p>0.294302049428873</text:p>
          </table:table-cell>
          <table:table-cell office:value-type="float" office:value="0.294294437095557" calcext:value-type="float">
            <text:p>0.294294437095557</text:p>
          </table:table-cell>
          <table:table-cell office:value-type="float" office:value="0.29430568086601" calcext:value-type="float">
            <text:p>0.29430568086601</text:p>
          </table:table-cell>
          <table:table-cell office:value-type="float" office:value="0.294303858713109" calcext:value-type="float">
            <text:p>0.294303858713109</text:p>
          </table:table-cell>
          <table:table-cell office:value-type="float" office:value="0.294304304875546" calcext:value-type="float">
            <text:p>0.294304304875546</text:p>
          </table:table-cell>
          <table:table-cell office:value-type="float" office:value="0.294335173079148" calcext:value-type="float">
            <text:p>0.294335173079148</text:p>
          </table:table-cell>
          <table:table-cell office:value-type="float" office:value="0.29431580341359" calcext:value-type="float">
            <text:p>0.29431580341359</text:p>
          </table:table-cell>
          <table:table-cell office:value-type="float" office:value="0.294333710438688" calcext:value-type="float">
            <text:p>0.294333710438688</text:p>
          </table:table-cell>
          <table:table-cell office:value-type="float" office:value="0.294323367879686" calcext:value-type="float">
            <text:p>0.294323367879686</text:p>
          </table:table-cell>
          <table:table-cell office:value-type="float" office:value="0.294365798966462" calcext:value-type="float">
            <text:p>0.294365798966462</text:p>
          </table:table-cell>
          <table:table-cell office:value-type="float" office:value="0.294311412610931" calcext:value-type="float">
            <text:p>0.294311412610931</text:p>
          </table:table-cell>
          <table:table-cell office:value-type="float" office:value="0.294336187536936" calcext:value-type="float">
            <text:p>0.294336187536936</text:p>
          </table:table-cell>
          <table:table-cell office:value-type="float" office:value="0.294329719160197" calcext:value-type="float">
            <text:p>0.294329719160197</text:p>
          </table:table-cell>
          <table:table-cell office:value-type="float" office:value="0.294324838919539" calcext:value-type="float">
            <text:p>0.294324838919539</text:p>
          </table:table-cell>
          <table:table-cell office:value-type="float" office:value="0.294331151076162" calcext:value-type="float">
            <text:p>0.294331151076162</text:p>
          </table:table-cell>
          <table:table-cell office:value-type="float" office:value="0.29431890493541" calcext:value-type="float">
            <text:p>0.29431890493541</text:p>
          </table:table-cell>
          <table:table-cell office:value-type="float" office:value="0.294327339736883" calcext:value-type="float">
            <text:p>0.294327339736883</text:p>
          </table:table-cell>
          <table:table-cell office:value-type="float" office:value="0.294295230406872" calcext:value-type="float">
            <text:p>0.294295230406872</text:p>
          </table:table-cell>
          <table:table-cell office:value-type="float" office:value="0.294328377526828" calcext:value-type="float">
            <text:p>0.294328377526828</text:p>
          </table:table-cell>
          <table:table-cell office:value-type="float" office:value="0.294330940102974" calcext:value-type="float">
            <text:p>0.294330940102974</text:p>
          </table:table-cell>
          <table:table-cell office:value-type="float" office:value="0.294320412524435" calcext:value-type="float">
            <text:p>0.294320412524435</text:p>
          </table:table-cell>
          <table:table-cell office:value-type="float" office:value="0.294302894563787" calcext:value-type="float">
            <text:p>0.294302894563787</text:p>
          </table:table-cell>
          <table:table-cell office:value-type="float" office:value="0.294314354194924" calcext:value-type="float">
            <text:p>0.294314354194924</text:p>
          </table:table-cell>
          <table:table-cell office:value-type="float" office:value="0.294305488423367" calcext:value-type="float">
            <text:p>0.294305488423367</text:p>
          </table:table-cell>
          <table:table-cell office:value-type="float" office:value="0.29430238903074" calcext:value-type="float">
            <text:p>0.29430238903074</text:p>
          </table:table-cell>
          <table:table-cell office:value-type="float" office:value="0.294305766929544" calcext:value-type="float">
            <text:p>0.294305766929544</text:p>
          </table:table-cell>
          <table:table-cell office:value-type="float" office:value="0.294306436147669" calcext:value-type="float">
            <text:p>0.294306436147669</text:p>
          </table:table-cell>
          <table:table-cell office:value-type="float" office:value="0.294321064701388" calcext:value-type="float">
            <text:p>0.294321064701388</text:p>
          </table:table-cell>
          <table:table-cell office:value-type="float" office:value="0.294314005206184" calcext:value-type="float">
            <text:p>0.294314005206184</text:p>
          </table:table-cell>
          <table:table-cell office:value-type="float" office:value="0.294319288500592" calcext:value-type="float">
            <text:p>0.294319288500592</text:p>
          </table:table-cell>
          <table:table-cell office:value-type="float" office:value="0.294335993379562" calcext:value-type="float">
            <text:p>0.294335993379562</text:p>
          </table:table-cell>
          <table:table-cell office:value-type="float" office:value="0.294325102148118" calcext:value-type="float">
            <text:p>0.294325102148118</text:p>
          </table:table-cell>
          <table:table-cell office:value-type="float" office:value="0.294310832418543" calcext:value-type="float">
            <text:p>0.294310832418543</text:p>
          </table:table-cell>
          <table:table-cell office:value-type="float" office:value="0.294310028914058" calcext:value-type="float">
            <text:p>0.294310028914058</text:p>
          </table:table-cell>
          <table:table-cell office:value-type="float" office:value="0.294335123974787" calcext:value-type="float">
            <text:p>0.294335123974787</text:p>
          </table:table-cell>
          <table:table-cell office:value-type="float" office:value="0.294434213346207" calcext:value-type="float">
            <text:p>0.294434213346207</text:p>
          </table:table-cell>
          <table:table-cell office:value-type="float" office:value="0.294527809445681" calcext:value-type="float">
            <text:p>0.294527809445681</text:p>
          </table:table-cell>
          <table:table-cell office:value-type="float" office:value="0.294468555433777" calcext:value-type="float">
            <text:p>0.294468555433777</text:p>
          </table:table-cell>
          <table:table-cell office:value-type="float" office:value="0.294452969266865" calcext:value-type="float">
            <text:p>0.294452969266865</text:p>
          </table:table-cell>
          <table:table-cell office:value-type="float" office:value="0.294505942603409" calcext:value-type="float">
            <text:p>0.294505942603409</text:p>
          </table:table-cell>
          <table:table-cell office:value-type="float" office:value="0.294526715364703" calcext:value-type="float">
            <text:p>0.294526715364703</text:p>
          </table:table-cell>
          <table:table-cell office:value-type="float" office:value="0.294461982127252" calcext:value-type="float">
            <text:p>0.294461982127252</text:p>
          </table:table-cell>
          <table:table-cell office:value-type="float" office:value="0.294513185612641" calcext:value-type="float">
            <text:p>0.294513185612641</text:p>
          </table:table-cell>
          <table:table-cell office:value-type="float" office:value="0.294510633559358" calcext:value-type="float">
            <text:p>0.294510633559358</text:p>
          </table:table-cell>
          <table:table-cell office:value-type="float" office:value="0.294536997187117" calcext:value-type="float">
            <text:p>0.294536997187117</text:p>
          </table:table-cell>
          <table:table-cell office:value-type="float" office:value="0.294247303705452" calcext:value-type="float">
            <text:p>0.294247303705452</text:p>
          </table:table-cell>
          <table:table-cell office:value-type="float" office:value="0.293935759237946" calcext:value-type="float">
            <text:p>0.293935759237946</text:p>
          </table:table-cell>
          <table:table-cell office:value-type="float" office:value="0.293639083168367" calcext:value-type="float">
            <text:p>0.293639083168367</text:p>
          </table:table-cell>
          <table:table-cell office:value-type="float" office:value="0.293597763042359" calcext:value-type="float">
            <text:p>0.293597763042359</text:p>
          </table:table-cell>
          <table:table-cell office:value-type="float" office:value="0.294984264788704" calcext:value-type="float">
            <text:p>0.294984264788704</text:p>
          </table:table-cell>
          <table:table-cell office:value-type="float" office:value="0.295068730454082" calcext:value-type="float">
            <text:p>0.295068730454082</text:p>
          </table:table-cell>
          <table:table-cell office:value-type="float" office:value="0.295203549058523" calcext:value-type="float">
            <text:p>0.295203549058523</text:p>
          </table:table-cell>
          <table:table-cell office:value-type="float" office:value="0.294038832219651" calcext:value-type="float">
            <text:p>0.294038832219651</text:p>
          </table:table-cell>
          <table:table-cell office:value-type="float" office:value="0.292390614470802" calcext:value-type="float">
            <text:p>0.292390614470802</text:p>
          </table:table-cell>
          <table:table-cell office:value-type="float" office:value="0.296821963643128" calcext:value-type="float">
            <text:p>0.296821963643128</text:p>
          </table:table-cell>
          <table:table-cell office:value-type="float" office:value="0.314257257427024" calcext:value-type="float">
            <text:p>0.314257257427024</text:p>
          </table:table-cell>
          <table:table-cell office:value-type="float" office:value="0.317077037614613" calcext:value-type="float">
            <text:p>0.317077037614613</text:p>
          </table:table-cell>
          <table:table-cell office:value-type="float" office:value="0.334074344006757" calcext:value-type="float">
            <text:p>0.334074344006757</text:p>
          </table:table-cell>
          <table:table-cell office:value-type="float" office:value="0.33446023267125" calcext:value-type="float">
            <text:p>0.33446023267125</text:p>
          </table:table-cell>
          <table:table-cell office:value-type="float" office:value="0.334524680966869" calcext:value-type="float">
            <text:p>0.334524680966869</text:p>
          </table:table-cell>
          <table:table-cell office:value-type="float" office:value="0.331224018591625" calcext:value-type="float">
            <text:p>0.331224018591625</text:p>
          </table:table-cell>
          <table:table-cell office:value-type="float" office:value="0.324663989296614" calcext:value-type="float">
            <text:p>0.324663989296614</text:p>
          </table:table-cell>
          <table:table-cell office:value-type="float" office:value="0.321400527701901" calcext:value-type="float">
            <text:p>0.321400527701901</text:p>
          </table:table-cell>
          <table:table-cell office:value-type="float" office:value="0.309552767586241" calcext:value-type="float">
            <text:p>0.309552767586241</text:p>
          </table:table-cell>
          <table:table-cell office:value-type="float" office:value="0.303581013350617" calcext:value-type="float">
            <text:p>0.303581013350617</text:p>
          </table:table-cell>
          <table:table-cell office:value-type="float" office:value="0.304005427827683" calcext:value-type="float">
            <text:p>0.304005427827683</text:p>
          </table:table-cell>
          <table:table-cell office:value-type="float" office:value="0.302696097463959" calcext:value-type="float">
            <text:p>0.302696097463959</text:p>
          </table:table-cell>
          <table:table-cell office:value-type="float" office:value="0.301478320835386" calcext:value-type="float">
            <text:p>0.301478320835386</text:p>
          </table:table-cell>
          <table:table-cell office:value-type="float" office:value="0.298423056993865" calcext:value-type="float">
            <text:p>0.298423056993865</text:p>
          </table:table-cell>
          <table:table-cell office:value-type="float" office:value="0.296656976259734" calcext:value-type="float">
            <text:p>0.296656976259734</text:p>
          </table:table-cell>
          <table:table-cell office:value-type="float" office:value="0.292270807719768" calcext:value-type="float">
            <text:p>0.292270807719768</text:p>
          </table:table-cell>
          <table:table-cell office:value-type="float" office:value="0.290344599473456" calcext:value-type="float">
            <text:p>0.290344599473456</text:p>
          </table:table-cell>
          <table:table-cell office:value-type="float" office:value="0.290788819635653" calcext:value-type="float">
            <text:p>0.290788819635653</text:p>
          </table:table-cell>
          <table:table-cell office:value-type="float" office:value="0.316741384751149" calcext:value-type="float">
            <text:p>0.316741384751149</text:p>
          </table:table-cell>
          <table:table-cell office:value-type="float" office:value="0.324868908997043" calcext:value-type="float">
            <text:p>0.324868908997043</text:p>
          </table:table-cell>
          <table:table-cell office:value-type="float" office:value="0.328948685308594" calcext:value-type="float">
            <text:p>0.328948685308594</text:p>
          </table:table-cell>
          <table:table-cell office:value-type="float" office:value="0.327253863101609" calcext:value-type="float">
            <text:p>0.327253863101609</text:p>
          </table:table-cell>
          <table:table-cell office:value-type="float" office:value="0.274514608429934" calcext:value-type="float">
            <text:p>0.274514608429934</text:p>
          </table:table-cell>
          <table:table-cell office:value-type="float" office:value="0.300661428696049" calcext:value-type="float">
            <text:p>0.300661428696049</text:p>
          </table:table-cell>
          <table:table-cell office:value-type="float" office:value="0.306095091641594" calcext:value-type="float">
            <text:p>0.306095091641594</text:p>
          </table:table-cell>
          <table:table-cell office:value-type="float" office:value="0.306471073024746" calcext:value-type="float">
            <text:p>0.306471073024746</text:p>
          </table:table-cell>
          <table:table-cell office:value-type="float" office:value="0.303625835458337" calcext:value-type="float">
            <text:p>0.303625835458337</text:p>
          </table:table-cell>
          <table:table-cell office:value-type="float" office:value="0.303085149392477" calcext:value-type="float">
            <text:p>0.303085149392477</text:p>
          </table:table-cell>
          <table:table-cell office:value-type="float" office:value="0.302938291638387" calcext:value-type="float">
            <text:p>0.302938291638387</text:p>
          </table:table-cell>
          <table:table-cell office:value-type="float" office:value="0.301631780550414" calcext:value-type="float">
            <text:p>0.301631780550414</text:p>
          </table:table-cell>
          <table:table-cell office:value-type="float" office:value="0.298828285223903" calcext:value-type="float">
            <text:p>0.298828285223903</text:p>
          </table:table-cell>
          <table:table-cell office:value-type="float" office:value="0.31730202120078" calcext:value-type="float">
            <text:p>0.31730202120078</text:p>
          </table:table-cell>
          <table:table-cell office:value-type="float" office:value="0.326021681090404" calcext:value-type="float">
            <text:p>0.326021681090404</text:p>
          </table:table-cell>
          <table:table-cell office:value-type="float" office:value="0.334418223898383" calcext:value-type="float">
            <text:p>0.334418223898383</text:p>
          </table:table-cell>
          <table:table-cell office:value-type="float" office:value="0.335627479297585" calcext:value-type="float">
            <text:p>0.335627479297585</text:p>
          </table:table-cell>
          <table:table-cell office:value-type="float" office:value="0.333899870158492" calcext:value-type="float">
            <text:p>0.333899870158492</text:p>
          </table:table-cell>
          <table:table-cell office:value-type="float" office:value="0.33113250481807" calcext:value-type="float">
            <text:p>0.33113250481807</text:p>
          </table:table-cell>
          <table:table-cell office:value-type="float" office:value="0.328549861628196" calcext:value-type="float">
            <text:p>0.328549861628196</text:p>
          </table:table-cell>
          <table:table-cell office:value-type="float" office:value="0.300910190549189" calcext:value-type="float">
            <text:p>0.300910190549189</text:p>
          </table:table-cell>
          <table:table-cell office:value-type="float" office:value="0.300333061300044" calcext:value-type="float">
            <text:p>0.300333061300044</text:p>
          </table:table-cell>
          <table:table-cell office:value-type="float" office:value="0.296995493595622" calcext:value-type="float">
            <text:p>0.296995493595622</text:p>
          </table:table-cell>
          <table:table-cell office:value-type="float" office:value="0.295085573806776" calcext:value-type="float">
            <text:p>0.295085573806776</text:p>
          </table:table-cell>
          <table:table-cell office:value-type="float" office:value="0.291279724678726" calcext:value-type="float">
            <text:p>0.291279724678726</text:p>
          </table:table-cell>
          <table:table-cell office:value-type="float" office:value="0.289374609920795" calcext:value-type="float">
            <text:p>0.289374609920795</text:p>
          </table:table-cell>
          <table:table-cell office:value-type="float" office:value="0.287953840285881" calcext:value-type="float">
            <text:p>0.287953840285881</text:p>
          </table:table-cell>
          <table:table-cell office:value-type="float" office:value="0.328477531459836" calcext:value-type="float">
            <text:p>0.328477531459836</text:p>
          </table:table-cell>
          <table:table-cell office:value-type="float" office:value="0.328255471129137" calcext:value-type="float">
            <text:p>0.328255471129137</text:p>
          </table:table-cell>
          <table:table-cell office:value-type="float" office:value="0.285249071807186" calcext:value-type="float">
            <text:p>0.285249071807186</text:p>
          </table:table-cell>
          <table:table-cell office:value-type="float" office:value="0.283004843575894" calcext:value-type="float">
            <text:p>0.283004843575894</text:p>
          </table:table-cell>
          <table:table-cell office:value-type="float" office:value="0.302304663895966" calcext:value-type="float">
            <text:p>0.302304663895966</text:p>
          </table:table-cell>
          <table:table-cell office:value-type="float" office:value="0.304615940056007" calcext:value-type="float">
            <text:p>0.304615940056007</text:p>
          </table:table-cell>
          <table:table-cell office:value-type="float" office:value="0.304757765478354" calcext:value-type="float">
            <text:p>0.304757765478354</text:p>
          </table:table-cell>
          <table:table-cell office:value-type="float" office:value="0.302901530353672" calcext:value-type="float">
            <text:p>0.302901530353672</text:p>
          </table:table-cell>
          <table:table-cell office:value-type="float" office:value="0.301415325082897" calcext:value-type="float">
            <text:p>0.301415325082897</text:p>
          </table:table-cell>
          <table:table-cell office:value-type="float" office:value="0.299714728942047" calcext:value-type="float">
            <text:p>0.299714728942047</text:p>
          </table:table-cell>
          <table:table-cell office:value-type="float" office:value="0.297647265729399" calcext:value-type="float">
            <text:p>0.297647265729399</text:p>
          </table:table-cell>
          <table:table-cell office:value-type="float" office:value="0.303552575182208" calcext:value-type="float">
            <text:p>0.303552575182208</text:p>
          </table:table-cell>
          <table:table-cell office:value-type="float" office:value="0.317501883045457" calcext:value-type="float">
            <text:p>0.317501883045457</text:p>
          </table:table-cell>
          <table:table-cell office:value-type="float" office:value="0.31759383499548" calcext:value-type="float">
            <text:p>0.31759383499548</text:p>
          </table:table-cell>
          <table:table-cell office:value-type="float" office:value="0.327061414656588" calcext:value-type="float">
            <text:p>0.327061414656588</text:p>
          </table:table-cell>
          <table:table-cell office:value-type="float" office:value="0.33454089755153" calcext:value-type="float">
            <text:p>0.33454089755153</text:p>
          </table:table-cell>
          <table:table-cell office:value-type="float" office:value="0.333160223582363" calcext:value-type="float">
            <text:p>0.333160223582363</text:p>
          </table:table-cell>
          <table:table-cell office:value-type="float" office:value="0.327986066152091" calcext:value-type="float">
            <text:p>0.327986066152091</text:p>
          </table:table-cell>
          <table:table-cell office:value-type="float" office:value="0.323886237499136" calcext:value-type="float">
            <text:p>0.323886237499136</text:p>
          </table:table-cell>
          <table:table-cell office:value-type="float" office:value="0.321816101068152" calcext:value-type="float">
            <text:p>0.321816101068152</text:p>
          </table:table-cell>
          <table:table-cell office:value-type="float" office:value="0.30053368166384" calcext:value-type="float">
            <text:p>0.30053368166384</text:p>
          </table:table-cell>
          <table:table-cell office:value-type="float" office:value="0.309640475608187" calcext:value-type="float">
            <text:p>0.309640475608187</text:p>
          </table:table-cell>
          <table:table-cell office:value-type="float" office:value="0.301851458923681" calcext:value-type="float">
            <text:p>0.301851458923681</text:p>
          </table:table-cell>
          <table:table-cell office:value-type="float" office:value="0.299718767141458" calcext:value-type="float">
            <text:p>0.299718767141458</text:p>
          </table:table-cell>
          <table:table-cell office:value-type="float" office:value="0.297807054282523" calcext:value-type="float">
            <text:p>0.297807054282523</text:p>
          </table:table-cell>
          <table:table-cell office:value-type="float" office:value="0.293429456007811" calcext:value-type="float">
            <text:p>0.293429456007811</text:p>
          </table:table-cell>
          <table:table-cell office:value-type="float" office:value="0.290105615376167" calcext:value-type="float">
            <text:p>0.290105615376167</text:p>
          </table:table-cell>
          <table:table-cell office:value-type="float" office:value="0.28854053051979" calcext:value-type="float">
            <text:p>0.28854053051979</text:p>
          </table:table-cell>
          <table:table-cell office:value-type="float" office:value="0.288064855467486" calcext:value-type="float">
            <text:p>0.288064855467486</text:p>
          </table:table-cell>
          <table:table-cell office:value-type="float" office:value="0.318847810305348" calcext:value-type="float">
            <text:p>0.318847810305348</text:p>
          </table:table-cell>
          <table:table-cell office:value-type="float" office:value="0.327631302186599" calcext:value-type="float">
            <text:p>0.327631302186599</text:p>
          </table:table-cell>
          <table:table-cell office:value-type="float" office:value="0.330497765309012" calcext:value-type="float">
            <text:p>0.330497765309012</text:p>
          </table:table-cell>
          <table:table-cell office:value-type="float" office:value="0.331184330024604" calcext:value-type="float">
            <text:p>0.331184330024604</text:p>
          </table:table-cell>
          <table:table-cell office:value-type="float" office:value="0.326781466874714" calcext:value-type="float">
            <text:p>0.326781466874714</text:p>
          </table:table-cell>
          <table:table-cell office:value-type="float" office:value="0.321348705476672" calcext:value-type="float">
            <text:p>0.321348705476672</text:p>
          </table:table-cell>
          <table:table-cell office:value-type="float" office:value="0.298475653640754" calcext:value-type="float">
            <text:p>0.298475653640754</text:p>
          </table:table-cell>
          <table:table-cell office:value-type="float" office:value="0.292225562200311" calcext:value-type="float">
            <text:p>0.292225562200311</text:p>
          </table:table-cell>
          <table:table-cell office:value-type="float" office:value="0.287435472489132" calcext:value-type="float">
            <text:p>0.287435472489132</text:p>
          </table:table-cell>
          <table:table-cell office:value-type="float" office:value="0.290421435766702" calcext:value-type="float">
            <text:p>0.290421435766702</text:p>
          </table:table-cell>
          <table:table-cell office:value-type="float" office:value="0.302255017315164" calcext:value-type="float">
            <text:p>0.302255017315164</text:p>
          </table:table-cell>
          <table:table-cell office:value-type="float" office:value="0.304784472917077" calcext:value-type="float">
            <text:p>0.304784472917077</text:p>
          </table:table-cell>
          <table:table-cell office:value-type="float" office:value="0.304739871289605" calcext:value-type="float">
            <text:p>0.304739871289605</text:p>
          </table:table-cell>
          <table:table-cell office:value-type="float" office:value="0.304477324270815" calcext:value-type="float">
            <text:p>0.304477324270815</text:p>
          </table:table-cell>
          <table:table-cell office:value-type="float" office:value="0.304006481904502" calcext:value-type="float">
            <text:p>0.304006481904502</text:p>
          </table:table-cell>
          <table:table-cell office:value-type="float" office:value="0.302729705449098" calcext:value-type="float">
            <text:p>0.302729705449098</text:p>
          </table:table-cell>
          <table:table-cell office:value-type="float" office:value="0.302036179584424" calcext:value-type="float">
            <text:p>0.302036179584424</text:p>
          </table:table-cell>
          <table:table-cell office:value-type="float" office:value="0.300833846855836" calcext:value-type="float">
            <text:p>0.300833846855836</text:p>
          </table:table-cell>
          <table:table-cell office:value-type="float" office:value="0.298221140305479" calcext:value-type="float">
            <text:p>0.298221140305479</text:p>
          </table:table-cell>
          <table:table-cell office:value-type="float" office:value="0.297536155419113" calcext:value-type="float">
            <text:p>0.297536155419113</text:p>
          </table:table-cell>
          <table:table-cell office:value-type="float" office:value="0.3021973900007" calcext:value-type="float">
            <text:p>0.3021973900007</text:p>
          </table:table-cell>
          <table:table-cell office:value-type="float" office:value="0.315193298964307" calcext:value-type="float">
            <text:p>0.315193298964307</text:p>
          </table:table-cell>
          <table:table-cell office:value-type="float" office:value="0.320216437116964" calcext:value-type="float">
            <text:p>0.320216437116964</text:p>
          </table:table-cell>
          <table:table-cell office:value-type="float" office:value="0.334398344112955" calcext:value-type="float">
            <text:p>0.334398344112955</text:p>
          </table:table-cell>
          <table:table-cell office:value-type="float" office:value="0.337269072186893" calcext:value-type="float">
            <text:p>0.337269072186893</text:p>
          </table:table-cell>
          <table:table-cell office:value-type="float" office:value="0.334686584893448" calcext:value-type="float">
            <text:p>0.334686584893448</text:p>
          </table:table-cell>
          <table:table-cell office:value-type="float" office:value="0.332834114924363" calcext:value-type="float">
            <text:p>0.332834114924363</text:p>
          </table:table-cell>
          <table:table-cell office:value-type="float" office:value="0.332098009919186" calcext:value-type="float">
            <text:p>0.332098009919186</text:p>
          </table:table-cell>
          <table:table-cell office:value-type="float" office:value="0.311158063607025" calcext:value-type="float">
            <text:p>0.311158063607025</text:p>
          </table:table-cell>
          <table:table-cell office:value-type="float" office:value="0.304346238518764" calcext:value-type="float">
            <text:p>0.304346238518764</text:p>
          </table:table-cell>
          <table:table-cell office:value-type="float" office:value="0.306166241093063" calcext:value-type="float">
            <text:p>0.306166241093063</text:p>
          </table:table-cell>
          <table:table-cell office:value-type="float" office:value="0.30115705315885" calcext:value-type="float">
            <text:p>0.30115705315885</text:p>
          </table:table-cell>
          <table:table-cell office:value-type="float" office:value="0.297328437447128" calcext:value-type="float">
            <text:p>0.297328437447128</text:p>
          </table:table-cell>
          <table:table-cell office:value-type="float" office:value="0.296230442502004" calcext:value-type="float">
            <text:p>0.296230442502004</text:p>
          </table:table-cell>
          <table:table-cell office:value-type="float" office:value="0.295041693707686" calcext:value-type="float">
            <text:p>0.295041693707686</text:p>
          </table:table-cell>
          <table:table-cell office:value-type="float" office:value="0.294100954722096" calcext:value-type="float">
            <text:p>0.294100954722096</text:p>
          </table:table-cell>
          <table:table-cell office:value-type="float" office:value="0.330320550163431" calcext:value-type="float">
            <text:p>0.330320550163431</text:p>
          </table:table-cell>
          <table:table-cell office:value-type="float" office:value="0.333535601575532" calcext:value-type="float">
            <text:p>0.333535601575532</text:p>
          </table:table-cell>
          <table:table-cell office:value-type="float" office:value="0.335994620423042" calcext:value-type="float">
            <text:p>0.335994620423042</text:p>
          </table:table-cell>
          <table:table-cell office:value-type="float" office:value="0.337168091281032" calcext:value-type="float">
            <text:p>0.337168091281032</text:p>
          </table:table-cell>
          <table:table-cell office:value-type="float" office:value="0.335520488081275" calcext:value-type="float">
            <text:p>0.335520488081275</text:p>
          </table:table-cell>
          <table:table-cell office:value-type="float" office:value="0.29959939375952" calcext:value-type="float">
            <text:p>0.29959939375952</text:p>
          </table:table-cell>
          <table:table-cell office:value-type="float" office:value="0.291795630362296" calcext:value-type="float">
            <text:p>0.291795630362296</text:p>
          </table:table-cell>
          <table:table-cell office:value-type="float" office:value="0.291812023854413" calcext:value-type="float">
            <text:p>0.291812023854413</text:p>
          </table:table-cell>
          <table:table-cell office:value-type="float" office:value="0.296308551719442" calcext:value-type="float">
            <text:p>0.296308551719442</text:p>
          </table:table-cell>
          <table:table-cell office:value-type="float" office:value="0.30519105848111" calcext:value-type="float">
            <text:p>0.30519105848111</text:p>
          </table:table-cell>
          <table:table-cell office:value-type="float" office:value="0.305613804999849" calcext:value-type="float">
            <text:p>0.305613804999849</text:p>
          </table:table-cell>
          <table:table-cell office:value-type="float" office:value="0.305185960658866" calcext:value-type="float">
            <text:p>0.305185960658866</text:p>
          </table:table-cell>
          <table:table-cell office:value-type="float" office:value="0.303262816540005" calcext:value-type="float">
            <text:p>0.303262816540005</text:p>
          </table:table-cell>
          <table:table-cell office:value-type="float" office:value="0.302157640390949" calcext:value-type="float">
            <text:p>0.302157640390949</text:p>
          </table:table-cell>
          <table:table-cell office:value-type="float" office:value="0.300974955292374" calcext:value-type="float">
            <text:p>0.300974955292374</text:p>
          </table:table-cell>
          <table:table-cell office:value-type="float" office:value="0.298565409123535" calcext:value-type="float">
            <text:p>0.298565409123535</text:p>
          </table:table-cell>
          <table:table-cell office:value-type="float" office:value="0.301388929255897" calcext:value-type="float">
            <text:p>0.301388929255897</text:p>
          </table:table-cell>
          <table:table-cell office:value-type="float" office:value="0.329764171981454" calcext:value-type="float">
            <text:p>0.329764171981454</text:p>
          </table:table-cell>
          <table:table-cell office:value-type="float" office:value="0.333166734149297" calcext:value-type="float">
            <text:p>0.333166734149297</text:p>
          </table:table-cell>
          <table:table-cell office:value-type="float" office:value="0.334887941797356" calcext:value-type="float">
            <text:p>0.334887941797356</text:p>
          </table:table-cell>
          <table:table-cell office:value-type="float" office:value="0.332972853686059" calcext:value-type="float">
            <text:p>0.332972853686059</text:p>
          </table:table-cell>
          <table:table-cell office:value-type="float" office:value="0.329074826796988" calcext:value-type="float">
            <text:p>0.329074826796988</text:p>
          </table:table-cell>
          <table:table-cell office:value-type="float" office:value="0.328079350308293" calcext:value-type="float">
            <text:p>0.328079350308293</text:p>
          </table:table-cell>
          <table:table-cell office:value-type="float" office:value="0.32666599158303" calcext:value-type="float">
            <text:p>0.32666599158303</text:p>
          </table:table-cell>
          <table:table-cell office:value-type="float" office:value="0.311787114733884" calcext:value-type="float">
            <text:p>0.311787114733884</text:p>
          </table:table-cell>
          <table:table-cell office:value-type="float" office:value="0.300475583661493" calcext:value-type="float">
            <text:p>0.300475583661493</text:p>
          </table:table-cell>
          <table:table-cell office:value-type="float" office:value="0.302921289608512" calcext:value-type="float">
            <text:p>0.302921289608512</text:p>
          </table:table-cell>
          <table:table-cell office:value-type="float" office:value="0.302689001728398" calcext:value-type="float">
            <text:p>0.302689001728398</text:p>
          </table:table-cell>
          <table:table-cell office:value-type="float" office:value="0.29527534752973" calcext:value-type="float">
            <text:p>0.29527534752973</text:p>
          </table:table-cell>
          <table:table-cell office:value-type="float" office:value="0.292084093941662" calcext:value-type="float">
            <text:p>0.292084093941662</text:p>
          </table:table-cell>
          <table:table-cell office:value-type="float" office:value="0.290806650471589" calcext:value-type="float">
            <text:p>0.290806650471589</text:p>
          </table:table-cell>
          <table:table-cell office:value-type="float" office:value="0.290378914985221" calcext:value-type="float">
            <text:p>0.290378914985221</text:p>
          </table:table-cell>
          <table:table-cell office:value-type="float" office:value="0.323582734625738" calcext:value-type="float">
            <text:p>0.323582734625738</text:p>
          </table:table-cell>
          <table:table-cell office:value-type="float" office:value="0.327894851725239" calcext:value-type="float">
            <text:p>0.327894851725239</text:p>
          </table:table-cell>
          <table:table-cell office:value-type="float" office:value="0.331523619693047" calcext:value-type="float">
            <text:p>0.331523619693047</text:p>
          </table:table-cell>
          <table:table-cell office:value-type="float" office:value="0.333103016320352" calcext:value-type="float">
            <text:p>0.333103016320352</text:p>
          </table:table-cell>
          <table:table-cell office:value-type="float" office:value="0.325455777820719" calcext:value-type="float">
            <text:p>0.325455777820719</text:p>
          </table:table-cell>
          <table:table-cell office:value-type="float" office:value="0.292386760073749" calcext:value-type="float">
            <text:p>0.292386760073749</text:p>
          </table:table-cell>
          <table:table-cell office:value-type="float" office:value="0.284477562512064" calcext:value-type="float">
            <text:p>0.284477562512064</text:p>
          </table:table-cell>
          <table:table-cell office:value-type="float" office:value="0.305323465710986" calcext:value-type="float">
            <text:p>0.305323465710986</text:p>
          </table:table-cell>
          <table:table-cell office:value-type="float" office:value="0.303132238774191" calcext:value-type="float">
            <text:p>0.303132238774191</text:p>
          </table:table-cell>
          <table:table-cell office:value-type="float" office:value="0.302201044481362" calcext:value-type="float">
            <text:p>0.302201044481362</text:p>
          </table:table-cell>
          <table:table-cell office:value-type="float" office:value="0.30140209794985" calcext:value-type="float">
            <text:p>0.30140209794985</text:p>
          </table:table-cell>
          <table:table-cell office:value-type="float" office:value="0.300976389512442" calcext:value-type="float">
            <text:p>0.300976389512442</text:p>
          </table:table-cell>
          <table:table-cell office:value-type="float" office:value="0.29833961945764" calcext:value-type="float">
            <text:p>0.29833961945764</text:p>
          </table:table-cell>
          <table:table-cell office:value-type="float" office:value="0.293785822148387" calcext:value-type="float">
            <text:p>0.293785822148387</text:p>
          </table:table-cell>
          <table:table-cell office:value-type="float" office:value="0.314381851941645" calcext:value-type="float">
            <text:p>0.314381851941645</text:p>
          </table:table-cell>
          <table:table-cell office:value-type="float" office:value="0.326671535513134" calcext:value-type="float">
            <text:p>0.326671535513134</text:p>
          </table:table-cell>
          <table:table-cell office:value-type="float" office:value="0.330576018868383" calcext:value-type="float">
            <text:p>0.330576018868383</text:p>
          </table:table-cell>
          <table:table-cell office:value-type="float" office:value="0.332588090252746" calcext:value-type="float">
            <text:p>0.332588090252746</text:p>
          </table:table-cell>
          <table:table-cell office:value-type="float" office:value="0.33044568307358" calcext:value-type="float">
            <text:p>0.33044568307358</text:p>
          </table:table-cell>
          <table:table-cell office:value-type="float" office:value="0.325705475776631" calcext:value-type="float">
            <text:p>0.325705475776631</text:p>
          </table:table-cell>
          <table:table-cell office:value-type="float" office:value="0.324252884188467" calcext:value-type="float">
            <text:p>0.324252884188467</text:p>
          </table:table-cell>
          <table:table-cell office:value-type="float" office:value="0.323401679070002" calcext:value-type="float">
            <text:p>0.323401679070002</text:p>
          </table:table-cell>
          <table:table-cell office:value-type="float" office:value="0.313522630914832" calcext:value-type="float">
            <text:p>0.313522630914832</text:p>
          </table:table-cell>
          <table:table-cell office:value-type="float" office:value="0.311778383456825" calcext:value-type="float">
            <text:p>0.311778383456825</text:p>
          </table:table-cell>
          <table:table-cell office:value-type="float" office:value="0.315633228393724" calcext:value-type="float">
            <text:p>0.315633228393724</text:p>
          </table:table-cell>
          <table:table-cell office:value-type="float" office:value="0.301837138280534" calcext:value-type="float">
            <text:p>0.301837138280534</text:p>
          </table:table-cell>
          <table:table-cell office:value-type="float" office:value="0.300684730559966" calcext:value-type="float">
            <text:p>0.300684730559966</text:p>
          </table:table-cell>
          <table:table-cell office:value-type="float" office:value="0.294359695613027" calcext:value-type="float">
            <text:p>0.294359695613027</text:p>
          </table:table-cell>
          <table:table-cell office:value-type="float" office:value="0.291947581044906" calcext:value-type="float">
            <text:p>0.291947581044906</text:p>
          </table:table-cell>
          <table:table-cell office:value-type="float" office:value="0.291773588745657" calcext:value-type="float">
            <text:p>0.291773588745657</text:p>
          </table:table-cell>
          <table:table-cell office:value-type="float" office:value="0.291879386865454" calcext:value-type="float">
            <text:p>0.291879386865454</text:p>
          </table:table-cell>
          <table:table-cell office:value-type="float" office:value="0.291585547168963" calcext:value-type="float">
            <text:p>0.291585547168963</text:p>
          </table:table-cell>
          <table:table-cell office:value-type="float" office:value="0.333310149920327" calcext:value-type="float">
            <text:p>0.333310149920327</text:p>
          </table:table-cell>
          <table:table-cell office:value-type="float" office:value="0.337028640185906" calcext:value-type="float">
            <text:p>0.337028640185906</text:p>
          </table:table-cell>
          <table:table-cell office:value-type="float" office:value="0.334036777474173" calcext:value-type="float">
            <text:p>0.334036777474173</text:p>
          </table:table-cell>
          <table:table-cell office:value-type="float" office:value="0.33011017508215" calcext:value-type="float">
            <text:p>0.33011017508215</text:p>
          </table:table-cell>
          <table:table-cell office:value-type="float" office:value="0.31067166726293" calcext:value-type="float">
            <text:p>0.31067166726293</text:p>
          </table:table-cell>
          <table:table-cell office:value-type="float" office:value="0.304014340387226" calcext:value-type="float">
            <text:p>0.304014340387226</text:p>
          </table:table-cell>
          <table:table-cell office:value-type="float" office:value="0.295149332567848" calcext:value-type="float">
            <text:p>0.295149332567848</text:p>
          </table:table-cell>
          <table:table-cell office:value-type="float" office:value="0.303475407242775" calcext:value-type="float">
            <text:p>0.303475407242775</text:p>
          </table:table-cell>
          <table:table-cell office:value-type="float" office:value="0.30507249108632" calcext:value-type="float">
            <text:p>0.30507249108632</text:p>
          </table:table-cell>
          <table:table-cell office:value-type="float" office:value="0.30431139215954" calcext:value-type="float">
            <text:p>0.30431139215954</text:p>
          </table:table-cell>
          <table:table-cell office:value-type="float" office:value="0.303469785956928" calcext:value-type="float">
            <text:p>0.303469785956928</text:p>
          </table:table-cell>
          <table:table-cell office:value-type="float" office:value="0.302949056467556" calcext:value-type="float">
            <text:p>0.302949056467556</text:p>
          </table:table-cell>
          <table:table-cell office:value-type="float" office:value="0.300859457018684" calcext:value-type="float">
            <text:p>0.300859457018684</text:p>
          </table:table-cell>
          <table:table-cell office:value-type="float" office:value="0.297241621206753" calcext:value-type="float">
            <text:p>0.297241621206753</text:p>
          </table:table-cell>
          <table:table-cell office:value-type="float" office:value="0.298459080550781" calcext:value-type="float">
            <text:p>0.298459080550781</text:p>
          </table:table-cell>
          <table:table-cell office:value-type="float" office:value="0.319848759343864" calcext:value-type="float">
            <text:p>0.319848759343864</text:p>
          </table:table-cell>
          <table:table-cell office:value-type="float" office:value="0.330323285136155" calcext:value-type="float">
            <text:p>0.330323285136155</text:p>
          </table:table-cell>
          <table:table-cell office:value-type="float" office:value="0.333533320618159" calcext:value-type="float">
            <text:p>0.333533320618159</text:p>
          </table:table-cell>
          <table:table-cell office:value-type="float" office:value="0.332360253533857" calcext:value-type="float">
            <text:p>0.332360253533857</text:p>
          </table:table-cell>
          <table:table-cell office:value-type="float" office:value="0.32918064484654" calcext:value-type="float">
            <text:p>0.32918064484654</text:p>
          </table:table-cell>
          <table:table-cell office:value-type="float" office:value="0.329964374168355" calcext:value-type="float">
            <text:p>0.329964374168355</text:p>
          </table:table-cell>
          <table:table-cell office:value-type="float" office:value="0.325164920924513" calcext:value-type="float">
            <text:p>0.325164920924513</text:p>
          </table:table-cell>
          <table:table-cell office:value-type="float" office:value="0.316346086147923" calcext:value-type="float">
            <text:p>0.316346086147923</text:p>
          </table:table-cell>
          <table:table-cell office:value-type="float" office:value="0.312710152685133" calcext:value-type="float">
            <text:p>0.312710152685133</text:p>
          </table:table-cell>
          <table:table-cell office:value-type="float" office:value="0.311389342607298" calcext:value-type="float">
            <text:p>0.311389342607298</text:p>
          </table:table-cell>
          <table:table-cell office:value-type="float" office:value="0.308269288688341" calcext:value-type="float">
            <text:p>0.308269288688341</text:p>
          </table:table-cell>
          <table:table-cell office:value-type="float" office:value="0.30963268547469" calcext:value-type="float">
            <text:p>0.30963268547469</text:p>
          </table:table-cell>
          <table:table-cell office:value-type="float" office:value="0.307354860012535" calcext:value-type="float">
            <text:p>0.307354860012535</text:p>
          </table:table-cell>
          <table:table-cell office:value-type="float" office:value="0.305831035753716" calcext:value-type="float">
            <text:p>0.305831035753716</text:p>
          </table:table-cell>
          <table:table-cell office:value-type="float" office:value="0.305613776126391" calcext:value-type="float">
            <text:p>0.305613776126391</text:p>
          </table:table-cell>
          <table:table-cell office:value-type="float" office:value="0.306059125847873" calcext:value-type="float">
            <text:p>0.306059125847873</text:p>
          </table:table-cell>
          <table:table-cell office:value-type="float" office:value="0.306250286440959" calcext:value-type="float">
            <text:p>0.306250286440959</text:p>
          </table:table-cell>
          <table:table-cell office:value-type="float" office:value="0.306264969276166" calcext:value-type="float">
            <text:p>0.306264969276166</text:p>
          </table:table-cell>
          <table:table-cell office:value-type="float" office:value="0.306350745526635" calcext:value-type="float">
            <text:p>0.306350745526635</text:p>
          </table:table-cell>
          <table:table-cell office:value-type="float" office:value="0.306291416306192" calcext:value-type="float">
            <text:p>0.306291416306192</text:p>
          </table:table-cell>
          <table:table-cell office:value-type="float" office:value="0.306305137546297" calcext:value-type="float">
            <text:p>0.306305137546297</text:p>
          </table:table-cell>
          <table:table-cell office:value-type="float" office:value="0.306332468280023" calcext:value-type="float">
            <text:p>0.306332468280023</text:p>
          </table:table-cell>
          <table:table-cell office:value-type="float" office:value="0.306305479643243" calcext:value-type="float">
            <text:p>0.306305479643243</text:p>
          </table:table-cell>
          <table:table-cell office:value-type="float" office:value="0.306271210205795" calcext:value-type="float">
            <text:p>0.306271210205795</text:p>
          </table:table-cell>
          <table:table-cell office:value-type="float" office:value="0.30626283070867" calcext:value-type="float">
            <text:p>0.30626283070867</text:p>
          </table:table-cell>
          <table:table-cell office:value-type="float" office:value="0.306332331777346" calcext:value-type="float">
            <text:p>0.306332331777346</text:p>
          </table:table-cell>
          <table:table-cell office:value-type="float" office:value="0.306334987581038" calcext:value-type="float">
            <text:p>0.306334987581038</text:p>
          </table:table-cell>
          <table:table-cell office:value-type="float" office:value="0.306363096856812" calcext:value-type="float">
            <text:p>0.306363096856812</text:p>
          </table:table-cell>
          <table:table-cell office:value-type="float" office:value="0.306331261861377" calcext:value-type="float">
            <text:p>0.306331261861377</text:p>
          </table:table-cell>
          <table:table-cell office:value-type="float" office:value="0.306353896939807" calcext:value-type="float">
            <text:p>0.306353896939807</text:p>
          </table:table-cell>
          <table:table-cell office:value-type="float" office:value="0.306389406480279" calcext:value-type="float">
            <text:p>0.306389406480279</text:p>
          </table:table-cell>
          <table:table-cell office:value-type="float" office:value="0.306372104550646" calcext:value-type="float">
            <text:p>0.306372104550646</text:p>
          </table:table-cell>
          <table:table-cell office:value-type="float" office:value="0.306335268015419" calcext:value-type="float">
            <text:p>0.306335268015419</text:p>
          </table:table-cell>
          <table:table-cell office:value-type="float" office:value="0.306363332293572" calcext:value-type="float">
            <text:p>0.306363332293572</text:p>
          </table:table-cell>
          <table:table-cell office:value-type="float" office:value="0.306353914931739" calcext:value-type="float">
            <text:p>0.306353914931739</text:p>
          </table:table-cell>
          <table:table-cell office:value-type="float" office:value="0.306359878587251" calcext:value-type="float">
            <text:p>0.306359878587251</text:p>
          </table:table-cell>
          <table:table-cell office:value-type="float" office:value="0.306388357576624" calcext:value-type="float">
            <text:p>0.306388357576624</text:p>
          </table:table-cell>
          <table:table-cell office:value-type="float" office:value="0.30631806957496" calcext:value-type="float">
            <text:p>0.30631806957496</text:p>
          </table:table-cell>
          <table:table-cell office:value-type="float" office:value="0.306360697387784" calcext:value-type="float">
            <text:p>0.306360697387784</text:p>
          </table:table-cell>
          <table:table-cell office:value-type="float" office:value="0.306358184453508" calcext:value-type="float">
            <text:p>0.306358184453508</text:p>
          </table:table-cell>
          <table:table-cell office:value-type="float" office:value="0.306345570844074" calcext:value-type="float">
            <text:p>0.306345570844074</text:p>
          </table:table-cell>
          <table:table-cell office:value-type="float" office:value="0.306375507489057" calcext:value-type="float">
            <text:p>0.306375507489057</text:p>
          </table:table-cell>
          <table:table-cell office:value-type="float" office:value="0.306318344712596" calcext:value-type="float">
            <text:p>0.306318344712596</text:p>
          </table:table-cell>
          <table:table-cell office:value-type="float" office:value="0.306347487046511" calcext:value-type="float">
            <text:p>0.306347487046511</text:p>
          </table:table-cell>
          <table:table-cell office:value-type="float" office:value="0.306375698540248" calcext:value-type="float">
            <text:p>0.306375698540248</text:p>
          </table:table-cell>
          <table:table-cell office:value-type="float" office:value="0.306328449233647" calcext:value-type="float">
            <text:p>0.306328449233647</text:p>
          </table:table-cell>
          <table:table-cell office:value-type="float" office:value="0.30634336398504" calcext:value-type="float">
            <text:p>0.30634336398504</text:p>
          </table:table-cell>
          <table:table-cell office:value-type="float" office:value="0.306373916564298" calcext:value-type="float">
            <text:p>0.306373916564298</text:p>
          </table:table-cell>
          <table:table-cell office:value-type="float" office:value="0.306326624472665" calcext:value-type="float">
            <text:p>0.306326624472665</text:p>
          </table:table-cell>
          <table:table-cell office:value-type="float" office:value="0.306327970282183" calcext:value-type="float">
            <text:p>0.306327970282183</text:p>
          </table:table-cell>
          <table:table-cell office:value-type="float" office:value="0.306367569766815" calcext:value-type="float">
            <text:p>0.306367569766815</text:p>
          </table:table-cell>
          <table:table-cell office:value-type="float" office:value="0.306344264215517" calcext:value-type="float">
            <text:p>0.306344264215517</text:p>
          </table:table-cell>
          <table:table-cell office:value-type="float" office:value="0.306308440970978" calcext:value-type="float">
            <text:p>0.306308440970978</text:p>
          </table:table-cell>
          <table:table-cell office:value-type="float" office:value="0.306349277167299" calcext:value-type="float">
            <text:p>0.306349277167299</text:p>
          </table:table-cell>
          <table:table-cell office:value-type="float" office:value="0.30634050990963" calcext:value-type="float">
            <text:p>0.30634050990963</text:p>
          </table:table-cell>
          <table:table-cell office:value-type="float" office:value="0.306374719263749" calcext:value-type="float">
            <text:p>0.306374719263749</text:p>
          </table:table-cell>
          <table:table-cell office:value-type="float" office:value="0.306341824014378" calcext:value-type="float">
            <text:p>0.306341824014378</text:p>
          </table:table-cell>
          <table:table-cell office:value-type="float" office:value="0.306341305622316" calcext:value-type="float">
            <text:p>0.306341305622316</text:p>
          </table:table-cell>
          <table:table-cell office:value-type="float" office:value="0.306358036165531" calcext:value-type="float">
            <text:p>0.306358036165531</text:p>
          </table:table-cell>
          <table:table-cell office:value-type="float" office:value="0.306302408929058" calcext:value-type="float">
            <text:p>0.306302408929058</text:p>
          </table:table-cell>
          <table:table-cell office:value-type="float" office:value="0.306346220141572" calcext:value-type="float">
            <text:p>0.306346220141572</text:p>
          </table:table-cell>
          <table:table-cell office:value-type="float" office:value="0.306347510711436" calcext:value-type="float">
            <text:p>0.306347510711436</text:p>
          </table:table-cell>
          <table:table-cell office:value-type="float" office:value="0.306329660661578" calcext:value-type="float">
            <text:p>0.306329660661578</text:p>
          </table:table-cell>
          <table:table-cell office:value-type="float" office:value="0.306346926405918" calcext:value-type="float">
            <text:p>0.306346926405918</text:p>
          </table:table-cell>
          <table:table-cell office:value-type="float" office:value="0.306326261904591" calcext:value-type="float">
            <text:p>0.306326261904591</text:p>
          </table:table-cell>
          <table:table-cell office:value-type="float" office:value="0.306353844822073" calcext:value-type="float">
            <text:p>0.306353844822073</text:p>
          </table:table-cell>
          <table:table-cell office:value-type="float" office:value="0.306338648622746" calcext:value-type="float">
            <text:p>0.306338648622746</text:p>
          </table:table-cell>
          <table:table-cell office:value-type="float" office:value="0.306342333644144" calcext:value-type="float">
            <text:p>0.306342333644144</text:p>
          </table:table-cell>
          <table:table-cell office:value-type="float" office:value="0.306338337813143" calcext:value-type="float">
            <text:p>0.306338337813143</text:p>
          </table:table-cell>
          <table:table-cell office:value-type="float" office:value="0.306359061738887" calcext:value-type="float">
            <text:p>0.306359061738887</text:p>
          </table:table-cell>
          <table:table-cell office:value-type="float" office:value="0.306318327085474" calcext:value-type="float">
            <text:p>0.306318327085474</text:p>
          </table:table-cell>
          <table:table-cell office:value-type="float" office:value="0.306367922249874" calcext:value-type="float">
            <text:p>0.306367922249874</text:p>
          </table:table-cell>
          <table:table-cell office:value-type="float" office:value="0.30632042477969" calcext:value-type="float">
            <text:p>0.30632042477969</text:p>
          </table:table-cell>
          <table:table-cell office:value-type="float" office:value="0.306347928485618" calcext:value-type="float">
            <text:p>0.306347928485618</text:p>
          </table:table-cell>
          <table:table-cell office:value-type="float" office:value="0.306351629536448" calcext:value-type="float">
            <text:p>0.306351629536448</text:p>
          </table:table-cell>
          <table:table-cell office:value-type="float" office:value="0.306327771823908" calcext:value-type="float">
            <text:p>0.306327771823908</text:p>
          </table:table-cell>
          <table:table-cell office:value-type="float" office:value="0.306357917615467" calcext:value-type="float">
            <text:p>0.306357917615467</text:p>
          </table:table-cell>
          <table:table-cell office:value-type="float" office:value="0.306322580922888" calcext:value-type="float">
            <text:p>0.306322580922888</text:p>
          </table:table-cell>
          <table:table-cell office:value-type="float" office:value="0.306369190479507" calcext:value-type="float">
            <text:p>0.306369190479507</text:p>
          </table:table-cell>
          <table:table-cell office:value-type="float" office:value="0.306370799899843" calcext:value-type="float">
            <text:p>0.306370799899843</text:p>
          </table:table-cell>
          <table:table-cell office:value-type="float" office:value="0.306351882304405" calcext:value-type="float">
            <text:p>0.306351882304405</text:p>
          </table:table-cell>
          <table:table-cell office:value-type="float" office:value="0.306342363898069" calcext:value-type="float">
            <text:p>0.306342363898069</text:p>
          </table:table-cell>
          <table:table-cell office:value-type="float" office:value="0.306343663964253" calcext:value-type="float">
            <text:p>0.306343663964253</text:p>
          </table:table-cell>
          <table:table-cell office:value-type="float" office:value="0.306330219545189" calcext:value-type="float">
            <text:p>0.306330219545189</text:p>
          </table:table-cell>
          <table:table-cell office:value-type="float" office:value="0.306333655040742" calcext:value-type="float">
            <text:p>0.306333655040742</text:p>
          </table:table-cell>
          <table:table-cell office:value-type="float" office:value="0.30636023916841" calcext:value-type="float">
            <text:p>0.30636023916841</text:p>
          </table:table-cell>
          <table:table-cell office:value-type="float" office:value="0.306361371480843" calcext:value-type="float">
            <text:p>0.306361371480843</text:p>
          </table:table-cell>
          <table:table-cell office:value-type="float" office:value="0.306313817241083" calcext:value-type="float">
            <text:p>0.306313817241083</text:p>
          </table:table-cell>
          <table:table-cell office:value-type="float" office:value="0.306319683885644" calcext:value-type="float">
            <text:p>0.306319683885644</text:p>
          </table:table-cell>
          <table:table-cell office:value-type="float" office:value="0.306356403673159" calcext:value-type="float">
            <text:p>0.306356403673159</text:p>
          </table:table-cell>
          <table:table-cell office:value-type="float" office:value="0.306331324176901" calcext:value-type="float">
            <text:p>0.306331324176901</text:p>
          </table:table-cell>
          <table:table-cell office:value-type="float" office:value="0.306322441200173" calcext:value-type="float">
            <text:p>0.306322441200173</text:p>
          </table:table-cell>
          <table:table-cell office:value-type="float" office:value="0.306342147726287" calcext:value-type="float">
            <text:p>0.306342147726287</text:p>
          </table:table-cell>
          <table:table-cell office:value-type="float" office:value="0.306329214436911" calcext:value-type="float">
            <text:p>0.306329214436911</text:p>
          </table:table-cell>
          <table:table-cell office:value-type="float" office:value="0.306322838010824" calcext:value-type="float">
            <text:p>0.306322838010824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417171116576" calcext:value-type="float">
            <text:p>-0.38417171116576</text:p>
          </table:table-cell>
          <table:table-cell office:value-type="float" office:value="-0.382762733038457" calcext:value-type="float">
            <text:p>-0.382762733038457</text:p>
          </table:table-cell>
          <table:table-cell office:value-type="float" office:value="-0.3832139519161" calcext:value-type="float">
            <text:p>-0.3832139519161</text:p>
          </table:table-cell>
          <table:table-cell office:value-type="float" office:value="-0.382636614312095" calcext:value-type="float">
            <text:p>-0.382636614312095</text:p>
          </table:table-cell>
          <table:table-cell office:value-type="float" office:value="-0.383185513206177" calcext:value-type="float">
            <text:p>-0.383185513206177</text:p>
          </table:table-cell>
          <table:table-cell office:value-type="float" office:value="-0.383602424027508" calcext:value-type="float">
            <text:p>-0.383602424027508</text:p>
          </table:table-cell>
          <table:table-cell office:value-type="float" office:value="-0.383449671413041" calcext:value-type="float">
            <text:p>-0.383449671413041</text:p>
          </table:table-cell>
          <table:table-cell office:value-type="float" office:value="-0.382608328446602" calcext:value-type="float">
            <text:p>-0.382608328446602</text:p>
          </table:table-cell>
          <table:table-cell office:value-type="float" office:value="-0.38293988625123" calcext:value-type="float">
            <text:p>-0.38293988625123</text:p>
          </table:table-cell>
          <table:table-cell office:value-type="float" office:value="-0.382610647137349" calcext:value-type="float">
            <text:p>-0.382610647137349</text:p>
          </table:table-cell>
          <table:table-cell office:value-type="float" office:value="-0.38336776676381" calcext:value-type="float">
            <text:p>-0.38336776676381</text:p>
          </table:table-cell>
          <table:table-cell office:value-type="float" office:value="-0.38382000059294" calcext:value-type="float">
            <text:p>-0.38382000059294</text:p>
          </table:table-cell>
          <table:table-cell office:value-type="float" office:value="-0.383547861330076" calcext:value-type="float">
            <text:p>-0.383547861330076</text:p>
          </table:table-cell>
          <table:table-cell office:value-type="float" office:value="-0.383488846397151" calcext:value-type="float">
            <text:p>-0.383488846397151</text:p>
          </table:table-cell>
          <table:table-cell office:value-type="float" office:value="-0.384229970868221" calcext:value-type="float">
            <text:p>-0.384229970868221</text:p>
          </table:table-cell>
          <table:table-cell office:value-type="float" office:value="-0.382972798663312" calcext:value-type="float">
            <text:p>-0.382972798663312</text:p>
          </table:table-cell>
          <table:table-cell office:value-type="float" office:value="-0.383540232472765" calcext:value-type="float">
            <text:p>-0.383540232472765</text:p>
          </table:table-cell>
          <table:table-cell office:value-type="float" office:value="-0.382913927258005" calcext:value-type="float">
            <text:p>-0.382913927258005</text:p>
          </table:table-cell>
          <table:table-cell office:value-type="float" office:value="-0.38351732131926" calcext:value-type="float">
            <text:p>-0.38351732131926</text:p>
          </table:table-cell>
          <table:table-cell office:value-type="float" office:value="-0.382917332518713" calcext:value-type="float">
            <text:p>-0.382917332518713</text:p>
          </table:table-cell>
          <table:table-cell office:value-type="float" office:value="-0.38270167133192" calcext:value-type="float">
            <text:p>-0.38270167133192</text:p>
          </table:table-cell>
          <table:table-cell office:value-type="float" office:value="-0.383203218957711" calcext:value-type="float">
            <text:p>-0.383203218957711</text:p>
          </table:table-cell>
          <table:table-cell office:value-type="float" office:value="-0.383175259759908" calcext:value-type="float">
            <text:p>-0.383175259759908</text:p>
          </table:table-cell>
          <table:table-cell office:value-type="float" office:value="-0.384351007458344" calcext:value-type="float">
            <text:p>-0.384351007458344</text:p>
          </table:table-cell>
          <table:table-cell office:value-type="float" office:value="-0.383082496645669" calcext:value-type="float">
            <text:p>-0.383082496645669</text:p>
          </table:table-cell>
          <table:table-cell office:value-type="float" office:value="-0.383333702064196" calcext:value-type="float">
            <text:p>-0.383333702064196</text:p>
          </table:table-cell>
          <table:table-cell office:value-type="float" office:value="-0.382828298926178" calcext:value-type="float">
            <text:p>-0.382828298926178</text:p>
          </table:table-cell>
          <table:table-cell office:value-type="float" office:value="-0.383948529460804" calcext:value-type="float">
            <text:p>-0.383948529460804</text:p>
          </table:table-cell>
          <table:table-cell office:value-type="float" office:value="-0.383442238371336" calcext:value-type="float">
            <text:p>-0.383442238371336</text:p>
          </table:table-cell>
          <table:table-cell office:value-type="float" office:value="-0.383207340813263" calcext:value-type="float">
            <text:p>-0.383207340813263</text:p>
          </table:table-cell>
          <table:table-cell office:value-type="float" office:value="-0.384059200184841" calcext:value-type="float">
            <text:p>-0.384059200184841</text:p>
          </table:table-cell>
          <table:table-cell office:value-type="float" office:value="-0.382960569252212" calcext:value-type="float">
            <text:p>-0.382960569252212</text:p>
          </table:table-cell>
          <table:table-cell office:value-type="float" office:value="-0.383543536946014" calcext:value-type="float">
            <text:p>-0.383543536946014</text:p>
          </table:table-cell>
          <table:table-cell office:value-type="float" office:value="-0.384294708839609" calcext:value-type="float">
            <text:p>-0.384294708839609</text:p>
          </table:table-cell>
          <table:table-cell office:value-type="float" office:value="-0.383299149430167" calcext:value-type="float">
            <text:p>-0.383299149430167</text:p>
          </table:table-cell>
          <table:table-cell office:value-type="float" office:value="-0.383945801930304" calcext:value-type="float">
            <text:p>-0.383945801930304</text:p>
          </table:table-cell>
          <table:table-cell office:value-type="float" office:value="-0.382944974407604" calcext:value-type="float">
            <text:p>-0.382944974407604</text:p>
          </table:table-cell>
          <table:table-cell office:value-type="float" office:value="-0.383265630935933" calcext:value-type="float">
            <text:p>-0.383265630935933</text:p>
          </table:table-cell>
          <table:table-cell office:value-type="float" office:value="-0.383893101075588" calcext:value-type="float">
            <text:p>-0.383893101075588</text:p>
          </table:table-cell>
          <table:table-cell office:value-type="float" office:value="-0.38317088988993" calcext:value-type="float">
            <text:p>-0.38317088988993</text:p>
          </table:table-cell>
          <table:table-cell office:value-type="float" office:value="-0.382289207894815" calcext:value-type="float">
            <text:p>-0.382289207894815</text:p>
          </table:table-cell>
          <table:table-cell office:value-type="float" office:value="-0.384442616007917" calcext:value-type="float">
            <text:p>-0.384442616007917</text:p>
          </table:table-cell>
          <table:table-cell office:value-type="float" office:value="-0.38365926746637" calcext:value-type="float">
            <text:p>-0.38365926746637</text:p>
          </table:table-cell>
          <table:table-cell office:value-type="float" office:value="-0.38358547295314" calcext:value-type="float">
            <text:p>-0.38358547295314</text:p>
          </table:table-cell>
          <table:table-cell office:value-type="float" office:value="-0.383298282683966" calcext:value-type="float">
            <text:p>-0.383298282683966</text:p>
          </table:table-cell>
          <table:table-cell office:value-type="float" office:value="-0.38413444172544" calcext:value-type="float">
            <text:p>-0.38413444172544</text:p>
          </table:table-cell>
          <table:table-cell office:value-type="float" office:value="-0.383271137715355" calcext:value-type="float">
            <text:p>-0.383271137715355</text:p>
          </table:table-cell>
          <table:table-cell office:value-type="float" office:value="-0.384413967330021" calcext:value-type="float">
            <text:p>-0.384413967330021</text:p>
          </table:table-cell>
          <table:table-cell office:value-type="float" office:value="-0.383239287480439" calcext:value-type="float">
            <text:p>-0.383239287480439</text:p>
          </table:table-cell>
          <table:table-cell office:value-type="float" office:value="-0.383486748044612" calcext:value-type="float">
            <text:p>-0.383486748044612</text:p>
          </table:table-cell>
          <table:table-cell office:value-type="float" office:value="-0.383215867177807" calcext:value-type="float">
            <text:p>-0.383215867177807</text:p>
          </table:table-cell>
          <table:table-cell office:value-type="float" office:value="-0.383440114410879" calcext:value-type="float">
            <text:p>-0.383440114410879</text:p>
          </table:table-cell>
          <table:table-cell office:value-type="float" office:value="-0.384503344061694" calcext:value-type="float">
            <text:p>-0.384503344061694</text:p>
          </table:table-cell>
          <table:table-cell office:value-type="float" office:value="-0.385154627797854" calcext:value-type="float">
            <text:p>-0.385154627797854</text:p>
          </table:table-cell>
          <table:table-cell office:value-type="float" office:value="-0.387769011481494" calcext:value-type="float">
            <text:p>-0.387769011481494</text:p>
          </table:table-cell>
          <table:table-cell office:value-type="float" office:value="-0.388172837387898" calcext:value-type="float">
            <text:p>-0.388172837387898</text:p>
          </table:table-cell>
          <table:table-cell office:value-type="float" office:value="-0.386755789943006" calcext:value-type="float">
            <text:p>-0.386755789943006</text:p>
          </table:table-cell>
          <table:table-cell office:value-type="float" office:value="-0.383639823009681" calcext:value-type="float">
            <text:p>-0.383639823009681</text:p>
          </table:table-cell>
          <table:table-cell office:value-type="float" office:value="-0.375334202264946" calcext:value-type="float">
            <text:p>-0.375334202264946</text:p>
          </table:table-cell>
          <table:table-cell office:value-type="float" office:value="-0.403347735965831" calcext:value-type="float">
            <text:p>-0.403347735965831</text:p>
          </table:table-cell>
          <table:table-cell office:value-type="float" office:value="-0.404961874386431" calcext:value-type="float">
            <text:p>-0.404961874386431</text:p>
          </table:table-cell>
          <table:table-cell office:value-type="float" office:value="-0.389142432534499" calcext:value-type="float">
            <text:p>-0.389142432534499</text:p>
          </table:table-cell>
          <table:table-cell office:value-type="float" office:value="-0.403527988156058" calcext:value-type="float">
            <text:p>-0.403527988156058</text:p>
          </table:table-cell>
          <table:table-cell office:value-type="float" office:value="-0.386720480935188" calcext:value-type="float">
            <text:p>-0.386720480935188</text:p>
          </table:table-cell>
          <table:table-cell office:value-type="float" office:value="-0.382140212169165" calcext:value-type="float">
            <text:p>-0.382140212169165</text:p>
          </table:table-cell>
          <table:table-cell office:value-type="float" office:value="-0.385578665411813" calcext:value-type="float">
            <text:p>-0.385578665411813</text:p>
          </table:table-cell>
          <table:table-cell office:value-type="float" office:value="-0.375313765564243" calcext:value-type="float">
            <text:p>-0.375313765564243</text:p>
          </table:table-cell>
          <table:table-cell office:value-type="float" office:value="-0.363146395529548" calcext:value-type="float">
            <text:p>-0.363146395529548</text:p>
          </table:table-cell>
          <table:table-cell office:value-type="float" office:value="-0.333538936255788" calcext:value-type="float">
            <text:p>-0.333538936255788</text:p>
          </table:table-cell>
          <table:table-cell office:value-type="float" office:value="-0.404481516968236" calcext:value-type="float">
            <text:p>-0.404481516968236</text:p>
          </table:table-cell>
          <table:table-cell office:value-type="float" office:value="-0.391962097663017" calcext:value-type="float">
            <text:p>-0.391962097663017</text:p>
          </table:table-cell>
          <table:table-cell office:value-type="float" office:value="-0.386399725617483" calcext:value-type="float">
            <text:p>-0.386399725617483</text:p>
          </table:table-cell>
          <table:table-cell office:value-type="float" office:value="-0.381486643414371" calcext:value-type="float">
            <text:p>-0.381486643414371</text:p>
          </table:table-cell>
          <table:table-cell office:value-type="float" office:value="-0.372404260917186" calcext:value-type="float">
            <text:p>-0.372404260917186</text:p>
          </table:table-cell>
          <table:table-cell office:value-type="float" office:value="-0.368206535956517" calcext:value-type="float">
            <text:p>-0.368206535956517</text:p>
          </table:table-cell>
          <table:table-cell office:value-type="float" office:value="-0.364933428780219" calcext:value-type="float">
            <text:p>-0.364933428780219</text:p>
          </table:table-cell>
          <table:table-cell office:value-type="float" office:value="-0.372612444799451" calcext:value-type="float">
            <text:p>-0.372612444799451</text:p>
          </table:table-cell>
          <table:table-cell office:value-type="float" office:value="-0.420519368711805" calcext:value-type="float">
            <text:p>-0.420519368711805</text:p>
          </table:table-cell>
          <table:table-cell office:value-type="float" office:value="-0.457694351561687" calcext:value-type="float">
            <text:p>-0.457694351561687</text:p>
          </table:table-cell>
          <table:table-cell office:value-type="float" office:value="-0.436794829657462" calcext:value-type="float">
            <text:p>-0.436794829657462</text:p>
          </table:table-cell>
          <table:table-cell office:value-type="float" office:value="-0.411832021689803" calcext:value-type="float">
            <text:p>-0.411832021689803</text:p>
          </table:table-cell>
          <table:table-cell office:value-type="float" office:value="-0.411158574153808" calcext:value-type="float">
            <text:p>-0.411158574153808</text:p>
          </table:table-cell>
          <table:table-cell office:value-type="float" office:value="-0.346151673116921" calcext:value-type="float">
            <text:p>-0.346151673116921</text:p>
          </table:table-cell>
          <table:table-cell office:value-type="float" office:value="-0.368766209187659" calcext:value-type="float">
            <text:p>-0.368766209187659</text:p>
          </table:table-cell>
          <table:table-cell office:value-type="float" office:value="-0.386519028511752" calcext:value-type="float">
            <text:p>-0.386519028511752</text:p>
          </table:table-cell>
          <table:table-cell office:value-type="float" office:value="-0.394646644529772" calcext:value-type="float">
            <text:p>-0.394646644529772</text:p>
          </table:table-cell>
          <table:table-cell office:value-type="float" office:value="-0.391255288966747" calcext:value-type="float">
            <text:p>-0.391255288966747</text:p>
          </table:table-cell>
          <table:table-cell office:value-type="float" office:value="-0.391587699988733" calcext:value-type="float">
            <text:p>-0.391587699988733</text:p>
          </table:table-cell>
          <table:table-cell office:value-type="float" office:value="-0.38457290668132" calcext:value-type="float">
            <text:p>-0.38457290668132</text:p>
          </table:table-cell>
          <table:table-cell office:value-type="float" office:value="-0.370047886639509" calcext:value-type="float">
            <text:p>-0.370047886639509</text:p>
          </table:table-cell>
          <table:table-cell office:value-type="float" office:value="-0.360763709531554" calcext:value-type="float">
            <text:p>-0.360763709531554</text:p>
          </table:table-cell>
          <table:table-cell office:value-type="float" office:value="-0.358023491504237" calcext:value-type="float">
            <text:p>-0.358023491504237</text:p>
          </table:table-cell>
          <table:table-cell office:value-type="float" office:value="-0.390700172591043" calcext:value-type="float">
            <text:p>-0.390700172591043</text:p>
          </table:table-cell>
          <table:table-cell office:value-type="float" office:value="-0.41362131232041" calcext:value-type="float">
            <text:p>-0.41362131232041</text:p>
          </table:table-cell>
          <table:table-cell office:value-type="float" office:value="-0.413288315599967" calcext:value-type="float">
            <text:p>-0.413288315599967</text:p>
          </table:table-cell>
          <table:table-cell office:value-type="float" office:value="-0.413891499486703" calcext:value-type="float">
            <text:p>-0.413891499486703</text:p>
          </table:table-cell>
          <table:table-cell office:value-type="float" office:value="-0.409350939035022" calcext:value-type="float">
            <text:p>-0.409350939035022</text:p>
          </table:table-cell>
          <table:table-cell office:value-type="float" office:value="-0.401910284088107" calcext:value-type="float">
            <text:p>-0.401910284088107</text:p>
          </table:table-cell>
          <table:table-cell office:value-type="float" office:value="-0.416444020712756" calcext:value-type="float">
            <text:p>-0.416444020712756</text:p>
          </table:table-cell>
          <table:table-cell office:value-type="float" office:value="-0.391212336193304" calcext:value-type="float">
            <text:p>-0.391212336193304</text:p>
          </table:table-cell>
          <table:table-cell office:value-type="float" office:value="-0.378417877017207" calcext:value-type="float">
            <text:p>-0.378417877017207</text:p>
          </table:table-cell>
          <table:table-cell office:value-type="float" office:value="-0.368511702487164" calcext:value-type="float">
            <text:p>-0.368511702487164</text:p>
          </table:table-cell>
          <table:table-cell office:value-type="float" office:value="-0.360163011833791" calcext:value-type="float">
            <text:p>-0.360163011833791</text:p>
          </table:table-cell>
          <table:table-cell office:value-type="float" office:value="-0.362287678122222" calcext:value-type="float">
            <text:p>-0.362287678122222</text:p>
          </table:table-cell>
          <table:table-cell office:value-type="float" office:value="-0.382959700776544" calcext:value-type="float">
            <text:p>-0.382959700776544</text:p>
          </table:table-cell>
          <table:table-cell office:value-type="float" office:value="-0.418810054139308" calcext:value-type="float">
            <text:p>-0.418810054139308</text:p>
          </table:table-cell>
          <table:table-cell office:value-type="float" office:value="-0.407571790241859" calcext:value-type="float">
            <text:p>-0.407571790241859</text:p>
          </table:table-cell>
          <table:table-cell office:value-type="float" office:value="-0.337677729570485" calcext:value-type="float">
            <text:p>-0.337677729570485</text:p>
          </table:table-cell>
          <table:table-cell office:value-type="float" office:value="-0.340671374906047" calcext:value-type="float">
            <text:p>-0.340671374906047</text:p>
          </table:table-cell>
          <table:table-cell office:value-type="float" office:value="-0.359462630317407" calcext:value-type="float">
            <text:p>-0.359462630317407</text:p>
          </table:table-cell>
          <table:table-cell office:value-type="float" office:value="-0.375856525252654" calcext:value-type="float">
            <text:p>-0.375856525252654</text:p>
          </table:table-cell>
          <table:table-cell office:value-type="float" office:value="-0.384048913742281" calcext:value-type="float">
            <text:p>-0.384048913742281</text:p>
          </table:table-cell>
          <table:table-cell office:value-type="float" office:value="-0.387087848439229" calcext:value-type="float">
            <text:p>-0.387087848439229</text:p>
          </table:table-cell>
          <table:table-cell office:value-type="float" office:value="-0.38375224404376" calcext:value-type="float">
            <text:p>-0.38375224404376</text:p>
          </table:table-cell>
          <table:table-cell office:value-type="float" office:value="-0.376233732864575" calcext:value-type="float">
            <text:p>-0.376233732864575</text:p>
          </table:table-cell>
          <table:table-cell office:value-type="float" office:value="-0.360956385348804" calcext:value-type="float">
            <text:p>-0.360956385348804</text:p>
          </table:table-cell>
          <table:table-cell office:value-type="float" office:value="-0.350761194064789" calcext:value-type="float">
            <text:p>-0.350761194064789</text:p>
          </table:table-cell>
          <table:table-cell office:value-type="float" office:value="-0.371343584537528" calcext:value-type="float">
            <text:p>-0.371343584537528</text:p>
          </table:table-cell>
          <table:table-cell office:value-type="float" office:value="-0.382047238998425" calcext:value-type="float">
            <text:p>-0.382047238998425</text:p>
          </table:table-cell>
          <table:table-cell office:value-type="float" office:value="-0.412452035456918" calcext:value-type="float">
            <text:p>-0.412452035456918</text:p>
          </table:table-cell>
          <table:table-cell office:value-type="float" office:value="-0.41247468106541" calcext:value-type="float">
            <text:p>-0.41247468106541</text:p>
          </table:table-cell>
          <table:table-cell office:value-type="float" office:value="-0.411999959203169" calcext:value-type="float">
            <text:p>-0.411999959203169</text:p>
          </table:table-cell>
          <table:table-cell office:value-type="float" office:value="-0.40187293420415" calcext:value-type="float">
            <text:p>-0.40187293420415</text:p>
          </table:table-cell>
          <table:table-cell office:value-type="float" office:value="-0.39329884114772" calcext:value-type="float">
            <text:p>-0.39329884114772</text:p>
          </table:table-cell>
          <table:table-cell office:value-type="float" office:value="-0.38789710396016" calcext:value-type="float">
            <text:p>-0.38789710396016</text:p>
          </table:table-cell>
          <table:table-cell office:value-type="float" office:value="-0.370862774436633" calcext:value-type="float">
            <text:p>-0.370862774436633</text:p>
          </table:table-cell>
          <table:table-cell office:value-type="float" office:value="-0.358222062481197" calcext:value-type="float">
            <text:p>-0.358222062481197</text:p>
          </table:table-cell>
          <table:table-cell office:value-type="float" office:value="-0.408154331081109" calcext:value-type="float">
            <text:p>-0.408154331081109</text:p>
          </table:table-cell>
          <table:table-cell office:value-type="float" office:value="-0.395421614862126" calcext:value-type="float">
            <text:p>-0.395421614862126</text:p>
          </table:table-cell>
          <table:table-cell office:value-type="float" office:value="-0.387253879868237" calcext:value-type="float">
            <text:p>-0.387253879868237</text:p>
          </table:table-cell>
          <table:table-cell office:value-type="float" office:value="-0.373479944853047" calcext:value-type="float">
            <text:p>-0.373479944853047</text:p>
          </table:table-cell>
          <table:table-cell office:value-type="float" office:value="-0.370286752234853" calcext:value-type="float">
            <text:p>-0.370286752234853</text:p>
          </table:table-cell>
          <table:table-cell office:value-type="float" office:value="-0.375041490892158" calcext:value-type="float">
            <text:p>-0.375041490892158</text:p>
          </table:table-cell>
          <table:table-cell office:value-type="float" office:value="-0.394010227563701" calcext:value-type="float">
            <text:p>-0.394010227563701</text:p>
          </table:table-cell>
          <table:table-cell office:value-type="float" office:value="-0.455874031531977" calcext:value-type="float">
            <text:p>-0.455874031531977</text:p>
          </table:table-cell>
          <table:table-cell office:value-type="float" office:value="-0.447744661994031" calcext:value-type="float">
            <text:p>-0.447744661994031</text:p>
          </table:table-cell>
          <table:table-cell office:value-type="float" office:value="-0.428566847759976" calcext:value-type="float">
            <text:p>-0.428566847759976</text:p>
          </table:table-cell>
          <table:table-cell office:value-type="float" office:value="-0.408442659861688" calcext:value-type="float">
            <text:p>-0.408442659861688</text:p>
          </table:table-cell>
          <table:table-cell office:value-type="float" office:value="-0.408401088826897" calcext:value-type="float">
            <text:p>-0.408401088826897</text:p>
          </table:table-cell>
          <table:table-cell office:value-type="float" office:value="-0.398965405983358" calcext:value-type="float">
            <text:p>-0.398965405983358</text:p>
          </table:table-cell>
          <table:table-cell office:value-type="float" office:value="-0.361629144543581" calcext:value-type="float">
            <text:p>-0.361629144543581</text:p>
          </table:table-cell>
          <table:table-cell office:value-type="float" office:value="-0.344936275961739" calcext:value-type="float">
            <text:p>-0.344936275961739</text:p>
          </table:table-cell>
          <table:table-cell office:value-type="float" office:value="-0.347749829054694" calcext:value-type="float">
            <text:p>-0.347749829054694</text:p>
          </table:table-cell>
          <table:table-cell office:value-type="float" office:value="-0.347281001668951" calcext:value-type="float">
            <text:p>-0.347281001668951</text:p>
          </table:table-cell>
          <table:table-cell office:value-type="float" office:value="-0.360878292328867" calcext:value-type="float">
            <text:p>-0.360878292328867</text:p>
          </table:table-cell>
          <table:table-cell office:value-type="float" office:value="-0.36817395795159" calcext:value-type="float">
            <text:p>-0.36817395795159</text:p>
          </table:table-cell>
          <table:table-cell office:value-type="float" office:value="-0.375855200563341" calcext:value-type="float">
            <text:p>-0.375855200563341</text:p>
          </table:table-cell>
          <table:table-cell office:value-type="float" office:value="-0.384132131319409" calcext:value-type="float">
            <text:p>-0.384132131319409</text:p>
          </table:table-cell>
          <table:table-cell office:value-type="float" office:value="-0.391437525051626" calcext:value-type="float">
            <text:p>-0.391437525051626</text:p>
          </table:table-cell>
          <table:table-cell office:value-type="float" office:value="-0.394445608932165" calcext:value-type="float">
            <text:p>-0.394445608932165</text:p>
          </table:table-cell>
          <table:table-cell office:value-type="float" office:value="-0.390458390622077" calcext:value-type="float">
            <text:p>-0.390458390622077</text:p>
          </table:table-cell>
          <table:table-cell office:value-type="float" office:value="-0.381862082095202" calcext:value-type="float">
            <text:p>-0.381862082095202</text:p>
          </table:table-cell>
          <table:table-cell office:value-type="float" office:value="-0.362369734292102" calcext:value-type="float">
            <text:p>-0.362369734292102</text:p>
          </table:table-cell>
          <table:table-cell office:value-type="float" office:value="-0.350093678230715" calcext:value-type="float">
            <text:p>-0.350093678230715</text:p>
          </table:table-cell>
          <table:table-cell office:value-type="float" office:value="-0.343912816429257" calcext:value-type="float">
            <text:p>-0.343912816429257</text:p>
          </table:table-cell>
          <table:table-cell office:value-type="float" office:value="-0.358984418651973" calcext:value-type="float">
            <text:p>-0.358984418651973</text:p>
          </table:table-cell>
          <table:table-cell office:value-type="float" office:value="-0.376035037602334" calcext:value-type="float">
            <text:p>-0.376035037602334</text:p>
          </table:table-cell>
          <table:table-cell office:value-type="float" office:value="-0.400954640245437" calcext:value-type="float">
            <text:p>-0.400954640245437</text:p>
          </table:table-cell>
          <table:table-cell office:value-type="float" office:value="-0.411616704556475" calcext:value-type="float">
            <text:p>-0.411616704556475</text:p>
          </table:table-cell>
          <table:table-cell office:value-type="float" office:value="-0.411346582741196" calcext:value-type="float">
            <text:p>-0.411346582741196</text:p>
          </table:table-cell>
          <table:table-cell office:value-type="float" office:value="-0.411216188020259" calcext:value-type="float">
            <text:p>-0.411216188020259</text:p>
          </table:table-cell>
          <table:table-cell office:value-type="float" office:value="-0.403512292639366" calcext:value-type="float">
            <text:p>-0.403512292639366</text:p>
          </table:table-cell>
          <table:table-cell office:value-type="float" office:value="-0.36722061970752" calcext:value-type="float">
            <text:p>-0.36722061970752</text:p>
          </table:table-cell>
          <table:table-cell office:value-type="float" office:value="-0.408064278827315" calcext:value-type="float">
            <text:p>-0.408064278827315</text:p>
          </table:table-cell>
          <table:table-cell office:value-type="float" office:value="-0.397326941233286" calcext:value-type="float">
            <text:p>-0.397326941233286</text:p>
          </table:table-cell>
          <table:table-cell office:value-type="float" office:value="-0.375662893877517" calcext:value-type="float">
            <text:p>-0.375662893877517</text:p>
          </table:table-cell>
          <table:table-cell office:value-type="float" office:value="-0.363337634450655" calcext:value-type="float">
            <text:p>-0.363337634450655</text:p>
          </table:table-cell>
          <table:table-cell office:value-type="float" office:value="-0.362786767119133" calcext:value-type="float">
            <text:p>-0.362786767119133</text:p>
          </table:table-cell>
          <table:table-cell office:value-type="float" office:value="-0.365297555567076" calcext:value-type="float">
            <text:p>-0.365297555567076</text:p>
          </table:table-cell>
          <table:table-cell office:value-type="float" office:value="-0.374460332725724" calcext:value-type="float">
            <text:p>-0.374460332725724</text:p>
          </table:table-cell>
          <table:table-cell office:value-type="float" office:value="-0.442266239656763" calcext:value-type="float">
            <text:p>-0.442266239656763</text:p>
          </table:table-cell>
          <table:table-cell office:value-type="float" office:value="-0.436395950582775" calcext:value-type="float">
            <text:p>-0.436395950582775</text:p>
          </table:table-cell>
          <table:table-cell office:value-type="float" office:value="-0.433679605824614" calcext:value-type="float">
            <text:p>-0.433679605824614</text:p>
          </table:table-cell>
          <table:table-cell office:value-type="float" office:value="-0.426296758315505" calcext:value-type="float">
            <text:p>-0.426296758315505</text:p>
          </table:table-cell>
          <table:table-cell office:value-type="float" office:value="-0.414439307421211" calcext:value-type="float">
            <text:p>-0.414439307421211</text:p>
          </table:table-cell>
          <table:table-cell office:value-type="float" office:value="-0.343649062176498" calcext:value-type="float">
            <text:p>-0.343649062176498</text:p>
          </table:table-cell>
          <table:table-cell office:value-type="float" office:value="-0.339195740649158" calcext:value-type="float">
            <text:p>-0.339195740649158</text:p>
          </table:table-cell>
          <table:table-cell office:value-type="float" office:value="-0.336299586479346" calcext:value-type="float">
            <text:p>-0.336299586479346</text:p>
          </table:table-cell>
          <table:table-cell office:value-type="float" office:value="-0.331062598141271" calcext:value-type="float">
            <text:p>-0.331062598141271</text:p>
          </table:table-cell>
          <table:table-cell office:value-type="float" office:value="-0.345183711324846" calcext:value-type="float">
            <text:p>-0.345183711324846</text:p>
          </table:table-cell>
          <table:table-cell office:value-type="float" office:value="-0.361783462420707" calcext:value-type="float">
            <text:p>-0.361783462420707</text:p>
          </table:table-cell>
          <table:table-cell office:value-type="float" office:value="-0.36936032641962" calcext:value-type="float">
            <text:p>-0.36936032641962</text:p>
          </table:table-cell>
          <table:table-cell office:value-type="float" office:value="-0.375499397134555" calcext:value-type="float">
            <text:p>-0.375499397134555</text:p>
          </table:table-cell>
          <table:table-cell office:value-type="float" office:value="-0.374608330554496" calcext:value-type="float">
            <text:p>-0.374608330554496</text:p>
          </table:table-cell>
          <table:table-cell office:value-type="float" office:value="-0.37030568477637" calcext:value-type="float">
            <text:p>-0.37030568477637</text:p>
          </table:table-cell>
          <table:table-cell office:value-type="float" office:value="-0.357757574321889" calcext:value-type="float">
            <text:p>-0.357757574321889</text:p>
          </table:table-cell>
          <table:table-cell office:value-type="float" office:value="-0.343971247150401" calcext:value-type="float">
            <text:p>-0.343971247150401</text:p>
          </table:table-cell>
          <table:table-cell office:value-type="float" office:value="-0.408814598693473" calcext:value-type="float">
            <text:p>-0.408814598693473</text:p>
          </table:table-cell>
          <table:table-cell office:value-type="float" office:value="-0.405383837450073" calcext:value-type="float">
            <text:p>-0.405383837450073</text:p>
          </table:table-cell>
          <table:table-cell office:value-type="float" office:value="-0.403490123863035" calcext:value-type="float">
            <text:p>-0.403490123863035</text:p>
          </table:table-cell>
          <table:table-cell office:value-type="float" office:value="-0.401651432596077" calcext:value-type="float">
            <text:p>-0.401651432596077</text:p>
          </table:table-cell>
          <table:table-cell office:value-type="float" office:value="-0.398921838879945" calcext:value-type="float">
            <text:p>-0.398921838879945</text:p>
          </table:table-cell>
          <table:table-cell office:value-type="float" office:value="-0.399066397051039" calcext:value-type="float">
            <text:p>-0.399066397051039</text:p>
          </table:table-cell>
          <table:table-cell office:value-type="float" office:value="-0.396318691930727" calcext:value-type="float">
            <text:p>-0.396318691930727</text:p>
          </table:table-cell>
          <table:table-cell office:value-type="float" office:value="-0.383021019345097" calcext:value-type="float">
            <text:p>-0.383021019345097</text:p>
          </table:table-cell>
          <table:table-cell office:value-type="float" office:value="-0.393255887232777" calcext:value-type="float">
            <text:p>-0.393255887232777</text:p>
          </table:table-cell>
          <table:table-cell office:value-type="float" office:value="-0.406150778365844" calcext:value-type="float">
            <text:p>-0.406150778365844</text:p>
          </table:table-cell>
          <table:table-cell office:value-type="float" office:value="-0.403538376843854" calcext:value-type="float">
            <text:p>-0.403538376843854</text:p>
          </table:table-cell>
          <table:table-cell office:value-type="float" office:value="-0.385290898361905" calcext:value-type="float">
            <text:p>-0.385290898361905</text:p>
          </table:table-cell>
          <table:table-cell office:value-type="float" office:value="-0.373116823887184" calcext:value-type="float">
            <text:p>-0.373116823887184</text:p>
          </table:table-cell>
          <table:table-cell office:value-type="float" office:value="-0.381427078521171" calcext:value-type="float">
            <text:p>-0.381427078521171</text:p>
          </table:table-cell>
          <table:table-cell office:value-type="float" office:value="-0.386732452891992" calcext:value-type="float">
            <text:p>-0.386732452891992</text:p>
          </table:table-cell>
          <table:table-cell office:value-type="float" office:value="-0.460639114634469" calcext:value-type="float">
            <text:p>-0.460639114634469</text:p>
          </table:table-cell>
          <table:table-cell office:value-type="float" office:value="-0.457332725369726" calcext:value-type="float">
            <text:p>-0.457332725369726</text:p>
          </table:table-cell>
          <table:table-cell office:value-type="float" office:value="-0.445032540613387" calcext:value-type="float">
            <text:p>-0.445032540613387</text:p>
          </table:table-cell>
          <table:table-cell office:value-type="float" office:value="-0.415784170950258" calcext:value-type="float">
            <text:p>-0.415784170950258</text:p>
          </table:table-cell>
          <table:table-cell office:value-type="float" office:value="-0.417613663194339" calcext:value-type="float">
            <text:p>-0.417613663194339</text:p>
          </table:table-cell>
          <table:table-cell office:value-type="float" office:value="-0.369792181325722" calcext:value-type="float">
            <text:p>-0.369792181325722</text:p>
          </table:table-cell>
          <table:table-cell office:value-type="float" office:value="-0.3725789038785" calcext:value-type="float">
            <text:p>-0.3725789038785</text:p>
          </table:table-cell>
          <table:table-cell office:value-type="float" office:value="-0.391351229470947" calcext:value-type="float">
            <text:p>-0.391351229470947</text:p>
          </table:table-cell>
          <table:table-cell office:value-type="float" office:value="-0.410178667175081" calcext:value-type="float">
            <text:p>-0.410178667175081</text:p>
          </table:table-cell>
          <table:table-cell office:value-type="float" office:value="-0.40956184847972" calcext:value-type="float">
            <text:p>-0.40956184847972</text:p>
          </table:table-cell>
          <table:table-cell office:value-type="float" office:value="-0.406794484305918" calcext:value-type="float">
            <text:p>-0.406794484305918</text:p>
          </table:table-cell>
          <table:table-cell office:value-type="float" office:value="-0.4052377529582" calcext:value-type="float">
            <text:p>-0.4052377529582</text:p>
          </table:table-cell>
          <table:table-cell office:value-type="float" office:value="-0.391446712222079" calcext:value-type="float">
            <text:p>-0.391446712222079</text:p>
          </table:table-cell>
          <table:table-cell office:value-type="float" office:value="-0.363393042973061" calcext:value-type="float">
            <text:p>-0.363393042973061</text:p>
          </table:table-cell>
          <table:table-cell office:value-type="float" office:value="-0.353856827919891" calcext:value-type="float">
            <text:p>-0.353856827919891</text:p>
          </table:table-cell>
          <table:table-cell office:value-type="float" office:value="-0.380519421458547" calcext:value-type="float">
            <text:p>-0.380519421458547</text:p>
          </table:table-cell>
          <table:table-cell office:value-type="float" office:value="-0.393502709665288" calcext:value-type="float">
            <text:p>-0.393502709665288</text:p>
          </table:table-cell>
          <table:table-cell office:value-type="float" office:value="-0.40352506225014" calcext:value-type="float">
            <text:p>-0.40352506225014</text:p>
          </table:table-cell>
          <table:table-cell office:value-type="float" office:value="-0.412337165922988" calcext:value-type="float">
            <text:p>-0.412337165922988</text:p>
          </table:table-cell>
          <table:table-cell office:value-type="float" office:value="-0.410773788599997" calcext:value-type="float">
            <text:p>-0.410773788599997</text:p>
          </table:table-cell>
          <table:table-cell office:value-type="float" office:value="-0.410484296296253" calcext:value-type="float">
            <text:p>-0.410484296296253</text:p>
          </table:table-cell>
          <table:table-cell office:value-type="float" office:value="-0.399933728352788" calcext:value-type="float">
            <text:p>-0.399933728352788</text:p>
          </table:table-cell>
          <table:table-cell office:value-type="float" office:value="-0.383930797223887" calcext:value-type="float">
            <text:p>-0.383930797223887</text:p>
          </table:table-cell>
          <table:table-cell office:value-type="float" office:value="-0.387810445145778" calcext:value-type="float">
            <text:p>-0.387810445145778</text:p>
          </table:table-cell>
          <table:table-cell office:value-type="float" office:value="-0.402815259326435" calcext:value-type="float">
            <text:p>-0.402815259326435</text:p>
          </table:table-cell>
          <table:table-cell office:value-type="float" office:value="-0.421649634963075" calcext:value-type="float">
            <text:p>-0.421649634963075</text:p>
          </table:table-cell>
          <table:table-cell office:value-type="float" office:value="-0.410200415123213" calcext:value-type="float">
            <text:p>-0.410200415123213</text:p>
          </table:table-cell>
          <table:table-cell office:value-type="float" office:value="-0.388854137051899" calcext:value-type="float">
            <text:p>-0.388854137051899</text:p>
          </table:table-cell>
          <table:table-cell office:value-type="float" office:value="-0.375810187216462" calcext:value-type="float">
            <text:p>-0.375810187216462</text:p>
          </table:table-cell>
          <table:table-cell office:value-type="float" office:value="-0.37732879214586" calcext:value-type="float">
            <text:p>-0.37732879214586</text:p>
          </table:table-cell>
          <table:table-cell office:value-type="float" office:value="-0.380527328085197" calcext:value-type="float">
            <text:p>-0.380527328085197</text:p>
          </table:table-cell>
          <table:table-cell office:value-type="float" office:value="-0.383842109542204" calcext:value-type="float">
            <text:p>-0.383842109542204</text:p>
          </table:table-cell>
          <table:table-cell office:value-type="float" office:value="-0.435378619407864" calcext:value-type="float">
            <text:p>-0.435378619407864</text:p>
          </table:table-cell>
          <table:table-cell office:value-type="float" office:value="-0.42756185437596" calcext:value-type="float">
            <text:p>-0.42756185437596</text:p>
          </table:table-cell>
          <table:table-cell office:value-type="float" office:value="-0.409073450806377" calcext:value-type="float">
            <text:p>-0.409073450806377</text:p>
          </table:table-cell>
          <table:table-cell office:value-type="float" office:value="-0.403844266579462" calcext:value-type="float">
            <text:p>-0.403844266579462</text:p>
          </table:table-cell>
          <table:table-cell office:value-type="float" office:value="-0.366802228727642" calcext:value-type="float">
            <text:p>-0.366802228727642</text:p>
          </table:table-cell>
          <table:table-cell office:value-type="float" office:value="-0.346370047762857" calcext:value-type="float">
            <text:p>-0.346370047762857</text:p>
          </table:table-cell>
          <table:table-cell office:value-type="float" office:value="-0.346187680520061" calcext:value-type="float">
            <text:p>-0.346187680520061</text:p>
          </table:table-cell>
          <table:table-cell office:value-type="float" office:value="-0.349691179238431" calcext:value-type="float">
            <text:p>-0.349691179238431</text:p>
          </table:table-cell>
          <table:table-cell office:value-type="float" office:value="-0.36914106822532" calcext:value-type="float">
            <text:p>-0.36914106822532</text:p>
          </table:table-cell>
          <table:table-cell office:value-type="float" office:value="-0.385243428917968" calcext:value-type="float">
            <text:p>-0.385243428917968</text:p>
          </table:table-cell>
          <table:table-cell office:value-type="float" office:value="-0.387417222062217" calcext:value-type="float">
            <text:p>-0.387417222062217</text:p>
          </table:table-cell>
          <table:table-cell office:value-type="float" office:value="-0.384622841667167" calcext:value-type="float">
            <text:p>-0.384622841667167</text:p>
          </table:table-cell>
          <table:table-cell office:value-type="float" office:value="-0.371930001979016" calcext:value-type="float">
            <text:p>-0.371930001979016</text:p>
          </table:table-cell>
          <table:table-cell office:value-type="float" office:value="-0.350871466057676" calcext:value-type="float">
            <text:p>-0.350871466057676</text:p>
          </table:table-cell>
          <table:table-cell office:value-type="float" office:value="-0.343352746910452" calcext:value-type="float">
            <text:p>-0.343352746910452</text:p>
          </table:table-cell>
          <table:table-cell office:value-type="float" office:value="-0.387836268638831" calcext:value-type="float">
            <text:p>-0.387836268638831</text:p>
          </table:table-cell>
          <table:table-cell office:value-type="float" office:value="-0.397929484923092" calcext:value-type="float">
            <text:p>-0.397929484923092</text:p>
          </table:table-cell>
          <table:table-cell office:value-type="float" office:value="-0.400048861421201" calcext:value-type="float">
            <text:p>-0.400048861421201</text:p>
          </table:table-cell>
          <table:table-cell office:value-type="float" office:value="-0.408370103419484" calcext:value-type="float">
            <text:p>-0.408370103419484</text:p>
          </table:table-cell>
          <table:table-cell office:value-type="float" office:value="-0.406220911869629" calcext:value-type="float">
            <text:p>-0.406220911869629</text:p>
          </table:table-cell>
          <table:table-cell office:value-type="float" office:value="-0.410743827472595" calcext:value-type="float">
            <text:p>-0.410743827472595</text:p>
          </table:table-cell>
          <table:table-cell office:value-type="float" office:value="-0.400827259690024" calcext:value-type="float">
            <text:p>-0.400827259690024</text:p>
          </table:table-cell>
          <table:table-cell office:value-type="float" office:value="-0.38579148759611" calcext:value-type="float">
            <text:p>-0.38579148759611</text:p>
          </table:table-cell>
          <table:table-cell office:value-type="float" office:value="-0.376224275766379" calcext:value-type="float">
            <text:p>-0.376224275766379</text:p>
          </table:table-cell>
          <table:table-cell office:value-type="float" office:value="-0.372728447276433" calcext:value-type="float">
            <text:p>-0.372728447276433</text:p>
          </table:table-cell>
          <table:table-cell office:value-type="float" office:value="-0.390909996078582" calcext:value-type="float">
            <text:p>-0.390909996078582</text:p>
          </table:table-cell>
          <table:table-cell office:value-type="float" office:value="-0.385589236217905" calcext:value-type="float">
            <text:p>-0.385589236217905</text:p>
          </table:table-cell>
          <table:table-cell office:value-type="float" office:value="-0.375306699689905" calcext:value-type="float">
            <text:p>-0.375306699689905</text:p>
          </table:table-cell>
          <table:table-cell office:value-type="float" office:value="-0.366526714034427" calcext:value-type="float">
            <text:p>-0.366526714034427</text:p>
          </table:table-cell>
          <table:table-cell office:value-type="float" office:value="-0.367621860657605" calcext:value-type="float">
            <text:p>-0.367621860657605</text:p>
          </table:table-cell>
          <table:table-cell office:value-type="float" office:value="-0.371543168459383" calcext:value-type="float">
            <text:p>-0.371543168459383</text:p>
          </table:table-cell>
          <table:table-cell office:value-type="float" office:value="-0.371985404240226" calcext:value-type="float">
            <text:p>-0.371985404240226</text:p>
          </table:table-cell>
          <table:table-cell office:value-type="float" office:value="-0.371532806657126" calcext:value-type="float">
            <text:p>-0.371532806657126</text:p>
          </table:table-cell>
          <table:table-cell office:value-type="float" office:value="-0.372112583521084" calcext:value-type="float">
            <text:p>-0.372112583521084</text:p>
          </table:table-cell>
          <table:table-cell office:value-type="float" office:value="-0.372691074618746" calcext:value-type="float">
            <text:p>-0.372691074618746</text:p>
          </table:table-cell>
          <table:table-cell office:value-type="float" office:value="-0.372956868400582" calcext:value-type="float">
            <text:p>-0.372956868400582</text:p>
          </table:table-cell>
          <table:table-cell office:value-type="float" office:value="-0.372838929458951" calcext:value-type="float">
            <text:p>-0.372838929458951</text:p>
          </table:table-cell>
          <table:table-cell office:value-type="float" office:value="-0.372426837884615" calcext:value-type="float">
            <text:p>-0.372426837884615</text:p>
          </table:table-cell>
          <table:table-cell office:value-type="float" office:value="-0.372466552269431" calcext:value-type="float">
            <text:p>-0.372466552269431</text:p>
          </table:table-cell>
          <table:table-cell office:value-type="float" office:value="-0.372484636739181" calcext:value-type="float">
            <text:p>-0.372484636739181</text:p>
          </table:table-cell>
          <table:table-cell office:value-type="float" office:value="-0.372838641887865" calcext:value-type="float">
            <text:p>-0.372838641887865</text:p>
          </table:table-cell>
          <table:table-cell office:value-type="float" office:value="-0.373277397387819" calcext:value-type="float">
            <text:p>-0.373277397387819</text:p>
          </table:table-cell>
          <table:table-cell office:value-type="float" office:value="-0.373419757801613" calcext:value-type="float">
            <text:p>-0.373419757801613</text:p>
          </table:table-cell>
          <table:table-cell office:value-type="float" office:value="-0.372481213951458" calcext:value-type="float">
            <text:p>-0.372481213951458</text:p>
          </table:table-cell>
          <table:table-cell office:value-type="float" office:value="-0.372672457253258" calcext:value-type="float">
            <text:p>-0.372672457253258</text:p>
          </table:table-cell>
          <table:table-cell office:value-type="float" office:value="-0.372970787118281" calcext:value-type="float">
            <text:p>-0.372970787118281</text:p>
          </table:table-cell>
          <table:table-cell office:value-type="float" office:value="-0.372821234885358" calcext:value-type="float">
            <text:p>-0.372821234885358</text:p>
          </table:table-cell>
          <table:table-cell office:value-type="float" office:value="-0.372257542295718" calcext:value-type="float">
            <text:p>-0.372257542295718</text:p>
          </table:table-cell>
          <table:table-cell office:value-type="float" office:value="-0.372972632319054" calcext:value-type="float">
            <text:p>-0.372972632319054</text:p>
          </table:table-cell>
          <table:table-cell office:value-type="float" office:value="-0.371874700408904" calcext:value-type="float">
            <text:p>-0.371874700408904</text:p>
          </table:table-cell>
          <table:table-cell office:value-type="float" office:value="-0.372286170941421" calcext:value-type="float">
            <text:p>-0.372286170941421</text:p>
          </table:table-cell>
          <table:table-cell office:value-type="float" office:value="-0.37259987045265" calcext:value-type="float">
            <text:p>-0.37259987045265</text:p>
          </table:table-cell>
          <table:table-cell office:value-type="float" office:value="-0.370010025075045" calcext:value-type="float">
            <text:p>-0.370010025075045</text:p>
          </table:table-cell>
          <table:table-cell office:value-type="float" office:value="-0.371569651898957" calcext:value-type="float">
            <text:p>-0.371569651898957</text:p>
          </table:table-cell>
          <table:table-cell office:value-type="float" office:value="-0.371100896784772" calcext:value-type="float">
            <text:p>-0.371100896784772</text:p>
          </table:table-cell>
          <table:table-cell office:value-type="float" office:value="-0.371206201919047" calcext:value-type="float">
            <text:p>-0.371206201919047</text:p>
          </table:table-cell>
          <table:table-cell office:value-type="float" office:value="-0.372049598226346" calcext:value-type="float">
            <text:p>-0.372049598226346</text:p>
          </table:table-cell>
          <table:table-cell office:value-type="float" office:value="-0.370578940207369" calcext:value-type="float">
            <text:p>-0.370578940207369</text:p>
          </table:table-cell>
          <table:table-cell office:value-type="float" office:value="-0.372137242635101" calcext:value-type="float">
            <text:p>-0.372137242635101</text:p>
          </table:table-cell>
          <table:table-cell office:value-type="float" office:value="-0.371675979320884" calcext:value-type="float">
            <text:p>-0.371675979320884</text:p>
          </table:table-cell>
          <table:table-cell office:value-type="float" office:value="-0.371004589497412" calcext:value-type="float">
            <text:p>-0.371004589497412</text:p>
          </table:table-cell>
          <table:table-cell office:value-type="float" office:value="-0.371097822421264" calcext:value-type="float">
            <text:p>-0.371097822421264</text:p>
          </table:table-cell>
          <table:table-cell office:value-type="float" office:value="-0.371971960002747" calcext:value-type="float">
            <text:p>-0.371971960002747</text:p>
          </table:table-cell>
          <table:table-cell office:value-type="float" office:value="-0.370627858269146" calcext:value-type="float">
            <text:p>-0.370627858269146</text:p>
          </table:table-cell>
          <table:table-cell office:value-type="float" office:value="-0.370630144341348" calcext:value-type="float">
            <text:p>-0.370630144341348</text:p>
          </table:table-cell>
          <table:table-cell office:value-type="float" office:value="-0.371483268166559" calcext:value-type="float">
            <text:p>-0.371483268166559</text:p>
          </table:table-cell>
          <table:table-cell office:value-type="float" office:value="-0.371126760243203" calcext:value-type="float">
            <text:p>-0.371126760243203</text:p>
          </table:table-cell>
          <table:table-cell office:value-type="float" office:value="-0.370276967958454" calcext:value-type="float">
            <text:p>-0.370276967958454</text:p>
          </table:table-cell>
          <table:table-cell office:value-type="float" office:value="-0.371308688995708" calcext:value-type="float">
            <text:p>-0.371308688995708</text:p>
          </table:table-cell>
          <table:table-cell office:value-type="float" office:value="-0.371057132870559" calcext:value-type="float">
            <text:p>-0.371057132870559</text:p>
          </table:table-cell>
          <table:table-cell office:value-type="float" office:value="-0.372369306143856" calcext:value-type="float">
            <text:p>-0.372369306143856</text:p>
          </table:table-cell>
          <table:table-cell office:value-type="float" office:value="-0.370862848084876" calcext:value-type="float">
            <text:p>-0.370862848084876</text:p>
          </table:table-cell>
          <table:table-cell office:value-type="float" office:value="-0.37119071955379" calcext:value-type="float">
            <text:p>-0.37119071955379</text:p>
          </table:table-cell>
          <table:table-cell office:value-type="float" office:value="-0.371292134725564" calcext:value-type="float">
            <text:p>-0.371292134725564</text:p>
          </table:table-cell>
          <table:table-cell office:value-type="float" office:value="-0.370259419138025" calcext:value-type="float">
            <text:p>-0.370259419138025</text:p>
          </table:table-cell>
          <table:table-cell office:value-type="float" office:value="-0.370899331958952" calcext:value-type="float">
            <text:p>-0.370899331958952</text:p>
          </table:table-cell>
          <table:table-cell office:value-type="float" office:value="-0.370974806235289" calcext:value-type="float">
            <text:p>-0.370974806235289</text:p>
          </table:table-cell>
          <table:table-cell office:value-type="float" office:value="-0.370459896932876" calcext:value-type="float">
            <text:p>-0.370459896932876</text:p>
          </table:table-cell>
          <table:table-cell office:value-type="float" office:value="-0.371104932185571" calcext:value-type="float">
            <text:p>-0.371104932185571</text:p>
          </table:table-cell>
          <table:table-cell office:value-type="float" office:value="-0.370637756757255" calcext:value-type="float">
            <text:p>-0.370637756757255</text:p>
          </table:table-cell>
          <table:table-cell office:value-type="float" office:value="-0.371521234528954" calcext:value-type="float">
            <text:p>-0.371521234528954</text:p>
          </table:table-cell>
          <table:table-cell office:value-type="float" office:value="-0.370877935198322" calcext:value-type="float">
            <text:p>-0.370877935198322</text:p>
          </table:table-cell>
          <table:table-cell office:value-type="float" office:value="-0.371232869893954" calcext:value-type="float">
            <text:p>-0.371232869893954</text:p>
          </table:table-cell>
          <table:table-cell office:value-type="float" office:value="-0.370728113373569" calcext:value-type="float">
            <text:p>-0.370728113373569</text:p>
          </table:table-cell>
          <table:table-cell office:value-type="float" office:value="-0.37179782158595" calcext:value-type="float">
            <text:p>-0.37179782158595</text:p>
          </table:table-cell>
          <table:table-cell office:value-type="float" office:value="-0.370552397293617" calcext:value-type="float">
            <text:p>-0.370552397293617</text:p>
          </table:table-cell>
          <table:table-cell office:value-type="float" office:value="-0.371685803390426" calcext:value-type="float">
            <text:p>-0.371685803390426</text:p>
          </table:table-cell>
          <table:table-cell office:value-type="float" office:value="-0.370692327547741" calcext:value-type="float">
            <text:p>-0.370692327547741</text:p>
          </table:table-cell>
          <table:table-cell office:value-type="float" office:value="-0.371173736288064" calcext:value-type="float">
            <text:p>-0.371173736288064</text:p>
          </table:table-cell>
          <table:table-cell office:value-type="float" office:value="-0.371038241761835" calcext:value-type="float">
            <text:p>-0.371038241761835</text:p>
          </table:table-cell>
          <table:table-cell office:value-type="float" office:value="-0.371232411968966" calcext:value-type="float">
            <text:p>-0.371232411968966</text:p>
          </table:table-cell>
          <table:table-cell office:value-type="float" office:value="-0.371499391816862" calcext:value-type="float">
            <text:p>-0.371499391816862</text:p>
          </table:table-cell>
          <table:table-cell office:value-type="float" office:value="-0.370789088133626" calcext:value-type="float">
            <text:p>-0.370789088133626</text:p>
          </table:table-cell>
          <table:table-cell office:value-type="float" office:value="-0.37179977401467" calcext:value-type="float">
            <text:p>-0.37179977401467</text:p>
          </table:table-cell>
          <table:table-cell office:value-type="float" office:value="-0.37149437006991" calcext:value-type="float">
            <text:p>-0.37149437006991</text:p>
          </table:table-cell>
          <table:table-cell office:value-type="float" office:value="-0.371994476072501" calcext:value-type="float">
            <text:p>-0.371994476072501</text:p>
          </table:table-cell>
          <table:table-cell office:value-type="float" office:value="-0.370715266759407" calcext:value-type="float">
            <text:p>-0.370715266759407</text:p>
          </table:table-cell>
          <table:table-cell office:value-type="float" office:value="-0.370887528001621" calcext:value-type="float">
            <text:p>-0.370887528001621</text:p>
          </table:table-cell>
          <table:table-cell office:value-type="float" office:value="-0.370392288624049" calcext:value-type="float">
            <text:p>-0.370392288624049</text:p>
          </table:table-cell>
          <table:table-cell office:value-type="float" office:value="-0.370874062088243" calcext:value-type="float">
            <text:p>-0.370874062088243</text:p>
          </table:table-cell>
          <table:table-cell office:value-type="float" office:value="-0.371916633725468" calcext:value-type="float">
            <text:p>-0.371916633725468</text:p>
          </table:table-cell>
          <table:table-cell office:value-type="float" office:value="-0.371417174379869" calcext:value-type="float">
            <text:p>-0.371417174379869</text:p>
          </table:table-cell>
          <table:table-cell office:value-type="float" office:value="-0.369879249569112" calcext:value-type="float">
            <text:p>-0.369879249569112</text:p>
          </table:table-cell>
          <table:table-cell office:value-type="float" office:value="-0.370053277560591" calcext:value-type="float">
            <text:p>-0.370053277560591</text:p>
          </table:table-cell>
          <table:table-cell office:value-type="float" office:value="-0.371732282294337" calcext:value-type="float">
            <text:p>-0.371732282294337</text:p>
          </table:table-cell>
          <table:table-cell office:value-type="float" office:value="-0.371145563257352" calcext:value-type="float">
            <text:p>-0.371145563257352</text:p>
          </table:table-cell>
          <table:table-cell office:value-type="float" office:value="-0.370158040212701" calcext:value-type="float">
            <text:p>-0.370158040212701</text:p>
          </table:table-cell>
          <table:table-cell office:value-type="float" office:value="-0.371178894047976" calcext:value-type="float">
            <text:p>-0.371178894047976</text:p>
          </table:table-cell>
          <table:table-cell office:value-type="float" office:value="-0.370590556858626" calcext:value-type="float">
            <text:p>-0.370590556858626</text:p>
          </table:table-cell>
          <table:table-cell office:value-type="float" office:value="-0.371002318135772" calcext:value-type="float">
            <text:p>-0.371002318135772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279901389348414" calcext:value-type="float">
            <text:p>2.79901389348414E-05</text:p>
          </table:table-cell>
          <table:table-cell office:value-type="float" office:value="0.00000109968094264001" calcext:value-type="float">
            <text:p>1.09968094264001E-06</text:p>
          </table:table-cell>
          <table:table-cell office:value-type="float" office:value="-0.00000934314444978046" calcext:value-type="float">
            <text:p>-9.34314444978046E-06</text:p>
          </table:table-cell>
          <table:table-cell office:value-type="float" office:value="-0.00000427253346879652" calcext:value-type="float">
            <text:p>-4.27253346879652E-06</text:p>
          </table:table-cell>
          <table:table-cell office:value-type="float" office:value="-0.0000239629912401895" calcext:value-type="float">
            <text:p>-2.39629912401895E-05</text:p>
          </table:table-cell>
          <table:table-cell office:value-type="float" office:value="0.0000252445307477589" calcext:value-type="float">
            <text:p>2.52445307477589E-05</text:p>
          </table:table-cell>
          <table:table-cell office:value-type="float" office:value="-0.00000761233331564304" calcext:value-type="float">
            <text:p>-7.61233331564304E-06</text:p>
          </table:table-cell>
          <table:table-cell office:value-type="float" office:value="0.0000112437704529733" calcext:value-type="float">
            <text:p>1.12437704529733E-05</text:p>
          </table:table-cell>
          <table:table-cell office:value-type="float" office:value="-0.00000182215290051024" calcext:value-type="float">
            <text:p>-1.82215290051024E-06</text:p>
          </table:table-cell>
          <table:table-cell office:value-type="float" office:value="0.000000446162436495978" calcext:value-type="float">
            <text:p>4.46162436495978E-07</text:p>
          </table:table-cell>
          <table:table-cell office:value-type="float" office:value="0.0000308682036018193" calcext:value-type="float">
            <text:p>3.08682036018193E-05</text:p>
          </table:table-cell>
          <table:table-cell office:value-type="float" office:value="-0.0000193696655574338" calcext:value-type="float">
            <text:p>-1.93696655574338E-05</text:p>
          </table:table-cell>
          <table:table-cell office:value-type="float" office:value="0.0000179070250976854" calcext:value-type="float">
            <text:p>1.79070250976854E-05</text:p>
          </table:table-cell>
          <table:table-cell office:value-type="float" office:value="-0.0000103425590022854" calcext:value-type="float">
            <text:p>-1.03425590022854E-05</text:p>
          </table:table-cell>
          <table:table-cell office:value-type="float" office:value="0.0000424310867764288" calcext:value-type="float">
            <text:p>4.24310867764288E-05</text:p>
          </table:table-cell>
          <table:table-cell office:value-type="float" office:value="-0.0000543863555316215" calcext:value-type="float">
            <text:p>-5.43863555316215E-05</text:p>
          </table:table-cell>
          <table:table-cell office:value-type="float" office:value="0.0000247749260050001" calcext:value-type="float">
            <text:p>2.47749260050001E-05</text:p>
          </table:table-cell>
          <table:table-cell office:value-type="float" office:value="-0.00000646837673895506" calcext:value-type="float">
            <text:p>-6.46837673895506E-06</text:p>
          </table:table-cell>
          <table:table-cell office:value-type="float" office:value="-0.00000488024065786741" calcext:value-type="float">
            <text:p>-4.88024065786741E-06</text:p>
          </table:table-cell>
          <table:table-cell office:value-type="float" office:value="0.00000631215662350026" calcext:value-type="float">
            <text:p>6.31215662350026E-06</text:p>
          </table:table-cell>
          <table:table-cell office:value-type="float" office:value="-0.0000122461407522367" calcext:value-type="float">
            <text:p>-1.22461407522367E-05</text:p>
          </table:table-cell>
          <table:table-cell office:value-type="float" office:value="0.00000843480147261211" calcext:value-type="float">
            <text:p>8.43480147261211E-06</text:p>
          </table:table-cell>
          <table:table-cell office:value-type="float" office:value="-0.0000321093300110764" calcext:value-type="float">
            <text:p>-3.21093300110764E-05</text:p>
          </table:table-cell>
          <table:table-cell office:value-type="float" office:value="0.0000331471199568334" calcext:value-type="float">
            <text:p>3.31471199568334E-05</text:p>
          </table:table-cell>
          <table:table-cell office:value-type="float" office:value="0.00000256257614561495" calcext:value-type="float">
            <text:p>2.56257614561495E-06</text:p>
          </table:table-cell>
          <table:table-cell office:value-type="float" office:value="-0.00001052757853931" calcext:value-type="float">
            <text:p>-1.052757853931E-05</text:p>
          </table:table-cell>
          <table:table-cell office:value-type="float" office:value="-0.0000175179606479725" calcext:value-type="float">
            <text:p>-1.75179606479725E-05</text:p>
          </table:table-cell>
          <table:table-cell office:value-type="float" office:value="0.000011459631137245" calcext:value-type="float">
            <text:p>1.1459631137245E-05</text:p>
          </table:table-cell>
          <table:table-cell office:value-type="float" office:value="-0.00000886577155689849" calcext:value-type="float">
            <text:p>-8.86577155689849E-06</text:p>
          </table:table-cell>
          <table:table-cell office:value-type="float" office:value="-0.00000309939262682635" calcext:value-type="float">
            <text:p>-3.09939262682635E-06</text:p>
          </table:table-cell>
          <table:table-cell office:value-type="float" office:value="0.00000337789880411332" calcext:value-type="float">
            <text:p>3.37789880411332E-06</text:p>
          </table:table-cell>
          <table:table-cell office:value-type="float" office:value="0.000000669218124360604" calcext:value-type="float">
            <text:p>6.69218124360604E-07</text:p>
          </table:table-cell>
          <table:table-cell office:value-type="float" office:value="0.0000146285537190871" calcext:value-type="float">
            <text:p>1.46285537190871E-05</text:p>
          </table:table-cell>
          <table:table-cell office:value-type="float" office:value="-0.00000705949520363181" calcext:value-type="float">
            <text:p>-7.05949520363181E-06</text:p>
          </table:table-cell>
          <table:table-cell office:value-type="float" office:value="0.0000052832944082426" calcext:value-type="float">
            <text:p>5.2832944082426E-06</text:p>
          </table:table-cell>
          <table:table-cell office:value-type="float" office:value="0.0000167048789695978" calcext:value-type="float">
            <text:p>1.67048789695978E-05</text:p>
          </table:table-cell>
          <table:table-cell office:value-type="float" office:value="-0.0000108912314443765" calcext:value-type="float">
            <text:p>-1.08912314443765E-05</text:p>
          </table:table-cell>
          <table:table-cell office:value-type="float" office:value="-0.0000142697295743566" calcext:value-type="float">
            <text:p>-1.42697295743566E-05</text:p>
          </table:table-cell>
          <table:table-cell office:value-type="float" office:value="-0.00000080350448533606" calcext:value-type="float">
            <text:p>-8.0350448533606E-07</text:p>
          </table:table-cell>
          <table:table-cell office:value-type="float" office:value="0.0000250950607290079" calcext:value-type="float">
            <text:p>2.50950607290079E-05</text:p>
          </table:table-cell>
          <table:table-cell office:value-type="float" office:value="0.0000990893714198915" calcext:value-type="float">
            <text:p>9.90893714198915E-05</text:p>
          </table:table-cell>
          <table:table-cell office:value-type="float" office:value="0.0000935960994744023" calcext:value-type="float">
            <text:p>9.35960994744023E-05</text:p>
          </table:table-cell>
          <table:table-cell office:value-type="float" office:value="-0.0000592540119042639" calcext:value-type="float">
            <text:p>-5.92540119042639E-05</text:p>
          </table:table-cell>
          <table:table-cell office:value-type="float" office:value="-0.0000155861669114965" calcext:value-type="float">
            <text:p>-1.55861669114965E-05</text:p>
          </table:table-cell>
          <table:table-cell office:value-type="float" office:value="0.0000529733365430829" calcext:value-type="float">
            <text:p>5.29733365430829E-05</text:p>
          </table:table-cell>
          <table:table-cell office:value-type="float" office:value="0.0000207727612946407" calcext:value-type="float">
            <text:p>2.07727612946407E-05</text:p>
          </table:table-cell>
          <table:table-cell office:value-type="float" office:value="-0.0000647332374507092" calcext:value-type="float">
            <text:p>-6.47332374507092E-05</text:p>
          </table:table-cell>
          <table:table-cell office:value-type="float" office:value="0.0000512034853883958" calcext:value-type="float">
            <text:p>5.12034853883958E-05</text:p>
          </table:table-cell>
          <table:table-cell office:value-type="float" office:value="-0.00000255205328264507" calcext:value-type="float">
            <text:p>-2.55205328264507E-06</text:p>
          </table:table-cell>
          <table:table-cell office:value-type="float" office:value="0.0000263636277585966" calcext:value-type="float">
            <text:p>2.63636277585966E-05</text:p>
          </table:table-cell>
          <table:table-cell office:value-type="float" office:value="-0.000289693481664355" calcext:value-type="float">
            <text:p>-0.000289693481664</text:p>
          </table:table-cell>
          <table:table-cell office:value-type="float" office:value="-0.000311544467506419" calcext:value-type="float">
            <text:p>-0.000311544467506</text:p>
          </table:table-cell>
          <table:table-cell office:value-type="float" office:value="-0.000296676069579504" calcext:value-type="float">
            <text:p>-0.00029667606958</text:p>
          </table:table-cell>
          <table:table-cell office:value-type="float" office:value="-0.0000413201260079377" calcext:value-type="float">
            <text:p>-4.13201260079377E-05</text:p>
          </table:table-cell>
          <table:table-cell office:value-type="float" office:value="0.00138650174634586" calcext:value-type="float">
            <text:p>0.001386501746346</text:p>
          </table:table-cell>
          <table:table-cell office:value-type="float" office:value="0.0000844656653774534" calcext:value-type="float">
            <text:p>8.44656653774534E-05</text:p>
          </table:table-cell>
          <table:table-cell office:value-type="float" office:value="0.000134818604441478" calcext:value-type="float">
            <text:p>0.000134818604441</text:p>
          </table:table-cell>
          <table:table-cell office:value-type="float" office:value="-0.00116471683887259" calcext:value-type="float">
            <text:p>-0.001164716838873</text:p>
          </table:table-cell>
          <table:table-cell office:value-type="float" office:value="-0.00164821774884888" calcext:value-type="float">
            <text:p>-0.001648217748849</text:p>
          </table:table-cell>
          <table:table-cell office:value-type="float" office:value="0.00443134917232574" calcext:value-type="float">
            <text:p>0.004431349172326</text:p>
          </table:table-cell>
          <table:table-cell office:value-type="float" office:value="0.0174352937838968" calcext:value-type="float">
            <text:p>0.017435293783897</text:p>
          </table:table-cell>
          <table:table-cell office:value-type="float" office:value="0.00281978018758899" calcext:value-type="float">
            <text:p>0.002819780187589</text:p>
          </table:table-cell>
          <table:table-cell office:value-type="float" office:value="0.016997306392144" calcext:value-type="float">
            <text:p>0.016997306392144</text:p>
          </table:table-cell>
          <table:table-cell office:value-type="float" office:value="0.000385888664492295" calcext:value-type="float">
            <text:p>0.000385888664492</text:p>
          </table:table-cell>
          <table:table-cell office:value-type="float" office:value="0.0000644482956188019" calcext:value-type="float">
            <text:p>6.44482956188019E-05</text:p>
          </table:table-cell>
          <table:table-cell office:value-type="float" office:value="-0.00330066237524396" calcext:value-type="float">
            <text:p>-0.003300662375244</text:p>
          </table:table-cell>
          <table:table-cell office:value-type="float" office:value="-0.00656002929501098" calcext:value-type="float">
            <text:p>-0.006560029295011</text:p>
          </table:table-cell>
          <table:table-cell office:value-type="float" office:value="-0.0032634615947128" calcext:value-type="float">
            <text:p>-0.003263461594713</text:p>
          </table:table-cell>
          <table:table-cell office:value-type="float" office:value="-0.0118477601156602" calcext:value-type="float">
            <text:p>-0.01184776011566</text:p>
          </table:table-cell>
          <table:table-cell office:value-type="float" office:value="-0.00597175423562368" calcext:value-type="float">
            <text:p>-0.005971754235624</text:p>
          </table:table-cell>
          <table:table-cell office:value-type="float" office:value="0.000424414477065704" calcext:value-type="float">
            <text:p>0.000424414477066</text:p>
          </table:table-cell>
          <table:table-cell office:value-type="float" office:value="-0.00130933036372388" calcext:value-type="float">
            <text:p>-0.001309330363724</text:p>
          </table:table-cell>
          <table:table-cell office:value-type="float" office:value="-0.00121777662857248" calcext:value-type="float">
            <text:p>-0.001217776628572</text:p>
          </table:table-cell>
          <table:table-cell office:value-type="float" office:value="-0.00305526384152094" calcext:value-type="float">
            <text:p>-0.003055263841521</text:p>
          </table:table-cell>
          <table:table-cell office:value-type="float" office:value="-0.00176608073413115" calcext:value-type="float">
            <text:p>-0.001766080734131</text:p>
          </table:table-cell>
          <table:table-cell office:value-type="float" office:value="-0.00438616853996654" calcext:value-type="float">
            <text:p>-0.004386168539967</text:p>
          </table:table-cell>
          <table:table-cell office:value-type="float" office:value="-0.00192620824631196" calcext:value-type="float">
            <text:p>-0.001926208246312</text:p>
          </table:table-cell>
          <table:table-cell office:value-type="float" office:value="0.000444220162197029" calcext:value-type="float">
            <text:p>0.000444220162197</text:p>
          </table:table-cell>
          <table:table-cell office:value-type="float" office:value="0.0259525651154962" calcext:value-type="float">
            <text:p>0.025952565115496</text:p>
          </table:table-cell>
          <table:table-cell office:value-type="float" office:value="0.0081275242458938" calcext:value-type="float">
            <text:p>0.008127524245894</text:p>
          </table:table-cell>
          <table:table-cell office:value-type="float" office:value="0.00407977631155093" calcext:value-type="float">
            <text:p>0.004079776311551</text:p>
          </table:table-cell>
          <table:table-cell office:value-type="float" office:value="-0.0016948222069843" calcext:value-type="float">
            <text:p>-0.001694822206984</text:p>
          </table:table-cell>
          <table:table-cell office:value-type="float" office:value="-0.0527392546716757" calcext:value-type="float">
            <text:p>-0.052739254671676</text:p>
          </table:table-cell>
          <table:table-cell office:value-type="float" office:value="0.0261468202661156" calcext:value-type="float">
            <text:p>0.026146820266116</text:p>
          </table:table-cell>
          <table:table-cell office:value-type="float" office:value="0.00543366294554437" calcext:value-type="float">
            <text:p>0.005433662945544</text:p>
          </table:table-cell>
          <table:table-cell office:value-type="float" office:value="0.000375981383152701" calcext:value-type="float">
            <text:p>0.000375981383153</text:p>
          </table:table-cell>
          <table:table-cell office:value-type="float" office:value="-0.00284523756640892" calcext:value-type="float">
            <text:p>-0.002845237566409</text:p>
          </table:table-cell>
          <table:table-cell office:value-type="float" office:value="-0.000540686065860718" calcext:value-type="float">
            <text:p>-0.000540686065861</text:p>
          </table:table-cell>
          <table:table-cell office:value-type="float" office:value="-0.000146857754089291" calcext:value-type="float">
            <text:p>-0.000146857754089</text:p>
          </table:table-cell>
          <table:table-cell office:value-type="float" office:value="-0.00130651108797292" calcext:value-type="float">
            <text:p>-0.001306511087973</text:p>
          </table:table-cell>
          <table:table-cell office:value-type="float" office:value="-0.00280349532651175" calcext:value-type="float">
            <text:p>-0.002803495326512</text:p>
          </table:table-cell>
          <table:table-cell office:value-type="float" office:value="0.0184737359768769" calcext:value-type="float">
            <text:p>0.018473735976877</text:p>
          </table:table-cell>
          <table:table-cell office:value-type="float" office:value="0.00871965988962409" calcext:value-type="float">
            <text:p>0.008719659889624</text:p>
          </table:table-cell>
          <table:table-cell office:value-type="float" office:value="0.0083965428079793" calcext:value-type="float">
            <text:p>0.008396542807979</text:p>
          </table:table-cell>
          <table:table-cell office:value-type="float" office:value="0.00120925539920164" calcext:value-type="float">
            <text:p>0.001209255399202</text:p>
          </table:table-cell>
          <table:table-cell office:value-type="float" office:value="-0.0017276091390927" calcext:value-type="float">
            <text:p>-0.001727609139093</text:p>
          </table:table-cell>
          <table:table-cell office:value-type="float" office:value="-0.00276736534042216" calcext:value-type="float">
            <text:p>-0.002767365340422</text:p>
          </table:table-cell>
          <table:table-cell office:value-type="float" office:value="-0.00258264318987411" calcext:value-type="float">
            <text:p>-0.002582643189874</text:p>
          </table:table-cell>
          <table:table-cell office:value-type="float" office:value="-0.0276396710790063" calcext:value-type="float">
            <text:p>-0.027639671079006</text:p>
          </table:table-cell>
          <table:table-cell office:value-type="float" office:value="-0.000577129249145547" calcext:value-type="float">
            <text:p>-0.000577129249146</text:p>
          </table:table-cell>
          <table:table-cell office:value-type="float" office:value="-0.00333756770442195" calcext:value-type="float">
            <text:p>-0.003337567704422</text:p>
          </table:table-cell>
          <table:table-cell office:value-type="float" office:value="-0.0019099197888458" calcext:value-type="float">
            <text:p>-0.001909919788846</text:p>
          </table:table-cell>
          <table:table-cell office:value-type="float" office:value="-0.00380584912804982" calcext:value-type="float">
            <text:p>-0.00380584912805</text:p>
          </table:table-cell>
          <table:table-cell office:value-type="float" office:value="-0.00190511475793104" calcext:value-type="float">
            <text:p>-0.001905114757931</text:p>
          </table:table-cell>
          <table:table-cell office:value-type="float" office:value="-0.00142076963491383" calcext:value-type="float">
            <text:p>-0.001420769634914</text:p>
          </table:table-cell>
          <table:table-cell office:value-type="float" office:value="0.0405236911739547" calcext:value-type="float">
            <text:p>0.040523691173955</text:p>
          </table:table-cell>
          <table:table-cell office:value-type="float" office:value="-0.000222060330699381" calcext:value-type="float">
            <text:p>-0.000222060330699</text:p>
          </table:table-cell>
          <table:table-cell office:value-type="float" office:value="-0.0430063993219507" calcext:value-type="float">
            <text:p>-0.043006399321951</text:p>
          </table:table-cell>
          <table:table-cell office:value-type="float" office:value="-0.002244228231292" calcext:value-type="float">
            <text:p>-0.002244228231292</text:p>
          </table:table-cell>
          <table:table-cell office:value-type="float" office:value="0.0192998203200716" calcext:value-type="float">
            <text:p>0.019299820320072</text:p>
          </table:table-cell>
          <table:table-cell office:value-type="float" office:value="0.00231127616004179" calcext:value-type="float">
            <text:p>0.002311276160042</text:p>
          </table:table-cell>
          <table:table-cell office:value-type="float" office:value="0.000141825422346087" calcext:value-type="float">
            <text:p>0.000141825422346</text:p>
          </table:table-cell>
          <table:table-cell office:value-type="float" office:value="-0.00185623512468147" calcext:value-type="float">
            <text:p>-0.001856235124681</text:p>
          </table:table-cell>
          <table:table-cell office:value-type="float" office:value="-0.00148620527077464" calcext:value-type="float">
            <text:p>-0.001486205270775</text:p>
          </table:table-cell>
          <table:table-cell office:value-type="float" office:value="-0.00170059614085011" calcext:value-type="float">
            <text:p>-0.00170059614085</text:p>
          </table:table-cell>
          <table:table-cell office:value-type="float" office:value="-0.00206746321264833" calcext:value-type="float">
            <text:p>-0.002067463212648</text:p>
          </table:table-cell>
          <table:table-cell office:value-type="float" office:value="0.00590530945280871" calcext:value-type="float">
            <text:p>0.005905309452809</text:p>
          </table:table-cell>
          <table:table-cell office:value-type="float" office:value="0.0139493078632496" calcext:value-type="float">
            <text:p>0.01394930786325</text:p>
          </table:table-cell>
          <table:table-cell office:value-type="float" office:value="0.0000919519500228727" calcext:value-type="float">
            <text:p>9.19519500228727E-05</text:p>
          </table:table-cell>
          <table:table-cell office:value-type="float" office:value="0.00946757966110823" calcext:value-type="float">
            <text:p>0.009467579661108</text:p>
          </table:table-cell>
          <table:table-cell office:value-type="float" office:value="0.00747948289494194" calcext:value-type="float">
            <text:p>0.007479482894942</text:p>
          </table:table-cell>
          <table:table-cell office:value-type="float" office:value="-0.00138067396916769" calcext:value-type="float">
            <text:p>-0.001380673969168</text:p>
          </table:table-cell>
          <table:table-cell office:value-type="float" office:value="-0.00517415743027161" calcext:value-type="float">
            <text:p>-0.005174157430272</text:p>
          </table:table-cell>
          <table:table-cell office:value-type="float" office:value="-0.00409982865295516" calcext:value-type="float">
            <text:p>-0.004099828652955</text:p>
          </table:table-cell>
          <table:table-cell office:value-type="float" office:value="-0.00207013643098386" calcext:value-type="float">
            <text:p>-0.002070136430984</text:p>
          </table:table-cell>
          <table:table-cell office:value-type="float" office:value="-0.021282419404312" calcext:value-type="float">
            <text:p>-0.021282419404312</text:p>
          </table:table-cell>
          <table:table-cell office:value-type="float" office:value="0.00910679394434677" calcext:value-type="float">
            <text:p>0.009106793944347</text:p>
          </table:table-cell>
          <table:table-cell office:value-type="float" office:value="-0.00778901668450577" calcext:value-type="float">
            <text:p>-0.007789016684506</text:p>
          </table:table-cell>
          <table:table-cell office:value-type="float" office:value="-0.00213269178222297" calcext:value-type="float">
            <text:p>-0.002132691782223</text:p>
          </table:table-cell>
          <table:table-cell office:value-type="float" office:value="-0.00191171285893443" calcext:value-type="float">
            <text:p>-0.001911712858934</text:p>
          </table:table-cell>
          <table:table-cell office:value-type="float" office:value="-0.00437759827471279" calcext:value-type="float">
            <text:p>-0.004377598274713</text:p>
          </table:table-cell>
          <table:table-cell office:value-type="float" office:value="-0.00332384063164354" calcext:value-type="float">
            <text:p>-0.003323840631644</text:p>
          </table:table-cell>
          <table:table-cell office:value-type="float" office:value="-0.00156508485637741" calcext:value-type="float">
            <text:p>-0.001565084856377</text:p>
          </table:table-cell>
          <table:table-cell office:value-type="float" office:value="-0.000475675052303559" calcext:value-type="float">
            <text:p>-0.000475675052304</text:p>
          </table:table-cell>
          <table:table-cell office:value-type="float" office:value="0.0307829548378618" calcext:value-type="float">
            <text:p>0.030782954837862</text:p>
          </table:table-cell>
          <table:table-cell office:value-type="float" office:value="0.00878349188125149" calcext:value-type="float">
            <text:p>0.008783491881251</text:p>
          </table:table-cell>
          <table:table-cell office:value-type="float" office:value="0.00286646312241212" calcext:value-type="float">
            <text:p>0.002866463122412</text:p>
          </table:table-cell>
          <table:table-cell office:value-type="float" office:value="0.000686564715592142" calcext:value-type="float">
            <text:p>0.000686564715592</text:p>
          </table:table-cell>
          <table:table-cell office:value-type="float" office:value="-0.00440286314988947" calcext:value-type="float">
            <text:p>-0.004402863149889</text:p>
          </table:table-cell>
          <table:table-cell office:value-type="float" office:value="-0.00543276139804227" calcext:value-type="float">
            <text:p>-0.005432761398042</text:p>
          </table:table-cell>
          <table:table-cell office:value-type="float" office:value="-0.022873051835918" calcext:value-type="float">
            <text:p>-0.022873051835918</text:p>
          </table:table-cell>
          <table:table-cell office:value-type="float" office:value="-0.00625009144044314" calcext:value-type="float">
            <text:p>-0.006250091440443</text:p>
          </table:table-cell>
          <table:table-cell office:value-type="float" office:value="-0.00479008971117906" calcext:value-type="float">
            <text:p>-0.004790089711179</text:p>
          </table:table-cell>
          <table:table-cell office:value-type="float" office:value="0.00298596327757067" calcext:value-type="float">
            <text:p>0.002985963277571</text:p>
          </table:table-cell>
          <table:table-cell office:value-type="float" office:value="0.0118335815484613" calcext:value-type="float">
            <text:p>0.011833581548461</text:p>
          </table:table-cell>
          <table:table-cell office:value-type="float" office:value="0.00252945560191342" calcext:value-type="float">
            <text:p>0.002529455601913</text:p>
          </table:table-cell>
          <table:table-cell office:value-type="float" office:value="-0.0000446016274726069" calcext:value-type="float">
            <text:p>-4.46016274726069E-05</text:p>
          </table:table-cell>
          <table:table-cell office:value-type="float" office:value="-0.000262547018789305" calcext:value-type="float">
            <text:p>-0.000262547018789</text:p>
          </table:table-cell>
          <table:table-cell office:value-type="float" office:value="-0.000470842366313617" calcext:value-type="float">
            <text:p>-0.000470842366314</text:p>
          </table:table-cell>
          <table:table-cell office:value-type="float" office:value="-0.00127677645540364" calcext:value-type="float">
            <text:p>-0.001276776455404</text:p>
          </table:table-cell>
          <table:table-cell office:value-type="float" office:value="-0.000693525864674471" calcext:value-type="float">
            <text:p>-0.000693525864674</text:p>
          </table:table-cell>
          <table:table-cell office:value-type="float" office:value="-0.001202332728588" calcext:value-type="float">
            <text:p>-0.001202332728588</text:p>
          </table:table-cell>
          <table:table-cell office:value-type="float" office:value="-0.00261270655035622" calcext:value-type="float">
            <text:p>-0.002612706550356</text:p>
          </table:table-cell>
          <table:table-cell office:value-type="float" office:value="-0.00068498488636648" calcext:value-type="float">
            <text:p>-0.000684984886366</text:p>
          </table:table-cell>
          <table:table-cell office:value-type="float" office:value="0.00466123458158668" calcext:value-type="float">
            <text:p>0.004661234581587</text:p>
          </table:table-cell>
          <table:table-cell office:value-type="float" office:value="0.0129959089636071" calcext:value-type="float">
            <text:p>0.012995908963607</text:p>
          </table:table-cell>
          <table:table-cell office:value-type="float" office:value="0.00502313815265731" calcext:value-type="float">
            <text:p>0.005023138152657</text:p>
          </table:table-cell>
          <table:table-cell office:value-type="float" office:value="0.0141819069959912" calcext:value-type="float">
            <text:p>0.014181906995991</text:p>
          </table:table-cell>
          <table:table-cell office:value-type="float" office:value="0.00287072807393785" calcext:value-type="float">
            <text:p>0.002870728073938</text:p>
          </table:table-cell>
          <table:table-cell office:value-type="float" office:value="-0.00258248729344474" calcext:value-type="float">
            <text:p>-0.002582487293445</text:p>
          </table:table-cell>
          <table:table-cell office:value-type="float" office:value="-0.00185246996908534" calcext:value-type="float">
            <text:p>-0.001852469969085</text:p>
          </table:table-cell>
          <table:table-cell office:value-type="float" office:value="-0.000736105005177068" calcext:value-type="float">
            <text:p>-0.000736105005177</text:p>
          </table:table-cell>
          <table:table-cell office:value-type="float" office:value="-0.0209399463121608" calcext:value-type="float">
            <text:p>-0.020939946312161</text:p>
          </table:table-cell>
          <table:table-cell office:value-type="float" office:value="-0.00681182508826084" calcext:value-type="float">
            <text:p>-0.006811825088261</text:p>
          </table:table-cell>
          <table:table-cell office:value-type="float" office:value="0.0018200025742986" calcext:value-type="float">
            <text:p>0.001820002574299</text:p>
          </table:table-cell>
          <table:table-cell office:value-type="float" office:value="-0.00500918793421246" calcext:value-type="float">
            <text:p>-0.005009187934212</text:p>
          </table:table-cell>
          <table:table-cell office:value-type="float" office:value="-0.00382861571172277" calcext:value-type="float">
            <text:p>-0.003828615711723</text:p>
          </table:table-cell>
          <table:table-cell office:value-type="float" office:value="-0.00109799494512397" calcext:value-type="float">
            <text:p>-0.001097994945124</text:p>
          </table:table-cell>
          <table:table-cell office:value-type="float" office:value="-0.00118874879431796" calcext:value-type="float">
            <text:p>-0.001188748794318</text:p>
          </table:table-cell>
          <table:table-cell office:value-type="float" office:value="-0.000940738985589606" calcext:value-type="float">
            <text:p>-0.00094073898559</text:p>
          </table:table-cell>
          <table:table-cell office:value-type="float" office:value="0.0362195954413353" calcext:value-type="float">
            <text:p>0.036219595441335</text:p>
          </table:table-cell>
          <table:table-cell office:value-type="float" office:value="0.00321505141210104" calcext:value-type="float">
            <text:p>0.003215051412101</text:p>
          </table:table-cell>
          <table:table-cell office:value-type="float" office:value="0.00245901884751004" calcext:value-type="float">
            <text:p>0.00245901884751</text:p>
          </table:table-cell>
          <table:table-cell office:value-type="float" office:value="0.00117347085798991" calcext:value-type="float">
            <text:p>0.00117347085799</text:p>
          </table:table-cell>
          <table:table-cell office:value-type="float" office:value="-0.0016476031997571" calcext:value-type="float">
            <text:p>-0.001647603199757</text:p>
          </table:table-cell>
          <table:table-cell office:value-type="float" office:value="-0.0359210943217558" calcext:value-type="float">
            <text:p>-0.035921094321756</text:p>
          </table:table-cell>
          <table:table-cell office:value-type="float" office:value="-0.00780376339722333" calcext:value-type="float">
            <text:p>-0.007803763397223</text:p>
          </table:table-cell>
          <table:table-cell office:value-type="float" office:value="0.0000163934921167397" calcext:value-type="float">
            <text:p>1.63934921167397E-05</text:p>
          </table:table-cell>
          <table:table-cell office:value-type="float" office:value="0.0044965278650288" calcext:value-type="float">
            <text:p>0.004496527865029</text:p>
          </table:table-cell>
          <table:table-cell office:value-type="float" office:value="0.00888250676166824" calcext:value-type="float">
            <text:p>0.008882506761668</text:p>
          </table:table-cell>
          <table:table-cell office:value-type="float" office:value="0.000422746518738915" calcext:value-type="float">
            <text:p>0.000422746518739</text:p>
          </table:table-cell>
          <table:table-cell office:value-type="float" office:value="-0.000427844340982975" calcext:value-type="float">
            <text:p>-0.000427844340983</text:p>
          </table:table-cell>
          <table:table-cell office:value-type="float" office:value="-0.00192314411886124" calcext:value-type="float">
            <text:p>-0.001923144118861</text:p>
          </table:table-cell>
          <table:table-cell office:value-type="float" office:value="-0.00110517614905548" calcext:value-type="float">
            <text:p>-0.001105176149055</text:p>
          </table:table-cell>
          <table:table-cell office:value-type="float" office:value="-0.00118268509857516" calcext:value-type="float">
            <text:p>-0.001182685098575</text:p>
          </table:table-cell>
          <table:table-cell office:value-type="float" office:value="-0.00240954616883937" calcext:value-type="float">
            <text:p>-0.002409546168839</text:p>
          </table:table-cell>
          <table:table-cell office:value-type="float" office:value="0.00282352013236237" calcext:value-type="float">
            <text:p>0.002823520132362</text:p>
          </table:table-cell>
          <table:table-cell office:value-type="float" office:value="0.0283752427255569" calcext:value-type="float">
            <text:p>0.028375242725557</text:p>
          </table:table-cell>
          <table:table-cell office:value-type="float" office:value="0.0034025621678434" calcext:value-type="float">
            <text:p>0.003402562167843</text:p>
          </table:table-cell>
          <table:table-cell office:value-type="float" office:value="0.00172120764805872" calcext:value-type="float">
            <text:p>0.001721207648059</text:p>
          </table:table-cell>
          <table:table-cell office:value-type="float" office:value="-0.00191508811129681" calcext:value-type="float">
            <text:p>-0.001915088111297</text:p>
          </table:table-cell>
          <table:table-cell office:value-type="float" office:value="-0.00389802688907165" calcext:value-type="float">
            <text:p>-0.003898026889072</text:p>
          </table:table-cell>
          <table:table-cell office:value-type="float" office:value="-0.000995476488694524" calcext:value-type="float">
            <text:p>-0.000995476488695</text:p>
          </table:table-cell>
          <table:table-cell office:value-type="float" office:value="-0.00141335872526338" calcext:value-type="float">
            <text:p>-0.001413358725263</text:p>
          </table:table-cell>
          <table:table-cell office:value-type="float" office:value="-0.0148788768491453" calcext:value-type="float">
            <text:p>-0.014878876849145</text:p>
          </table:table-cell>
          <table:table-cell office:value-type="float" office:value="-0.0113115310723911" calcext:value-type="float">
            <text:p>-0.011311531072391</text:p>
          </table:table-cell>
          <table:table-cell office:value-type="float" office:value="0.00244570594701854" calcext:value-type="float">
            <text:p>0.002445705947019</text:p>
          </table:table-cell>
          <table:table-cell office:value-type="float" office:value="-0.000232287880113535" calcext:value-type="float">
            <text:p>-0.000232287880114</text:p>
          </table:table-cell>
          <table:table-cell office:value-type="float" office:value="-0.00741365419866868" calcext:value-type="float">
            <text:p>-0.007413654198669</text:p>
          </table:table-cell>
          <table:table-cell office:value-type="float" office:value="-0.00319125358806716" calcext:value-type="float">
            <text:p>-0.003191253588067</text:p>
          </table:table-cell>
          <table:table-cell office:value-type="float" office:value="-0.00127744347007364" calcext:value-type="float">
            <text:p>-0.001277443470074</text:p>
          </table:table-cell>
          <table:table-cell office:value-type="float" office:value="-0.000427735486368264" calcext:value-type="float">
            <text:p>-0.000427735486368</text:p>
          </table:table-cell>
          <table:table-cell office:value-type="float" office:value="0.0332038196405172" calcext:value-type="float">
            <text:p>0.033203819640517</text:p>
          </table:table-cell>
          <table:table-cell office:value-type="float" office:value="0.00431211709950136" calcext:value-type="float">
            <text:p>0.004312117099501</text:p>
          </table:table-cell>
          <table:table-cell office:value-type="float" office:value="0.00362876796780837" calcext:value-type="float">
            <text:p>0.003628767967808</text:p>
          </table:table-cell>
          <table:table-cell office:value-type="float" office:value="0.00157939662730489" calcext:value-type="float">
            <text:p>0.001579396627305</text:p>
          </table:table-cell>
          <table:table-cell office:value-type="float" office:value="-0.0076472384996335" calcext:value-type="float">
            <text:p>-0.007647238499634</text:p>
          </table:table-cell>
          <table:table-cell office:value-type="float" office:value="-0.0330690177469694" calcext:value-type="float">
            <text:p>-0.033069017746969</text:p>
          </table:table-cell>
          <table:table-cell office:value-type="float" office:value="-0.0079091975616854" calcext:value-type="float">
            <text:p>-0.007909197561685</text:p>
          </table:table-cell>
          <table:table-cell office:value-type="float" office:value="0.0208459031989221" calcext:value-type="float">
            <text:p>0.020845903198922</text:p>
          </table:table-cell>
          <table:table-cell office:value-type="float" office:value="-0.00219122693679485" calcext:value-type="float">
            <text:p>-0.002191226936795</text:p>
          </table:table-cell>
          <table:table-cell office:value-type="float" office:value="-0.000931194292828952" calcext:value-type="float">
            <text:p>-0.000931194292829</text:p>
          </table:table-cell>
          <table:table-cell office:value-type="float" office:value="-0.000798946531512412" calcext:value-type="float">
            <text:p>-0.000798946531512</text:p>
          </table:table-cell>
          <table:table-cell office:value-type="float" office:value="-0.000425708437407468" calcext:value-type="float">
            <text:p>-0.000425708437407</text:p>
          </table:table-cell>
          <table:table-cell office:value-type="float" office:value="-0.00263677005480223" calcext:value-type="float">
            <text:p>-0.002636770054802</text:p>
          </table:table-cell>
          <table:table-cell office:value-type="float" office:value="-0.00455379730925359" calcext:value-type="float">
            <text:p>-0.004553797309254</text:p>
          </table:table-cell>
          <table:table-cell office:value-type="float" office:value="0.0205960297932584" calcext:value-type="float">
            <text:p>0.020596029793258</text:p>
          </table:table-cell>
          <table:table-cell office:value-type="float" office:value="0.0122896835714891" calcext:value-type="float">
            <text:p>0.012289683571489</text:p>
          </table:table-cell>
          <table:table-cell office:value-type="float" office:value="0.00390448335524868" calcext:value-type="float">
            <text:p>0.003904483355249</text:p>
          </table:table-cell>
          <table:table-cell office:value-type="float" office:value="0.00201207138436277" calcext:value-type="float">
            <text:p>0.002012071384363</text:p>
          </table:table-cell>
          <table:table-cell office:value-type="float" office:value="-0.00214240717916508" calcext:value-type="float">
            <text:p>-0.002142407179165</text:p>
          </table:table-cell>
          <table:table-cell office:value-type="float" office:value="-0.00474020729694896" calcext:value-type="float">
            <text:p>-0.004740207296949</text:p>
          </table:table-cell>
          <table:table-cell office:value-type="float" office:value="-0.00145259158816496" calcext:value-type="float">
            <text:p>-0.001452591588165</text:p>
          </table:table-cell>
          <table:table-cell office:value-type="float" office:value="-0.000851205118464482" calcext:value-type="float">
            <text:p>-0.000851205118464</text:p>
          </table:table-cell>
          <table:table-cell office:value-type="float" office:value="-0.0098790481551701" calcext:value-type="float">
            <text:p>-0.00987904815517</text:p>
          </table:table-cell>
          <table:table-cell office:value-type="float" office:value="-0.00174424745800683" calcext:value-type="float">
            <text:p>-0.001744247458007</text:p>
          </table:table-cell>
          <table:table-cell office:value-type="float" office:value="0.00385484493689875" calcext:value-type="float">
            <text:p>0.003854844936899</text:p>
          </table:table-cell>
          <table:table-cell office:value-type="float" office:value="-0.0137960901131894" calcext:value-type="float">
            <text:p>-0.013796090113189</text:p>
          </table:table-cell>
          <table:table-cell office:value-type="float" office:value="-0.00115240772056829" calcext:value-type="float">
            <text:p>-0.001152407720568</text:p>
          </table:table-cell>
          <table:table-cell office:value-type="float" office:value="-0.00632503494693937" calcext:value-type="float">
            <text:p>-0.006325034946939</text:p>
          </table:table-cell>
          <table:table-cell office:value-type="float" office:value="-0.00241211456812074" calcext:value-type="float">
            <text:p>-0.002412114568121</text:p>
          </table:table-cell>
          <table:table-cell office:value-type="float" office:value="-0.000173992299248915" calcext:value-type="float">
            <text:p>-0.000173992299249</text:p>
          </table:table-cell>
          <table:table-cell office:value-type="float" office:value="0.000105798119796885" calcext:value-type="float">
            <text:p>0.000105798119797</text:p>
          </table:table-cell>
          <table:table-cell office:value-type="float" office:value="-0.000293839696491049" calcext:value-type="float">
            <text:p>-0.000293839696491</text:p>
          </table:table-cell>
          <table:table-cell office:value-type="float" office:value="0.0417246027513639" calcext:value-type="float">
            <text:p>0.041724602751364</text:p>
          </table:table-cell>
          <table:table-cell office:value-type="float" office:value="0.00371849026557869" calcext:value-type="float">
            <text:p>0.003718490265579</text:p>
          </table:table-cell>
          <table:table-cell office:value-type="float" office:value="-0.00299186271173296" calcext:value-type="float">
            <text:p>-0.002991862711733</text:p>
          </table:table-cell>
          <table:table-cell office:value-type="float" office:value="-0.00392660239202253" calcext:value-type="float">
            <text:p>-0.003926602392023</text:p>
          </table:table-cell>
          <table:table-cell office:value-type="float" office:value="-0.0194385078192196" calcext:value-type="float">
            <text:p>-0.01943850781922</text:p>
          </table:table-cell>
          <table:table-cell office:value-type="float" office:value="-0.00665732687570464" calcext:value-type="float">
            <text:p>-0.006657326875705</text:p>
          </table:table-cell>
          <table:table-cell office:value-type="float" office:value="-0.00886500781937738" calcext:value-type="float">
            <text:p>-0.008865007819377</text:p>
          </table:table-cell>
          <table:table-cell office:value-type="float" office:value="0.00832607467492663" calcext:value-type="float">
            <text:p>0.008326074674927</text:p>
          </table:table-cell>
          <table:table-cell office:value-type="float" office:value="0.00159708384354484" calcext:value-type="float">
            <text:p>0.001597083843545</text:p>
          </table:table-cell>
          <table:table-cell office:value-type="float" office:value="-0.00076109892678039" calcext:value-type="float">
            <text:p>-0.00076109892678</text:p>
          </table:table-cell>
          <table:table-cell office:value-type="float" office:value="-0.000841606202611256" calcext:value-type="float">
            <text:p>-0.000841606202611</text:p>
          </table:table-cell>
          <table:table-cell office:value-type="float" office:value="-0.000520729489372207" calcext:value-type="float">
            <text:p>-0.000520729489372</text:p>
          </table:table-cell>
          <table:table-cell office:value-type="float" office:value="-0.00208959944887199" calcext:value-type="float">
            <text:p>-0.002089599448872</text:p>
          </table:table-cell>
          <table:table-cell office:value-type="float" office:value="-0.00361783581193131" calcext:value-type="float">
            <text:p>-0.003617835811931</text:p>
          </table:table-cell>
          <table:table-cell office:value-type="float" office:value="0.00121745934402773" calcext:value-type="float">
            <text:p>0.001217459344028</text:p>
          </table:table-cell>
          <table:table-cell office:value-type="float" office:value="0.0213896787930835" calcext:value-type="float">
            <text:p>0.021389678793084</text:p>
          </table:table-cell>
          <table:table-cell office:value-type="float" office:value="0.0104745257922914" calcext:value-type="float">
            <text:p>0.010474525792291</text:p>
          </table:table-cell>
          <table:table-cell office:value-type="float" office:value="0.00321003548200338" calcext:value-type="float">
            <text:p>0.003210035482003</text:p>
          </table:table-cell>
          <table:table-cell office:value-type="float" office:value="-0.00117306708430148" calcext:value-type="float">
            <text:p>-0.001173067084301</text:p>
          </table:table-cell>
          <table:table-cell office:value-type="float" office:value="-0.00317960868731693" calcext:value-type="float">
            <text:p>-0.003179608687317</text:p>
          </table:table-cell>
          <table:table-cell office:value-type="float" office:value="0.000783729321814641" calcext:value-type="float">
            <text:p>0.000783729321815</text:p>
          </table:table-cell>
          <table:table-cell office:value-type="float" office:value="-0.00479945324384168" calcext:value-type="float">
            <text:p>-0.004799453243842</text:p>
          </table:table-cell>
          <table:table-cell office:value-type="float" office:value="-0.00881883477658985" calcext:value-type="float">
            <text:p>-0.00881883477659</text:p>
          </table:table-cell>
          <table:table-cell office:value-type="float" office:value="-0.00363593346279067" calcext:value-type="float">
            <text:p>-0.003635933462791</text:p>
          </table:table-cell>
          <table:table-cell office:value-type="float" office:value="-0.00132081007783497" calcext:value-type="float">
            <text:p>-0.001320810077835</text:p>
          </table:table-cell>
          <table:table-cell office:value-type="float" office:value="-0.00312005391895631" calcext:value-type="float">
            <text:p>-0.003120053918956</text:p>
          </table:table-cell>
          <table:table-cell office:value-type="float" office:value="0.0013633967863485" calcext:value-type="float">
            <text:p>0.001363396786349</text:p>
          </table:table-cell>
          <table:table-cell office:value-type="float" office:value="-0.00227782546215527" calcext:value-type="float">
            <text:p>-0.002277825462155</text:p>
          </table:table-cell>
          <table:table-cell office:value-type="float" office:value="-0.00152382425881847" calcext:value-type="float">
            <text:p>-0.001523824258818</text:p>
          </table:table-cell>
          <table:table-cell office:value-type="float" office:value="-0.00021725962732505" calcext:value-type="float">
            <text:p>-0.000217259627325</text:p>
          </table:table-cell>
          <table:table-cell office:value-type="float" office:value="0.000445349721481303" calcext:value-type="float">
            <text:p>0.000445349721481</text:p>
          </table:table-cell>
          <table:table-cell office:value-type="float" office:value="0.000191160593086659" calcext:value-type="float">
            <text:p>0.000191160593087</text:p>
          </table:table-cell>
          <table:table-cell office:value-type="float" office:value="0.0000146828352072248" calcext:value-type="float">
            <text:p>1.46828352072248E-05</text:p>
          </table:table-cell>
          <table:table-cell office:value-type="float" office:value="0.0000857762504681281" calcext:value-type="float">
            <text:p>8.57762504681281E-05</text:p>
          </table:table-cell>
          <table:table-cell office:value-type="float" office:value="-0.0000593292204423834" calcext:value-type="float">
            <text:p>-5.93292204423834E-05</text:p>
          </table:table-cell>
          <table:table-cell office:value-type="float" office:value="0.0000137212401047915" calcext:value-type="float">
            <text:p>1.37212401047915E-05</text:p>
          </table:table-cell>
          <table:table-cell office:value-type="float" office:value="0.000027330733726294" calcext:value-type="float">
            <text:p>2.7330733726294E-05</text:p>
          </table:table-cell>
          <table:table-cell office:value-type="float" office:value="-0.0000269886367798566" calcext:value-type="float">
            <text:p>-2.69886367798566E-05</text:p>
          </table:table-cell>
          <table:table-cell office:value-type="float" office:value="-0.0000342694374481645" calcext:value-type="float">
            <text:p>-3.42694374481645E-05</text:p>
          </table:table-cell>
          <table:table-cell office:value-type="float" office:value="-0.00000837949712478858" calcext:value-type="float">
            <text:p>-8.37949712478858E-06</text:p>
          </table:table-cell>
          <table:table-cell office:value-type="float" office:value="0.000069501068675315" calcext:value-type="float">
            <text:p>6.9501068675315E-05</text:p>
          </table:table-cell>
          <table:table-cell office:value-type="float" office:value="0.00000265580369240848" calcext:value-type="float">
            <text:p>2.65580369240848E-06</text:p>
          </table:table-cell>
          <table:table-cell office:value-type="float" office:value="0.0000281092757736801" calcext:value-type="float">
            <text:p>2.81092757736801E-05</text:p>
          </table:table-cell>
          <table:table-cell office:value-type="float" office:value="-0.0000318349954350761" calcext:value-type="float">
            <text:p>-3.18349954350761E-05</text:p>
          </table:table-cell>
          <table:table-cell office:value-type="float" office:value="0.0000226350784305884" calcext:value-type="float">
            <text:p>2.26350784305884E-05</text:p>
          </table:table-cell>
          <table:table-cell office:value-type="float" office:value="0.0000355095404714345" calcext:value-type="float">
            <text:p>3.55095404714345E-05</text:p>
          </table:table-cell>
          <table:table-cell office:value-type="float" office:value="-0.0000173019296327848" calcext:value-type="float">
            <text:p>-1.73019296327848E-05</text:p>
          </table:table-cell>
          <table:table-cell office:value-type="float" office:value="-0.0000368365352268474" calcext:value-type="float">
            <text:p>-3.68365352268474E-05</text:p>
          </table:table-cell>
          <table:table-cell office:value-type="float" office:value="0.0000280642781524953" calcext:value-type="float">
            <text:p>2.80642781524953E-05</text:p>
          </table:table-cell>
          <table:table-cell office:value-type="float" office:value="-0.00000941736183296404" calcext:value-type="float">
            <text:p>-9.41736183296404E-06</text:p>
          </table:table-cell>
          <table:table-cell office:value-type="float" office:value="0.00000596365551253086" calcext:value-type="float">
            <text:p>5.96365551253086E-06</text:p>
          </table:table-cell>
          <table:table-cell office:value-type="float" office:value="0.0000284789893725268" calcext:value-type="float">
            <text:p>2.84789893725268E-05</text:p>
          </table:table-cell>
          <table:table-cell office:value-type="float" office:value="-0.0000702880016632545" calcext:value-type="float">
            <text:p>-7.02880016632545E-05</text:p>
          </table:table-cell>
          <table:table-cell office:value-type="float" office:value="0.000042627812823437" calcext:value-type="float">
            <text:p>4.2627812823437E-05</text:p>
          </table:table-cell>
          <table:table-cell office:value-type="float" office:value="-0.00000251293427622201" calcext:value-type="float">
            <text:p>-2.51293427622201E-06</text:p>
          </table:table-cell>
          <table:table-cell office:value-type="float" office:value="-0.0000126136094333318" calcext:value-type="float">
            <text:p>-1.26136094333318E-05</text:p>
          </table:table-cell>
          <table:table-cell office:value-type="float" office:value="0.000029936644982409" calcext:value-type="float">
            <text:p>2.9936644982409E-05</text:p>
          </table:table-cell>
          <table:table-cell office:value-type="float" office:value="-0.0000571627764612281" calcext:value-type="float">
            <text:p>-5.71627764612281E-05</text:p>
          </table:table-cell>
          <table:table-cell office:value-type="float" office:value="0.0000291423339151553" calcext:value-type="float">
            <text:p>2.91423339151553E-05</text:p>
          </table:table-cell>
          <table:table-cell office:value-type="float" office:value="0.0000282114937371625" calcext:value-type="float">
            <text:p>2.82114937371625E-05</text:p>
          </table:table-cell>
          <table:table-cell office:value-type="float" office:value="-0.0000472493066004387" calcext:value-type="float">
            <text:p>-4.72493066004387E-05</text:p>
          </table:table-cell>
          <table:table-cell office:value-type="float" office:value="0.0000149147513920922" calcext:value-type="float">
            <text:p>1.49147513920922E-05</text:p>
          </table:table-cell>
          <table:table-cell office:value-type="float" office:value="0.0000305525792582695" calcext:value-type="float">
            <text:p>3.05525792582695E-05</text:p>
          </table:table-cell>
          <table:table-cell office:value-type="float" office:value="-0.0000472920916329" calcext:value-type="float">
            <text:p>-4.72920916329E-05</text:p>
          </table:table-cell>
          <table:table-cell office:value-type="float" office:value="0.00000134580951860475" calcext:value-type="float">
            <text:p>1.34580951860475E-06</text:p>
          </table:table-cell>
          <table:table-cell office:value-type="float" office:value="0.0000395994846316694" calcext:value-type="float">
            <text:p>3.95994846316694E-05</text:p>
          </table:table-cell>
          <table:table-cell office:value-type="float" office:value="-0.0000233055512980918" calcext:value-type="float">
            <text:p>-2.33055512980918E-05</text:p>
          </table:table-cell>
          <table:table-cell office:value-type="float" office:value="-0.0000358232445391016" calcext:value-type="float">
            <text:p>-3.58232445391016E-05</text:p>
          </table:table-cell>
          <table:table-cell office:value-type="float" office:value="0.0000408361963206705" calcext:value-type="float">
            <text:p>4.08361963206705E-05</text:p>
          </table:table-cell>
          <table:table-cell office:value-type="float" office:value="-0.00000876725766879583" calcext:value-type="float">
            <text:p>-8.76725766879583E-06</text:p>
          </table:table-cell>
          <table:table-cell office:value-type="float" office:value="0.0000342093541193522" calcext:value-type="float">
            <text:p>3.42093541193522E-05</text:p>
          </table:table-cell>
          <table:table-cell office:value-type="float" office:value="-0.0000328952493715562" calcext:value-type="float">
            <text:p>-3.28952493715562E-05</text:p>
          </table:table-cell>
          <table:table-cell office:value-type="float" office:value="-0.000000518392061887862" calcext:value-type="float">
            <text:p>-5.18392061887862E-07</text:p>
          </table:table-cell>
          <table:table-cell office:value-type="float" office:value="0.0000167305432153819" calcext:value-type="float">
            <text:p>1.67305432153819E-05</text:p>
          </table:table-cell>
          <table:table-cell office:value-type="float" office:value="-0.0000556272364732324" calcext:value-type="float">
            <text:p>-5.56272364732324E-05</text:p>
          </table:table-cell>
          <table:table-cell office:value-type="float" office:value="0.0000438112125141776" calcext:value-type="float">
            <text:p>4.38112125141776E-05</text:p>
          </table:table-cell>
          <table:table-cell office:value-type="float" office:value="0.00000129056986386544" calcext:value-type="float">
            <text:p>1.29056986386544E-06</text:p>
          </table:table-cell>
          <table:table-cell office:value-type="float" office:value="-0.0000178500498583811" calcext:value-type="float">
            <text:p>-1.78500498583811E-05</text:p>
          </table:table-cell>
          <table:table-cell office:value-type="float" office:value="0.0000172657443403002" calcext:value-type="float">
            <text:p>1.72657443403002E-05</text:p>
          </table:table-cell>
          <table:table-cell office:value-type="float" office:value="-0.0000206645013265394" calcext:value-type="float">
            <text:p>-2.06645013265394E-05</text:p>
          </table:table-cell>
          <table:table-cell office:value-type="float" office:value="0.0000275829174813391" calcext:value-type="float">
            <text:p>2.75829174813391E-05</text:p>
          </table:table-cell>
          <table:table-cell office:value-type="float" office:value="-0.00001519619932705" calcext:value-type="float">
            <text:p>-1.519619932705E-05</text:p>
          </table:table-cell>
          <table:table-cell office:value-type="float" office:value="0.00000368502139858062" calcext:value-type="float">
            <text:p>3.68502139858062E-06</text:p>
          </table:table-cell>
          <table:table-cell office:value-type="float" office:value="-0.00000399583100119116" calcext:value-type="float">
            <text:p>-3.99583100119116E-06</text:p>
          </table:table-cell>
          <table:table-cell office:value-type="float" office:value="0.0000207239257438152" calcext:value-type="float">
            <text:p>2.07239257438152E-05</text:p>
          </table:table-cell>
          <table:table-cell office:value-type="float" office:value="-0.0000407346534128106" calcext:value-type="float">
            <text:p>-4.07346534128106E-05</text:p>
          </table:table-cell>
          <table:table-cell office:value-type="float" office:value="0.0000495951643999515" calcext:value-type="float">
            <text:p>4.95951643999515E-05</text:p>
          </table:table-cell>
          <table:table-cell office:value-type="float" office:value="-0.0000474974701840103" calcext:value-type="float">
            <text:p>-4.74974701840103E-05</text:p>
          </table:table-cell>
          <table:table-cell office:value-type="float" office:value="0.0000275037059280225" calcext:value-type="float">
            <text:p>2.75037059280225E-05</text:p>
          </table:table-cell>
          <table:table-cell office:value-type="float" office:value="0.0000037010508301405" calcext:value-type="float">
            <text:p>3.7010508301405E-06</text:p>
          </table:table-cell>
          <table:table-cell office:value-type="float" office:value="-0.0000238577125402095" calcext:value-type="float">
            <text:p>-2.38577125402095E-05</text:p>
          </table:table-cell>
          <table:table-cell office:value-type="float" office:value="0.0000301457915592995" calcext:value-type="float">
            <text:p>3.01457915592995E-05</text:p>
          </table:table-cell>
          <table:table-cell office:value-type="float" office:value="-0.0000353366925790466" calcext:value-type="float">
            <text:p>-3.53366925790466E-05</text:p>
          </table:table-cell>
          <table:table-cell office:value-type="float" office:value="0.0000466095566192259" calcext:value-type="float">
            <text:p>4.66095566192259E-05</text:p>
          </table:table-cell>
          <table:table-cell office:value-type="float" office:value="0.00000160942033577971" calcext:value-type="float">
            <text:p>1.60942033577971E-06</text:p>
          </table:table-cell>
          <table:table-cell office:value-type="float" office:value="-0.000018917595438428" calcext:value-type="float">
            <text:p>-1.8917595438428E-05</text:p>
          </table:table-cell>
          <table:table-cell office:value-type="float" office:value="-0.00000951840633589551" calcext:value-type="float">
            <text:p>-9.51840633589551E-06</text:p>
          </table:table-cell>
          <table:table-cell office:value-type="float" office:value="0.00000130006618376255" calcext:value-type="float">
            <text:p>1.30006618376255E-06</text:p>
          </table:table-cell>
          <table:table-cell office:value-type="float" office:value="-0.0000134444190640348" calcext:value-type="float">
            <text:p>-1.34444190640348E-05</text:p>
          </table:table-cell>
          <table:table-cell office:value-type="float" office:value="0.0000034354955539273" calcext:value-type="float">
            <text:p>3.4354955539273E-06</text:p>
          </table:table-cell>
          <table:table-cell office:value-type="float" office:value="0.0000265841276678169" calcext:value-type="float">
            <text:p>2.65841276678169E-05</text:p>
          </table:table-cell>
          <table:table-cell office:value-type="float" office:value="0.00000113231243242806" calcext:value-type="float">
            <text:p>1.13231243242806E-06</text:p>
          </table:table-cell>
          <table:table-cell office:value-type="float" office:value="-0.0000475542397594952" calcext:value-type="float">
            <text:p>-4.75542397594952E-05</text:p>
          </table:table-cell>
          <table:table-cell office:value-type="float" office:value="0.00000586664456064812" calcext:value-type="float">
            <text:p>5.86664456064812E-06</text:p>
          </table:table-cell>
          <table:table-cell office:value-type="float" office:value="0.0000367197875154046" calcext:value-type="float">
            <text:p>3.67197875154046E-05</text:p>
          </table:table-cell>
          <table:table-cell office:value-type="float" office:value="-0.0000250794962580736" calcext:value-type="float">
            <text:p>-2.50794962580736E-05</text:p>
          </table:table-cell>
          <table:table-cell office:value-type="float" office:value="-0.00000888297672863025" calcext:value-type="float">
            <text:p>-8.88297672863025E-06</text:p>
          </table:table-cell>
          <table:table-cell office:value-type="float" office:value="0.0000197065261144935" calcext:value-type="float">
            <text:p>1.97065261144935E-05</text:p>
          </table:table-cell>
          <table:table-cell office:value-type="float" office:value="-0.0000129332893757939" calcext:value-type="float">
            <text:p>-1.29332893757939E-05</text:p>
          </table:table-cell>
          <table:table-cell office:value-type="float" office:value="-0.00000637642608747324" calcext:value-type="float">
            <text:p>-6.37642608747324E-06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078484192095" calcext:value-type="float">
            <text:p>1.3078484192095</text:p>
          </table:table-cell>
          <table:table-cell table:formula="of:=[.B9]*9.8" office:value-type="float" office:value="12.8169145082531" calcext:value-type="float">
            <text:p>12.8169145082531</text:p>
          </table:table-cell>
          <table:table-cell table:number-columns-repeated="429"/>
        </table:table-row>
        <table:table-row table:style-name="ro1">
          <table:table-cell/>
          <table:table-cell office:value-type="float" office:value="2.30161738395691" calcext:value-type="float">
            <text:p>2.30161738395691</text:p>
          </table:table-cell>
          <table:table-cell office:value-type="float" office:value="19.7475454807282" calcext:value-type="float">
            <text:p>19.7475454807282</text:p>
          </table:table-cell>
          <table:table-cell table:formula="of:=[.C10]-[.B10]" office:value-type="float" office:value="17.4459280967713" calcext:value-type="float">
            <text:p>17.4459280967713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4199446898241" calcext:value-type="float">
            <text:p>1.34199446898241</text:p>
          </table:table-cell>
          <table:table-cell table:number-columns-repeated="426"/>
        </table:table-row>
        <table:table-row table:style-name="ro1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223593126875441" calcext:value-type="float">
            <text:p>2.23593126875441E-05</text:p>
          </table:table-cell>
          <table:table-cell table:formula="of:=0.5*[.D12]*(([.D5]-[.C5])/([.D1]-[.C1]))^2" office:value-type="float" office:value="0.0000118775286267747" calcext:value-type="float">
            <text:p>1.18775286267747E-05</text:p>
          </table:table-cell>
          <table:table-cell table:formula="of:=0.5*[.E12]*(([.E5]-[.D5])/([.E1]-[.D1]))^2" office:value-type="float" office:value="0.0000332908914657214" calcext:value-type="float">
            <text:p>3.32908914657214E-05</text:p>
          </table:table-cell>
          <table:table-cell table:formula="of:=0.5*[.F12]*(([.F5]-[.E5])/([.F1]-[.E1]))^2" office:value-type="float" office:value="0.0000116702286848412" calcext:value-type="float">
            <text:p>1.16702286848412E-05</text:p>
          </table:table-cell>
          <table:table-cell table:formula="of:=0.5*[.G12]*(([.G5]-[.F5])/([.G1]-[.F1]))^2" office:value-type="float" office:value="0.0000170312946761852" calcext:value-type="float">
            <text:p>1.70312946761852E-05</text:p>
          </table:table-cell>
          <table:table-cell table:formula="of:=0.5*[.H12]*(([.H5]-[.G5])/([.H1]-[.G1]))^2" office:value-type="float" office:value="0.00000264444243273259" calcext:value-type="float">
            <text:p>2.64444243273259E-06</text:p>
          </table:table-cell>
          <table:table-cell table:formula="of:=0.5*[.I12]*(([.I5]-[.H5])/([.I1]-[.H1]))^2" office:value-type="float" office:value="0.0000188483974394975" calcext:value-type="float">
            <text:p>1.88483974394975E-05</text:p>
          </table:table-cell>
          <table:table-cell table:formula="of:=0.5*[.J12]*(([.J5]-[.I5])/([.J1]-[.I1]))^2" office:value-type="float" office:value="0.00000748057228672077" calcext:value-type="float">
            <text:p>7.48057228672077E-06</text:p>
          </table:table-cell>
          <table:table-cell table:formula="of:=0.5*[.K12]*(([.K5]-[.J5])/([.K1]-[.J1]))^2" office:value-type="float" office:value="0.0000056380635009517" calcext:value-type="float">
            <text:p>5.6380635009517E-06</text:p>
          </table:table-cell>
          <table:table-cell table:formula="of:=0.5*[.L12]*(([.L5]-[.K5])/([.L1]-[.K1]))^2" office:value-type="float" office:value="0.0000254659515953561" calcext:value-type="float">
            <text:p>2.54659515953561E-05</text:p>
          </table:table-cell>
          <table:table-cell table:formula="of:=0.5*[.M12]*(([.M5]-[.L5])/([.M1]-[.L1]))^2" office:value-type="float" office:value="0.00000114890269631523" calcext:value-type="float">
            <text:p>1.14890269631523E-06</text:p>
          </table:table-cell>
          <table:table-cell table:formula="of:=0.5*[.N12]*(([.N5]-[.M5])/([.N1]-[.M1]))^2" office:value-type="float" office:value="0.000000055448247241609" calcext:value-type="float">
            <text:p>5.5448247241609E-08</text:p>
          </table:table-cell>
          <table:table-cell table:formula="of:=0.5*[.O12]*(([.O5]-[.N5])/([.O1]-[.N1]))^2" office:value-type="float" office:value="0.000000039188064105303" calcext:value-type="float">
            <text:p>3.9188064105303E-08</text:p>
          </table:table-cell>
          <table:table-cell table:formula="of:=0.5*[.P12]*(([.P5]-[.O5])/([.P1]-[.O1]))^2" office:value-type="float" office:value="0.0000201953257802837" calcext:value-type="float">
            <text:p>2.01953257802837E-05</text:p>
          </table:table-cell>
          <table:table-cell table:formula="of:=0.5*[.Q12]*(([.Q5]-[.P5])/([.Q1]-[.P1]))^2" office:value-type="float" office:value="0.000225603379368332" calcext:value-type="float">
            <text:p>0.000225603379368</text:p>
          </table:table-cell>
          <table:table-cell table:formula="of:=0.5*[.R12]*(([.R5]-[.Q5])/([.R1]-[.Q1]))^2" office:value-type="float" office:value="0.0000302461730134632" calcext:value-type="float">
            <text:p>3.02461730134632E-05</text:p>
          </table:table-cell>
          <table:table-cell table:formula="of:=0.5*[.S12]*(([.S5]-[.R5])/([.S1]-[.R1]))^2" office:value-type="float" office:value="0.0000233446438356615" calcext:value-type="float">
            <text:p>2.33446438356615E-05</text:p>
          </table:table-cell>
          <table:table-cell table:formula="of:=0.5*[.T12]*(([.T5]-[.S5])/([.T1]-[.S1]))^2" office:value-type="float" office:value="0.0000191510902451917" calcext:value-type="float">
            <text:p>1.91510902451917E-05</text:p>
          </table:table-cell>
          <table:table-cell table:formula="of:=0.5*[.U12]*(([.U5]-[.T5])/([.U1]-[.T1]))^2" office:value-type="float" office:value="0.0000056866826657759" calcext:value-type="float">
            <text:p>5.6866826657759E-06</text:p>
          </table:table-cell>
          <table:table-cell table:formula="of:=0.5*[.V12]*(([.V5]-[.U5])/([.V1]-[.U1]))^2" office:value-type="float" office:value="0.00000265171655263928" calcext:value-type="float">
            <text:p>2.65171655263928E-06</text:p>
          </table:table-cell>
          <table:table-cell table:formula="of:=0.5*[.W12]*(([.W5]-[.V5])/([.W1]-[.V1]))^2" office:value-type="float" office:value="0.0000174965001751469" calcext:value-type="float">
            <text:p>1.74965001751469E-05</text:p>
          </table:table-cell>
          <table:table-cell table:formula="of:=0.5*[.X12]*(([.X5]-[.W5])/([.X1]-[.W1]))^2" office:value-type="float" office:value="0.00000157318335412838" calcext:value-type="float">
            <text:p>1.57318335412838E-06</text:p>
          </table:table-cell>
          <table:table-cell table:formula="of:=0.5*[.Y12]*(([.Y5]-[.X5])/([.Y1]-[.X1]))^2" office:value-type="float" office:value="0.000190995568880877" calcext:value-type="float">
            <text:p>0.000190995568881</text:p>
          </table:table-cell>
          <table:table-cell table:formula="of:=0.5*[.Z12]*(([.Z5]-[.Y5])/([.Z1]-[.Y1]))^2" office:value-type="float" office:value="0.000163013387560272" calcext:value-type="float">
            <text:p>0.00016301338756</text:p>
          </table:table-cell>
          <table:table-cell table:formula="of:=0.5*[.AA12]*(([.AA5]-[.Z5])/([.AA1]-[.Z1]))^2" office:value-type="float" office:value="0.00000231379296748226" calcext:value-type="float">
            <text:p>2.31379296748226E-06</text:p>
          </table:table-cell>
          <table:table-cell table:formula="of:=0.5*[.AB12]*(([.AB5]-[.AA5])/([.AB1]-[.AA1]))^2" office:value-type="float" office:value="0.0000316536655618475" calcext:value-type="float">
            <text:p>3.16536655618475E-05</text:p>
          </table:table-cell>
          <table:table-cell table:formula="of:=0.5*[.AC12]*(([.AC5]-[.AB5])/([.AC1]-[.AB1]))^2" office:value-type="float" office:value="0.000028016593935009" calcext:value-type="float">
            <text:p>2.8016593935009E-05</text:p>
          </table:table-cell>
          <table:table-cell table:formula="of:=0.5*[.AD12]*(([.AD5]-[.AC5])/([.AD1]-[.AC1]))^2" office:value-type="float" office:value="0.0000151584069928295" calcext:value-type="float">
            <text:p>1.51584069928295E-05</text:p>
          </table:table-cell>
          <table:table-cell table:formula="of:=0.5*[.AE12]*(([.AE5]-[.AD5])/([.AE1]-[.AD1]))^2" office:value-type="float" office:value="0.00000704490970180513" calcext:value-type="float">
            <text:p>7.04490970180513E-06</text:p>
          </table:table-cell>
          <table:table-cell table:formula="of:=0.5*[.AF12]*(([.AF5]-[.AE5])/([.AF1]-[.AE1]))^2" office:value-type="float" office:value="0.0000631579997310353" calcext:value-type="float">
            <text:p>6.31579997310353E-05</text:p>
          </table:table-cell>
          <table:table-cell table:formula="of:=0.5*[.AG12]*(([.AG5]-[.AF5])/([.AG1]-[.AF1]))^2" office:value-type="float" office:value="0.0000260549366371998" calcext:value-type="float">
            <text:p>2.60549366371998E-05</text:p>
          </table:table-cell>
          <table:table-cell table:formula="of:=0.5*[.AH12]*(([.AH5]-[.AG5])/([.AH1]-[.AG1]))^2" office:value-type="float" office:value="0.0000326358544728243" calcext:value-type="float">
            <text:p>3.26358544728243E-05</text:p>
          </table:table-cell>
          <table:table-cell table:formula="of:=0.5*[.AI12]*(([.AI5]-[.AH5])/([.AI1]-[.AH1]))^2" office:value-type="float" office:value="0.0000513888337844022" calcext:value-type="float">
            <text:p>5.13888337844022E-05</text:p>
          </table:table-cell>
          <table:table-cell table:formula="of:=0.5*[.AJ12]*(([.AJ5]-[.AI5])/([.AJ1]-[.AI1]))^2" office:value-type="float" office:value="0.0000894119310251486" calcext:value-type="float">
            <text:p>8.94119310251486E-05</text:p>
          </table:table-cell>
          <table:table-cell table:formula="of:=0.5*[.AK12]*(([.AK5]-[.AJ5])/([.AK1]-[.AJ1]))^2" office:value-type="float" office:value="0.00000873360818244935" calcext:value-type="float">
            <text:p>8.73360818244935E-06</text:p>
          </table:table-cell>
          <table:table-cell table:formula="of:=0.5*[.AL12]*(([.AL5]-[.AK5])/([.AL1]-[.AK1]))^2" office:value-type="float" office:value="0.000112495528348564" calcext:value-type="float">
            <text:p>0.000112495528349</text:p>
          </table:table-cell>
          <table:table-cell table:formula="of:=0.5*[.AM12]*(([.AM5]-[.AL5])/([.AM1]-[.AL1]))^2" office:value-type="float" office:value="0.0000242767202597045" calcext:value-type="float">
            <text:p>2.42767202597045E-05</text:p>
          </table:table-cell>
          <table:table-cell table:formula="of:=0.5*[.AN12]*(([.AN5]-[.AM5])/([.AN1]-[.AM1]))^2" office:value-type="float" office:value="0.000021983929141098" calcext:value-type="float">
            <text:p>2.1983929141098E-05</text:p>
          </table:table-cell>
          <table:table-cell table:formula="of:=0.5*[.AO12]*(([.AO5]-[.AN5])/([.AO1]-[.AN1]))^2" office:value-type="float" office:value="0.00000675979779523669" calcext:value-type="float">
            <text:p>6.75979779523669E-06</text:p>
          </table:table-cell>
          <table:table-cell table:formula="of:=0.5*[.AP12]*(([.AP5]-[.AO5])/([.AP1]-[.AO1]))^2" office:value-type="float" office:value="0.000005308659298005" calcext:value-type="float">
            <text:p>5.308659298005E-06</text:p>
          </table:table-cell>
          <table:table-cell table:formula="of:=0.5*[.AQ12]*(([.AQ5]-[.AP5])/([.AQ1]-[.AP1]))^2" office:value-type="float" office:value="0.000103018828653982" calcext:value-type="float">
            <text:p>0.000103018828654</text:p>
          </table:table-cell>
          <table:table-cell table:formula="of:=0.5*[.AR12]*(([.AR5]-[.AQ5])/([.AR1]-[.AQ1]))^2" office:value-type="float" office:value="0.000010366343166011" calcext:value-type="float">
            <text:p>1.0366343166011E-05</text:p>
          </table:table-cell>
          <table:table-cell table:formula="of:=0.5*[.AS12]*(([.AS5]-[.AR5])/([.AS1]-[.AR1]))^2" office:value-type="float" office:value="0.000000871882625070396" calcext:value-type="float">
            <text:p>8.71882625070396E-07</text:p>
          </table:table-cell>
          <table:table-cell table:formula="of:=0.5*[.AT12]*(([.AT5]-[.AS5])/([.AT1]-[.AS1]))^2" office:value-type="float" office:value="0.00000367792547838045" calcext:value-type="float">
            <text:p>3.67792547838045E-06</text:p>
          </table:table-cell>
          <table:table-cell table:formula="of:=0.5*[.AU12]*(([.AU5]-[.AT5])/([.AU1]-[.AT1]))^2" office:value-type="float" office:value="0.0000202383655811462" calcext:value-type="float">
            <text:p>2.02383655811462E-05</text:p>
          </table:table-cell>
          <table:table-cell table:formula="of:=0.5*[.AV12]*(([.AV5]-[.AU5])/([.AV1]-[.AU1]))^2" office:value-type="float" office:value="0.0000209666998328423" calcext:value-type="float">
            <text:p>2.09666998328423E-05</text:p>
          </table:table-cell>
          <table:table-cell table:formula="of:=0.5*[.AW12]*(([.AW5]-[.AV5])/([.AW1]-[.AV1]))^2" office:value-type="float" office:value="0.000107925331921518" calcext:value-type="float">
            <text:p>0.000107925331922</text:p>
          </table:table-cell>
          <table:table-cell table:formula="of:=0.5*[.AX12]*(([.AX5]-[.AW5])/([.AX1]-[.AW1]))^2" office:value-type="float" office:value="0.000108556792475134" calcext:value-type="float">
            <text:p>0.000108556792475</text:p>
          </table:table-cell>
          <table:table-cell table:formula="of:=0.5*[.AY12]*(([.AY5]-[.AX5])/([.AY1]-[.AX1]))^2" office:value-type="float" office:value="0.0000190475502575026" calcext:value-type="float">
            <text:p>1.90475502575026E-05</text:p>
          </table:table-cell>
          <table:table-cell table:formula="of:=0.5*[.AZ12]*(([.AZ5]-[.AY5])/([.AZ1]-[.AY1]))^2" office:value-type="float" office:value="0.0000590674004933706" calcext:value-type="float">
            <text:p>5.90674004933706E-05</text:p>
          </table:table-cell>
          <table:table-cell table:formula="of:=0.5*[.BA12]*(([.BA5]-[.AZ5])/([.BA1]-[.AZ1]))^2" office:value-type="float" office:value="0.00000045905278485476" calcext:value-type="float">
            <text:p>4.5905278485476E-07</text:p>
          </table:table-cell>
          <table:table-cell table:formula="of:=0.5*[.BB12]*(([.BB5]-[.BA5])/([.BB1]-[.BA1]))^2" office:value-type="float" office:value="0.00000854929600604344" calcext:value-type="float">
            <text:p>8.54929600604344E-06</text:p>
          </table:table-cell>
          <table:table-cell table:formula="of:=0.5*[.BC12]*(([.BC5]-[.BB5])/([.BC1]-[.BB1]))^2" office:value-type="float" office:value="0.0000337566542696042" calcext:value-type="float">
            <text:p>3.37566542696042E-05</text:p>
          </table:table-cell>
          <table:table-cell table:formula="of:=0.5*[.BD12]*(([.BD5]-[.BC5])/([.BD1]-[.BC1]))^2" office:value-type="float" office:value="0.000123402220799552" calcext:value-type="float">
            <text:p>0.0001234022208</text:p>
          </table:table-cell>
          <table:table-cell table:formula="of:=0.5*[.BE12]*(([.BE5]-[.BD5])/([.BE1]-[.BD1]))^2" office:value-type="float" office:value="0.0000571208762710898" calcext:value-type="float">
            <text:p>5.71208762710898E-05</text:p>
          </table:table-cell>
          <table:table-cell table:formula="of:=0.5*[.BF12]*(([.BF5]-[.BE5])/([.BF1]-[.BE1]))^2" office:value-type="float" office:value="0.00000000215078915011688" calcext:value-type="float">
            <text:p>2.15078915011688E-09</text:p>
          </table:table-cell>
          <table:table-cell table:formula="of:=0.5*[.BG12]*(([.BG5]-[.BF5])/([.BG1]-[.BF1]))^2" office:value-type="float" office:value="0.0000560609373753561" calcext:value-type="float">
            <text:p>5.60609373753561E-05</text:p>
          </table:table-cell>
          <table:table-cell table:formula="of:=0.5*[.BH12]*(([.BH5]-[.BG5])/([.BH1]-[.BG1]))^2" office:value-type="float" office:value="0.0049159194452892" calcext:value-type="float">
            <text:p>0.004915919445289</text:p>
          </table:table-cell>
          <table:table-cell table:formula="of:=0.5*[.BI12]*(([.BI5]-[.BH5])/([.BI1]-[.BH1]))^2" office:value-type="float" office:value="0.0412696717047327" calcext:value-type="float">
            <text:p>0.041269671704733</text:p>
          </table:table-cell>
          <table:table-cell table:formula="of:=0.5*[.BJ12]*(([.BJ5]-[.BI5])/([.BJ1]-[.BI1]))^2" office:value-type="float" office:value="0.0306121878469281" calcext:value-type="float">
            <text:p>0.030612187846928</text:p>
          </table:table-cell>
          <table:table-cell table:formula="of:=0.5*[.BK12]*(([.BK5]-[.BJ5])/([.BK1]-[.BJ1]))^2" office:value-type="float" office:value="0.034710076558463" calcext:value-type="float">
            <text:p>0.034710076558463</text:p>
          </table:table-cell>
          <table:table-cell table:formula="of:=0.5*[.BL12]*(([.BL5]-[.BK5])/([.BL1]-[.BK1]))^2" office:value-type="float" office:value="0.00294368626676127" calcext:value-type="float">
            <text:p>0.002943686266761</text:p>
          </table:table-cell>
          <table:table-cell table:formula="of:=0.5*[.BM12]*(([.BM5]-[.BL5])/([.BM1]-[.BL1]))^2" office:value-type="float" office:value="0.0265585360710784" calcext:value-type="float">
            <text:p>0.026558536071078</text:p>
          </table:table-cell>
          <table:table-cell table:formula="of:=0.5*[.BN12]*(([.BN5]-[.BM5])/([.BN1]-[.BM1]))^2" office:value-type="float" office:value="0.00104815069249946" calcext:value-type="float">
            <text:p>0.001048150692499</text:p>
          </table:table-cell>
          <table:table-cell table:formula="of:=0.5*[.BO12]*(([.BO5]-[.BN5])/([.BO1]-[.BN1]))^2" office:value-type="float" office:value="0.00316411657360453" calcext:value-type="float">
            <text:p>0.003164116573605</text:p>
          </table:table-cell>
          <table:table-cell table:formula="of:=0.5*[.BP12]*(([.BP5]-[.BO5])/([.BP1]-[.BO1]))^2" office:value-type="float" office:value="0.00498146423756263" calcext:value-type="float">
            <text:p>0.004981464237563</text:p>
          </table:table-cell>
          <table:table-cell table:formula="of:=0.5*[.BQ12]*(([.BQ5]-[.BP5])/([.BQ1]-[.BP1]))^2" office:value-type="float" office:value="0.00190138559505767" calcext:value-type="float">
            <text:p>0.001901385595058</text:p>
          </table:table-cell>
          <table:table-cell table:formula="of:=0.5*[.BR12]*(([.BR5]-[.BQ5])/([.BR1]-[.BQ1]))^2" office:value-type="float" office:value="0.00200181900176428" calcext:value-type="float">
            <text:p>0.002001819001764</text:p>
          </table:table-cell>
          <table:table-cell table:formula="of:=0.5*[.BS12]*(([.BS5]-[.BR5])/([.BS1]-[.BR1]))^2" office:value-type="float" office:value="0.0465432140568962" calcext:value-type="float">
            <text:p>0.046543214056896</text:p>
          </table:table-cell>
          <table:table-cell table:formula="of:=0.5*[.BT12]*(([.BT5]-[.BS5])/([.BT1]-[.BS1]))^2" office:value-type="float" office:value="0.0170037722179964" calcext:value-type="float">
            <text:p>0.017003772217996</text:p>
          </table:table-cell>
          <table:table-cell table:formula="of:=0.5*[.BU12]*(([.BU5]-[.BT5])/([.BU1]-[.BT1]))^2" office:value-type="float" office:value="0.000334162837353712" calcext:value-type="float">
            <text:p>0.000334162837354</text:p>
          </table:table-cell>
          <table:table-cell table:formula="of:=0.5*[.BV12]*(([.BV5]-[.BU5])/([.BV1]-[.BU1]))^2" office:value-type="float" office:value="0.00816092549640361" calcext:value-type="float">
            <text:p>0.008160925496404</text:p>
          </table:table-cell>
          <table:table-cell table:formula="of:=0.5*[.BW12]*(([.BW5]-[.BV5])/([.BW1]-[.BV1]))^2" office:value-type="float" office:value="0.000118650565937666" calcext:value-type="float">
            <text:p>0.000118650565938</text:p>
          </table:table-cell>
          <table:table-cell table:formula="of:=0.5*[.BX12]*(([.BX5]-[.BW5])/([.BX1]-[.BW1]))^2" office:value-type="float" office:value="0.00100735699090549" calcext:value-type="float">
            <text:p>0.001007356990906</text:p>
          </table:table-cell>
          <table:table-cell table:formula="of:=0.5*[.BY12]*(([.BY5]-[.BX5])/([.BY1]-[.BX1]))^2" office:value-type="float" office:value="0.0000222017827227554" calcext:value-type="float">
            <text:p>2.22017827227554E-05</text:p>
          </table:table-cell>
          <table:table-cell table:formula="of:=0.5*[.BZ12]*(([.BZ5]-[.BY5])/([.BZ1]-[.BY1]))^2" office:value-type="float" office:value="0.00190966225563648" calcext:value-type="float">
            <text:p>0.001909662255636</text:p>
          </table:table-cell>
          <table:table-cell table:formula="of:=0.5*[.CA12]*(([.CA5]-[.BZ5])/([.CA1]-[.BZ1]))^2" office:value-type="float" office:value="0.024735239814792" calcext:value-type="float">
            <text:p>0.024735239814792</text:p>
          </table:table-cell>
          <table:table-cell table:formula="of:=0.5*[.CB12]*(([.CB5]-[.CA5])/([.CB1]-[.CA1]))^2" office:value-type="float" office:value="0.0148083463919075" calcext:value-type="float">
            <text:p>0.014808346391908</text:p>
          </table:table-cell>
          <table:table-cell table:formula="of:=0.5*[.CC12]*(([.CC5]-[.CB5])/([.CC1]-[.CB1]))^2" office:value-type="float" office:value="0.0240577133570096" calcext:value-type="float">
            <text:p>0.02405771335701</text:p>
          </table:table-cell>
          <table:table-cell table:formula="of:=0.5*[.CD12]*(([.CD5]-[.CC5])/([.CD1]-[.CC1]))^2" office:value-type="float" office:value="0.00673864401267997" calcext:value-type="float">
            <text:p>0.00673864401268</text:p>
          </table:table-cell>
          <table:table-cell table:formula="of:=0.5*[.CE12]*(([.CE5]-[.CD5])/([.CE1]-[.CD1]))^2" office:value-type="float" office:value="0.0113385928435195" calcext:value-type="float">
            <text:p>0.01133859284352</text:p>
          </table:table-cell>
          <table:table-cell table:formula="of:=0.5*[.CF12]*(([.CF5]-[.CE5])/([.CF1]-[.CE1]))^2" office:value-type="float" office:value="0.000710980534824603" calcext:value-type="float">
            <text:p>0.000710980534825</text:p>
          </table:table-cell>
          <table:table-cell table:formula="of:=0.5*[.CG12]*(([.CG5]-[.CF5])/([.CG1]-[.CF1]))^2" office:value-type="float" office:value="0.0012268849437839" calcext:value-type="float">
            <text:p>0.001226884943784</text:p>
          </table:table-cell>
          <table:table-cell table:formula="of:=0.5*[.CH12]*(([.CH5]-[.CG5])/([.CH1]-[.CG1]))^2" office:value-type="float" office:value="0.0249890197598065" calcext:value-type="float">
            <text:p>0.024989019759807</text:p>
          </table:table-cell>
          <table:table-cell table:formula="of:=0.5*[.CI12]*(([.CI5]-[.CH5])/([.CI1]-[.CH1]))^2" office:value-type="float" office:value="0.00503911414652335" calcext:value-type="float">
            <text:p>0.005039114146523</text:p>
          </table:table-cell>
          <table:table-cell table:formula="of:=0.5*[.CJ12]*(([.CJ5]-[.CI5])/([.CJ1]-[.CI1]))^2" office:value-type="float" office:value="0.000833971014174971" calcext:value-type="float">
            <text:p>0.000833971014175</text:p>
          </table:table-cell>
          <table:table-cell table:formula="of:=0.5*[.CK12]*(([.CK5]-[.CJ5])/([.CK1]-[.CJ1]))^2" office:value-type="float" office:value="0.0000373262875738094" calcext:value-type="float">
            <text:p>3.73262875738094E-05</text:p>
          </table:table-cell>
          <table:table-cell table:formula="of:=0.5*[.CL12]*(([.CL5]-[.CK5])/([.CL1]-[.CK1]))^2" office:value-type="float" office:value="0.00246656756906754" calcext:value-type="float">
            <text:p>0.002466567569068</text:p>
          </table:table-cell>
          <table:table-cell table:formula="of:=0.5*[.CM12]*(([.CM5]-[.CL5])/([.CM1]-[.CL1]))^2" office:value-type="float" office:value="0.00535932476539695" calcext:value-type="float">
            <text:p>0.005359324765397</text:p>
          </table:table-cell>
          <table:table-cell table:formula="of:=0.5*[.CN12]*(([.CN5]-[.CM5])/([.CN1]-[.CM1]))^2" office:value-type="float" office:value="0.00406805211232079" calcext:value-type="float">
            <text:p>0.004068052112321</text:p>
          </table:table-cell>
          <table:table-cell table:formula="of:=0.5*[.CO12]*(([.CO5]-[.CN5])/([.CO1]-[.CN1]))^2" office:value-type="float" office:value="0.0183785367238875" calcext:value-type="float">
            <text:p>0.018378536723888</text:p>
          </table:table-cell>
          <table:table-cell table:formula="of:=0.5*[.CP12]*(([.CP5]-[.CO5])/([.CP1]-[.CO1]))^2" office:value-type="float" office:value="0.0738107688522945" calcext:value-type="float">
            <text:p>0.073810768852295</text:p>
          </table:table-cell>
          <table:table-cell table:formula="of:=0.5*[.CQ12]*(([.CQ5]-[.CP5])/([.CQ1]-[.CP1]))^2" office:value-type="float" office:value="0.00264174320123372" calcext:value-type="float">
            <text:p>0.002641743201234</text:p>
          </table:table-cell>
          <table:table-cell table:formula="of:=0.5*[.CR12]*(([.CR5]-[.CQ5])/([.CR1]-[.CQ1]))^2" office:value-type="float" office:value="0.0140571148264291" calcext:value-type="float">
            <text:p>0.014057114826429</text:p>
          </table:table-cell>
          <table:table-cell table:formula="of:=0.5*[.CS12]*(([.CS5]-[.CR5])/([.CS1]-[.CR1]))^2" office:value-type="float" office:value="0.00217699918427692" calcext:value-type="float">
            <text:p>0.002176999184277</text:p>
          </table:table-cell>
          <table:table-cell table:formula="of:=0.5*[.CT12]*(([.CT5]-[.CS5])/([.CT1]-[.CS1]))^2" office:value-type="float" office:value="0.00166004912722063" calcext:value-type="float">
            <text:p>0.001660049127221</text:p>
          </table:table-cell>
          <table:table-cell table:formula="of:=0.5*[.CU12]*(([.CU5]-[.CT5])/([.CU1]-[.CT1]))^2" office:value-type="float" office:value="0.0175457715677982" calcext:value-type="float">
            <text:p>0.017545771567798</text:p>
          </table:table-cell>
          <table:table-cell table:formula="of:=0.5*[.CV12]*(([.CV5]-[.CU5])/([.CV1]-[.CU1]))^2" office:value-type="float" office:value="0.00836523538069518" calcext:value-type="float">
            <text:p>0.008365235380695</text:p>
          </table:table-cell>
          <table:table-cell table:formula="of:=0.5*[.CW12]*(([.CW5]-[.CV5])/([.CW1]-[.CV1]))^2" office:value-type="float" office:value="0.00278646671922545" calcext:value-type="float">
            <text:p>0.002786466719225</text:p>
          </table:table-cell>
          <table:table-cell table:formula="of:=0.5*[.CX12]*(([.CX5]-[.CW5])/([.CX1]-[.CW1]))^2" office:value-type="float" office:value="0.00115658433183367" calcext:value-type="float">
            <text:p>0.001156584331834</text:p>
          </table:table-cell>
          <table:table-cell table:formula="of:=0.5*[.CY12]*(([.CY5]-[.CX5])/([.CY1]-[.CX1]))^2" office:value-type="float" office:value="0.000042447192638985" calcext:value-type="float">
            <text:p>4.2447192638985E-05</text:p>
          </table:table-cell>
          <table:table-cell table:formula="of:=0.5*[.CZ12]*(([.CZ5]-[.CY5])/([.CZ1]-[.CY1]))^2" office:value-type="float" office:value="0.000694664537246067" calcext:value-type="float">
            <text:p>0.000694664537246</text:p>
          </table:table-cell>
          <table:table-cell table:formula="of:=0.5*[.DA12]*(([.DA5]-[.CZ5])/([.DA1]-[.CZ1]))^2" office:value-type="float" office:value="0.000201519901120856" calcext:value-type="float">
            <text:p>0.000201519901121</text:p>
          </table:table-cell>
          <table:table-cell table:formula="of:=0.5*[.DB12]*(([.DB5]-[.DA5])/([.DB1]-[.DA1]))^2" office:value-type="float" office:value="0.0038429393569135" calcext:value-type="float">
            <text:p>0.003842939356914</text:p>
          </table:table-cell>
          <table:table-cell table:formula="of:=0.5*[.DC12]*(([.DC5]-[.DB5])/([.DC1]-[.DB1]))^2" office:value-type="float" office:value="0.0242636107532114" calcext:value-type="float">
            <text:p>0.024263610753212</text:p>
          </table:table-cell>
          <table:table-cell table:formula="of:=0.5*[.DD12]*(([.DD5]-[.DC5])/([.DD1]-[.DC1]))^2" office:value-type="float" office:value="0.00380900670899976" calcext:value-type="float">
            <text:p>0.003809006709</text:p>
          </table:table-cell>
          <table:table-cell table:formula="of:=0.5*[.DE12]*(([.DE5]-[.DD5])/([.DE1]-[.DD1]))^2" office:value-type="float" office:value="0.000289619093647363" calcext:value-type="float">
            <text:p>0.000289619093647</text:p>
          </table:table-cell>
          <table:table-cell table:formula="of:=0.5*[.DF12]*(([.DF5]-[.DE5])/([.DF1]-[.DE1]))^2" office:value-type="float" office:value="0.0000345213208107578" calcext:value-type="float">
            <text:p>3.45213208107578E-05</text:p>
          </table:table-cell>
          <table:table-cell table:formula="of:=0.5*[.DG12]*(([.DG5]-[.DF5])/([.DG1]-[.DF1]))^2" office:value-type="float" office:value="0.0000549474126933986" calcext:value-type="float">
            <text:p>5.49474126933986E-05</text:p>
          </table:table-cell>
          <table:table-cell table:formula="of:=0.5*[.DH12]*(([.DH5]-[.DG5])/([.DH1]-[.DG1]))^2" office:value-type="float" office:value="0.0131291168337128" calcext:value-type="float">
            <text:p>0.013129116833713</text:p>
          </table:table-cell>
          <table:table-cell table:formula="of:=0.5*[.DI12]*(([.DI5]-[.DH5])/([.DI1]-[.DH1]))^2" office:value-type="float" office:value="0.0161506653939588" calcext:value-type="float">
            <text:p>0.016150665393959</text:p>
          </table:table-cell>
          <table:table-cell table:formula="of:=0.5*[.DJ12]*(([.DJ5]-[.DI5])/([.DJ1]-[.DI1]))^2" office:value-type="float" office:value="0.0016763475515927" calcext:value-type="float">
            <text:p>0.001676347551593</text:p>
          </table:table-cell>
          <table:table-cell table:formula="of:=0.5*[.DK12]*(([.DK5]-[.DJ5])/([.DK1]-[.DJ1]))^2" office:value-type="float" office:value="0.0000665771901960196" calcext:value-type="float">
            <text:p>6.65771901960196E-05</text:p>
          </table:table-cell>
          <table:table-cell table:formula="of:=0.5*[.DL12]*(([.DL5]-[.DK5])/([.DL1]-[.DK1]))^2" office:value-type="float" office:value="0.00381106193580397" calcext:value-type="float">
            <text:p>0.003811061935804</text:p>
          </table:table-cell>
          <table:table-cell table:formula="of:=0.5*[.DM12]*(([.DM5]-[.DL5])/([.DM1]-[.DL1]))^2" office:value-type="float" office:value="0.0220560548889973" calcext:value-type="float">
            <text:p>0.022056054888997</text:p>
          </table:table-cell>
          <table:table-cell table:formula="of:=0.5*[.DN12]*(([.DN5]-[.DM5])/([.DN1]-[.DM1]))^2" office:value-type="float" office:value="0.0154011170588043" calcext:value-type="float">
            <text:p>0.015401117058804</text:p>
          </table:table-cell>
          <table:table-cell table:formula="of:=0.5*[.DO12]*(([.DO5]-[.DN5])/([.DO1]-[.DN1]))^2" office:value-type="float" office:value="0.029561819302851" calcext:value-type="float">
            <text:p>0.029561819302851</text:p>
          </table:table-cell>
          <table:table-cell table:formula="of:=0.5*[.DP12]*(([.DP5]-[.DO5])/([.DP1]-[.DO1]))^2" office:value-type="float" office:value="0.0832014417005827" calcext:value-type="float">
            <text:p>0.083201441700583</text:p>
          </table:table-cell>
          <table:table-cell table:formula="of:=0.5*[.DQ12]*(([.DQ5]-[.DP5])/([.DQ1]-[.DP1]))^2" office:value-type="float" office:value="0.0494489558105316" calcext:value-type="float">
            <text:p>0.049448955810532</text:p>
          </table:table-cell>
          <table:table-cell table:formula="of:=0.5*[.DR12]*(([.DR5]-[.DQ5])/([.DR1]-[.DQ1]))^2" office:value-type="float" office:value="0.00405740806995836" calcext:value-type="float">
            <text:p>0.004057408069958</text:p>
          </table:table-cell>
          <table:table-cell table:formula="of:=0.5*[.DS12]*(([.DS5]-[.DR5])/([.DS1]-[.DR1]))^2" office:value-type="float" office:value="0.00132207988421425" calcext:value-type="float">
            <text:p>0.001322079884214</text:p>
          </table:table-cell>
          <table:table-cell table:formula="of:=0.5*[.DT12]*(([.DT5]-[.DS5])/([.DT1]-[.DS1]))^2" office:value-type="float" office:value="0.00507636663828562" calcext:value-type="float">
            <text:p>0.005076366638286</text:p>
          </table:table-cell>
          <table:table-cell table:formula="of:=0.5*[.DU12]*(([.DU5]-[.DT5])/([.DU1]-[.DT1]))^2" office:value-type="float" office:value="0.0239438630918836" calcext:value-type="float">
            <text:p>0.023943863091884</text:p>
          </table:table-cell>
          <table:table-cell table:formula="of:=0.5*[.DV12]*(([.DV5]-[.DU5])/([.DV1]-[.DU1]))^2" office:value-type="float" office:value="0.0173518882219712" calcext:value-type="float">
            <text:p>0.017351888221971</text:p>
          </table:table-cell>
          <table:table-cell table:formula="of:=0.5*[.DW12]*(([.DW5]-[.DV5])/([.DW1]-[.DV1]))^2" office:value-type="float" office:value="0.0387715318097969" calcext:value-type="float">
            <text:p>0.038771531809797</text:p>
          </table:table-cell>
          <table:table-cell table:formula="of:=0.5*[.DX12]*(([.DX5]-[.DW5])/([.DX1]-[.DW1]))^2" office:value-type="float" office:value="0.0538749069891778" calcext:value-type="float">
            <text:p>0.053874906989178</text:p>
          </table:table-cell>
          <table:table-cell table:formula="of:=0.5*[.DY12]*(([.DY5]-[.DX5])/([.DY1]-[.DX1]))^2" office:value-type="float" office:value="0.0641448713039342" calcext:value-type="float">
            <text:p>0.064144871303934</text:p>
          </table:table-cell>
          <table:table-cell table:formula="of:=0.5*[.DZ12]*(([.DZ5]-[.DY5])/([.DZ1]-[.DY1]))^2" office:value-type="float" office:value="0.00563835478199221" calcext:value-type="float">
            <text:p>0.005638354781992</text:p>
          </table:table-cell>
          <table:table-cell table:formula="of:=0.5*[.EA12]*(([.EA5]-[.DZ5])/([.EA1]-[.DZ1]))^2" office:value-type="float" office:value="0.00843465012743691" calcext:value-type="float">
            <text:p>0.008434650127437</text:p>
          </table:table-cell>
          <table:table-cell table:formula="of:=0.5*[.EB12]*(([.EB5]-[.EA5])/([.EB1]-[.EA1]))^2" office:value-type="float" office:value="0.0000199565027399104" calcext:value-type="float">
            <text:p>1.99565027399104E-05</text:p>
          </table:table-cell>
          <table:table-cell table:formula="of:=0.5*[.EC12]*(([.EC5]-[.EB5])/([.EC1]-[.EB1]))^2" office:value-type="float" office:value="0.000000135924572079484" calcext:value-type="float">
            <text:p>1.35924572079484E-07</text:p>
          </table:table-cell>
          <table:table-cell table:formula="of:=0.5*[.ED12]*(([.ED5]-[.EC5])/([.ED1]-[.EC1]))^2" office:value-type="float" office:value="0.000654792988749889" calcext:value-type="float">
            <text:p>0.00065479298875</text:p>
          </table:table-cell>
          <table:table-cell table:formula="of:=0.5*[.EE12]*(([.EE5]-[.ED5])/([.EE1]-[.ED1]))^2" office:value-type="float" office:value="0.000286737577600012" calcext:value-type="float">
            <text:p>0.0002867375776</text:p>
          </table:table-cell>
          <table:table-cell table:formula="of:=0.5*[.EF12]*(([.EF5]-[.EE5])/([.EF1]-[.EE1]))^2" office:value-type="float" office:value="0.00465291060893493" calcext:value-type="float">
            <text:p>0.004652910608935</text:p>
          </table:table-cell>
          <table:table-cell table:formula="of:=0.5*[.EG12]*(([.EG5]-[.EF5])/([.EG1]-[.EF1]))^2" office:value-type="float" office:value="0.00503699675370408" calcext:value-type="float">
            <text:p>0.005036996753704</text:p>
          </table:table-cell>
          <table:table-cell table:formula="of:=0.5*[.EH12]*(([.EH5]-[.EG5])/([.EH1]-[.EG1]))^2" office:value-type="float" office:value="0.0140464208244248" calcext:value-type="float">
            <text:p>0.014046420824425</text:p>
          </table:table-cell>
          <table:table-cell table:formula="of:=0.5*[.EI12]*(([.EI5]-[.EH5])/([.EI1]-[.EH1]))^2" office:value-type="float" office:value="0.000084473798185469" calcext:value-type="float">
            <text:p>8.4473798185469E-05</text:p>
          </table:table-cell>
          <table:table-cell table:formula="of:=0.5*[.EJ12]*(([.EJ5]-[.EI5])/([.EJ1]-[.EI1]))^2" office:value-type="float" office:value="0.0124178707922816" calcext:value-type="float">
            <text:p>0.012417870792282</text:p>
          </table:table-cell>
          <table:table-cell table:formula="of:=0.5*[.EK12]*(([.EK5]-[.EJ5])/([.EK1]-[.EJ1]))^2" office:value-type="float" office:value="0.000183691391799844" calcext:value-type="float">
            <text:p>0.0001836913918</text:p>
          </table:table-cell>
          <table:table-cell table:formula="of:=0.5*[.EL12]*(([.EL5]-[.EK5])/([.EL1]-[.EK1]))^2" office:value-type="float" office:value="0.00183827902625928" calcext:value-type="float">
            <text:p>0.001838279026259</text:p>
          </table:table-cell>
          <table:table-cell table:formula="of:=0.5*[.EM12]*(([.EM5]-[.EL5])/([.EM1]-[.EL1]))^2" office:value-type="float" office:value="0.00421628592192749" calcext:value-type="float">
            <text:p>0.004216285921928</text:p>
          </table:table-cell>
          <table:table-cell table:formula="of:=0.5*[.EN12]*(([.EN5]-[.EM5])/([.EN1]-[.EM1]))^2" office:value-type="float" office:value="0.0149918154126856" calcext:value-type="float">
            <text:p>0.014991815412686</text:p>
          </table:table-cell>
          <table:table-cell table:formula="of:=0.5*[.EO12]*(([.EO5]-[.EN5])/([.EO1]-[.EN1]))^2" office:value-type="float" office:value="0.0050371714847911" calcext:value-type="float">
            <text:p>0.005037171484791</text:p>
          </table:table-cell>
          <table:table-cell table:formula="of:=0.5*[.EP12]*(([.EP5]-[.EO5])/([.EP1]-[.EO1]))^2" office:value-type="float" office:value="0.00459212069559172" calcext:value-type="float">
            <text:p>0.004592120695592</text:p>
          </table:table-cell>
          <table:table-cell table:formula="of:=0.5*[.EQ12]*(([.EQ5]-[.EP5])/([.EQ1]-[.EP1]))^2" office:value-type="float" office:value="0.0125557865445751" calcext:value-type="float">
            <text:p>0.012555786544575</text:p>
          </table:table-cell>
          <table:table-cell table:formula="of:=0.5*[.ER12]*(([.ER5]-[.EQ5])/([.ER1]-[.EQ1]))^2" office:value-type="float" office:value="0.0192684823328812" calcext:value-type="float">
            <text:p>0.019268482332881</text:p>
          </table:table-cell>
          <table:table-cell table:formula="of:=0.5*[.ES12]*(([.ES5]-[.ER5])/([.ES1]-[.ER1]))^2" office:value-type="float" office:value="0.0119665763941679" calcext:value-type="float">
            <text:p>0.011966576394168</text:p>
          </table:table-cell>
          <table:table-cell table:formula="of:=0.5*[.ET12]*(([.ET5]-[.ES5])/([.ET1]-[.ES1]))^2" office:value-type="float" office:value="0.00847327677523066" calcext:value-type="float">
            <text:p>0.008473276775231</text:p>
          </table:table-cell>
          <table:table-cell table:formula="of:=0.5*[.EU12]*(([.EU5]-[.ET5])/([.EU1]-[.ET1]))^2" office:value-type="float" office:value="0.000722188624275968" calcext:value-type="float">
            <text:p>0.000722188624276</text:p>
          </table:table-cell>
          <table:table-cell table:formula="of:=0.5*[.EV12]*(([.EV5]-[.EU5])/([.EV1]-[.EU1]))^2" office:value-type="float" office:value="0.0000423282294486417" calcext:value-type="float">
            <text:p>4.23282294486417E-05</text:p>
          </table:table-cell>
          <table:table-cell table:formula="of:=0.5*[.EW12]*(([.EW5]-[.EV5])/([.EW1]-[.EV1]))^2" office:value-type="float" office:value="0.00319626422239981" calcext:value-type="float">
            <text:p>0.0031962642224</text:p>
          </table:table-cell>
          <table:table-cell table:formula="of:=0.5*[.EX12]*(([.EX5]-[.EW5])/([.EX1]-[.EW1]))^2" office:value-type="float" office:value="0.0115544462069547" calcext:value-type="float">
            <text:p>0.011554446206955</text:p>
          </table:table-cell>
          <table:table-cell table:formula="of:=0.5*[.EY12]*(([.EY5]-[.EX5])/([.EY1]-[.EX1]))^2" office:value-type="float" office:value="0.0155227936532291" calcext:value-type="float">
            <text:p>0.015522793653229</text:p>
          </table:table-cell>
          <table:table-cell table:formula="of:=0.5*[.EZ12]*(([.EZ5]-[.EY5])/([.EZ1]-[.EY1]))^2" office:value-type="float" office:value="0.0000154872996785311" calcext:value-type="float">
            <text:p>1.54872996785311E-05</text:p>
          </table:table-cell>
          <table:table-cell table:formula="of:=0.5*[.FA12]*(([.FA5]-[.EZ5])/([.FA1]-[.EZ1]))^2" office:value-type="float" office:value="0.037253733785104" calcext:value-type="float">
            <text:p>0.037253733785104</text:p>
          </table:table-cell>
          <table:table-cell table:formula="of:=0.5*[.FB12]*(([.FB5]-[.FA5])/([.FB1]-[.FA1]))^2" office:value-type="float" office:value="0.0769473377368285" calcext:value-type="float">
            <text:p>0.076947337736829</text:p>
          </table:table-cell>
          <table:table-cell table:formula="of:=0.5*[.FC12]*(([.FC5]-[.FB5])/([.FC1]-[.FB1]))^2" office:value-type="float" office:value="0.0217623200707957" calcext:value-type="float">
            <text:p>0.021762320070796</text:p>
          </table:table-cell>
          <table:table-cell table:formula="of:=0.5*[.FD12]*(([.FD5]-[.FC5])/([.FD1]-[.FC1]))^2" office:value-type="float" office:value="0.000467594685038971" calcext:value-type="float">
            <text:p>0.000467594685039</text:p>
          </table:table-cell>
          <table:table-cell table:formula="of:=0.5*[.FE12]*(([.FE5]-[.FD5])/([.FE1]-[.FD1]))^2" office:value-type="float" office:value="0.000674294616532535" calcext:value-type="float">
            <text:p>0.000674294616533</text:p>
          </table:table-cell>
          <table:table-cell table:formula="of:=0.5*[.FF12]*(([.FF5]-[.FE5])/([.FF1]-[.FE1]))^2" office:value-type="float" office:value="0.00459526996302895" calcext:value-type="float">
            <text:p>0.004595269963029</text:p>
          </table:table-cell>
          <table:table-cell table:formula="of:=0.5*[.FG12]*(([.FG5]-[.FF5])/([.FG1]-[.FF1]))^2" office:value-type="float" office:value="0.00131977480039915" calcext:value-type="float">
            <text:p>0.001319774800399</text:p>
          </table:table-cell>
          <table:table-cell table:formula="of:=0.5*[.FH12]*(([.FH5]-[.FG5])/([.FH1]-[.FG1]))^2" office:value-type="float" office:value="0.00212091087344592" calcext:value-type="float">
            <text:p>0.002120910873446</text:p>
          </table:table-cell>
          <table:table-cell table:formula="of:=0.5*[.FI12]*(([.FI5]-[.FH5])/([.FI1]-[.FH1]))^2" office:value-type="float" office:value="0.0698716492042073" calcext:value-type="float">
            <text:p>0.069871649204207</text:p>
          </table:table-cell>
          <table:table-cell table:formula="of:=0.5*[.FJ12]*(([.FJ5]-[.FI5])/([.FJ1]-[.FI1]))^2" office:value-type="float" office:value="0.00522978542830704" calcext:value-type="float">
            <text:p>0.005229785428307</text:p>
          </table:table-cell>
          <table:table-cell table:formula="of:=0.5*[.FK12]*(([.FK5]-[.FJ5])/([.FK1]-[.FJ1]))^2" office:value-type="float" office:value="0.00388961641249698" calcext:value-type="float">
            <text:p>0.003889616412497</text:p>
          </table:table-cell>
          <table:table-cell table:formula="of:=0.5*[.FL12]*(([.FL5]-[.FK5])/([.FL1]-[.FK1]))^2" office:value-type="float" office:value="0.00348754212059442" calcext:value-type="float">
            <text:p>0.003487542120594</text:p>
          </table:table-cell>
          <table:table-cell table:formula="of:=0.5*[.FM12]*(([.FM5]-[.FL5])/([.FM1]-[.FL1]))^2" office:value-type="float" office:value="0.00389576508762943" calcext:value-type="float">
            <text:p>0.003895765087629</text:p>
          </table:table-cell>
          <table:table-cell table:formula="of:=0.5*[.FN12]*(([.FN5]-[.FM5])/([.FN1]-[.FM1]))^2" office:value-type="float" office:value="0.0000505344797296986" calcext:value-type="float">
            <text:p>5.05344797296986E-05</text:p>
          </table:table-cell>
          <table:table-cell table:formula="of:=0.5*[.FO12]*(([.FO5]-[.FN5])/([.FO1]-[.FN1]))^2" office:value-type="float" office:value="0.000612373775694374" calcext:value-type="float">
            <text:p>0.000612373775694</text:p>
          </table:table-cell>
          <table:table-cell table:formula="of:=0.5*[.FP12]*(([.FP5]-[.FO5])/([.FP1]-[.FO1]))^2" office:value-type="float" office:value="0.0149771916082681" calcext:value-type="float">
            <text:p>0.014977191608268</text:p>
          </table:table-cell>
          <table:table-cell table:formula="of:=0.5*[.FQ12]*(([.FQ5]-[.FP5])/([.FQ1]-[.FP1]))^2" office:value-type="float" office:value="0.0237415110331734" calcext:value-type="float">
            <text:p>0.023741511033173</text:p>
          </table:table-cell>
          <table:table-cell table:formula="of:=0.5*[.FR12]*(([.FR5]-[.FQ5])/([.FR1]-[.FQ1]))^2" office:value-type="float" office:value="0.00363484554071485" calcext:value-type="float">
            <text:p>0.003634845540715</text:p>
          </table:table-cell>
          <table:table-cell table:formula="of:=0.5*[.FS12]*(([.FS5]-[.FR5])/([.FS1]-[.FR1]))^2" office:value-type="float" office:value="0.00149926557466914" calcext:value-type="float">
            <text:p>0.001499265574669</text:p>
          </table:table-cell>
          <table:table-cell table:formula="of:=0.5*[.FT12]*(([.FT5]-[.FS5])/([.FT1]-[.FS1]))^2" office:value-type="float" office:value="0.00821617784622677" calcext:value-type="float">
            <text:p>0.008216177846227</text:p>
          </table:table-cell>
          <table:table-cell table:formula="of:=0.5*[.FU12]*(([.FU5]-[.FT5])/([.FU1]-[.FT1]))^2" office:value-type="float" office:value="0.00000969039173591774" calcext:value-type="float">
            <text:p>9.69039173591774E-06</text:p>
          </table:table-cell>
          <table:table-cell table:formula="of:=0.5*[.FV12]*(([.FV5]-[.FU5])/([.FV1]-[.FU1]))^2" office:value-type="float" office:value="0.0106055465809491" calcext:value-type="float">
            <text:p>0.010605546580949</text:p>
          </table:table-cell>
          <table:table-cell table:formula="of:=0.5*[.FW12]*(([.FW5]-[.FV5])/([.FW1]-[.FV1]))^2" office:value-type="float" office:value="0.0228397008271562" calcext:value-type="float">
            <text:p>0.022839700827156</text:p>
          </table:table-cell>
          <table:table-cell table:formula="of:=0.5*[.FX12]*(([.FX5]-[.FW5])/([.FX1]-[.FW1]))^2" office:value-type="float" office:value="0.01047045946232" calcext:value-type="float">
            <text:p>0.01047045946232</text:p>
          </table:table-cell>
          <table:table-cell table:formula="of:=0.5*[.FY12]*(([.FY5]-[.FX5])/([.FY1]-[.FX1]))^2" office:value-type="float" office:value="0.0045258672385166" calcext:value-type="float">
            <text:p>0.004525867238517</text:p>
          </table:table-cell>
          <table:table-cell table:formula="of:=0.5*[.FZ12]*(([.FZ5]-[.FY5])/([.FZ1]-[.FY1]))^2" office:value-type="float" office:value="0.0131835419153288" calcext:value-type="float">
            <text:p>0.013183541915329</text:p>
          </table:table-cell>
          <table:table-cell table:formula="of:=0.5*[.GA12]*(([.GA5]-[.FZ5])/([.GA1]-[.FZ1]))^2" office:value-type="float" office:value="0.00923465797936405" calcext:value-type="float">
            <text:p>0.009234657979364</text:p>
          </table:table-cell>
          <table:table-cell table:formula="of:=0.5*[.GB12]*(([.GB5]-[.GA5])/([.GB1]-[.GA1]))^2" office:value-type="float" office:value="0.00138292009111319" calcext:value-type="float">
            <text:p>0.001382920091113</text:p>
          </table:table-cell>
          <table:table-cell table:formula="of:=0.5*[.GC12]*(([.GC5]-[.GB5])/([.GC1]-[.GB1]))^2" office:value-type="float" office:value="0.0000489093431546274" calcext:value-type="float">
            <text:p>4.89093431546274E-05</text:p>
          </table:table-cell>
          <table:table-cell table:formula="of:=0.5*[.GD12]*(([.GD5]-[.GC5])/([.GD1]-[.GC1]))^2" office:value-type="float" office:value="0.00117579355247929" calcext:value-type="float">
            <text:p>0.001175793552479</text:p>
          </table:table-cell>
          <table:table-cell table:formula="of:=0.5*[.GE12]*(([.GE5]-[.GD5])/([.GE1]-[.GD1]))^2" office:value-type="float" office:value="0.0147231647482934" calcext:value-type="float">
            <text:p>0.014723164748293</text:p>
          </table:table-cell>
          <table:table-cell table:formula="of:=0.5*[.GF12]*(([.GF5]-[.GE5])/([.GF1]-[.GE1]))^2" office:value-type="float" office:value="0.0124376691193613" calcext:value-type="float">
            <text:p>0.012437669119361</text:p>
          </table:table-cell>
          <table:table-cell table:formula="of:=0.5*[.GG12]*(([.GG5]-[.GF5])/([.GG1]-[.GF1]))^2" office:value-type="float" office:value="0.0847162640929443" calcext:value-type="float">
            <text:p>0.084716264092944</text:p>
          </table:table-cell>
          <table:table-cell table:formula="of:=0.5*[.GH12]*(([.GH5]-[.GG5])/([.GH1]-[.GG1]))^2" office:value-type="float" office:value="0.00408472469107578" calcext:value-type="float">
            <text:p>0.004084724691076</text:p>
          </table:table-cell>
          <table:table-cell table:formula="of:=0.5*[.GI12]*(([.GI5]-[.GH5])/([.GI1]-[.GH1]))^2" office:value-type="float" office:value="0.00359181899849222" calcext:value-type="float">
            <text:p>0.003591818998492</text:p>
          </table:table-cell>
          <table:table-cell table:formula="of:=0.5*[.GJ12]*(([.GJ5]-[.GI5])/([.GJ1]-[.GI1]))^2" office:value-type="float" office:value="0.000328948895907534" calcext:value-type="float">
            <text:p>0.000328948895908</text:p>
          </table:table-cell>
          <table:table-cell table:formula="of:=0.5*[.GK12]*(([.GK5]-[.GJ5])/([.GK1]-[.GJ1]))^2" office:value-type="float" office:value="0.00492844445179344" calcext:value-type="float">
            <text:p>0.004928444451793</text:p>
          </table:table-cell>
          <table:table-cell table:formula="of:=0.5*[.GL12]*(([.GL5]-[.GK5])/([.GL1]-[.GK1]))^2" office:value-type="float" office:value="0.0147385676564227" calcext:value-type="float">
            <text:p>0.014738567656423</text:p>
          </table:table-cell>
          <table:table-cell table:formula="of:=0.5*[.GM12]*(([.GM5]-[.GL5])/([.GM1]-[.GL1]))^2" office:value-type="float" office:value="0.00479522171763363" calcext:value-type="float">
            <text:p>0.004795221717634</text:p>
          </table:table-cell>
          <table:table-cell table:formula="of:=0.5*[.GN12]*(([.GN5]-[.GM5])/([.GN1]-[.GM1]))^2" office:value-type="float" office:value="0.00405802670467622" calcext:value-type="float">
            <text:p>0.004058026704676</text:p>
          </table:table-cell>
          <table:table-cell table:formula="of:=0.5*[.GO12]*(([.GO5]-[.GN5])/([.GO1]-[.GN1]))^2" office:value-type="float" office:value="0.128372029346699" calcext:value-type="float">
            <text:p>0.128372029346699</text:p>
          </table:table-cell>
          <table:table-cell table:formula="of:=0.5*[.GP12]*(([.GP5]-[.GO5])/([.GP1]-[.GO1]))^2" office:value-type="float" office:value="0.000868140795079078" calcext:value-type="float">
            <text:p>0.000868140795079</text:p>
          </table:table-cell>
          <table:table-cell table:formula="of:=0.5*[.GQ12]*(([.GQ5]-[.GP5])/([.GQ1]-[.GP1]))^2" office:value-type="float" office:value="0.014823197661544" calcext:value-type="float">
            <text:p>0.014823197661544</text:p>
          </table:table-cell>
          <table:table-cell table:formula="of:=0.5*[.GR12]*(([.GR5]-[.GQ5])/([.GR1]-[.GQ1]))^2" office:value-type="float" office:value="0.00915090598867266" calcext:value-type="float">
            <text:p>0.009150905988673</text:p>
          </table:table-cell>
          <table:table-cell table:formula="of:=0.5*[.GS12]*(([.GS5]-[.GR5])/([.GS1]-[.GR1]))^2" office:value-type="float" office:value="0.0043297508368591" calcext:value-type="float">
            <text:p>0.004329750836859</text:p>
          </table:table-cell>
          <table:table-cell table:formula="of:=0.5*[.GT12]*(([.GT5]-[.GS5])/([.GT1]-[.GS1]))^2" office:value-type="float" office:value="0.0000000566764186534088" calcext:value-type="float">
            <text:p>5.66764186534088E-08</text:p>
          </table:table-cell>
          <table:table-cell table:formula="of:=0.5*[.GU12]*(([.GU5]-[.GT5])/([.GU1]-[.GT1]))^2" office:value-type="float" office:value="0.0000427122106210093" calcext:value-type="float">
            <text:p>4.27122106210093E-05</text:p>
          </table:table-cell>
          <table:table-cell table:formula="of:=0.5*[.GV12]*(([.GV5]-[.GU5])/([.GV1]-[.GU1]))^2" office:value-type="float" office:value="0.000538150672122048" calcext:value-type="float">
            <text:p>0.000538150672122</text:p>
          </table:table-cell>
          <table:table-cell table:formula="of:=0.5*[.GW12]*(([.GW5]-[.GV5])/([.GW1]-[.GV1]))^2" office:value-type="float" office:value="0.00551172976590059" calcext:value-type="float">
            <text:p>0.005511729765901</text:p>
          </table:table-cell>
          <table:table-cell table:formula="of:=0.5*[.GX12]*(([.GX5]-[.GW5])/([.GX1]-[.GW1]))^2" office:value-type="float" office:value="0.0106836484834475" calcext:value-type="float">
            <text:p>0.010683648483448</text:p>
          </table:table-cell>
          <table:table-cell table:formula="of:=0.5*[.GY12]*(([.GY5]-[.GX5])/([.GY1]-[.GX1]))^2" office:value-type="float" office:value="0.00648946709232688" calcext:value-type="float">
            <text:p>0.006489467092327</text:p>
          </table:table-cell>
          <table:table-cell table:formula="of:=0.5*[.GZ12]*(([.GZ5]-[.GY5])/([.GZ1]-[.GY1]))^2" office:value-type="float" office:value="0.0140719197520748" calcext:value-type="float">
            <text:p>0.014071919752075</text:p>
          </table:table-cell>
          <table:table-cell table:formula="of:=0.5*[.HA12]*(([.HA5]-[.GZ5])/([.HA1]-[.GZ1]))^2" office:value-type="float" office:value="0.00334721849029134" calcext:value-type="float">
            <text:p>0.003347218490291</text:p>
          </table:table-cell>
          <table:table-cell table:formula="of:=0.5*[.HB12]*(([.HB5]-[.HA5])/([.HB1]-[.HA1]))^2" office:value-type="float" office:value="0.0140009559440835" calcext:value-type="float">
            <text:p>0.014000955944084</text:p>
          </table:table-cell>
          <table:table-cell table:formula="of:=0.5*[.HC12]*(([.HC5]-[.HB5])/([.HC1]-[.HB1]))^2" office:value-type="float" office:value="0.000865721288885066" calcext:value-type="float">
            <text:p>0.000865721288885</text:p>
          </table:table-cell>
          <table:table-cell table:formula="of:=0.5*[.HD12]*(([.HD5]-[.HC5])/([.HD1]-[.HC1]))^2" office:value-type="float" office:value="0.00665305997051389" calcext:value-type="float">
            <text:p>0.006653059970514</text:p>
          </table:table-cell>
          <table:table-cell table:formula="of:=0.5*[.HE12]*(([.HE5]-[.HD5])/([.HE1]-[.HD1]))^2" office:value-type="float" office:value="0.00000298788221061526" calcext:value-type="float">
            <text:p>2.98788221061526E-06</text:p>
          </table:table-cell>
          <table:table-cell table:formula="of:=0.5*[.HF12]*(([.HF5]-[.HE5])/([.HF1]-[.HE1]))^2" office:value-type="float" office:value="0.00000143341646078499" calcext:value-type="float">
            <text:p>1.43341646078499E-06</text:p>
          </table:table-cell>
          <table:table-cell table:formula="of:=0.5*[.HG12]*(([.HG5]-[.HF5])/([.HG1]-[.HF1]))^2" office:value-type="float" office:value="0.000527138460835543" calcext:value-type="float">
            <text:p>0.000527138460836</text:p>
          </table:table-cell>
          <table:table-cell table:formula="of:=0.5*[.HH12]*(([.HH5]-[.HG5])/([.HH1]-[.HG1]))^2" office:value-type="float" office:value="0.00780163475680833" calcext:value-type="float">
            <text:p>0.007801634756808</text:p>
          </table:table-cell>
          <table:table-cell table:formula="of:=0.5*[.HI12]*(([.HI5]-[.HH5])/([.HI1]-[.HH1]))^2" office:value-type="float" office:value="0.017507090687204" calcext:value-type="float">
            <text:p>0.017507090687204</text:p>
          </table:table-cell>
          <table:table-cell table:formula="of:=0.5*[.HJ12]*(([.HJ5]-[.HI5])/([.HJ1]-[.HI1]))^2" office:value-type="float" office:value="0.00457605991932705" calcext:value-type="float">
            <text:p>0.004576059919327</text:p>
          </table:table-cell>
          <table:table-cell table:formula="of:=0.5*[.HK12]*(([.HK5]-[.HJ5])/([.HK1]-[.HJ1]))^2" office:value-type="float" office:value="0.0426627632727819" calcext:value-type="float">
            <text:p>0.042662763272782</text:p>
          </table:table-cell>
          <table:table-cell table:formula="of:=0.5*[.HL12]*(([.HL5]-[.HK5])/([.HL1]-[.HK1]))^2" office:value-type="float" office:value="0.0636192514482765" calcext:value-type="float">
            <text:p>0.063619251448277</text:p>
          </table:table-cell>
          <table:table-cell table:formula="of:=0.5*[.HM12]*(([.HM5]-[.HL5])/([.HM1]-[.HL1]))^2" office:value-type="float" office:value="0.028562075285453" calcext:value-type="float">
            <text:p>0.028562075285453</text:p>
          </table:table-cell>
          <table:table-cell table:formula="of:=0.5*[.HN12]*(([.HN5]-[.HM5])/([.HN1]-[.HM1]))^2" office:value-type="float" office:value="0.00636954031487413" calcext:value-type="float">
            <text:p>0.006369540314874</text:p>
          </table:table-cell>
          <table:table-cell table:formula="of:=0.5*[.HO12]*(([.HO5]-[.HN5])/([.HO1]-[.HN1]))^2" office:value-type="float" office:value="0.00471109199200857" calcext:value-type="float">
            <text:p>0.004711091992009</text:p>
          </table:table-cell>
          <table:table-cell table:formula="of:=0.5*[.HP12]*(([.HP5]-[.HO5])/([.HP1]-[.HO1]))^2" office:value-type="float" office:value="0.00640483624280996" calcext:value-type="float">
            <text:p>0.00640483624281</text:p>
          </table:table-cell>
          <table:table-cell table:formula="of:=0.5*[.HQ12]*(([.HQ5]-[.HP5])/([.HQ1]-[.HP1]))^2" office:value-type="float" office:value="0.000673371619143255" calcext:value-type="float">
            <text:p>0.000673371619143</text:p>
          </table:table-cell>
          <table:table-cell table:formula="of:=0.5*[.HR12]*(([.HR5]-[.HQ5])/([.HR1]-[.HQ1]))^2" office:value-type="float" office:value="0.0018686564384075" calcext:value-type="float">
            <text:p>0.001868656438408</text:p>
          </table:table-cell>
          <table:table-cell table:formula="of:=0.5*[.HS12]*(([.HS5]-[.HR5])/([.HS1]-[.HR1]))^2" office:value-type="float" office:value="0.0108126060476383" calcext:value-type="float">
            <text:p>0.010812606047638</text:p>
          </table:table-cell>
          <table:table-cell table:formula="of:=0.5*[.HT12]*(([.HT5]-[.HS5])/([.HT1]-[.HS1]))^2" office:value-type="float" office:value="0.000000253287755179266" calcext:value-type="float">
            <text:p>2.53287755179266E-07</text:p>
          </table:table-cell>
          <table:table-cell table:formula="of:=0.5*[.HU12]*(([.HU5]-[.HT5])/([.HU1]-[.HT1]))^2" office:value-type="float" office:value="0.157183906401912" calcext:value-type="float">
            <text:p>0.157183906401912</text:p>
          </table:table-cell>
          <table:table-cell table:formula="of:=0.5*[.HV12]*(([.HV5]-[.HU5])/([.HV1]-[.HU1]))^2" office:value-type="float" office:value="0.000016674543718637" calcext:value-type="float">
            <text:p>1.6674543718637E-05</text:p>
          </table:table-cell>
          <table:table-cell table:formula="of:=0.5*[.HW12]*(([.HW5]-[.HV5])/([.HW1]-[.HV1]))^2" office:value-type="float" office:value="0.0108177400631687" calcext:value-type="float">
            <text:p>0.010817740063169</text:p>
          </table:table-cell>
          <table:table-cell table:formula="of:=0.5*[.HX12]*(([.HX5]-[.HW5])/([.HX1]-[.HW1]))^2" office:value-type="float" office:value="0.000441561890694768" calcext:value-type="float">
            <text:p>0.000441561890695</text:p>
          </table:table-cell>
          <table:table-cell table:formula="of:=0.5*[.HY12]*(([.HY5]-[.HX5])/([.HY1]-[.HX1]))^2" office:value-type="float" office:value="0.000116865764304972" calcext:value-type="float">
            <text:p>0.000116865764305</text:p>
          </table:table-cell>
          <table:table-cell table:formula="of:=0.5*[.HZ12]*(([.HZ5]-[.HY5])/([.HZ1]-[.HY1]))^2" office:value-type="float" office:value="0.00106883656744848" calcext:value-type="float">
            <text:p>0.001068836567448</text:p>
          </table:table-cell>
          <table:table-cell table:formula="of:=0.5*[.IA12]*(([.IA5]-[.HZ5])/([.IA1]-[.HZ1]))^2" office:value-type="float" office:value="0.00306102507856546" calcext:value-type="float">
            <text:p>0.003061025078565</text:p>
          </table:table-cell>
          <table:table-cell table:formula="of:=0.5*[.IB12]*(([.IB5]-[.IA5])/([.IB1]-[.IA1]))^2" office:value-type="float" office:value="0.0120694660374641" calcext:value-type="float">
            <text:p>0.012069466037464</text:p>
          </table:table-cell>
          <table:table-cell table:formula="of:=0.5*[.IC12]*(([.IC5]-[.IB5])/([.IC1]-[.IB1]))^2" office:value-type="float" office:value="0.00297126810903384" calcext:value-type="float">
            <text:p>0.002971268109034</text:p>
          </table:table-cell>
          <table:table-cell table:formula="of:=0.5*[.ID12]*(([.ID5]-[.IC5])/([.ID1]-[.IC1]))^2" office:value-type="float" office:value="0.00172673090788029" calcext:value-type="float">
            <text:p>0.00172673090788</text:p>
          </table:table-cell>
          <table:table-cell table:formula="of:=0.5*[.IE12]*(([.IE5]-[.ID5])/([.IE1]-[.ID1]))^2" office:value-type="float" office:value="0.00117442319367625" calcext:value-type="float">
            <text:p>0.001174423193676</text:p>
          </table:table-cell>
          <table:table-cell table:formula="of:=0.5*[.IF12]*(([.IF5]-[.IE5])/([.IF1]-[.IE1]))^2" office:value-type="float" office:value="0.0000638084562056677" calcext:value-type="float">
            <text:p>6.38084562056677E-05</text:p>
          </table:table-cell>
          <table:table-cell table:formula="of:=0.5*[.IG12]*(([.IG5]-[.IF5])/([.IG1]-[.IF1]))^2" office:value-type="float" office:value="0.0000179574867058116" calcext:value-type="float">
            <text:p>1.79574867058116E-05</text:p>
          </table:table-cell>
          <table:table-cell table:formula="of:=0.5*[.IH12]*(([.IH5]-[.IG5])/([.IH1]-[.IG1]))^2" office:value-type="float" office:value="0.0129517913530256" calcext:value-type="float">
            <text:p>0.012951791353026</text:p>
          </table:table-cell>
          <table:table-cell table:formula="of:=0.5*[.II12]*(([.II5]-[.IH5])/([.II1]-[.IH1]))^2" office:value-type="float" office:value="0.000238641555450558" calcext:value-type="float">
            <text:p>0.000238641555451</text:p>
          </table:table-cell>
          <table:table-cell table:formula="of:=0.5*[.IJ12]*(([.IJ5]-[.II5])/([.IJ1]-[.II1]))^2" office:value-type="float" office:value="0.024869161022217" calcext:value-type="float">
            <text:p>0.024869161022217</text:p>
          </table:table-cell>
          <table:table-cell table:formula="of:=0.5*[.IK12]*(([.IK5]-[.IJ5])/([.IK1]-[.IJ1]))^2" office:value-type="float" office:value="0.0280692337481679" calcext:value-type="float">
            <text:p>0.028069233748168</text:p>
          </table:table-cell>
          <table:table-cell table:formula="of:=0.5*[.IL12]*(([.IL5]-[.IK5])/([.IL1]-[.IK1]))^2" office:value-type="float" office:value="0.00424648577856289" calcext:value-type="float">
            <text:p>0.004246485778563</text:p>
          </table:table-cell>
          <table:table-cell table:formula="of:=0.5*[.IM12]*(([.IM5]-[.IL5])/([.IM1]-[.IL1]))^2" office:value-type="float" office:value="0.000811958606335009" calcext:value-type="float">
            <text:p>0.000811958606335</text:p>
          </table:table-cell>
          <table:table-cell table:formula="of:=0.5*[.IN12]*(([.IN5]-[.IM5])/([.IN1]-[.IM1]))^2" office:value-type="float" office:value="0.00339667886592492" calcext:value-type="float">
            <text:p>0.003396678865925</text:p>
          </table:table-cell>
          <table:table-cell table:formula="of:=0.5*[.IO12]*(([.IO5]-[.IN5])/([.IO1]-[.IN1]))^2" office:value-type="float" office:value="0.0170147294378765" calcext:value-type="float">
            <text:p>0.017014729437877</text:p>
          </table:table-cell>
          <table:table-cell table:formula="of:=0.5*[.IP12]*(([.IP5]-[.IO5])/([.IP1]-[.IO1]))^2" office:value-type="float" office:value="0.00725016658645306" calcext:value-type="float">
            <text:p>0.007250166586453</text:p>
          </table:table-cell>
          <table:table-cell table:formula="of:=0.5*[.IQ12]*(([.IQ5]-[.IP5])/([.IQ1]-[.IP1]))^2" office:value-type="float" office:value="0.0801837770445448" calcext:value-type="float">
            <text:p>0.080183777044545</text:p>
          </table:table-cell>
          <table:table-cell table:formula="of:=0.5*[.IR12]*(([.IR5]-[.IQ5])/([.IR1]-[.IQ1]))^2" office:value-type="float" office:value="0.0412679449023315" calcext:value-type="float">
            <text:p>0.041267944902332</text:p>
          </table:table-cell>
          <table:table-cell table:formula="of:=0.5*[.IS12]*(([.IS5]-[.IR5])/([.IS1]-[.IR1]))^2" office:value-type="float" office:value="0.00264871161048946" calcext:value-type="float">
            <text:p>0.002648711610489</text:p>
          </table:table-cell>
          <table:table-cell table:formula="of:=0.5*[.IT12]*(([.IT5]-[.IS5])/([.IT1]-[.IS1]))^2" office:value-type="float" office:value="0.0000254080610136275" calcext:value-type="float">
            <text:p>2.54080610136275E-05</text:p>
          </table:table-cell>
          <table:table-cell table:formula="of:=0.5*[.IU12]*(([.IU5]-[.IT5])/([.IU1]-[.IT1]))^2" office:value-type="float" office:value="0.00000488084454059444" calcext:value-type="float">
            <text:p>4.88084454059444E-06</text:p>
          </table:table-cell>
          <table:table-cell table:formula="of:=0.5*[.IV12]*(([.IV5]-[.IU5])/([.IV1]-[.IU1]))^2" office:value-type="float" office:value="0.00984577567321385" calcext:value-type="float">
            <text:p>0.009845775673214</text:p>
          </table:table-cell>
          <table:table-cell table:formula="of:=0.5*[.IW12]*(([.IW5]-[.IV5])/([.IW1]-[.IV1]))^2" office:value-type="float" office:value="0.000602430014405686" calcext:value-type="float">
            <text:p>0.000602430014406</text:p>
          </table:table-cell>
          <table:table-cell table:formula="of:=0.5*[.IX12]*(([.IX5]-[.IW5])/([.IX1]-[.IW1]))^2" office:value-type="float" office:value="0.00190116175543249" calcext:value-type="float">
            <text:p>0.001901161755432</text:p>
          </table:table-cell>
          <table:table-cell table:formula="of:=0.5*[.IY12]*(([.IY5]-[.IX5])/([.IY1]-[.IX1]))^2" office:value-type="float" office:value="0.0000743567886182183" calcext:value-type="float">
            <text:p>7.43567886182183E-05</text:p>
          </table:table-cell>
          <table:table-cell table:formula="of:=0.5*[.IZ12]*(([.IZ5]-[.IY5])/([.IZ1]-[.IY1]))^2" office:value-type="float" office:value="0.00915254255580496" calcext:value-type="float">
            <text:p>0.009152542555805</text:p>
          </table:table-cell>
          <table:table-cell table:formula="of:=0.5*[.JA12]*(([.JA5]-[.IZ5])/([.JA1]-[.IZ1]))^2" office:value-type="float" office:value="0.0491193565918197" calcext:value-type="float">
            <text:p>0.04911935659182</text:p>
          </table:table-cell>
          <table:table-cell table:formula="of:=0.5*[.JB12]*(([.JB5]-[.JA5])/([.JB1]-[.JA1]))^2" office:value-type="float" office:value="0.0000260642124492322" calcext:value-type="float">
            <text:p>2.60642124492322E-05</text:p>
          </table:table-cell>
          <table:table-cell table:formula="of:=0.5*[.JC12]*(([.JC5]-[.JB5])/([.JC1]-[.JB1]))^2" office:value-type="float" office:value="0.00910521611044362" calcext:value-type="float">
            <text:p>0.009105216110444</text:p>
          </table:table-cell>
          <table:table-cell table:formula="of:=0.5*[.JD12]*(([.JD5]-[.JC5])/([.JD1]-[.JC1]))^2" office:value-type="float" office:value="0.00177105921566534" calcext:value-type="float">
            <text:p>0.001771059215665</text:p>
          </table:table-cell>
          <table:table-cell table:formula="of:=0.5*[.JE12]*(([.JE5]-[.JD5])/([.JE1]-[.JD1]))^2" office:value-type="float" office:value="0.00157609375178972" calcext:value-type="float">
            <text:p>0.00157609375179</text:p>
          </table:table-cell>
          <table:table-cell table:formula="of:=0.5*[.JF12]*(([.JF5]-[.JE5])/([.JF1]-[.JE1]))^2" office:value-type="float" office:value="0.000297459748732912" calcext:value-type="float">
            <text:p>0.000297459748733</text:p>
          </table:table-cell>
          <table:table-cell table:formula="of:=0.5*[.JG12]*(([.JG5]-[.JF5])/([.JG1]-[.JF1]))^2" office:value-type="float" office:value="0.00000018953555424287" calcext:value-type="float">
            <text:p>1.8953555424287E-07</text:p>
          </table:table-cell>
          <table:table-cell table:formula="of:=0.5*[.JH12]*(([.JH5]-[.JG5])/([.JH1]-[.JG1]))^2" office:value-type="float" office:value="0.0000867572013581903" calcext:value-type="float">
            <text:p>8.67572013581903E-05</text:p>
          </table:table-cell>
          <table:table-cell table:formula="of:=0.5*[.JI12]*(([.JI5]-[.JH5])/([.JI1]-[.JH1]))^2" office:value-type="float" office:value="0.0000149625701050895" calcext:value-type="float">
            <text:p>1.49625701050895E-05</text:p>
          </table:table-cell>
          <table:table-cell table:formula="of:=0.5*[.JJ12]*(([.JJ5]-[.JI5])/([.JJ1]-[.JI1]))^2" office:value-type="float" office:value="0.00000109617403412297" calcext:value-type="float">
            <text:p>1.09617403412297E-06</text:p>
          </table:table-cell>
          <table:table-cell table:formula="of:=0.5*[.JK12]*(([.JK5]-[.JJ5])/([.JK1]-[.JJ1]))^2" office:value-type="float" office:value="0.0000000778202415117846" calcext:value-type="float">
            <text:p>7.78202415117846E-08</text:p>
          </table:table-cell>
          <table:table-cell table:formula="of:=0.5*[.JL12]*(([.JL5]-[.JK5])/([.JL1]-[.JK1]))^2" office:value-type="float" office:value="0.000000204971173212274" calcext:value-type="float">
            <text:p>2.04971173212274E-07</text:p>
          </table:table-cell>
          <table:table-cell table:formula="of:=0.5*[.JM12]*(([.JM5]-[.JL5])/([.JM1]-[.JL1]))^2" office:value-type="float" office:value="0.00000165539776641123" calcext:value-type="float">
            <text:p>1.65539776641123E-06</text:p>
          </table:table-cell>
          <table:table-cell table:formula="of:=0.5*[.JN12]*(([.JN5]-[.JM5])/([.JN1]-[.JM1]))^2" office:value-type="float" office:value="0.00000946495656298049" calcext:value-type="float">
            <text:p>9.46495656298049E-06</text:p>
          </table:table-cell>
          <table:table-cell table:formula="of:=0.5*[.JO12]*(([.JO5]-[.JN5])/([.JO1]-[.JN1]))^2" office:value-type="float" office:value="0.000000534686014144359" calcext:value-type="float">
            <text:p>5.34686014144359E-07</text:p>
          </table:table-cell>
          <table:table-cell table:formula="of:=0.5*[.JP12]*(([.JP5]-[.JO5])/([.JP1]-[.JO1]))^2" office:value-type="float" office:value="0.0000595031234769794" calcext:value-type="float">
            <text:p>5.95031234769794E-05</text:p>
          </table:table-cell>
          <table:table-cell table:formula="of:=0.5*[.JQ12]*(([.JQ5]-[.JP5])/([.JQ1]-[.JP1]))^2" office:value-type="float" office:value="0.00000949905676031442" calcext:value-type="float">
            <text:p>9.49905676031442E-06</text:p>
          </table:table-cell>
          <table:table-cell table:formula="of:=0.5*[.JR12]*(([.JR5]-[.JQ5])/([.JR1]-[.JQ1]))^2" office:value-type="float" office:value="0.0000000522488609617142" calcext:value-type="float">
            <text:p>5.22488609617142E-08</text:p>
          </table:table-cell>
          <table:table-cell table:formula="of:=0.5*[.JS12]*(([.JS5]-[.JR5])/([.JS1]-[.JR1]))^2" office:value-type="float" office:value="0.0000283854893925715" calcext:value-type="float">
            <text:p>2.83854893925715E-05</text:p>
          </table:table-cell>
          <table:table-cell table:formula="of:=0.5*[.JT12]*(([.JT5]-[.JS5])/([.JT1]-[.JS1]))^2" office:value-type="float" office:value="0.00000323671715100176" calcext:value-type="float">
            <text:p>3.23671715100176E-06</text:p>
          </table:table-cell>
          <table:table-cell table:formula="of:=0.5*[.JU12]*(([.JU5]-[.JT5])/([.JU1]-[.JT1]))^2" office:value-type="float" office:value="0.00000616939505696047" calcext:value-type="float">
            <text:p>6.16939505696047E-06</text:p>
          </table:table-cell>
          <table:table-cell table:formula="of:=0.5*[.JV12]*(([.JV5]-[.JU5])/([.JV1]-[.JU1]))^2" office:value-type="float" office:value="0.00000154521838660018" calcext:value-type="float">
            <text:p>1.54521838660018E-06</text:p>
          </table:table-cell>
          <table:table-cell table:formula="of:=0.5*[.JW12]*(([.JW5]-[.JV5])/([.JW1]-[.JV1]))^2" office:value-type="float" office:value="0.0000589757159957781" calcext:value-type="float">
            <text:p>5.89757159957781E-05</text:p>
          </table:table-cell>
          <table:table-cell table:formula="of:=0.5*[.JX12]*(([.JX5]-[.JW5])/([.JX1]-[.JW1]))^2" office:value-type="float" office:value="0.000112868617935383" calcext:value-type="float">
            <text:p>0.000112868617935</text:p>
          </table:table-cell>
          <table:table-cell table:formula="of:=0.5*[.JY12]*(([.JY5]-[.JX5])/([.JY1]-[.JX1]))^2" office:value-type="float" office:value="0.0000420760576022862" calcext:value-type="float">
            <text:p>4.20760576022862E-05</text:p>
          </table:table-cell>
          <table:table-cell table:formula="of:=0.5*[.JZ12]*(([.JZ5]-[.JY5])/([.JZ1]-[.JY1]))^2" office:value-type="float" office:value="0.00000805936775490456" calcext:value-type="float">
            <text:p>8.05936775490456E-06</text:p>
          </table:table-cell>
          <table:table-cell table:formula="of:=0.5*[.KA12]*(([.KA5]-[.JZ5])/([.KA1]-[.JZ1]))^2" office:value-type="float" office:value="0.00000186180182279791" calcext:value-type="float">
            <text:p>1.86180182279791E-06</text:p>
          </table:table-cell>
          <table:table-cell table:formula="of:=0.5*[.KB12]*(([.KB5]-[.KA5])/([.KB1]-[.KA1]))^2" office:value-type="float" office:value="0.000202326252737284" calcext:value-type="float">
            <text:p>0.000202326252737</text:p>
          </table:table-cell>
          <table:table-cell table:formula="of:=0.5*[.KC12]*(([.KC5]-[.KB5])/([.KC1]-[.KB1]))^2" office:value-type="float" office:value="0.0000709784409842153" calcext:value-type="float">
            <text:p>7.09784409842153E-05</text:p>
          </table:table-cell>
          <table:table-cell table:formula="of:=0.5*[.KD12]*(([.KD5]-[.KC5])/([.KD1]-[.KC1]))^2" office:value-type="float" office:value="0.00000385684186728661" calcext:value-type="float">
            <text:p>3.85684186728661E-06</text:p>
          </table:table-cell>
          <table:table-cell table:formula="of:=0.5*[.KE12]*(([.KE5]-[.KD5])/([.KE1]-[.KD1]))^2" office:value-type="float" office:value="0.000000132740528155912" calcext:value-type="float">
            <text:p>1.32740528155912E-07</text:p>
          </table:table-cell>
          <table:table-cell table:formula="of:=0.5*[.KF12]*(([.KF5]-[.KE5])/([.KF1]-[.KE1]))^2" office:value-type="float" office:value="0.0000268428457592092" calcext:value-type="float">
            <text:p>2.68428457592092E-05</text:p>
          </table:table-cell>
          <table:table-cell table:formula="of:=0.5*[.KG12]*(([.KG5]-[.KF5])/([.KG1]-[.KF1]))^2" office:value-type="float" office:value="0.0000732720843159576" calcext:value-type="float">
            <text:p>7.32720843159576E-05</text:p>
          </table:table-cell>
          <table:table-cell table:formula="of:=0.5*[.KH12]*(([.KH5]-[.KG5])/([.KH1]-[.KG1]))^2" office:value-type="float" office:value="0.000056365714294556" calcext:value-type="float">
            <text:p>5.6365714294556E-05</text:p>
          </table:table-cell>
          <table:table-cell table:formula="of:=0.5*[.KI12]*(([.KI5]-[.KH5])/([.KI1]-[.KH1]))^2" office:value-type="float" office:value="0.0000012988937741054" calcext:value-type="float">
            <text:p>1.2988937741054E-06</text:p>
          </table:table-cell>
          <table:table-cell table:formula="of:=0.5*[.KJ12]*(([.KJ5]-[.KI5])/([.KJ1]-[.KI1]))^2" office:value-type="float" office:value="0.0000629857049475459" calcext:value-type="float">
            <text:p>6.29857049475459E-05</text:p>
          </table:table-cell>
          <table:table-cell table:formula="of:=0.5*[.KK12]*(([.KK5]-[.KJ5])/([.KK1]-[.KJ1]))^2" office:value-type="float" office:value="0.000000282892970137063" calcext:value-type="float">
            <text:p>2.82892970137063E-07</text:p>
          </table:table-cell>
          <table:table-cell table:formula="of:=0.5*[.KL12]*(([.KL5]-[.KK5])/([.KL1]-[.KK1]))^2" office:value-type="float" office:value="0.000100113881898679" calcext:value-type="float">
            <text:p>0.000100113881899</text:p>
          </table:table-cell>
          <table:table-cell table:formula="of:=0.5*[.KM12]*(([.KM5]-[.KL5])/([.KM1]-[.KL1]))^2" office:value-type="float" office:value="0.0000613967596473238" calcext:value-type="float">
            <text:p>6.13967596473238E-05</text:p>
          </table:table-cell>
          <table:table-cell table:formula="of:=0.5*[.KN12]*(([.KN5]-[.KM5])/([.KN1]-[.KM1]))^2" office:value-type="float" office:value="0.00000172211128944238" calcext:value-type="float">
            <text:p>1.72211128944238E-06</text:p>
          </table:table-cell>
          <table:table-cell table:formula="of:=0.5*[.KO12]*(([.KO5]-[.KN5])/([.KO1]-[.KN1]))^2" office:value-type="float" office:value="0.00000673565954740044" calcext:value-type="float">
            <text:p>6.73565954740044E-06</text:p>
          </table:table-cell>
          <table:table-cell table:formula="of:=0.5*[.KP12]*(([.KP5]-[.KO5])/([.KP1]-[.KO1]))^2" office:value-type="float" office:value="0.00000400862080270096" calcext:value-type="float">
            <text:p>4.00862080270096E-06</text:p>
          </table:table-cell>
          <table:table-cell table:formula="of:=0.5*[.KQ12]*(([.KQ5]-[.KP5])/([.KQ1]-[.KP1]))^2" office:value-type="float" office:value="0.00000970664087585967" calcext:value-type="float">
            <text:p>9.70664087585967E-06</text:p>
          </table:table-cell>
          <table:table-cell table:formula="of:=0.5*[.KR12]*(([.KR5]-[.KQ5])/([.KR1]-[.KQ1]))^2" office:value-type="float" office:value="0.0000451121244614862" calcext:value-type="float">
            <text:p>4.51121244614862E-05</text:p>
          </table:table-cell>
          <table:table-cell table:formula="of:=0.5*[.KS12]*(([.KS5]-[.KR5])/([.KS1]-[.KR1]))^2" office:value-type="float" office:value="0.00000447793495887018" calcext:value-type="float">
            <text:p>4.47793495887018E-06</text:p>
          </table:table-cell>
          <table:table-cell table:formula="of:=0.5*[.KT12]*(([.KT5]-[.KS5])/([.KT1]-[.KS1]))^2" office:value-type="float" office:value="0.000049058448818178" calcext:value-type="float">
            <text:p>4.9058448818178E-05</text:p>
          </table:table-cell>
          <table:table-cell table:formula="of:=0.5*[.KU12]*(([.KU5]-[.KT5])/([.KU1]-[.KT1]))^2" office:value-type="float" office:value="0.0000523134221994257" calcext:value-type="float">
            <text:p>5.23134221994257E-05</text:p>
          </table:table-cell>
          <table:table-cell table:formula="of:=0.5*[.KV12]*(([.KV5]-[.KU5])/([.KV1]-[.KU1]))^2" office:value-type="float" office:value="0.00000106376685771336" calcext:value-type="float">
            <text:p>1.06376685771336E-06</text:p>
          </table:table-cell>
          <table:table-cell table:formula="of:=0.5*[.KW12]*(([.KW5]-[.KV5])/([.KW1]-[.KV1]))^2" office:value-type="float" office:value="0.00000300993255787931" calcext:value-type="float">
            <text:p>3.00993255787931E-06</text:p>
          </table:table-cell>
          <table:table-cell table:formula="of:=0.5*[.KX12]*(([.KX5]-[.KW5])/([.KX1]-[.KW1]))^2" office:value-type="float" office:value="0.0000293185504203888" calcext:value-type="float">
            <text:p>2.93185504203888E-05</text:p>
          </table:table-cell>
          <table:table-cell table:formula="of:=0.5*[.KY12]*(([.KY5]-[.KX5])/([.KY1]-[.KX1]))^2" office:value-type="float" office:value="0.0000139031698601676" calcext:value-type="float">
            <text:p>1.39031698601676E-05</text:p>
          </table:table-cell>
          <table:table-cell table:formula="of:=0.5*[.KZ12]*(([.KZ5]-[.KY5])/([.KZ1]-[.KY1]))^2" office:value-type="float" office:value="0.00000000966768029874058" calcext:value-type="float">
            <text:p>9.66768029874058E-09</text:p>
          </table:table-cell>
          <table:table-cell table:formula="of:=0.5*[.LA12]*(([.LA5]-[.KZ5])/([.LA1]-[.KZ1]))^2" office:value-type="float" office:value="0.00000963596910933456" calcext:value-type="float">
            <text:p>9.63596910933456E-06</text:p>
          </table:table-cell>
          <table:table-cell table:formula="of:=0.5*[.LB12]*(([.LB5]-[.LA5])/([.LB1]-[.LA1]))^2" office:value-type="float" office:value="0.0000205699881497818" calcext:value-type="float">
            <text:p>2.05699881497818E-05</text:p>
          </table:table-cell>
          <table:table-cell table:formula="of:=0.5*[.LC12]*(([.LC5]-[.LB5])/([.LC1]-[.LB1]))^2" office:value-type="float" office:value="0.0000117906065005548" calcext:value-type="float">
            <text:p>1.17906065005548E-05</text:p>
          </table:table-cell>
          <table:table-cell table:formula="of:=0.5*[.LD12]*(([.LD5]-[.LC5])/([.LD1]-[.LC1]))^2" office:value-type="float" office:value="0.000017960094564007" calcext:value-type="float">
            <text:p>1.7960094564007E-05</text:p>
          </table:table-cell>
          <table:table-cell table:formula="of:=0.5*[.LE12]*(([.LE5]-[.LD5])/([.LE1]-[.LD1]))^2" office:value-type="float" office:value="0.0000119100281821658" calcext:value-type="float">
            <text:p>1.19100281821658E-05</text:p>
          </table:table-cell>
          <table:table-cell table:formula="of:=0.5*[.LF12]*(([.LF5]-[.LE5])/([.LF1]-[.LE1]))^2" office:value-type="float" office:value="0.00000613853271228532" calcext:value-type="float">
            <text:p>6.13853271228532E-06</text:p>
          </table:table-cell>
          <table:table-cell table:formula="of:=0.5*[.LG12]*(([.LG5]-[.LF5])/([.LG1]-[.LF1]))^2" office:value-type="float" office:value="0.0000213253263923894" calcext:value-type="float">
            <text:p>2.13253263923894E-05</text:p>
          </table:table-cell>
          <table:table-cell table:formula="of:=0.5*[.LH12]*(([.LH5]-[.LG5])/([.LH1]-[.LG1]))^2" office:value-type="float" office:value="0.0000254856796511049" calcext:value-type="float">
            <text:p>2.54856796511049E-05</text:p>
          </table:table-cell>
          <table:table-cell table:formula="of:=0.5*[.LI12]*(([.LI5]-[.LH5])/([.LI1]-[.LH1]))^2" office:value-type="float" office:value="0.0000355891221246228" calcext:value-type="float">
            <text:p>3.55891221246228E-05</text:p>
          </table:table-cell>
          <table:table-cell table:formula="of:=0.5*[.LJ12]*(([.LJ5]-[.LI5])/([.LJ1]-[.LI1]))^2" office:value-type="float" office:value="0.0000316791107176642" calcext:value-type="float">
            <text:p>3.16791107176642E-05</text:p>
          </table:table-cell>
          <table:table-cell table:formula="of:=0.5*[.LK12]*(([.LK5]-[.LJ5])/([.LK1]-[.LJ1]))^2" office:value-type="float" office:value="0.000121989484345923" calcext:value-type="float">
            <text:p>0.000121989484346</text:p>
          </table:table-cell>
          <table:table-cell table:formula="of:=0.5*[.LL12]*(([.LL5]-[.LK5])/([.LL1]-[.LK1]))^2" office:value-type="float" office:value="0.0000260838073853388" calcext:value-type="float">
            <text:p>2.60838073853388E-05</text:p>
          </table:table-cell>
          <table:table-cell table:formula="of:=0.5*[.LM12]*(([.LM5]-[.LL5])/([.LM1]-[.LL1]))^2" office:value-type="float" office:value="0.000000281977499668452" calcext:value-type="float">
            <text:p>2.81977499668452E-07</text:p>
          </table:table-cell>
          <table:table-cell table:formula="of:=0.5*[.LN12]*(([.LN5]-[.LM5])/([.LN1]-[.LM1]))^2" office:value-type="float" office:value="0.0000066124137599867" calcext:value-type="float">
            <text:p>6.6124137599867E-06</text:p>
          </table:table-cell>
          <table:table-cell table:formula="of:=0.5*[.LO12]*(([.LO5]-[.LN5])/([.LO1]-[.LN1]))^2" office:value-type="float" office:value="0.00000573128452547152" calcext:value-type="float">
            <text:p>5.73128452547152E-06</text:p>
          </table:table-cell>
          <table:table-cell table:formula="of:=0.5*[.LP12]*(([.LP5]-[.LO5])/([.LP1]-[.LO1]))^2" office:value-type="float" office:value="0.000051450360462069" calcext:value-type="float">
            <text:p>5.1450360462069E-05</text:p>
          </table:table-cell>
          <table:table-cell table:formula="of:=0.5*[.LQ12]*(([.LQ5]-[.LP5])/([.LQ1]-[.LP1]))^2" office:value-type="float" office:value="0.000118408311423288" calcext:value-type="float">
            <text:p>0.000118408311423</text:p>
          </table:table-cell>
          <table:table-cell table:formula="of:=0.5*[.LR12]*(([.LR5]-[.LQ5])/([.LR1]-[.LQ1]))^2" office:value-type="float" office:value="0.00000666424841596349" calcext:value-type="float">
            <text:p>6.66424841596349E-06</text:p>
          </table:table-cell>
          <table:table-cell table:formula="of:=0.5*[.LS12]*(([.LS5]-[.LR5])/([.LS1]-[.LR1]))^2" office:value-type="float" office:value="0.0000195994176286756" calcext:value-type="float">
            <text:p>1.95994176286756E-05</text:p>
          </table:table-cell>
          <table:table-cell table:formula="of:=0.5*[.LT12]*(([.LT5]-[.LS5])/([.LT1]-[.LS1]))^2" office:value-type="float" office:value="0.0000363961959463477" calcext:value-type="float">
            <text:p>3.63961959463477E-05</text:p>
          </table:table-cell>
          <table:table-cell table:formula="of:=0.5*[.LU12]*(([.LU5]-[.LT5])/([.LU1]-[.LT1]))^2" office:value-type="float" office:value="0.000000351606510209358" calcext:value-type="float">
            <text:p>3.51606510209358E-07</text:p>
          </table:table-cell>
          <table:table-cell table:formula="of:=0.5*[.LV12]*(([.LV5]-[.LU5])/([.LV1]-[.LU1]))^2" office:value-type="float" office:value="0.000005016827574167" calcext:value-type="float">
            <text:p>5.016827574167E-06</text:p>
          </table:table-cell>
          <table:table-cell table:formula="of:=0.5*[.LW12]*(([.LW5]-[.LV5])/([.LW1]-[.LV1]))^2" office:value-type="float" office:value="0.00000467199043527027" calcext:value-type="float">
            <text:p>4.67199043527027E-06</text:p>
          </table:table-cell>
          <table:table-cell table:formula="of:=0.5*[.LX12]*(([.LX5]-[.LW5])/([.LX1]-[.LW1]))^2" office:value-type="float" office:value="0.0000361434568323906" calcext:value-type="float">
            <text:p>3.61434568323906E-05</text:p>
          </table:table-cell>
          <table:table-cell table:formula="of:=0.5*[.LY12]*(([.LY5]-[.LX5])/([.LY1]-[.LX1]))^2" office:value-type="float" office:value="0.00000669384247128225" calcext:value-type="float">
            <text:p>6.69384247128225E-06</text:p>
          </table:table-cell>
          <table:table-cell table:formula="of:=0.5*[.LZ12]*(([.LZ5]-[.LY5])/([.LZ1]-[.LY1]))^2" office:value-type="float" office:value="0.000282206254443127" calcext:value-type="float">
            <text:p>0.000282206254443</text:p>
          </table:table-cell>
          <table:table-cell table:formula="of:=0.5*[.MA12]*(([.MA5]-[.LZ5])/([.MA1]-[.LZ1]))^2" office:value-type="float" office:value="0.0000095765899241817" calcext:value-type="float">
            <text:p>9.5765899241817E-06</text:p>
          </table:table-cell>
          <table:table-cell table:formula="of:=0.5*[.MB12]*(([.MB5]-[.MA5])/([.MB1]-[.MA1]))^2" office:value-type="float" office:value="0.0000902812217651366" calcext:value-type="float">
            <text:p>9.02812217651366E-05</text:p>
          </table:table-cell>
          <table:table-cell table:formula="of:=0.5*[.MC12]*(([.MC5]-[.MB5])/([.MC1]-[.MB1]))^2" office:value-type="float" office:value="0.0000552164816097763" calcext:value-type="float">
            <text:p>5.52164816097763E-05</text:p>
          </table:table-cell>
          <table:table-cell table:formula="of:=0.5*[.MD12]*(([.MD5]-[.MC5])/([.MD1]-[.MC1]))^2" office:value-type="float" office:value="0.000134768733042058" calcext:value-type="float">
            <text:p>0.000134768733042</text:p>
          </table:table-cell>
          <table:table-cell table:formula="of:=0.5*[.ME12]*(([.ME5]-[.MD5])/([.ME1]-[.MD1]))^2" office:value-type="float" office:value="0.000125685331154799" calcext:value-type="float">
            <text:p>0.000125685331155</text:p>
          </table:table-cell>
          <table:table-cell table:formula="of:=0.5*[.MF12]*(([.MF5]-[.ME5])/([.MF1]-[.ME1]))^2" office:value-type="float" office:value="0.0000490921401285925" calcext:value-type="float">
            <text:p>4.90921401285925E-05</text:p>
          </table:table-cell>
          <table:table-cell table:formula="of:=0.5*[.MG12]*(([.MG5]-[.MF5])/([.MG1]-[.MF1]))^2" office:value-type="float" office:value="0.0000211281015014293" calcext:value-type="float">
            <text:p>2.11281015014293E-05</text:p>
          </table:table-cell>
          <table:table-cell table:formula="of:=0.5*[.MH12]*(([.MH5]-[.MG5])/([.MH1]-[.MG1]))^2" office:value-type="float" office:value="0.000168627876188175" calcext:value-type="float">
            <text:p>0.000168627876188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211329200909467" calcext:value-type="float">
            <text:p>2.11329200909467E-10</text:p>
          </table:table-cell>
          <table:table-cell table:formula="of:=0.5*[.D12]*(([.D6]-[.C6])/([.D1]-[.C1]))^2" office:value-type="float" office:value="0.00000013729435451113" calcext:value-type="float">
            <text:p>1.3729435451113E-07</text:p>
          </table:table-cell>
          <table:table-cell table:formula="of:=0.5*[.E12]*(([.E6]-[.D6])/([.E1]-[.D1]))^2" office:value-type="float" office:value="0.0000000287106951672547" calcext:value-type="float">
            <text:p>2.87106951672547E-08</text:p>
          </table:table-cell>
          <table:table-cell table:formula="of:=0.5*[.F12]*(([.F6]-[.E6])/([.F1]-[.E1]))^2" office:value-type="float" office:value="0.000000225783251867092" calcext:value-type="float">
            <text:p>2.25783251867092E-07</text:p>
          </table:table-cell>
          <table:table-cell table:formula="of:=0.5*[.G12]*(([.G6]-[.F6])/([.G1]-[.F1]))^2" office:value-type="float" office:value="0.00000100230790967991" calcext:value-type="float">
            <text:p>1.00230790967991E-06</text:p>
          </table:table-cell>
          <table:table-cell table:formula="of:=0.5*[.H12]*(([.H6]-[.G6])/([.H1]-[.G1]))^2" office:value-type="float" office:value="0.0000000911398592539724" calcext:value-type="float">
            <text:p>9.11398592539724E-08</text:p>
          </table:table-cell>
          <table:table-cell table:formula="of:=0.5*[.I12]*(([.I6]-[.H6])/([.I1]-[.H1]))^2" office:value-type="float" office:value="0.0000000497084822476303" calcext:value-type="float">
            <text:p>4.97084822476303E-08</text:p>
          </table:table-cell>
          <table:table-cell table:formula="of:=0.5*[.J12]*(([.J6]-[.I6])/([.J1]-[.I1]))^2" office:value-type="float" office:value="0.00000000522206646130535" calcext:value-type="float">
            <text:p>5.22206646130535E-09</text:p>
          </table:table-cell>
          <table:table-cell table:formula="of:=0.5*[.K12]*(([.K6]-[.J6])/([.K1]-[.J1]))^2" office:value-type="float" office:value="0.000000000313078006819294" calcext:value-type="float">
            <text:p>3.13078006819294E-10</text:p>
          </table:table-cell>
          <table:table-cell table:formula="of:=0.5*[.L12]*(([.L6]-[.K6])/([.L1]-[.K1]))^2" office:value-type="float" office:value="0.000000374658406921398" calcext:value-type="float">
            <text:p>3.74658406921398E-07</text:p>
          </table:table-cell>
          <table:table-cell table:formula="of:=0.5*[.M12]*(([.M6]-[.L6])/([.M1]-[.L1]))^2" office:value-type="float" office:value="0.000000590079867084888" calcext:value-type="float">
            <text:p>5.90079867084888E-07</text:p>
          </table:table-cell>
          <table:table-cell table:formula="of:=0.5*[.N12]*(([.N6]-[.M6])/([.N1]-[.M1]))^2" office:value-type="float" office:value="0.000000126083905990886" calcext:value-type="float">
            <text:p>1.26083905990886E-07</text:p>
          </table:table-cell>
          <table:table-cell table:formula="of:=0.5*[.O12]*(([.O6]-[.N6])/([.O1]-[.N1]))^2" office:value-type="float" office:value="0.000000168237407438596" calcext:value-type="float">
            <text:p>1.68237407438596E-07</text:p>
          </table:table-cell>
          <table:table-cell table:formula="of:=0.5*[.P12]*(([.P6]-[.O6])/([.P1]-[.O1]))^2" office:value-type="float" office:value="0.000000707909884655207" calcext:value-type="float">
            <text:p>7.07909884655207E-07</text:p>
          </table:table-cell>
          <table:table-cell table:formula="of:=0.5*[.Q12]*(([.Q6]-[.P6])/([.Q1]-[.P1]))^2" office:value-type="float" office:value="0.00000465213893137656" calcext:value-type="float">
            <text:p>4.65213893137656E-06</text:p>
          </table:table-cell>
          <table:table-cell table:formula="of:=0.5*[.R12]*(([.R6]-[.Q6])/([.R1]-[.Q1]))^2" office:value-type="float" office:value="0.000000965378213084046" calcext:value-type="float">
            <text:p>9.65378213084046E-07</text:p>
          </table:table-cell>
          <table:table-cell table:formula="of:=0.5*[.S12]*(([.S6]-[.R6])/([.S1]-[.R1]))^2" office:value-type="float" office:value="0.0000000658037976277918" calcext:value-type="float">
            <text:p>6.58037976277918E-08</text:p>
          </table:table-cell>
          <table:table-cell table:formula="of:=0.5*[.T12]*(([.T6]-[.S6])/([.T1]-[.S1]))^2" office:value-type="float" office:value="0.0000000374578479375263" calcext:value-type="float">
            <text:p>3.74578479375263E-08</text:p>
          </table:table-cell>
          <table:table-cell table:formula="of:=0.5*[.U12]*(([.U6]-[.T6])/([.U1]-[.T1]))^2" office:value-type="float" office:value="0.0000000156660313174182" calcext:value-type="float">
            <text:p>1.56660313174182E-08</text:p>
          </table:table-cell>
          <table:table-cell table:formula="of:=0.5*[.V12]*(([.V6]-[.U6])/([.V1]-[.U1]))^2" office:value-type="float" office:value="0.000000235859096192802" calcext:value-type="float">
            <text:p>2.35859096192802E-07</text:p>
          </table:table-cell>
          <table:table-cell table:formula="of:=0.5*[.W12]*(([.W6]-[.V6])/([.W1]-[.V1]))^2" office:value-type="float" office:value="0.000000111894843997439" calcext:value-type="float">
            <text:p>1.11894843997439E-07</text:p>
          </table:table-cell>
          <table:table-cell table:formula="of:=0.5*[.X12]*(([.X6]-[.W6])/([.X1]-[.W1]))^2" office:value-type="float" office:value="0.000000405383385171172" calcext:value-type="float">
            <text:p>4.05383385171172E-07</text:p>
          </table:table-cell>
          <table:table-cell table:formula="of:=0.5*[.Y12]*(([.Y6]-[.X6])/([.Y1]-[.X1]))^2" office:value-type="float" office:value="0.00000172803265290209" calcext:value-type="float">
            <text:p>1.72803265290209E-06</text:p>
          </table:table-cell>
          <table:table-cell table:formula="of:=0.5*[.Z12]*(([.Z6]-[.Y6])/([.Z1]-[.Y1]))^2" office:value-type="float" office:value="0.0000000103280923184807" calcext:value-type="float">
            <text:p>1.03280923184807E-08</text:p>
          </table:table-cell>
          <table:table-cell table:formula="of:=0.5*[.AA12]*(([.AA6]-[.Z6])/([.AA1]-[.Z1]))^2" office:value-type="float" office:value="0.000000174308002015965" calcext:value-type="float">
            <text:p>1.74308002015965E-07</text:p>
          </table:table-cell>
          <table:table-cell table:formula="of:=0.5*[.AB12]*(([.AB6]-[.AA6])/([.AB1]-[.AA1]))^2" office:value-type="float" office:value="0.000000482644584490421" calcext:value-type="float">
            <text:p>4.82644584490421E-07</text:p>
          </table:table-cell>
          <table:table-cell table:formula="of:=0.5*[.AC12]*(([.AC6]-[.AB6])/([.AC1]-[.AB1]))^2" office:value-type="float" office:value="0.0000000516350658296239" calcext:value-type="float">
            <text:p>5.16350658296239E-08</text:p>
          </table:table-cell>
          <table:table-cell table:formula="of:=0.5*[.AD12]*(([.AD6]-[.AC6])/([.AD1]-[.AC1]))^2" office:value-type="float" office:value="0.00000012362133182949" calcext:value-type="float">
            <text:p>1.2362133182949E-07</text:p>
          </table:table-cell>
          <table:table-cell table:formula="of:=0.5*[.AE12]*(([.AE6]-[.AD6])/([.AE1]-[.AD1]))^2" office:value-type="float" office:value="0.0000000151084441708195" calcext:value-type="float">
            <text:p>1.51084441708195E-08</text:p>
          </table:table-cell>
          <table:table-cell table:formula="of:=0.5*[.AF12]*(([.AF6]-[.AE6])/([.AF1]-[.AE1]))^2" office:value-type="float" office:value="0.0000000179456759941403" calcext:value-type="float">
            <text:p>1.79456759941403E-08</text:p>
          </table:table-cell>
          <table:table-cell table:formula="of:=0.5*[.AG12]*(([.AG6]-[.AF6])/([.AG1]-[.AF1]))^2" office:value-type="float" office:value="0.000000000176091684177734" calcext:value-type="float">
            <text:p>1.76091684177734E-10</text:p>
          </table:table-cell>
          <table:table-cell table:formula="of:=0.5*[.AH12]*(([.AH6]-[.AG6])/([.AH1]-[.AG1]))^2" office:value-type="float" office:value="0.000000336560486234947" calcext:value-type="float">
            <text:p>3.36560486234947E-07</text:p>
          </table:table-cell>
          <table:table-cell table:formula="of:=0.5*[.AI12]*(([.AI6]-[.AH6])/([.AI1]-[.AH1]))^2" office:value-type="float" office:value="0.0000000783804296465125" calcext:value-type="float">
            <text:p>7.83804296465125E-08</text:p>
          </table:table-cell>
          <table:table-cell table:formula="of:=0.5*[.AJ12]*(([.AJ6]-[.AI6])/([.AJ1]-[.AI1]))^2" office:value-type="float" office:value="0.0000000439011783415076" calcext:value-type="float">
            <text:p>4.39011783415076E-08</text:p>
          </table:table-cell>
          <table:table-cell table:formula="of:=0.5*[.AK12]*(([.AK6]-[.AJ6])/([.AK1]-[.AJ1]))^2" office:value-type="float" office:value="0.000000109721877017255" calcext:value-type="float">
            <text:p>1.09721877017255E-07</text:p>
          </table:table-cell>
          <table:table-cell table:formula="of:=0.5*[.AL12]*(([.AL6]-[.AK6])/([.AL1]-[.AK1]))^2" office:value-type="float" office:value="0.000000186560856600539" calcext:value-type="float">
            <text:p>1.86560856600539E-07</text:p>
          </table:table-cell>
          <table:table-cell table:formula="of:=0.5*[.AM12]*(([.AM6]-[.AL6])/([.AM1]-[.AL1]))^2" office:value-type="float" office:value="0.000000320251985168515" calcext:value-type="float">
            <text:p>3.20251985168515E-07</text:p>
          </table:table-cell>
          <table:table-cell table:formula="of:=0.5*[.AN12]*(([.AN6]-[.AM6])/([.AN1]-[.AM1]))^2" office:value-type="float" office:value="0.00000000101541403859726" calcext:value-type="float">
            <text:p>1.01541403859726E-09</text:p>
          </table:table-cell>
          <table:table-cell table:formula="of:=0.5*[.AO12]*(([.AO6]-[.AN6])/([.AO1]-[.AN1]))^2" office:value-type="float" office:value="0.00000024761671599256" calcext:value-type="float">
            <text:p>2.4761671599256E-07</text:p>
          </table:table-cell>
          <table:table-cell table:formula="of:=0.5*[.AP12]*(([.AP6]-[.AO6])/([.AP1]-[.AO1]))^2" office:value-type="float" office:value="0.00000171588642156138" calcext:value-type="float">
            <text:p>1.71588642156138E-06</text:p>
          </table:table-cell>
          <table:table-cell table:formula="of:=0.5*[.AQ12]*(([.AQ6]-[.AP6])/([.AQ1]-[.AP1]))^2" office:value-type="float" office:value="0.00000344459036912649" calcext:value-type="float">
            <text:p>3.44459036912649E-06</text:p>
          </table:table-cell>
          <table:table-cell table:formula="of:=0.5*[.AR12]*(([.AR6]-[.AQ6])/([.AR1]-[.AQ1]))^2" office:value-type="float" office:value="0.00000138056736562676" calcext:value-type="float">
            <text:p>1.38056736562676E-06</text:p>
          </table:table-cell>
          <table:table-cell table:formula="of:=0.5*[.AS12]*(([.AS6]-[.AR6])/([.AS1]-[.AR1]))^2" office:value-type="float" office:value="0.000000382088374035372" calcext:value-type="float">
            <text:p>3.82088374035372E-07</text:p>
          </table:table-cell>
          <table:table-cell table:formula="of:=0.5*[.AT12]*(([.AT6]-[.AS6])/([.AT1]-[.AS1]))^2" office:value-type="float" office:value="0.00000110340954968245" calcext:value-type="float">
            <text:p>1.10340954968245E-06</text:p>
          </table:table-cell>
          <table:table-cell table:formula="of:=0.5*[.AU12]*(([.AU6]-[.AT6])/([.AU1]-[.AT1]))^2" office:value-type="float" office:value="0.000000169673355094136" calcext:value-type="float">
            <text:p>1.69673355094136E-07</text:p>
          </table:table-cell>
          <table:table-cell table:formula="of:=0.5*[.AV12]*(([.AV6]-[.AU6])/([.AV1]-[.AU1]))^2" office:value-type="float" office:value="0.00000164769467256695" calcext:value-type="float">
            <text:p>1.64769467256695E-06</text:p>
          </table:table-cell>
          <table:table-cell table:formula="of:=0.5*[.AW12]*(([.AW6]-[.AV6])/([.AW1]-[.AV1]))^2" office:value-type="float" office:value="0.00000412367306594115" calcext:value-type="float">
            <text:p>4.12367306594115E-06</text:p>
          </table:table-cell>
          <table:table-cell table:formula="of:=0.5*[.AX12]*(([.AX6]-[.AW6])/([.AX1]-[.AW1]))^2" office:value-type="float" office:value="0.0000000102438840240343" calcext:value-type="float">
            <text:p>1.02438840240343E-08</text:p>
          </table:table-cell>
          <table:table-cell table:formula="of:=0.5*[.AY12]*(([.AY6]-[.AX6])/([.AY1]-[.AX1]))^2" office:value-type="float" office:value="0.00000109318967161861" calcext:value-type="float">
            <text:p>1.09318967161861E-06</text:p>
          </table:table-cell>
          <table:table-cell table:formula="of:=0.5*[.AZ12]*(([.AZ6]-[.AY6])/([.AZ1]-[.AY1]))^2" office:value-type="float" office:value="0.000131996563485196" calcext:value-type="float">
            <text:p>0.000131996563485</text:p>
          </table:table-cell>
          <table:table-cell table:formula="of:=0.5*[.BA12]*(([.BA6]-[.AZ6])/([.BA1]-[.AZ1]))^2" office:value-type="float" office:value="0.000152660002282496" calcext:value-type="float">
            <text:p>0.000152660002282</text:p>
          </table:table-cell>
          <table:table-cell table:formula="of:=0.5*[.BB12]*(([.BB6]-[.BA6])/([.BB1]-[.BA1]))^2" office:value-type="float" office:value="0.0000153818191879245" calcext:value-type="float">
            <text:p>1.53818191879245E-05</text:p>
          </table:table-cell>
          <table:table-cell table:formula="of:=0.5*[.BC12]*(([.BC6]-[.BB6])/([.BC1]-[.BB1]))^2" office:value-type="float" office:value="0.000000671349177296435" calcext:value-type="float">
            <text:p>6.71349177296435E-07</text:p>
          </table:table-cell>
          <table:table-cell table:formula="of:=0.5*[.BD12]*(([.BD6]-[.BC6])/([.BD1]-[.BC1]))^2" office:value-type="float" office:value="0.000335958458378135" calcext:value-type="float">
            <text:p>0.000335958458378</text:p>
          </table:table-cell>
          <table:table-cell table:formula="of:=0.5*[.BE12]*(([.BE6]-[.BD6])/([.BE1]-[.BD1]))^2" office:value-type="float" office:value="0.00000280536068157423" calcext:value-type="float">
            <text:p>2.80536068157423E-06</text:p>
          </table:table-cell>
          <table:table-cell table:formula="of:=0.5*[.BF12]*(([.BF6]-[.BE6])/([.BF1]-[.BE1]))^2" office:value-type="float" office:value="0.0000285880697096868" calcext:value-type="float">
            <text:p>2.85880697096868E-05</text:p>
          </table:table-cell>
          <table:table-cell table:formula="of:=0.5*[.BG12]*(([.BG6]-[.BF6])/([.BG1]-[.BF1]))^2" office:value-type="float" office:value="0.000533423449564429" calcext:value-type="float">
            <text:p>0.000533423449564</text:p>
          </table:table-cell>
          <table:table-cell table:formula="of:=0.5*[.BH12]*(([.BH6]-[.BG6])/([.BH1]-[.BG1]))^2" office:value-type="float" office:value="0.00106823493411352" calcext:value-type="float">
            <text:p>0.001068234934114</text:p>
          </table:table-cell>
          <table:table-cell table:formula="of:=0.5*[.BI12]*(([.BI6]-[.BH6])/([.BI1]-[.BH1]))^2" office:value-type="float" office:value="0.00772163995440346" calcext:value-type="float">
            <text:p>0.007721639954403</text:p>
          </table:table-cell>
          <table:table-cell table:formula="of:=0.5*[.BJ12]*(([.BJ6]-[.BI6])/([.BJ1]-[.BI1]))^2" office:value-type="float" office:value="0.0531270490942786" calcext:value-type="float">
            <text:p>0.053127049094279</text:p>
          </table:table-cell>
          <table:table-cell table:formula="of:=0.5*[.BK12]*(([.BK6]-[.BJ6])/([.BK1]-[.BJ1]))^2" office:value-type="float" office:value="0.000781648008659888" calcext:value-type="float">
            <text:p>0.00078164800866</text:p>
          </table:table-cell>
          <table:table-cell table:formula="of:=0.5*[.BL12]*(([.BL6]-[.BK6])/([.BL1]-[.BK1]))^2" office:value-type="float" office:value="0.0504918751688828" calcext:value-type="float">
            <text:p>0.050491875168883</text:p>
          </table:table-cell>
          <table:table-cell table:formula="of:=0.5*[.BM12]*(([.BM6]-[.BL6])/([.BM1]-[.BL1]))^2" office:value-type="float" office:value="0.00023421873840323" calcext:value-type="float">
            <text:p>0.000234218738403</text:p>
          </table:table-cell>
          <table:table-cell table:formula="of:=0.5*[.BN12]*(([.BN6]-[.BM6])/([.BN1]-[.BM1]))^2" office:value-type="float" office:value="0.00000653321087671478" calcext:value-type="float">
            <text:p>6.53321087671478E-06</text:p>
          </table:table-cell>
          <table:table-cell table:formula="of:=0.5*[.BO12]*(([.BO6]-[.BN6])/([.BO1]-[.BN1]))^2" office:value-type="float" office:value="0.00428399663829193" calcext:value-type="float">
            <text:p>0.004283996638292</text:p>
          </table:table-cell>
          <table:table-cell table:formula="of:=0.5*[.BP12]*(([.BP6]-[.BO6])/([.BP1]-[.BO1]))^2" office:value-type="float" office:value="0.0169221433408157" calcext:value-type="float">
            <text:p>0.016922143340816</text:p>
          </table:table-cell>
          <table:table-cell table:formula="of:=0.5*[.BQ12]*(([.BQ6]-[.BP6])/([.BQ1]-[.BP1]))^2" office:value-type="float" office:value="0.00418797353381587" calcext:value-type="float">
            <text:p>0.004187973533816</text:p>
          </table:table-cell>
          <table:table-cell table:formula="of:=0.5*[.BR12]*(([.BR6]-[.BQ6])/([.BR1]-[.BQ1]))^2" office:value-type="float" office:value="0.00613305573430278" calcext:value-type="float">
            <text:p>0.006133055734303</text:p>
          </table:table-cell>
          <table:table-cell table:formula="of:=0.5*[.BS12]*(([.BS6]-[.BR6])/([.BS1]-[.BR1]))^2" office:value-type="float" office:value="0.00155804987556972" calcext:value-type="float">
            <text:p>0.00155804987557</text:p>
          </table:table-cell>
          <table:table-cell table:formula="of:=0.5*[.BT12]*(([.BT6]-[.BS6])/([.BT1]-[.BS1]))^2" office:value-type="float" office:value="0.000283304283055534" calcext:value-type="float">
            <text:p>0.000283304283056</text:p>
          </table:table-cell>
          <table:table-cell table:formula="of:=0.5*[.BU12]*(([.BU6]-[.BT6])/([.BU1]-[.BT1]))^2" office:value-type="float" office:value="0.00269631880110812" calcext:value-type="float">
            <text:p>0.002696318801108</text:p>
          </table:table-cell>
          <table:table-cell table:formula="of:=0.5*[.BV12]*(([.BV6]-[.BU6])/([.BV1]-[.BU1]))^2" office:value-type="float" office:value="0.0023324268432069" calcext:value-type="float">
            <text:p>0.002332426843207</text:p>
          </table:table-cell>
          <table:table-cell table:formula="of:=0.5*[.BW12]*(([.BW6]-[.BV6])/([.BW1]-[.BV1]))^2" office:value-type="float" office:value="0.00367037307601811" calcext:value-type="float">
            <text:p>0.003670373076018</text:p>
          </table:table-cell>
          <table:table-cell table:formula="of:=0.5*[.BX12]*(([.BX6]-[.BW6])/([.BX1]-[.BW1]))^2" office:value-type="float" office:value="0.00490561958495043" calcext:value-type="float">
            <text:p>0.00490561958495</text:p>
          </table:table-cell>
          <table:table-cell table:formula="of:=0.5*[.BY12]*(([.BY6]-[.BX6])/([.BY1]-[.BX1]))^2" office:value-type="float" office:value="0.00336204058964405" calcext:value-type="float">
            <text:p>0.003362040589644</text:p>
          </table:table-cell>
          <table:table-cell table:formula="of:=0.5*[.BZ12]*(([.BZ6]-[.BY6])/([.BZ1]-[.BY1]))^2" office:value-type="float" office:value="0.00145888933552373" calcext:value-type="float">
            <text:p>0.001458889335524</text:p>
          </table:table-cell>
          <table:table-cell table:formula="of:=0.5*[.CA12]*(([.CA6]-[.BZ6])/([.CA1]-[.BZ1]))^2" office:value-type="float" office:value="0.000077591188950385" calcext:value-type="float">
            <text:p>7.7591188950385E-05</text:p>
          </table:table-cell>
          <table:table-cell table:formula="of:=0.5*[.CB12]*(([.CB6]-[.CA6])/([.CB1]-[.CA1]))^2" office:value-type="float" office:value="0.117704454770813" calcext:value-type="float">
            <text:p>0.117704454770813</text:p>
          </table:table-cell>
          <table:table-cell table:formula="of:=0.5*[.CC12]*(([.CC6]-[.CB6])/([.CC1]-[.CB1]))^2" office:value-type="float" office:value="0.0259736163583952" calcext:value-type="float">
            <text:p>0.025973616358395</text:p>
          </table:table-cell>
          <table:table-cell table:formula="of:=0.5*[.CD12]*(([.CD6]-[.CC6])/([.CD1]-[.CC1]))^2" office:value-type="float" office:value="0.00654472920918328" calcext:value-type="float">
            <text:p>0.006544729209183</text:p>
          </table:table-cell>
          <table:table-cell table:formula="of:=0.5*[.CE12]*(([.CE6]-[.CD6])/([.CE1]-[.CD1]))^2" office:value-type="float" office:value="0.00112944260372723" calcext:value-type="float">
            <text:p>0.001129442603727</text:p>
          </table:table-cell>
          <table:table-cell table:formula="of:=0.5*[.CF12]*(([.CF6]-[.CE6])/([.CF1]-[.CE1]))^2" office:value-type="float" office:value="0.121508939385232" calcext:value-type="float">
            <text:p>0.121508939385232</text:p>
          </table:table-cell>
          <table:table-cell table:formula="of:=0.5*[.CG12]*(([.CG6]-[.CF6])/([.CG1]-[.CF1]))^2" office:value-type="float" office:value="0.0430032209553757" calcext:value-type="float">
            <text:p>0.043003220955376</text:p>
          </table:table-cell>
          <table:table-cell table:formula="of:=0.5*[.CH12]*(([.CH6]-[.CG6])/([.CH1]-[.CG1]))^2" office:value-type="float" office:value="0.0116071813017206" calcext:value-type="float">
            <text:p>0.011607181301721</text:p>
          </table:table-cell>
          <table:table-cell table:formula="of:=0.5*[.CI12]*(([.CI6]-[.CH6])/([.CI1]-[.CH1]))^2" office:value-type="float" office:value="0.0000555739103402365" calcext:value-type="float">
            <text:p>5.55739103402365E-05</text:p>
          </table:table-cell>
          <table:table-cell table:formula="of:=0.5*[.CJ12]*(([.CJ6]-[.CI6])/([.CJ1]-[.CI1]))^2" office:value-type="float" office:value="0.00318257352626669" calcext:value-type="float">
            <text:p>0.003182573526267</text:p>
          </table:table-cell>
          <table:table-cell table:formula="of:=0.5*[.CK12]*(([.CK6]-[.CJ6])/([.CK1]-[.CJ1]))^2" office:value-type="float" office:value="0.0001149279141306" calcext:value-type="float">
            <text:p>0.000114927914131</text:p>
          </table:table-cell>
          <table:table-cell table:formula="of:=0.5*[.CL12]*(([.CL6]-[.CK6])/([.CL1]-[.CK1]))^2" office:value-type="float" office:value="0.00000847869346373719" calcext:value-type="float">
            <text:p>8.47869346373719E-06</text:p>
          </table:table-cell>
          <table:table-cell table:formula="of:=0.5*[.CM12]*(([.CM6]-[.CL6])/([.CM1]-[.CL1]))^2" office:value-type="float" office:value="0.000671055230070334" calcext:value-type="float">
            <text:p>0.00067105523007</text:p>
          </table:table-cell>
          <table:table-cell table:formula="of:=0.5*[.CN12]*(([.CN6]-[.CM6])/([.CN1]-[.CM1]))^2" office:value-type="float" office:value="0.0123594156490561" calcext:value-type="float">
            <text:p>0.012359415649056</text:p>
          </table:table-cell>
          <table:table-cell table:formula="of:=0.5*[.CO12]*(([.CO6]-[.CN6])/([.CO1]-[.CN1]))^2" office:value-type="float" office:value="0.00838532686392834" calcext:value-type="float">
            <text:p>0.008385326863928</text:p>
          </table:table-cell>
          <table:table-cell table:formula="of:=0.5*[.CP12]*(([.CP6]-[.CO6])/([.CP1]-[.CO1]))^2" office:value-type="float" office:value="0.0298922834846732" calcext:value-type="float">
            <text:p>0.029892283484673</text:p>
          </table:table-cell>
          <table:table-cell table:formula="of:=0.5*[.CQ12]*(([.CQ6]-[.CP6])/([.CQ1]-[.CP1]))^2" office:value-type="float" office:value="0.027720519588522" calcext:value-type="float">
            <text:p>0.027720519588522</text:p>
          </table:table-cell>
          <table:table-cell table:formula="of:=0.5*[.CR12]*(([.CR6]-[.CQ6])/([.CR1]-[.CQ1]))^2" office:value-type="float" office:value="0.00229983360207479" calcext:value-type="float">
            <text:p>0.002299833602075</text:p>
          </table:table-cell>
          <table:table-cell table:formula="of:=0.5*[.CS12]*(([.CS6]-[.CR6])/([.CS1]-[.CR1]))^2" office:value-type="float" office:value="0.00117351389144954" calcext:value-type="float">
            <text:p>0.00117351389145</text:p>
          </table:table-cell>
          <table:table-cell table:formula="of:=0.5*[.CT12]*(([.CT6]-[.CS6])/([.CT1]-[.CS1]))^2" office:value-type="float" office:value="0.0120446265619048" calcext:value-type="float">
            <text:p>0.012044626561905</text:p>
          </table:table-cell>
          <table:table-cell table:formula="of:=0.5*[.CU12]*(([.CU6]-[.CT6])/([.CU1]-[.CT1]))^2" office:value-type="float" office:value="0.00262258258153179" calcext:value-type="float">
            <text:p>0.002622582581532</text:p>
          </table:table-cell>
          <table:table-cell table:formula="of:=0.5*[.CV12]*(([.CV6]-[.CU6])/([.CV1]-[.CU1]))^2" office:value-type="float" office:value="0.00710950527990669" calcext:value-type="float">
            <text:p>0.007109505279907</text:p>
          </table:table-cell>
          <table:table-cell table:formula="of:=0.5*[.CW12]*(([.CW6]-[.CV6])/([.CW1]-[.CV1]))^2" office:value-type="float" office:value="0.0000582060521750123" calcext:value-type="float">
            <text:p>5.82060521750123E-05</text:p>
          </table:table-cell>
          <table:table-cell table:formula="of:=0.5*[.CX12]*(([.CX6]-[.CW6])/([.CX1]-[.CW1]))^2" office:value-type="float" office:value="0.00437989426401242" calcext:value-type="float">
            <text:p>0.004379894264012</text:p>
          </table:table-cell>
          <table:table-cell table:formula="of:=0.5*[.CY12]*(([.CY6]-[.CX6])/([.CY1]-[.CX1]))^2" office:value-type="float" office:value="0.00573699397202509" calcext:value-type="float">
            <text:p>0.005736993972025</text:p>
          </table:table-cell>
          <table:table-cell table:formula="of:=0.5*[.CZ12]*(([.CZ6]-[.CY6])/([.CZ1]-[.CY1]))^2" office:value-type="float" office:value="0.00253121624336752" calcext:value-type="float">
            <text:p>0.002531216243368</text:p>
          </table:table-cell>
          <table:table-cell table:formula="of:=0.5*[.DA12]*(([.DA6]-[.CZ6])/([.DA1]-[.CZ1]))^2" office:value-type="float" office:value="0.00142711232415665" calcext:value-type="float">
            <text:p>0.001427112324157</text:p>
          </table:table-cell>
          <table:table-cell table:formula="of:=0.5*[.DB12]*(([.DB6]-[.DA6])/([.DB1]-[.DA1]))^2" office:value-type="float" office:value="0.000793718150127824" calcext:value-type="float">
            <text:p>0.000793718150128</text:p>
          </table:table-cell>
          <table:table-cell table:formula="of:=0.5*[.DC12]*(([.DC6]-[.DB6])/([.DC1]-[.DB1]))^2" office:value-type="float" office:value="0.0527108472065217" calcext:value-type="float">
            <text:p>0.052710847206522</text:p>
          </table:table-cell>
          <table:table-cell table:formula="of:=0.5*[.DD12]*(([.DD6]-[.DC6])/([.DD1]-[.DC1]))^2" office:value-type="float" office:value="0.0000193892469781174" calcext:value-type="float">
            <text:p>1.93892469781174E-05</text:p>
          </table:table-cell>
          <table:table-cell table:formula="of:=0.5*[.DE12]*(([.DE6]-[.DD6])/([.DE1]-[.DD1]))^2" office:value-type="float" office:value="0.0808060112574978" calcext:value-type="float">
            <text:p>0.080806011257498</text:p>
          </table:table-cell>
          <table:table-cell table:formula="of:=0.5*[.DF12]*(([.DF6]-[.DE6])/([.DF1]-[.DE1]))^2" office:value-type="float" office:value="0.00198041462526122" calcext:value-type="float">
            <text:p>0.001980414625261</text:p>
          </table:table-cell>
          <table:table-cell table:formula="of:=0.5*[.DG12]*(([.DG6]-[.DF6])/([.DG1]-[.DF1]))^2" office:value-type="float" office:value="0.0366156771792277" calcext:value-type="float">
            <text:p>0.036615677179228</text:p>
          </table:table-cell>
          <table:table-cell table:formula="of:=0.5*[.DH12]*(([.DH6]-[.DG6])/([.DH1]-[.DG1]))^2" office:value-type="float" office:value="0.00210051487710743" calcext:value-type="float">
            <text:p>0.002100514877107</text:p>
          </table:table-cell>
          <table:table-cell table:formula="of:=0.5*[.DI12]*(([.DI6]-[.DH6])/([.DI1]-[.DH1]))^2" office:value-type="float" office:value="0.000031636406018225" calcext:value-type="float">
            <text:p>3.1636406018225E-05</text:p>
          </table:table-cell>
          <table:table-cell table:formula="of:=0.5*[.DJ12]*(([.DJ6]-[.DI6])/([.DJ1]-[.DI1]))^2" office:value-type="float" office:value="0.00135484982406887" calcext:value-type="float">
            <text:p>0.001354849824069</text:p>
          </table:table-cell>
          <table:table-cell table:formula="of:=0.5*[.DK12]*(([.DK6]-[.DJ6])/([.DK1]-[.DJ1]))^2" office:value-type="float" office:value="0.000868538329955747" calcext:value-type="float">
            <text:p>0.000868538329956</text:p>
          </table:table-cell>
          <table:table-cell table:formula="of:=0.5*[.DL12]*(([.DL6]-[.DK6])/([.DL1]-[.DK1]))^2" office:value-type="float" office:value="0.000505416232117327" calcext:value-type="float">
            <text:p>0.000505416232117</text:p>
          </table:table-cell>
          <table:table-cell table:formula="of:=0.5*[.DM12]*(([.DM6]-[.DL6])/([.DM1]-[.DL1]))^2" office:value-type="float" office:value="0.00168075291098096" calcext:value-type="float">
            <text:p>0.001680752910981</text:p>
          </table:table-cell>
          <table:table-cell table:formula="of:=0.5*[.DN12]*(([.DN6]-[.DM6])/([.DN1]-[.DM1]))^2" office:value-type="float" office:value="0.0137125023887007" calcext:value-type="float">
            <text:p>0.013712502388701</text:p>
          </table:table-cell>
          <table:table-cell table:formula="of:=0.5*[.DO12]*(([.DO6]-[.DN6])/([.DO1]-[.DN1]))^2" office:value-type="float" office:value="0.0765132612751183" calcext:value-type="float">
            <text:p>0.076513261275118</text:p>
          </table:table-cell>
          <table:table-cell table:formula="of:=0.5*[.DP12]*(([.DP6]-[.DO6])/([.DP1]-[.DO1]))^2" office:value-type="float" office:value="0.000000831179537995701" calcext:value-type="float">
            <text:p>8.31179537995701E-07</text:p>
          </table:table-cell>
          <table:table-cell table:formula="of:=0.5*[.DQ12]*(([.DQ6]-[.DP6])/([.DQ1]-[.DP1]))^2" office:value-type="float" office:value="0.035246210868208" calcext:value-type="float">
            <text:p>0.035246210868208</text:p>
          </table:table-cell>
          <table:table-cell table:formula="of:=0.5*[.DR12]*(([.DR6]-[.DQ6])/([.DR1]-[.DQ1]))^2" office:value-type="float" office:value="0.0219977187839163" calcext:value-type="float">
            <text:p>0.021997718783916</text:p>
          </table:table-cell>
          <table:table-cell table:formula="of:=0.5*[.DS12]*(([.DS6]-[.DR6])/([.DS1]-[.DR1]))^2" office:value-type="float" office:value="0.000333144938996949" calcext:value-type="float">
            <text:p>0.000333144938997</text:p>
          </table:table-cell>
          <table:table-cell table:formula="of:=0.5*[.DT12]*(([.DT6]-[.DS6])/([.DT1]-[.DS1]))^2" office:value-type="float" office:value="0.0105272971181132" calcext:value-type="float">
            <text:p>0.010527297118113</text:p>
          </table:table-cell>
          <table:table-cell table:formula="of:=0.5*[.DU12]*(([.DU6]-[.DT6])/([.DU1]-[.DT1]))^2" office:value-type="float" office:value="0.00660950622609162" calcext:value-type="float">
            <text:p>0.006609506226092</text:p>
          </table:table-cell>
          <table:table-cell table:formula="of:=0.5*[.DV12]*(([.DV6]-[.DU6])/([.DV1]-[.DU1]))^2" office:value-type="float" office:value="0.00674045669492122" calcext:value-type="float">
            <text:p>0.006740456694921</text:p>
          </table:table-cell>
          <table:table-cell table:formula="of:=0.5*[.DW12]*(([.DW6]-[.DV6])/([.DW1]-[.DV1]))^2" office:value-type="float" office:value="0.0791546413515802" calcext:value-type="float">
            <text:p>0.07915464135158</text:p>
          </table:table-cell>
          <table:table-cell table:formula="of:=0.5*[.DX12]*(([.DX6]-[.DW6])/([.DX1]-[.DW1]))^2" office:value-type="float" office:value="0.0326071430807182" calcext:value-type="float">
            <text:p>0.032607143080718</text:p>
          </table:table-cell>
          <table:table-cell table:formula="of:=0.5*[.DY12]*(([.DY6]-[.DX6])/([.DY1]-[.DX1]))^2" office:value-type="float" office:value="0.0014908102104849" calcext:value-type="float">
            <text:p>0.001490810210485</text:p>
          </table:table-cell>
          <table:table-cell table:formula="of:=0.5*[.DZ12]*(([.DZ6]-[.DY6])/([.DZ1]-[.DY1]))^2" office:value-type="float" office:value="0.00178827710336318" calcext:value-type="float">
            <text:p>0.001788277103363</text:p>
          </table:table-cell>
          <table:table-cell table:formula="of:=0.5*[.EA12]*(([.EA6]-[.DZ6])/([.EA1]-[.DZ1]))^2" office:value-type="float" office:value="0.00574744239412599" calcext:value-type="float">
            <text:p>0.005747442394126</text:p>
          </table:table-cell>
          <table:table-cell table:formula="of:=0.5*[.EB12]*(([.EB6]-[.EA6])/([.EB1]-[.EA1]))^2" office:value-type="float" office:value="0.00753443055015904" calcext:value-type="float">
            <text:p>0.007534430550159</text:p>
          </table:table-cell>
          <table:table-cell table:formula="of:=0.5*[.EC12]*(([.EC6]-[.EB6])/([.EC1]-[.EB1]))^2" office:value-type="float" office:value="0.0043436297789821" calcext:value-type="float">
            <text:p>0.004343629778982</text:p>
          </table:table-cell>
          <table:table-cell table:formula="of:=0.5*[.ED12]*(([.ED6]-[.EC6])/([.ED1]-[.EC1]))^2" office:value-type="float" office:value="0.000963055463753421" calcext:value-type="float">
            <text:p>0.000963055463753</text:p>
          </table:table-cell>
          <table:table-cell table:formula="of:=0.5*[.EE12]*(([.EE6]-[.ED6])/([.EE1]-[.ED1]))^2" office:value-type="float" office:value="0.0000889609422481438" calcext:value-type="float">
            <text:p>8.89609422481438E-05</text:p>
          </table:table-cell>
          <table:table-cell table:formula="of:=0.5*[.EF12]*(([.EF6]-[.EE6])/([.EF1]-[.EE1]))^2" office:value-type="float" office:value="0.0931393142292323" calcext:value-type="float">
            <text:p>0.093139314229232</text:p>
          </table:table-cell>
          <table:table-cell table:formula="of:=0.5*[.EG12]*(([.EG6]-[.EF6])/([.EG1]-[.EF1]))^2" office:value-type="float" office:value="0.0303324035532645" calcext:value-type="float">
            <text:p>0.030332403553265</text:p>
          </table:table-cell>
          <table:table-cell table:formula="of:=0.5*[.EH12]*(([.EH6]-[.EG6])/([.EH1]-[.EG1]))^2" office:value-type="float" office:value="0.0129219551701004" calcext:value-type="float">
            <text:p>0.012921955170101</text:p>
          </table:table-cell>
          <table:table-cell table:formula="of:=0.5*[.EI12]*(([.EI6]-[.EH6])/([.EI1]-[.EH1]))^2" office:value-type="float" office:value="0.000185320285777729" calcext:value-type="float">
            <text:p>0.000185320285778</text:p>
          </table:table-cell>
          <table:table-cell table:formula="of:=0.5*[.EJ12]*(([.EJ6]-[.EI6])/([.EJ1]-[.EI1]))^2" office:value-type="float" office:value="0.03048420310656" calcext:value-type="float">
            <text:p>0.03048420310656</text:p>
          </table:table-cell>
          <table:table-cell table:formula="of:=0.5*[.EK12]*(([.EK6]-[.EJ6])/([.EK1]-[.EJ1]))^2" office:value-type="float" office:value="0.046414314836234" calcext:value-type="float">
            <text:p>0.046414314836234</text:p>
          </table:table-cell>
          <table:table-cell table:formula="of:=0.5*[.EL12]*(([.EL6]-[.EK6])/([.EL1]-[.EK1]))^2" office:value-type="float" office:value="0.0914125982400865" calcext:value-type="float">
            <text:p>0.091412598240087</text:p>
          </table:table-cell>
          <table:table-cell table:formula="of:=0.5*[.EM12]*(([.EM6]-[.EL6])/([.EM1]-[.EL1]))^2" office:value-type="float" office:value="0.0153573833016851" calcext:value-type="float">
            <text:p>0.015357383301685</text:p>
          </table:table-cell>
          <table:table-cell table:formula="of:=0.5*[.EN12]*(([.EN6]-[.EM6])/([.EN1]-[.EM1]))^2" office:value-type="float" office:value="0.00902039525784899" calcext:value-type="float">
            <text:p>0.009020395257849</text:p>
          </table:table-cell>
          <table:table-cell table:formula="of:=0.5*[.EO12]*(([.EO6]-[.EN6])/([.EO1]-[.EN1]))^2" office:value-type="float" office:value="0.0140208194678949" calcext:value-type="float">
            <text:p>0.014020819467895</text:p>
          </table:table-cell>
          <table:table-cell table:formula="of:=0.5*[.EP12]*(([.EP6]-[.EO6])/([.EP1]-[.EO1]))^2" office:value-type="float" office:value="0.0550513008483577" calcext:value-type="float">
            <text:p>0.055051300848358</text:p>
          </table:table-cell>
          <table:table-cell table:formula="of:=0.5*[.EQ12]*(([.EQ6]-[.EP6])/([.EQ1]-[.EP1]))^2" office:value-type="float" office:value="0.01006126034033" calcext:value-type="float">
            <text:p>0.01006126034033</text:p>
          </table:table-cell>
          <table:table-cell table:formula="of:=0.5*[.ER12]*(([.ER6]-[.EQ6])/([.ER1]-[.EQ1]))^2" office:value-type="float" office:value="0.00000312819249126651" calcext:value-type="float">
            <text:p>3.12819249126651E-06</text:p>
          </table:table-cell>
          <table:table-cell table:formula="of:=0.5*[.ES12]*(([.ES6]-[.ER6])/([.ES1]-[.ER1]))^2" office:value-type="float" office:value="0.000108395798128986" calcext:value-type="float">
            <text:p>0.000108395798129</text:p>
          </table:table-cell>
          <table:table-cell table:formula="of:=0.5*[.ET12]*(([.ET6]-[.ES6])/([.ET1]-[.ES1]))^2" office:value-type="float" office:value="0.000348612635870789" calcext:value-type="float">
            <text:p>0.000348612635871</text:p>
          </table:table-cell>
          <table:table-cell table:formula="of:=0.5*[.EU12]*(([.EU6]-[.ET6])/([.EU1]-[.ET1]))^2" office:value-type="float" office:value="0.000640862560411249" calcext:value-type="float">
            <text:p>0.000640862560411</text:p>
          </table:table-cell>
          <table:table-cell table:formula="of:=0.5*[.EV12]*(([.EV6]-[.EU6])/([.EV1]-[.EU1]))^2" office:value-type="float" office:value="0.000189083784907563" calcext:value-type="float">
            <text:p>0.000189083784908</text:p>
          </table:table-cell>
          <table:table-cell table:formula="of:=0.5*[.EW12]*(([.EW6]-[.EV6])/([.EW1]-[.EV1]))^2" office:value-type="float" office:value="0.000568304904727819" calcext:value-type="float">
            <text:p>0.000568304904728</text:p>
          </table:table-cell>
          <table:table-cell table:formula="of:=0.5*[.EX12]*(([.EX6]-[.EW6])/([.EX1]-[.EW1]))^2" office:value-type="float" office:value="0.00268353415016364" calcext:value-type="float">
            <text:p>0.002683534150164</text:p>
          </table:table-cell>
          <table:table-cell table:formula="of:=0.5*[.EY12]*(([.EY6]-[.EX6])/([.EY1]-[.EX1]))^2" office:value-type="float" office:value="0.000737826136930031" calcext:value-type="float">
            <text:p>0.00073782613693</text:p>
          </table:table-cell>
          <table:table-cell table:formula="of:=0.5*[.EZ12]*(([.EZ6]-[.EY6])/([.EZ1]-[.EY1]))^2" office:value-type="float" office:value="0.0341650107356244" calcext:value-type="float">
            <text:p>0.034165010735625</text:p>
          </table:table-cell>
          <table:table-cell table:formula="of:=0.5*[.FA12]*(([.FA6]-[.EZ6])/([.FA1]-[.EZ1]))^2" office:value-type="float" office:value="0.066395581538988" calcext:value-type="float">
            <text:p>0.066395581538988</text:p>
          </table:table-cell>
          <table:table-cell table:formula="of:=0.5*[.FB12]*(([.FB6]-[.FA6])/([.FB1]-[.FA1]))^2" office:value-type="float" office:value="0.00158725151139046" calcext:value-type="float">
            <text:p>0.00158725151139</text:p>
          </table:table-cell>
          <table:table-cell table:formula="of:=0.5*[.FC12]*(([.FC6]-[.FB6])/([.FC1]-[.FB1]))^2" office:value-type="float" office:value="0.0351460687550671" calcext:value-type="float">
            <text:p>0.035146068755067</text:p>
          </table:table-cell>
          <table:table-cell table:formula="of:=0.5*[.FD12]*(([.FD6]-[.FC6])/([.FD1]-[.FC1]))^2" office:value-type="float" office:value="0.0032401785745001" calcext:value-type="float">
            <text:p>0.0032401785745</text:p>
          </table:table-cell>
          <table:table-cell table:formula="of:=0.5*[.FE12]*(([.FE6]-[.FD6])/([.FE1]-[.FD1]))^2" office:value-type="float" office:value="0.0026222097498433" calcext:value-type="float">
            <text:p>0.002622209749843</text:p>
          </table:table-cell>
          <table:table-cell table:formula="of:=0.5*[.FF12]*(([.FF6]-[.FE6])/([.FF1]-[.FE1]))^2" office:value-type="float" office:value="0.00134924336031624" calcext:value-type="float">
            <text:p>0.001349243360316</text:p>
          </table:table-cell>
          <table:table-cell table:formula="of:=0.5*[.FG12]*(([.FG6]-[.FF6])/([.FG1]-[.FF1]))^2" office:value-type="float" office:value="0.0000946858234562" calcext:value-type="float">
            <text:p>9.46858234562E-05</text:p>
          </table:table-cell>
          <table:table-cell table:formula="of:=0.5*[.FH12]*(([.FH6]-[.FG6])/([.FH1]-[.FG1]))^2" office:value-type="float" office:value="0.0275841145368149" calcext:value-type="float">
            <text:p>0.027584114536815</text:p>
          </table:table-cell>
          <table:table-cell table:formula="of:=0.5*[.FI12]*(([.FI6]-[.FH6])/([.FI1]-[.FH1]))^2" office:value-type="float" office:value="0.00202709189814708" calcext:value-type="float">
            <text:p>0.002027091898147</text:p>
          </table:table-cell>
          <table:table-cell table:formula="of:=0.5*[.FJ12]*(([.FJ6]-[.FI6])/([.FJ1]-[.FI1]))^2" office:value-type="float" office:value="0.00130236267664172" calcext:value-type="float">
            <text:p>0.001302362676642</text:p>
          </table:table-cell>
          <table:table-cell table:formula="of:=0.5*[.FK12]*(([.FK6]-[.FJ6])/([.FK1]-[.FJ1]))^2" office:value-type="float" office:value="0.00438466009479379" calcext:value-type="float">
            <text:p>0.004384660094794</text:p>
          </table:table-cell>
          <table:table-cell table:formula="of:=0.5*[.FL12]*(([.FL6]-[.FK6])/([.FL1]-[.FK1]))^2" office:value-type="float" office:value="0.00576322113105652" calcext:value-type="float">
            <text:p>0.005763221131057</text:p>
          </table:table-cell>
          <table:table-cell table:formula="of:=0.5*[.FM12]*(([.FM6]-[.FL6])/([.FM1]-[.FL1]))^2" office:value-type="float" office:value="0.00189599066077305" calcext:value-type="float">
            <text:p>0.001895990660773</text:p>
          </table:table-cell>
          <table:table-cell table:formula="of:=0.5*[.FN12]*(([.FN6]-[.FM6])/([.FN1]-[.FM1]))^2" office:value-type="float" office:value="0.00222239831572266" calcext:value-type="float">
            <text:p>0.002222398315723</text:p>
          </table:table-cell>
          <table:table-cell table:formula="of:=0.5*[.FO12]*(([.FO6]-[.FN6])/([.FO1]-[.FN1]))^2" office:value-type="float" office:value="0.000347952541808032" calcext:value-type="float">
            <text:p>0.000347952541808</text:p>
          </table:table-cell>
          <table:table-cell table:formula="of:=0.5*[.FP12]*(([.FP6]-[.FO6])/([.FP1]-[.FO1]))^2" office:value-type="float" office:value="0.0573091992602225" calcext:value-type="float">
            <text:p>0.057309199260223</text:p>
          </table:table-cell>
          <table:table-cell table:formula="of:=0.5*[.FQ12]*(([.FQ6]-[.FP6])/([.FQ1]-[.FP1]))^2" office:value-type="float" office:value="0.0162561450083667" calcext:value-type="float">
            <text:p>0.016256145008367</text:p>
          </table:table-cell>
          <table:table-cell table:formula="of:=0.5*[.FR12]*(([.FR6]-[.FQ6])/([.FR1]-[.FQ1]))^2" office:value-type="float" office:value="0.00950966975338127" calcext:value-type="float">
            <text:p>0.009509669753381</text:p>
          </table:table-cell>
          <table:table-cell table:formula="of:=0.5*[.FS12]*(([.FS6]-[.FR6])/([.FS1]-[.FR1]))^2" office:value-type="float" office:value="0.00216560940996527" calcext:value-type="float">
            <text:p>0.002165609409965</text:p>
          </table:table-cell>
          <table:table-cell table:formula="of:=0.5*[.FT12]*(([.FT6]-[.FS6])/([.FT1]-[.FS1]))^2" office:value-type="float" office:value="0.00106729353414668" calcext:value-type="float">
            <text:p>0.001067293534147</text:p>
          </table:table-cell>
          <table:table-cell table:formula="of:=0.5*[.FU12]*(([.FU6]-[.FT6])/([.FU1]-[.FT1]))^2" office:value-type="float" office:value="0.0563686069960555" calcext:value-type="float">
            <text:p>0.056368606996056</text:p>
          </table:table-cell>
          <table:table-cell table:formula="of:=0.5*[.FV12]*(([.FV6]-[.FU6])/([.FV1]-[.FU1]))^2" office:value-type="float" office:value="0.0239436257709639" calcext:value-type="float">
            <text:p>0.023943625770964</text:p>
          </table:table-cell>
          <table:table-cell table:formula="of:=0.5*[.FW12]*(([.FW6]-[.FV6])/([.FW1]-[.FV1]))^2" office:value-type="float" office:value="0.000000422647655925684" calcext:value-type="float">
            <text:p>4.22647655925684E-07</text:p>
          </table:table-cell>
          <table:table-cell table:formula="of:=0.5*[.FX12]*(([.FX6]-[.FW6])/([.FX1]-[.FW1]))^2" office:value-type="float" office:value="0.0317977432628322" calcext:value-type="float">
            <text:p>0.031797743262832</text:p>
          </table:table-cell>
          <table:table-cell table:formula="of:=0.5*[.FY12]*(([.FY6]-[.FX6])/([.FY1]-[.FX1]))^2" office:value-type="float" office:value="0.0310212312069954" calcext:value-type="float">
            <text:p>0.031021231206995</text:p>
          </table:table-cell>
          <table:table-cell table:formula="of:=0.5*[.FZ12]*(([.FZ6]-[.FY6])/([.FZ1]-[.FY1]))^2" office:value-type="float" office:value="0.0000702669529115379" calcext:value-type="float">
            <text:p>7.02669529115379E-05</text:p>
          </table:table-cell>
          <table:table-cell table:formula="of:=0.5*[.GA12]*(([.GA6]-[.FZ6])/([.GA1]-[.FZ1]))^2" office:value-type="float" office:value="0.000287889430509595" calcext:value-type="float">
            <text:p>0.00028788943051</text:p>
          </table:table-cell>
          <table:table-cell table:formula="of:=0.5*[.GB12]*(([.GB6]-[.GA6])/([.GB1]-[.GA1]))^2" office:value-type="float" office:value="0.00145416840166891" calcext:value-type="float">
            <text:p>0.001454168401669</text:p>
          </table:table-cell>
          <table:table-cell table:formula="of:=0.5*[.GC12]*(([.GC6]-[.GB6])/([.GC1]-[.GB1]))^2" office:value-type="float" office:value="0.000480238697855968" calcext:value-type="float">
            <text:p>0.000480238697856</text:p>
          </table:table-cell>
          <table:table-cell table:formula="of:=0.5*[.GD12]*(([.GD6]-[.GC6])/([.GD1]-[.GC1]))^2" office:value-type="float" office:value="0.000549957704937524" calcext:value-type="float">
            <text:p>0.000549957704938</text:p>
          </table:table-cell>
          <table:table-cell table:formula="of:=0.5*[.GE12]*(([.GE6]-[.GD6])/([.GE1]-[.GD1]))^2" office:value-type="float" office:value="0.00228276678839029" calcext:value-type="float">
            <text:p>0.00228276678839</text:p>
          </table:table-cell>
          <table:table-cell table:formula="of:=0.5*[.GF12]*(([.GF6]-[.GE6])/([.GF1]-[.GE1]))^2" office:value-type="float" office:value="0.00313453279902777" calcext:value-type="float">
            <text:p>0.003134532799028</text:p>
          </table:table-cell>
          <table:table-cell table:formula="of:=0.5*[.GG12]*(([.GG6]-[.GF6])/([.GG1]-[.GF1]))^2" office:value-type="float" office:value="0.0156330903967452" calcext:value-type="float">
            <text:p>0.015633090396745</text:p>
          </table:table-cell>
          <table:table-cell table:formula="of:=0.5*[.GH12]*(([.GH6]-[.GG6])/([.GH1]-[.GG1]))^2" office:value-type="float" office:value="0.018207908665178" calcext:value-type="float">
            <text:p>0.018207908665178</text:p>
          </table:table-cell>
          <table:table-cell table:formula="of:=0.5*[.GI12]*(([.GI6]-[.GH6])/([.GI1]-[.GH1]))^2" office:value-type="float" office:value="0.0011648083397529" calcext:value-type="float">
            <text:p>0.001164808339753</text:p>
          </table:table-cell>
          <table:table-cell table:formula="of:=0.5*[.GJ12]*(([.GJ6]-[.GI6])/([.GJ1]-[.GI1]))^2" office:value-type="float" office:value="0.00144201096111826" calcext:value-type="float">
            <text:p>0.001442010961118</text:p>
          </table:table-cell>
          <table:table-cell table:formula="of:=0.5*[.GK12]*(([.GK6]-[.GJ6])/([.GK1]-[.GJ1]))^2" office:value-type="float" office:value="0.0059742129974953" calcext:value-type="float">
            <text:p>0.005974212997495</text:p>
          </table:table-cell>
          <table:table-cell table:formula="of:=0.5*[.GL12]*(([.GL6]-[.GK6])/([.GL1]-[.GK1]))^2" office:value-type="float" office:value="0.00155855581279986" calcext:value-type="float">
            <text:p>0.0015585558128</text:p>
          </table:table-cell>
          <table:table-cell table:formula="of:=0.5*[.GM12]*(([.GM6]-[.GL6])/([.GM1]-[.GL1]))^2" office:value-type="float" office:value="0.000785425798189908" calcext:value-type="float">
            <text:p>0.00078542579819</text:p>
          </table:table-cell>
          <table:table-cell table:formula="of:=0.5*[.GN12]*(([.GN6]-[.GM6])/([.GN1]-[.GM1]))^2" office:value-type="float" office:value="0.0217611685349783" calcext:value-type="float">
            <text:p>0.021761168534978</text:p>
          </table:table-cell>
          <table:table-cell table:formula="of:=0.5*[.GO12]*(([.GO6]-[.GN6])/([.GO1]-[.GN1]))^2" office:value-type="float" office:value="0.00410684984224104" calcext:value-type="float">
            <text:p>0.004106849842241</text:p>
          </table:table-cell>
          <table:table-cell table:formula="of:=0.5*[.GP12]*(([.GP6]-[.GO6])/([.GP1]-[.GO1]))^2" office:value-type="float" office:value="0.00235184574033855" calcext:value-type="float">
            <text:p>0.002351845740339</text:p>
          </table:table-cell>
          <table:table-cell table:formula="of:=0.5*[.GQ12]*(([.GQ6]-[.GP6])/([.GQ1]-[.GP1]))^2" office:value-type="float" office:value="0.0000848620357619908" calcext:value-type="float">
            <text:p>8.48620357619908E-05</text:p>
          </table:table-cell>
          <table:table-cell table:formula="of:=0.5*[.GR12]*(([.GR6]-[.GQ6])/([.GR1]-[.GQ1]))^2" office:value-type="float" office:value="0.00960476236066913" calcext:value-type="float">
            <text:p>0.009604762360669</text:p>
          </table:table-cell>
          <table:table-cell table:formula="of:=0.5*[.GS12]*(([.GS6]-[.GR6])/([.GS1]-[.GR1]))^2" office:value-type="float" office:value="0.00400429522927008" calcext:value-type="float">
            <text:p>0.00400429522927</text:p>
          </table:table-cell>
          <table:table-cell table:formula="of:=0.5*[.GT12]*(([.GT6]-[.GS6])/([.GT1]-[.GS1]))^2" office:value-type="float" office:value="0.000641628630636989" calcext:value-type="float">
            <text:p>0.000641628630637</text:p>
          </table:table-cell>
          <table:table-cell table:formula="of:=0.5*[.GU12]*(([.GU6]-[.GT6])/([.GU1]-[.GT1]))^2" office:value-type="float" office:value="0.000287751182812485" calcext:value-type="float">
            <text:p>0.000287751182812</text:p>
          </table:table-cell>
          <table:table-cell table:formula="of:=0.5*[.GV12]*(([.GV6]-[.GU6])/([.GV1]-[.GU1]))^2" office:value-type="float" office:value="0.0481651482725482" calcext:value-type="float">
            <text:p>0.048165148272548</text:p>
          </table:table-cell>
          <table:table-cell table:formula="of:=0.5*[.GW12]*(([.GW6]-[.GV6])/([.GW1]-[.GV1]))^2" office:value-type="float" office:value="0.0292430597982175" calcext:value-type="float">
            <text:p>0.029243059798218</text:p>
          </table:table-cell>
          <table:table-cell table:formula="of:=0.5*[.GX12]*(([.GX6]-[.GW6])/([.GX1]-[.GW1]))^2" office:value-type="float" office:value="0.0207087512173888" calcext:value-type="float">
            <text:p>0.020708751217389</text:p>
          </table:table-cell>
          <table:table-cell table:formula="of:=0.5*[.GY12]*(([.GY6]-[.GX6])/([.GY1]-[.GX1]))^2" office:value-type="float" office:value="0.000980763153866405" calcext:value-type="float">
            <text:p>0.000980763153866</text:p>
          </table:table-cell>
          <table:table-cell table:formula="of:=0.5*[.GZ12]*(([.GZ6]-[.GY6])/([.GZ1]-[.GY1]))^2" office:value-type="float" office:value="0.022992425662674" calcext:value-type="float">
            <text:p>0.022992425662674</text:p>
          </table:table-cell>
          <table:table-cell table:formula="of:=0.5*[.HA12]*(([.HA6]-[.GZ6])/([.HA1]-[.GZ1]))^2" office:value-type="float" office:value="0.10748830736849" calcext:value-type="float">
            <text:p>0.10748830736849</text:p>
          </table:table-cell>
          <table:table-cell table:formula="of:=0.5*[.HB12]*(([.HB6]-[.HA6])/([.HB1]-[.HA1]))^2" office:value-type="float" office:value="0.0245948100384218" calcext:value-type="float">
            <text:p>0.024594810038422</text:p>
          </table:table-cell>
          <table:table-cell table:formula="of:=0.5*[.HC12]*(([.HC6]-[.HB6])/([.HC1]-[.HB1]))^2" office:value-type="float" office:value="0.0189835099522325" calcext:value-type="float">
            <text:p>0.018983509952233</text:p>
          </table:table-cell>
          <table:table-cell table:formula="of:=0.5*[.HD12]*(([.HD6]-[.HC6])/([.HD1]-[.HC1]))^2" office:value-type="float" office:value="0.000839015121833239" calcext:value-type="float">
            <text:p>0.000839015121833</text:p>
          </table:table-cell>
          <table:table-cell table:formula="of:=0.5*[.HE12]*(([.HE6]-[.HD6])/([.HE1]-[.HD1]))^2" office:value-type="float" office:value="0.00136371096185716" calcext:value-type="float">
            <text:p>0.001363710961857</text:p>
          </table:table-cell>
          <table:table-cell table:formula="of:=0.5*[.HF12]*(([.HF6]-[.HE6])/([.HF1]-[.HE1]))^2" office:value-type="float" office:value="0.000250963725250457" calcext:value-type="float">
            <text:p>0.00025096372525</text:p>
          </table:table-cell>
          <table:table-cell table:formula="of:=0.5*[.HG12]*(([.HG6]-[.HF6])/([.HG1]-[.HF1]))^2" office:value-type="float" office:value="0.000285009953947949" calcext:value-type="float">
            <text:p>0.000285009953948</text:p>
          </table:table-cell>
          <table:table-cell table:formula="of:=0.5*[.HH12]*(([.HH6]-[.HG6])/([.HH1]-[.HG1]))^2" office:value-type="float" office:value="0.00273350603260352" calcext:value-type="float">
            <text:p>0.002733506032604</text:p>
          </table:table-cell>
          <table:table-cell table:formula="of:=0.5*[.HI12]*(([.HI6]-[.HH6])/([.HI1]-[.HH1]))^2" office:value-type="float" office:value="0.00815316097869288" calcext:value-type="float">
            <text:p>0.008153160978693</text:p>
          </table:table-cell>
          <table:table-cell table:formula="of:=0.5*[.HJ12]*(([.HJ6]-[.HI6])/([.HJ1]-[.HI1]))^2" office:value-type="float" office:value="0.041697098233218" calcext:value-type="float">
            <text:p>0.041697098233218</text:p>
          </table:table-cell>
          <table:table-cell table:formula="of:=0.5*[.HK12]*(([.HK6]-[.HJ6])/([.HK1]-[.HJ1]))^2" office:value-type="float" office:value="0.00659839349816856" calcext:value-type="float">
            <text:p>0.006598393498169</text:p>
          </table:table-cell>
          <table:table-cell table:formula="of:=0.5*[.HL12]*(([.HL6]-[.HK6])/([.HL1]-[.HK1]))^2" office:value-type="float" office:value="0.0239765943823027" calcext:value-type="float">
            <text:p>0.023976594382303</text:p>
          </table:table-cell>
          <table:table-cell table:formula="of:=0.5*[.HM12]*(([.HM6]-[.HL6])/([.HM1]-[.HL1]))^2" office:value-type="float" office:value="0.00159179494994981" calcext:value-type="float">
            <text:p>0.00159179494995</text:p>
          </table:table-cell>
          <table:table-cell table:formula="of:=0.5*[.HN12]*(([.HN6]-[.HM6])/([.HN1]-[.HM1]))^2" office:value-type="float" office:value="0.00180469736137576" calcext:value-type="float">
            <text:p>0.001804697361376</text:p>
          </table:table-cell>
          <table:table-cell table:formula="of:=0.5*[.HO12]*(([.HO6]-[.HN6])/([.HO1]-[.HN1]))^2" office:value-type="float" office:value="0.00883470226881542" calcext:value-type="float">
            <text:p>0.008834702268815</text:p>
          </table:table-cell>
          <table:table-cell table:formula="of:=0.5*[.HP12]*(([.HP6]-[.HO6])/([.HP1]-[.HO1]))^2" office:value-type="float" office:value="0.00331854258032346" calcext:value-type="float">
            <text:p>0.003318542580323</text:p>
          </table:table-cell>
          <table:table-cell table:formula="of:=0.5*[.HQ12]*(([.HQ6]-[.HP6])/([.HQ1]-[.HP1]))^2" office:value-type="float" office:value="0.000284884490505353" calcext:value-type="float">
            <text:p>0.000284884490505</text:p>
          </table:table-cell>
          <table:table-cell table:formula="of:=0.5*[.HR12]*(([.HR6]-[.HQ6])/([.HR1]-[.HQ1]))^2" office:value-type="float" office:value="0.0383734245162711" calcext:value-type="float">
            <text:p>0.038373424516271</text:p>
          </table:table-cell>
          <table:table-cell table:formula="of:=0.5*[.HS12]*(([.HS6]-[.HR6])/([.HS1]-[.HR1]))^2" office:value-type="float" office:value="0.00119622657616501" calcext:value-type="float">
            <text:p>0.001196226576165</text:p>
          </table:table-cell>
          <table:table-cell table:formula="of:=0.5*[.HT12]*(([.HT6]-[.HS6])/([.HT1]-[.HS1]))^2" office:value-type="float" office:value="0.00584270796290473" calcext:value-type="float">
            <text:p>0.005842707962905</text:p>
          </table:table-cell>
          <table:table-cell table:formula="of:=0.5*[.HU12]*(([.HU6]-[.HT6])/([.HU1]-[.HT1]))^2" office:value-type="float" office:value="0.00831506694348513" calcext:value-type="float">
            <text:p>0.008315066943485</text:p>
          </table:table-cell>
          <table:table-cell table:formula="of:=0.5*[.HV12]*(([.HV6]-[.HU6])/([.HV1]-[.HU1]))^2" office:value-type="float" office:value="0.000522155979168659" calcext:value-type="float">
            <text:p>0.000522155979169</text:p>
          </table:table-cell>
          <table:table-cell table:formula="of:=0.5*[.HW12]*(([.HW6]-[.HV6])/([.HW1]-[.HV1]))^2" office:value-type="float" office:value="0.00699087083044643" calcext:value-type="float">
            <text:p>0.006990870830446</text:p>
          </table:table-cell>
          <table:table-cell table:formula="of:=0.5*[.HX12]*(([.HX6]-[.HW6])/([.HX1]-[.HW1]))^2" office:value-type="float" office:value="0.00228761955509939" calcext:value-type="float">
            <text:p>0.002287619555099</text:p>
          </table:table-cell>
          <table:table-cell table:formula="of:=0.5*[.HY12]*(([.HY6]-[.HX6])/([.HY1]-[.HX1]))^2" office:value-type="float" office:value="0.0000119027686238417" calcext:value-type="float">
            <text:p>1.19027686238417E-05</text:p>
          </table:table-cell>
          <table:table-cell table:formula="of:=0.5*[.HZ12]*(([.HZ6]-[.HY6])/([.HZ1]-[.HY1]))^2" office:value-type="float" office:value="0.000017603443051667" calcext:value-type="float">
            <text:p>1.7603443051667E-05</text:p>
          </table:table-cell>
          <table:table-cell table:formula="of:=0.5*[.IA12]*(([.IA6]-[.HZ6])/([.IA1]-[.HZ1]))^2" office:value-type="float" office:value="0.000135790335679788" calcext:value-type="float">
            <text:p>0.00013579033568</text:p>
          </table:table-cell>
          <table:table-cell table:formula="of:=0.5*[.IB12]*(([.IB6]-[.IA6])/([.IB1]-[.IA1]))^2" office:value-type="float" office:value="0.0558772961251857" calcext:value-type="float">
            <text:p>0.055877296125186</text:p>
          </table:table-cell>
          <table:table-cell table:formula="of:=0.5*[.IC12]*(([.IC6]-[.IB6])/([.IC1]-[.IB1]))^2" office:value-type="float" office:value="0.00543644535231953" calcext:value-type="float">
            <text:p>0.00543644535232</text:p>
          </table:table-cell>
          <table:table-cell table:formula="of:=0.5*[.ID12]*(([.ID6]-[.IC6])/([.ID1]-[.IC1]))^2" office:value-type="float" office:value="0.00351942130920417" calcext:value-type="float">
            <text:p>0.003519421309204</text:p>
          </table:table-cell>
          <table:table-cell table:formula="of:=0.5*[.IE12]*(([.IE6]-[.ID6])/([.IE1]-[.ID1]))^2" office:value-type="float" office:value="0.024248327110345" calcext:value-type="float">
            <text:p>0.024248327110345</text:p>
          </table:table-cell>
          <table:table-cell table:formula="of:=0.5*[.IF12]*(([.IF6]-[.IE6])/([.IF1]-[.IE1]))^2" office:value-type="float" office:value="0.0660278456641062" calcext:value-type="float">
            <text:p>0.066027845664106</text:p>
          </table:table-cell>
          <table:table-cell table:formula="of:=0.5*[.IG12]*(([.IG6]-[.IF6])/([.IG1]-[.IF1]))^2" office:value-type="float" office:value="0.0174255983621475" calcext:value-type="float">
            <text:p>0.017425598362148</text:p>
          </table:table-cell>
          <table:table-cell table:formula="of:=0.5*[.IH12]*(([.IH6]-[.IG6])/([.IH1]-[.IG1]))^2" office:value-type="float" office:value="0.0137330099386655" calcext:value-type="float">
            <text:p>0.013733009938666</text:p>
          </table:table-cell>
          <table:table-cell table:formula="of:=0.5*[.II12]*(([.II6]-[.IH6])/([.II1]-[.IH1]))^2" office:value-type="float" office:value="0.0272567925352273" calcext:value-type="float">
            <text:p>0.027256792535227</text:p>
          </table:table-cell>
          <table:table-cell table:formula="of:=0.5*[.IJ12]*(([.IJ6]-[.II6])/([.IJ1]-[.II1]))^2" office:value-type="float" office:value="0.00100287423450891" calcext:value-type="float">
            <text:p>0.001002874234509</text:p>
          </table:table-cell>
          <table:table-cell table:formula="of:=0.5*[.IK12]*(([.IK6]-[.IJ6])/([.IK1]-[.IJ1]))^2" office:value-type="float" office:value="0.000227757800574441" calcext:value-type="float">
            <text:p>0.000227757800574</text:p>
          </table:table-cell>
          <table:table-cell table:formula="of:=0.5*[.IL12]*(([.IL6]-[.IK6])/([.IL1]-[.IK1]))^2" office:value-type="float" office:value="0.000278491535894188" calcext:value-type="float">
            <text:p>0.000278491535894</text:p>
          </table:table-cell>
          <table:table-cell table:formula="of:=0.5*[.IM12]*(([.IM6]-[.IL6])/([.IM1]-[.IL1]))^2" office:value-type="float" office:value="0.000426460176433966" calcext:value-type="float">
            <text:p>0.000426460176434</text:p>
          </table:table-cell>
          <table:table-cell table:formula="of:=0.5*[.IN12]*(([.IN6]-[.IM6])/([.IN1]-[.IM1]))^2" office:value-type="float" office:value="0.000763015883157436" calcext:value-type="float">
            <text:p>0.000763015883157</text:p>
          </table:table-cell>
          <table:table-cell table:formula="of:=0.5*[.IO12]*(([.IO6]-[.IN6])/([.IO1]-[.IN1]))^2" office:value-type="float" office:value="0.00514626151815441" calcext:value-type="float">
            <text:p>0.005146261518154</text:p>
          </table:table-cell>
          <table:table-cell table:formula="of:=0.5*[.IP12]*(([.IP6]-[.IO6])/([.IP1]-[.IO1]))^2" office:value-type="float" office:value="0.00233111162978183" calcext:value-type="float">
            <text:p>0.002331111629782</text:p>
          </table:table-cell>
          <table:table-cell table:formula="of:=0.5*[.IQ12]*(([.IQ6]-[.IP6])/([.IQ1]-[.IP1]))^2" office:value-type="float" office:value="0.0112429520959642" calcext:value-type="float">
            <text:p>0.011242952095964</text:p>
          </table:table-cell>
          <table:table-cell table:formula="of:=0.5*[.IR12]*(([.IR6]-[.IQ6])/([.IR1]-[.IQ1]))^2" office:value-type="float" office:value="0.0431382860782589" calcext:value-type="float">
            <text:p>0.043138286078259</text:p>
          </table:table-cell>
          <table:table-cell table:formula="of:=0.5*[.IS12]*(([.IS6]-[.IR6])/([.IS1]-[.IR1]))^2" office:value-type="float" office:value="0.00405148104135764" calcext:value-type="float">
            <text:p>0.004051481041358</text:p>
          </table:table-cell>
          <table:table-cell table:formula="of:=0.5*[.IT12]*(([.IT6]-[.IS6])/([.IT1]-[.IS1]))^2" office:value-type="float" office:value="0.000541049174655752" calcext:value-type="float">
            <text:p>0.000541049174656</text:p>
          </table:table-cell>
          <table:table-cell table:formula="of:=0.5*[.IU12]*(([.IU6]-[.IT6])/([.IU1]-[.IT1]))^2" office:value-type="float" office:value="0.00397501151361272" calcext:value-type="float">
            <text:p>0.003975011513613</text:p>
          </table:table-cell>
          <table:table-cell table:formula="of:=0.5*[.IV12]*(([.IV6]-[.IU6])/([.IV1]-[.IU1]))^2" office:value-type="float" office:value="0.000241505116470862" calcext:value-type="float">
            <text:p>0.000241505116471</text:p>
          </table:table-cell>
          <table:table-cell table:formula="of:=0.5*[.IW12]*(([.IW6]-[.IV6])/([.IW1]-[.IV1]))^2" office:value-type="float" office:value="0.00402525212557531" calcext:value-type="float">
            <text:p>0.004025252125575</text:p>
          </table:table-cell>
          <table:table-cell table:formula="of:=0.5*[.IX12]*(([.IX6]-[.IW6])/([.IX1]-[.IW1]))^2" office:value-type="float" office:value="0.030578526729358" calcext:value-type="float">
            <text:p>0.030578526729358</text:p>
          </table:table-cell>
          <table:table-cell table:formula="of:=0.5*[.IY12]*(([.IY6]-[.IX6])/([.IY1]-[.IX1]))^2" office:value-type="float" office:value="0.00519783986105041" calcext:value-type="float">
            <text:p>0.00519783986105</text:p>
          </table:table-cell>
          <table:table-cell table:formula="of:=0.5*[.IZ12]*(([.IZ6]-[.IY6])/([.IZ1]-[.IY1]))^2" office:value-type="float" office:value="0.00274368901489248" calcext:value-type="float">
            <text:p>0.002743689014892</text:p>
          </table:table-cell>
          <table:table-cell table:formula="of:=0.5*[.JA12]*(([.JA6]-[.IZ6])/([.JA1]-[.IZ1]))^2" office:value-type="float" office:value="0.000612400932366745" calcext:value-type="float">
            <text:p>0.000612400932367</text:p>
          </table:table-cell>
          <table:table-cell table:formula="of:=0.5*[.JB12]*(([.JB6]-[.JA6])/([.JB1]-[.JA1]))^2" office:value-type="float" office:value="0.000730867545381314" calcext:value-type="float">
            <text:p>0.000730867545381</text:p>
          </table:table-cell>
          <table:table-cell table:formula="of:=0.5*[.JC12]*(([.JC6]-[.JB6])/([.JC1]-[.JB1]))^2" office:value-type="float" office:value="0.00204002284954248" calcext:value-type="float">
            <text:p>0.002040022849542</text:p>
          </table:table-cell>
          <table:table-cell table:formula="of:=0.5*[.JD12]*(([.JD6]-[.JC6])/([.JD1]-[.JC1]))^2" office:value-type="float" office:value="0.00091297904042918" calcext:value-type="float">
            <text:p>0.000912979040429</text:p>
          </table:table-cell>
          <table:table-cell table:formula="of:=0.5*[.JE12]*(([.JE6]-[.JD6])/([.JE1]-[.JD1]))^2" office:value-type="float" office:value="0.0000185588988891741" calcext:value-type="float">
            <text:p>1.85588988891741E-05</text:p>
          </table:table-cell>
          <table:table-cell table:formula="of:=0.5*[.JF12]*(([.JF6]-[.JE6])/([.JF1]-[.JE1]))^2" office:value-type="float" office:value="0.0000779823853354025" calcext:value-type="float">
            <text:p>7.79823853354025E-05</text:p>
          </table:table-cell>
          <table:table-cell table:formula="of:=0.5*[.JG12]*(([.JG6]-[.JF6])/([.JG1]-[.JF1]))^2" office:value-type="float" office:value="0.0000143681282561852" calcext:value-type="float">
            <text:p>1.43681282561852E-05</text:p>
          </table:table-cell>
          <table:table-cell table:formula="of:=0.5*[.JH12]*(([.JH6]-[.JG6])/([.JH1]-[.JG1]))^2" office:value-type="float" office:value="0.0000000847663155454267" calcext:value-type="float">
            <text:p>8.47663155454267E-08</text:p>
          </table:table-cell>
          <table:table-cell table:formula="of:=0.5*[.JI12]*(([.JI6]-[.JH6])/([.JI1]-[.JH1]))^2" office:value-type="float" office:value="0.00000289296901250176" calcext:value-type="float">
            <text:p>2.89296901250176E-06</text:p>
          </table:table-cell>
          <table:table-cell table:formula="of:=0.5*[.JJ12]*(([.JJ6]-[.JI6])/([.JJ1]-[.JI1]))^2" office:value-type="float" office:value="0.000000615125026616308" calcext:value-type="float">
            <text:p>6.15125026616308E-07</text:p>
          </table:table-cell>
          <table:table-cell table:formula="of:=0.5*[.JK12]*(([.JK6]-[.JJ6])/([.JK1]-[.JJ1]))^2" office:value-type="float" office:value="0.000000074027535231894" calcext:value-type="float">
            <text:p>7.4027535231894E-08</text:p>
          </table:table-cell>
          <table:table-cell table:formula="of:=0.5*[.JL12]*(([.JL6]-[.JK6])/([.JL1]-[.JK1]))^2" office:value-type="float" office:value="0.00000117483085277143" calcext:value-type="float">
            <text:p>1.17483085277143E-06</text:p>
          </table:table-cell>
          <table:table-cell table:formula="of:=0.5*[.JM12]*(([.JM6]-[.JL6])/([.JM1]-[.JL1]))^2" office:value-type="float" office:value="0.000000286399043207055" calcext:value-type="float">
            <text:p>2.86399043207055E-07</text:p>
          </table:table-cell>
          <table:table-cell table:formula="of:=0.5*[.JN12]*(([.JN6]-[.JM6])/([.JN1]-[.JM1]))^2" office:value-type="float" office:value="0.00000184708427845373" calcext:value-type="float">
            <text:p>1.84708427845373E-06</text:p>
          </table:table-cell>
          <table:table-cell table:formula="of:=0.5*[.JO12]*(([.JO6]-[.JN6])/([.JO1]-[.JN1]))^2" office:value-type="float" office:value="0.000000110433914208014" calcext:value-type="float">
            <text:p>1.10433914208014E-07</text:p>
          </table:table-cell>
          <table:table-cell table:formula="of:=0.5*[.JP12]*(([.JP6]-[.JO6])/([.JP1]-[.JO1]))^2" office:value-type="float" office:value="0.00000759723790236659" calcext:value-type="float">
            <text:p>7.59723790236659E-06</text:p>
          </table:table-cell>
          <table:table-cell table:formula="of:=0.5*[.JQ12]*(([.JQ6]-[.JP6])/([.JQ1]-[.JP1]))^2" office:value-type="float" office:value="0.00000000277333036246578" calcext:value-type="float">
            <text:p>2.77333036246578E-09</text:p>
          </table:table-cell>
          <table:table-cell table:formula="of:=0.5*[.JR12]*(([.JR6]-[.JQ6])/([.JR1]-[.JQ1]))^2" office:value-type="float" office:value="0.00000124269876158967" calcext:value-type="float">
            <text:p>1.24269876158967E-06</text:p>
          </table:table-cell>
          <table:table-cell table:formula="of:=0.5*[.JS12]*(([.JS6]-[.JR6])/([.JS1]-[.JR1]))^2" office:value-type="float" office:value="0.000000398491671996159" calcext:value-type="float">
            <text:p>3.98491671996159E-07</text:p>
          </table:table-cell>
          <table:table-cell table:formula="of:=0.5*[.JT12]*(([.JT6]-[.JS6])/([.JT1]-[.JS1]))^2" office:value-type="float" office:value="0.000000201452969311529" calcext:value-type="float">
            <text:p>2.01452969311529E-07</text:p>
          </table:table-cell>
          <table:table-cell table:formula="of:=0.5*[.JU12]*(([.JU6]-[.JT6])/([.JU1]-[.JT1]))^2" office:value-type="float" office:value="0.000000495795835078306" calcext:value-type="float">
            <text:p>4.95795835078306E-07</text:p>
          </table:table-cell>
          <table:table-cell table:formula="of:=0.5*[.JV12]*(([.JV6]-[.JU6])/([.JV1]-[.JU1]))^2" office:value-type="float" office:value="0.000000470820794392973" calcext:value-type="float">
            <text:p>4.70820794392973E-07</text:p>
          </table:table-cell>
          <table:table-cell table:formula="of:=0.5*[.JW12]*(([.JW6]-[.JV6])/([.JW1]-[.JV1]))^2" office:value-type="float" office:value="0.00000213417638620793" calcext:value-type="float">
            <text:p>2.13417638620793E-06</text:p>
          </table:table-cell>
          <table:table-cell table:formula="of:=0.5*[.JX12]*(([.JX6]-[.JW6])/([.JX1]-[.JW1]))^2" office:value-type="float" office:value="0.00000123874100366517" calcext:value-type="float">
            <text:p>1.23874100366517E-06</text:p>
          </table:table-cell>
          <table:table-cell table:formula="of:=0.5*[.JY12]*(([.JY6]-[.JX6])/([.JY1]-[.JX1]))^2" office:value-type="float" office:value="0.0000000348710541233075" calcext:value-type="float">
            <text:p>3.48710541233075E-08</text:p>
          </table:table-cell>
          <table:table-cell table:formula="of:=0.5*[.JZ12]*(([.JZ6]-[.JY6])/([.JZ1]-[.JY1]))^2" office:value-type="float" office:value="0.0000000139839078955363" calcext:value-type="float">
            <text:p>1.39839078955363E-08</text:p>
          </table:table-cell>
          <table:table-cell table:formula="of:=0.5*[.KA12]*(([.KA6]-[.JZ6])/([.KA1]-[.JZ1]))^2" office:value-type="float" office:value="0.000000318898594067244" calcext:value-type="float">
            <text:p>3.18898594067244E-07</text:p>
          </table:table-cell>
          <table:table-cell table:formula="of:=0.5*[.KB12]*(([.KB6]-[.KA6])/([.KB1]-[.KA1]))^2" office:value-type="float" office:value="0.00000194252156974789" calcext:value-type="float">
            <text:p>1.94252156974789E-06</text:p>
          </table:table-cell>
          <table:table-cell table:formula="of:=0.5*[.KC12]*(([.KC6]-[.KB6])/([.KC1]-[.KB1]))^2" office:value-type="float" office:value="0.000000714474040195317" calcext:value-type="float">
            <text:p>7.14474040195317E-07</text:p>
          </table:table-cell>
          <table:table-cell table:formula="of:=0.5*[.KD12]*(([.KD6]-[.KC6])/([.KD1]-[.KC1]))^2" office:value-type="float" office:value="0.00000000248293709943435" calcext:value-type="float">
            <text:p>2.48293709943435E-09</text:p>
          </table:table-cell>
          <table:table-cell table:formula="of:=0.5*[.KE12]*(([.KE6]-[.KD6])/([.KE1]-[.KD1]))^2" office:value-type="float" office:value="0.0000000625574607728073" calcext:value-type="float">
            <text:p>6.25574607728073E-08</text:p>
          </table:table-cell>
          <table:table-cell table:formula="of:=0.5*[.KF12]*(([.KF6]-[.KE6])/([.KF1]-[.KE1]))^2" office:value-type="float" office:value="0.000000352378750853788" calcext:value-type="float">
            <text:p>3.52378750853788E-07</text:p>
          </table:table-cell>
          <table:table-cell table:formula="of:=0.5*[.KG12]*(([.KG6]-[.KF6])/([.KG1]-[.KF1]))^2" office:value-type="float" office:value="0.00000128478390418336" calcext:value-type="float">
            <text:p>1.28478390418336E-06</text:p>
          </table:table-cell>
          <table:table-cell table:formula="of:=0.5*[.KH12]*(([.KH6]-[.KG6])/([.KH1]-[.KG1]))^2" office:value-type="float" office:value="0.000000333927447371938" calcext:value-type="float">
            <text:p>3.33927447371938E-07</text:p>
          </table:table-cell>
          <table:table-cell table:formula="of:=0.5*[.KI12]*(([.KI6]-[.KH6])/([.KI1]-[.KH1]))^2" office:value-type="float" office:value="0.000000312936067643294" calcext:value-type="float">
            <text:p>3.12936067643294E-07</text:p>
          </table:table-cell>
          <table:table-cell table:formula="of:=0.5*[.KJ12]*(([.KJ6]-[.KI6])/([.KJ1]-[.KI1]))^2" office:value-type="float" office:value="0.00000351116487835781" calcext:value-type="float">
            <text:p>3.51116487835781E-06</text:p>
          </table:table-cell>
          <table:table-cell table:formula="of:=0.5*[.KK12]*(([.KK6]-[.KJ6])/([.KK1]-[.KJ1]))^2" office:value-type="float" office:value="0.0000000874646154008525" calcext:value-type="float">
            <text:p>8.74646154008525E-08</text:p>
          </table:table-cell>
          <table:table-cell table:formula="of:=0.5*[.KL12]*(([.KL6]-[.KK6])/([.KL1]-[.KK1]))^2" office:value-type="float" office:value="0.0000014681225579976" calcext:value-type="float">
            <text:p>1.4681225579976E-06</text:p>
          </table:table-cell>
          <table:table-cell table:formula="of:=0.5*[.KM12]*(([.KM6]-[.KL6])/([.KM1]-[.KL1]))^2" office:value-type="float" office:value="0.000000879387933777593" calcext:value-type="float">
            <text:p>8.79387933777593E-07</text:p>
          </table:table-cell>
          <table:table-cell table:formula="of:=0.5*[.KN12]*(([.KN6]-[.KM6])/([.KN1]-[.KM1]))^2" office:value-type="float" office:value="0.00000000284861491475638" calcext:value-type="float">
            <text:p>2.84861491475638E-09</text:p>
          </table:table-cell>
          <table:table-cell table:formula="of:=0.5*[.KO12]*(([.KO6]-[.KN6])/([.KO1]-[.KN1]))^2" office:value-type="float" office:value="0.000000274030543673612" calcext:value-type="float">
            <text:p>2.74030543673612E-07</text:p>
          </table:table-cell>
          <table:table-cell table:formula="of:=0.5*[.KP12]*(([.KP6]-[.KO6])/([.KP1]-[.KO1]))^2" office:value-type="float" office:value="0.000000213555028764776" calcext:value-type="float">
            <text:p>2.13555028764776E-07</text:p>
          </table:table-cell>
          <table:table-cell table:formula="of:=0.5*[.KQ12]*(([.KQ6]-[.KP6])/([.KQ1]-[.KP1]))^2" office:value-type="float" office:value="0.000000224251447151409" calcext:value-type="float">
            <text:p>2.24251447151409E-07</text:p>
          </table:table-cell>
          <table:table-cell table:formula="of:=0.5*[.KR12]*(([.KR6]-[.KQ6])/([.KR1]-[.KQ1]))^2" office:value-type="float" office:value="0.000000655659718851349" calcext:value-type="float">
            <text:p>6.55659718851349E-07</text:p>
          </table:table-cell>
          <table:table-cell table:formula="of:=0.5*[.KS12]*(([.KS6]-[.KR6])/([.KS1]-[.KR1]))^2" office:value-type="float" office:value="0.0000000302214625772977" calcext:value-type="float">
            <text:p>3.02214625772977E-08</text:p>
          </table:table-cell>
          <table:table-cell table:formula="of:=0.5*[.KT12]*(([.KT6]-[.KS6])/([.KT1]-[.KS1]))^2" office:value-type="float" office:value="0.000000460126966376008" calcext:value-type="float">
            <text:p>4.60126966376008E-07</text:p>
          </table:table-cell>
          <table:table-cell table:formula="of:=0.5*[.KU12]*(([.KU6]-[.KT6])/([.KU1]-[.KT1]))^2" office:value-type="float" office:value="0.000000425455657574637" calcext:value-type="float">
            <text:p>4.25455657574637E-07</text:p>
          </table:table-cell>
          <table:table-cell table:formula="of:=0.5*[.KV12]*(([.KV6]-[.KU6])/([.KV1]-[.KU1]))^2" office:value-type="float" office:value="0.000000000105658544177155" calcext:value-type="float">
            <text:p>1.05658544177155E-10</text:p>
          </table:table-cell>
          <table:table-cell table:formula="of:=0.5*[.KW12]*(([.KW6]-[.KV6])/([.KW1]-[.KV1]))^2" office:value-type="float" office:value="0.000000440218219115785" calcext:value-type="float">
            <text:p>4.40218219115785E-07</text:p>
          </table:table-cell>
          <table:table-cell table:formula="of:=0.5*[.KX12]*(([.KX6]-[.KW6])/([.KX1]-[.KW1]))^2" office:value-type="float" office:value="0.00000121664228658261" calcext:value-type="float">
            <text:p>1.21664228658261E-06</text:p>
          </table:table-cell>
          <table:table-cell table:formula="of:=0.5*[.KY12]*(([.KY6]-[.KX6])/([.KY1]-[.KX1]))^2" office:value-type="float" office:value="0.000000754672427016283" calcext:value-type="float">
            <text:p>7.54672427016283E-07</text:p>
          </table:table-cell>
          <table:table-cell table:formula="of:=0.5*[.KZ12]*(([.KZ6]-[.KY6])/([.KZ1]-[.KY1]))^2" office:value-type="float" office:value="0.000000000654859108359291" calcext:value-type="float">
            <text:p>6.54859108359291E-10</text:p>
          </table:table-cell>
          <table:table-cell table:formula="of:=0.5*[.LA12]*(([.LA6]-[.KZ6])/([.LA1]-[.KZ1]))^2" office:value-type="float" office:value="0.000000125275690184579" calcext:value-type="float">
            <text:p>1.25275690184579E-07</text:p>
          </table:table-cell>
          <table:table-cell table:formula="of:=0.5*[.LB12]*(([.LB6]-[.LA6])/([.LB1]-[.LA1]))^2" office:value-type="float" office:value="0.000000117208349087034" calcext:value-type="float">
            <text:p>1.17208349087034E-07</text:p>
          </table:table-cell>
          <table:table-cell table:formula="of:=0.5*[.LC12]*(([.LC6]-[.LB6])/([.LC1]-[.LB1]))^2" office:value-type="float" office:value="0.000000167893812793259" calcext:value-type="float">
            <text:p>1.67893812793259E-07</text:p>
          </table:table-cell>
          <table:table-cell table:formula="of:=0.5*[.LD12]*(([.LD6]-[.LC6])/([.LD1]-[.LC1]))^2" office:value-type="float" office:value="0.000000299135762642473" calcext:value-type="float">
            <text:p>2.99135762642473E-07</text:p>
          </table:table-cell>
          <table:table-cell table:formula="of:=0.5*[.LE12]*(([.LE6]-[.LD6])/([.LE1]-[.LD1]))^2" office:value-type="float" office:value="0.0000000907974016583384" calcext:value-type="float">
            <text:p>9.07974016583384E-08</text:p>
          </table:table-cell>
          <table:table-cell table:formula="of:=0.5*[.LF12]*(([.LF6]-[.LE6])/([.LF1]-[.LE1]))^2" office:value-type="float" office:value="0.000000005339251538652" calcext:value-type="float">
            <text:p>5.339251538652E-09</text:p>
          </table:table-cell>
          <table:table-cell table:formula="of:=0.5*[.LG12]*(([.LG6]-[.LF6])/([.LG1]-[.LF1]))^2" office:value-type="float" office:value="0.0000000251119695960407" calcext:value-type="float">
            <text:p>2.51119695960407E-08</text:p>
          </table:table-cell>
          <table:table-cell table:formula="of:=0.5*[.LH12]*(([.LH6]-[.LG6])/([.LH1]-[.LG1]))^2" office:value-type="float" office:value="0.00000016886926635267" calcext:value-type="float">
            <text:p>1.6886926635267E-07</text:p>
          </table:table-cell>
          <table:table-cell table:formula="of:=0.5*[.LI12]*(([.LI6]-[.LH6])/([.LI1]-[.LH1]))^2" office:value-type="float" office:value="0.000000652426373488235" calcext:value-type="float">
            <text:p>6.52426373488235E-07</text:p>
          </table:table-cell>
          <table:table-cell table:formula="of:=0.5*[.LJ12]*(([.LJ6]-[.LI6])/([.LJ1]-[.LI1]))^2" office:value-type="float" office:value="0.000000967123922331118" calcext:value-type="float">
            <text:p>9.67123922331118E-07</text:p>
          </table:table-cell>
          <table:table-cell table:formula="of:=0.5*[.LK12]*(([.LK6]-[.LJ6])/([.LK1]-[.LJ1]))^2" office:value-type="float" office:value="0.00000354819525301702" calcext:value-type="float">
            <text:p>3.54819525301702E-06</text:p>
          </table:table-cell>
          <table:table-cell table:formula="of:=0.5*[.LL12]*(([.LL6]-[.LK6])/([.LL1]-[.LK1]))^2" office:value-type="float" office:value="0.00000118971455949216" calcext:value-type="float">
            <text:p>1.18971455949216E-06</text:p>
          </table:table-cell>
          <table:table-cell table:formula="of:=0.5*[.LM12]*(([.LM6]-[.LL6])/([.LM1]-[.LL1]))^2" office:value-type="float" office:value="0.00000000538587985282364" calcext:value-type="float">
            <text:p>5.38587985282364E-09</text:p>
          </table:table-cell>
          <table:table-cell table:formula="of:=0.5*[.LN12]*(([.LN6]-[.LM6])/([.LN1]-[.LM1]))^2" office:value-type="float" office:value="0.000000895208414995391" calcext:value-type="float">
            <text:p>8.95208414995391E-07</text:p>
          </table:table-cell>
          <table:table-cell table:formula="of:=0.5*[.LO12]*(([.LO6]-[.LN6])/([.LO1]-[.LN1]))^2" office:value-type="float" office:value="0.00000142928862301855" calcext:value-type="float">
            <text:p>1.42928862301855E-06</text:p>
          </table:table-cell>
          <table:table-cell table:formula="of:=0.5*[.LP12]*(([.LP6]-[.LO6])/([.LP1]-[.LO1]))^2" office:value-type="float" office:value="0.00000196389538445678" calcext:value-type="float">
            <text:p>1.96389538445678E-06</text:p>
          </table:table-cell>
          <table:table-cell table:formula="of:=0.5*[.LQ12]*(([.LQ6]-[.LP6])/([.LQ1]-[.LP1]))^2" office:value-type="float" office:value="0.00000341672706625462" calcext:value-type="float">
            <text:p>3.41672706625462E-06</text:p>
          </table:table-cell>
          <table:table-cell table:formula="of:=0.5*[.LR12]*(([.LR6]-[.LQ6])/([.LR1]-[.LQ1]))^2" office:value-type="float" office:value="0.00000000407385457758" calcext:value-type="float">
            <text:p>4.07385457758E-09</text:p>
          </table:table-cell>
          <table:table-cell table:formula="of:=0.5*[.LS12]*(([.LS6]-[.LR6])/([.LS1]-[.LR1]))^2" office:value-type="float" office:value="0.000000562857451819897" calcext:value-type="float">
            <text:p>5.62857451819897E-07</text:p>
          </table:table-cell>
          <table:table-cell table:formula="of:=0.5*[.LT12]*(([.LT6]-[.LS6])/([.LT1]-[.LS1]))^2" office:value-type="float" office:value="0.000000035623373385414" calcext:value-type="float">
            <text:p>3.5623373385414E-08</text:p>
          </table:table-cell>
          <table:table-cell table:formula="of:=0.5*[.LU12]*(([.LU6]-[.LT6])/([.LU1]-[.LT1]))^2" office:value-type="float" office:value="0.000000000664565031590082" calcext:value-type="float">
            <text:p>6.64565031590082E-10</text:p>
          </table:table-cell>
          <table:table-cell table:formula="of:=0.5*[.LV12]*(([.LV6]-[.LU6])/([.LV1]-[.LU1]))^2" office:value-type="float" office:value="0.0000000710702003146928" calcext:value-type="float">
            <text:p>7.10702003146928E-08</text:p>
          </table:table-cell>
          <table:table-cell table:formula="of:=0.5*[.LW12]*(([.LW6]-[.LV6])/([.LW1]-[.LV1]))^2" office:value-type="float" office:value="0.00000000464071975624002" calcext:value-type="float">
            <text:p>4.64071975624002E-09</text:p>
          </table:table-cell>
          <table:table-cell table:formula="of:=0.5*[.LX12]*(([.LX6]-[.LW6])/([.LX1]-[.LW1]))^2" office:value-type="float" office:value="0.00000027782062145259" calcext:value-type="float">
            <text:p>2.7782062145259E-07</text:p>
          </table:table-cell>
          <table:table-cell table:formula="of:=0.5*[.LY12]*(([.LY6]-[.LX6])/([.LY1]-[.LX1]))^2" office:value-type="float" office:value="0.000000000503927899933821" calcext:value-type="float">
            <text:p>5.03927899933821E-10</text:p>
          </table:table-cell>
          <table:table-cell table:formula="of:=0.5*[.LZ12]*(([.LZ6]-[.LY6])/([.LZ1]-[.LY1]))^2" office:value-type="float" office:value="0.00000355520803459317" calcext:value-type="float">
            <text:p>3.55520803459317E-06</text:p>
          </table:table-cell>
          <table:table-cell table:formula="of:=0.5*[.MA12]*(([.MA6]-[.LZ6])/([.MA1]-[.LZ1]))^2" office:value-type="float" office:value="0.0000000541093470058078" calcext:value-type="float">
            <text:p>5.41093470058078E-08</text:p>
          </table:table-cell>
          <table:table-cell table:formula="of:=0.5*[.MB12]*(([.MB6]-[.MA6])/([.MB1]-[.MA1]))^2" office:value-type="float" office:value="0.000000529943980614006" calcext:value-type="float">
            <text:p>5.29943980614006E-07</text:p>
          </table:table-cell>
          <table:table-cell table:formula="of:=0.5*[.MC12]*(([.MC6]-[.MB6])/([.MC1]-[.MB1]))^2" office:value-type="float" office:value="0.000000988835730418975" calcext:value-type="float">
            <text:p>9.88835730418975E-07</text:p>
          </table:table-cell>
          <table:table-cell table:formula="of:=0.5*[.MD12]*(([.MD6]-[.MC6])/([.MD1]-[.MC1]))^2" office:value-type="float" office:value="0.000000124051945941221" calcext:value-type="float">
            <text:p>1.24051945941221E-07</text:p>
          </table:table-cell>
          <table:table-cell table:formula="of:=0.5*[.ME12]*(([.ME6]-[.MD6])/([.ME1]-[.MD1]))^2" office:value-type="float" office:value="0.000000610520810311586" calcext:value-type="float">
            <text:p>6.10520810311586E-07</text:p>
          </table:table-cell>
          <table:table-cell table:formula="of:=0.5*[.MF12]*(([.MF6]-[.ME6])/([.MF1]-[.ME1]))^2" office:value-type="float" office:value="0.000000262968980212707" calcext:value-type="float">
            <text:p>2.62968980212707E-07</text:p>
          </table:table-cell>
          <table:table-cell table:formula="of:=0.5*[.MG12]*(([.MG6]-[.MF6])/([.MG1]-[.MF1]))^2" office:value-type="float" office:value="0.0000000639206514316355" calcext:value-type="float">
            <text:p>6.39206514316355E-08</text:p>
          </table:table-cell>
          <table:table-cell table:formula="of:=0.5*[.MH12]*(([.MH6]-[.MG6])/([.MH1]-[.MG1]))^2" office:value-type="float" office:value="0.000280760619722881" calcext:value-type="float">
            <text:p>0.000280760619723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G13])" office:value-type="float" office:value="2.56393448711555" calcext:value-type="float">
            <text:p>2.56393448711555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G14])" office:value-type="float" office:value="2.80224815800291" calcext:value-type="float">
            <text:p>2.80224815800291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36618264511846" calcext:value-type="float">
            <text:p>5.36618264511846</text:p>
          </table:table-cell>
          <table:table-cell table:formula="of:=[.B17]+[.C9]" office:value-type="float" office:value="18.1830971533716" calcext:value-type="float">
            <text:p>18.1830971533716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5:15.194167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5:29.635378703</dc:date>
    <meta:editing-duration>PT8M45S</meta:editing-duration>
    <meta:editing-cycles>6</meta:editing-cycles>
    <meta:generator>LibreOffice/6.4.7.2$Linux_X86_64 LibreOffice_project/40$Build-2</meta:generator>
    <meta:document-statistic meta:table-count="1" meta:cell-count="40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92cm" svg:height="15.536cm" xlink:href=".." xlink:type="simple" chart:class="chart:scatter" chart:row-mapping="0 1" chart:style-name="ch1">
        <chart:legend chart:legend-position="end" svg:x="24.317cm" svg:y="7.22cm" style:legend-expansion="high" chart:style-name="ch2"/>
        <chart:plot-area chart:style-name="ch3" table:cell-range-address="tfoot4.B1:tfoot4.MG1 tfoot4.A6:tfoot4.MG6 tfoot4.A8:tfoot4.MG8" chart:data-source-has-labels="both" svg:x="0.551cm" svg:y="0.31cm" svg:width="23.215cm" svg:height="14.916cm">
          <chartooo:coordinate-region svg:x="1.569cm" svg:y="0.509cm" svg:width="22.01cm" svg:height="14.518cm"/>
          <chart:axis chart:dimension="x" chart:name="primary-x" chart:style-name="ch4" chartooo:axis-type="auto">
            <chart:categories table:cell-range-address="tfoot4.B1:tfoot4.M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4.B6:tfoot4.MG6" chart:label-cell-address="tfoot4.A6:tfoot4.A6" chart:class="chart:scatter">
            <chart:domain table:cell-range-address="tfoot4.B1:tfoot4.MG1"/>
            <chart:data-point chart:repeated="344"/>
          </chart:series>
          <chart:series chart:style-name="ch7" chart:values-cell-range-address="tfoot4.B8:tfoot4.MG8" chart:label-cell-address="tfoot4.A8:tfoot4.A8" chart:class="chart:scatter">
            <chart:data-point chart:repeated="3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4.B1:tfoot4.MG1</svg:desc>
                </draw:g>
              </table:table-cell>
              <table:table-cell office:value-type="float" office:value="0.100070476531982">
                <text:p>0.10007047653198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048080444">
                <text:p>0.166784048080444</text:p>
              </table:table-cell>
              <table:table-cell office:value-type="float" office:value="0.233497619628906">
                <text:p>0.233497619628906</text:p>
              </table:table-cell>
              <table:table-cell office:value-type="float" office:value="0.266854524612427">
                <text:p>0.266854524612427</text:p>
              </table:table-cell>
              <table:table-cell office:value-type="float" office:value="0.300211191177368">
                <text:p>0.300211191177368</text:p>
              </table:table-cell>
              <table:table-cell office:value-type="float" office:value="0.366925001144409">
                <text:p>0.366925001144409</text:p>
              </table:table-cell>
              <table:table-cell office:value-type="float" office:value="0.400281667709351">
                <text:p>0.400281667709351</text:p>
              </table:table-cell>
              <table:table-cell office:value-type="float" office:value="0.433638572692871">
                <text:p>0.433638572692871</text:p>
              </table:table-cell>
              <table:table-cell office:value-type="float" office:value="0.500351905822754">
                <text:p>0.500351905822754</text:p>
              </table:table-cell>
              <table:table-cell office:value-type="float" office:value="0.533708810806274">
                <text:p>0.533708810806274</text:p>
              </table:table-cell>
              <table:table-cell office:value-type="float" office:value="0.600422143936157">
                <text:p>0.600422143936157</text:p>
              </table:table-cell>
              <table:table-cell office:value-type="float" office:value="0.633779048919678">
                <text:p>0.633779048919678</text:p>
              </table:table-cell>
              <table:table-cell office:value-type="float" office:value="0.70049262046814">
                <text:p>0.70049262046814</text:p>
              </table:table-cell>
              <table:table-cell office:value-type="float" office:value="0.733849287033081">
                <text:p>0.733849287033081</text:p>
              </table:table-cell>
              <table:table-cell office:value-type="float" office:value="0.767205953598022">
                <text:p>0.767205953598022</text:p>
              </table:table-cell>
              <table:table-cell office:value-type="float" office:value="0.800563097000122">
                <text:p>0.800563097000122</text:p>
              </table:table-cell>
              <table:table-cell office:value-type="float" office:value="0.833920240402222">
                <text:p>0.833920240402222</text:p>
              </table:table-cell>
              <table:table-cell office:value-type="float" office:value="0.900634288787842">
                <text:p>0.900634288787842</text:p>
              </table:table-cell>
              <table:table-cell office:value-type="float" office:value="0.93399167060852">
                <text:p>0.93399167060852</text:p>
              </table:table-cell>
              <table:table-cell office:value-type="float" office:value="0.96734881401062">
                <text:p>0.96734881401062</text:p>
              </table:table-cell>
              <table:table-cell office:value-type="float" office:value="1.03406286239624">
                <text:p>1.03406286239624</text:p>
              </table:table-cell>
              <table:table-cell office:value-type="float" office:value="1.06742000579834">
                <text:p>1.06742000579834</text:p>
              </table:table-cell>
              <table:table-cell office:value-type="float" office:value="1.10077691078186">
                <text:p>1.10077691078186</text:p>
              </table:table-cell>
              <table:table-cell office:value-type="float" office:value="1.13413405418396">
                <text:p>1.13413405418396</text:p>
              </table:table-cell>
              <table:table-cell office:value-type="float" office:value="1.16749119758606">
                <text:p>1.16749119758606</text:p>
              </table:table-cell>
              <table:table-cell office:value-type="float" office:value="1.23420524597168">
                <text:p>1.23420524597168</text:p>
              </table:table-cell>
              <table:table-cell office:value-type="float" office:value="1.26756238937378">
                <text:p>1.26756238937378</text:p>
              </table:table-cell>
              <table:table-cell office:value-type="float" office:value="1.3009192943573">
                <text:p>1.3009192943573</text:p>
              </table:table-cell>
              <table:table-cell office:value-type="float" office:value="1.33427619934082">
                <text:p>1.33427619934082</text:p>
              </table:table-cell>
              <table:table-cell office:value-type="float" office:value="1.40099024772644">
                <text:p>1.40099024772644</text:p>
              </table:table-cell>
              <table:table-cell office:value-type="float" office:value="1.43434739112854">
                <text:p>1.43434739112854</text:p>
              </table:table-cell>
              <table:table-cell office:value-type="float" office:value="1.46770453453064">
                <text:p>1.46770453453064</text:p>
              </table:table-cell>
              <table:table-cell office:value-type="float" office:value="1.50106143951416">
                <text:p>1.50106143951416</text:p>
              </table:table-cell>
              <table:table-cell office:value-type="float" office:value="1.5677752494812">
                <text:p>1.5677752494812</text:p>
              </table:table-cell>
              <table:table-cell office:value-type="float" office:value="1.60113215446472">
                <text:p>1.60113215446472</text:p>
              </table:table-cell>
              <table:table-cell office:value-type="float" office:value="1.63448929786682">
                <text:p>1.63448929786682</text:p>
              </table:table-cell>
              <table:table-cell office:value-type="float" office:value="1.66784620285034">
                <text:p>1.66784620285034</text:p>
              </table:table-cell>
              <table:table-cell office:value-type="float" office:value="1.73456025123596">
                <text:p>1.73456025123596</text:p>
              </table:table-cell>
              <table:table-cell office:value-type="float" office:value="1.83462977409363">
                <text:p>1.83462977409363</text:p>
              </table:table-cell>
              <table:table-cell office:value-type="float" office:value="1.90134239196777">
                <text:p>1.90134239196777</text:p>
              </table:table-cell>
              <table:table-cell office:value-type="float" office:value="1.96805500984192">
                <text:p>1.96805500984192</text:p>
              </table:table-cell>
              <table:table-cell office:value-type="float" office:value="2.0014111995697">
                <text:p>2.0014111995697</text:p>
              </table:table-cell>
              <table:table-cell office:value-type="float" office:value="2.06812381744385">
                <text:p>2.06812381744385</text:p>
              </table:table-cell>
              <table:table-cell office:value-type="float" office:value="2.13483619689941">
                <text:p>2.13483619689941</text:p>
              </table:table-cell>
              <table:table-cell office:value-type="float" office:value="2.20154881477356">
                <text:p>2.20154881477356</text:p>
              </table:table-cell>
              <table:table-cell office:value-type="float" office:value="2.23490500450134">
                <text:p>2.23490500450134</text:p>
              </table:table-cell>
              <table:table-cell office:value-type="float" office:value="2.26826119422913">
                <text:p>2.26826119422913</text:p>
              </table:table-cell>
              <table:table-cell office:value-type="float" office:value="2.30161738395691">
                <text:p>2.30161738395691</text:p>
              </table:table-cell>
              <table:table-cell office:value-type="float" office:value="2.33497357368469">
                <text:p>2.33497357368469</text:p>
              </table:table-cell>
              <table:table-cell office:value-type="float" office:value="2.36832976341248">
                <text:p>2.36832976341248</text:p>
              </table:table-cell>
              <table:table-cell office:value-type="float" office:value="2.46839833259583">
                <text:p>2.46839833259583</text:p>
              </table:table-cell>
              <table:table-cell office:value-type="float" office:value="2.53511071205139">
                <text:p>2.53511071205139</text:p>
              </table:table-cell>
              <table:table-cell office:value-type="float" office:value="2.63517904281616">
                <text:p>2.63517904281616</text:p>
              </table:table-cell>
              <table:table-cell office:value-type="float" office:value="2.70189118385315">
                <text:p>2.70189118385315</text:p>
              </table:table-cell>
              <table:table-cell office:value-type="float" office:value="2.73524737358093">
                <text:p>2.73524737358093</text:p>
              </table:table-cell>
              <table:table-cell office:value-type="float" office:value="2.80195927619934">
                <text:p>2.80195927619934</text:p>
              </table:table-cell>
              <table:table-cell office:value-type="float" office:value="2.86867070198059">
                <text:p>2.86867070198059</text:p>
              </table:table-cell>
              <table:table-cell office:value-type="float" office:value="2.93538212776184">
                <text:p>2.93538212776184</text:p>
              </table:table-cell>
              <table:table-cell office:value-type="float" office:value="3.03544902801514">
                <text:p>3.03544902801514</text:p>
              </table:table-cell>
              <table:table-cell office:value-type="float" office:value="3.16887140274048">
                <text:p>3.16887140274048</text:p>
              </table:table-cell>
              <table:table-cell office:value-type="float" office:value="3.26893782615662">
                <text:p>3.26893782615662</text:p>
              </table:table-cell>
              <table:table-cell office:value-type="float" office:value="3.30229353904724">
                <text:p>3.30229353904724</text:p>
              </table:table-cell>
              <table:table-cell office:value-type="float" office:value="3.33564901351929">
                <text:p>3.33564901351929</text:p>
              </table:table-cell>
              <table:table-cell office:value-type="float" office:value="3.4023597240448">
                <text:p>3.4023597240448</text:p>
              </table:table-cell>
              <table:table-cell office:value-type="float" office:value="3.46907067298889">
                <text:p>3.46907067298889</text:p>
              </table:table-cell>
              <table:table-cell office:value-type="float" office:value="3.5357813835144">
                <text:p>3.5357813835144</text:p>
              </table:table-cell>
              <table:table-cell office:value-type="float" office:value="3.73591351509094">
                <text:p>3.73591351509094</text:p>
              </table:table-cell>
              <table:table-cell office:value-type="float" office:value="3.93605184555054">
                <text:p>3.93605184555054</text:p>
              </table:table-cell>
              <table:table-cell office:value-type="float" office:value="3.96940851211548">
                <text:p>3.96940851211548</text:p>
              </table:table-cell>
              <table:table-cell office:value-type="float" office:value="4.00276517868042">
                <text:p>4.00276517868042</text:p>
              </table:table-cell>
              <table:table-cell office:value-type="float" office:value="4.03612184524536">
                <text:p>4.03612184524536</text:p>
              </table:table-cell>
              <table:table-cell office:value-type="float" office:value="4.10283517837524">
                <text:p>4.10283517837524</text:p>
              </table:table-cell>
              <table:table-cell office:value-type="float" office:value="4.13619184494019">
                <text:p>4.13619184494019</text:p>
              </table:table-cell>
              <table:table-cell office:value-type="float" office:value="4.23626160621643">
                <text:p>4.23626160621643</text:p>
              </table:table-cell>
              <table:table-cell office:value-type="float" office:value="4.30297470092773">
                <text:p>4.30297470092773</text:p>
              </table:table-cell>
              <table:table-cell office:value-type="float" office:value="4.36968779563904">
                <text:p>4.36968779563904</text:p>
              </table:table-cell>
              <table:table-cell office:value-type="float" office:value="4.46975755691528">
                <text:p>4.46975755691528</text:p>
              </table:table-cell>
              <table:table-cell office:value-type="float" office:value="4.53647065162659">
                <text:p>4.53647065162659</text:p>
              </table:table-cell>
              <table:table-cell office:value-type="float" office:value="4.60318350791931">
                <text:p>4.60318350791931</text:p>
              </table:table-cell>
              <table:table-cell office:value-type="float" office:value="4.66989660263062">
                <text:p>4.66989660263062</text:p>
              </table:table-cell>
              <table:table-cell office:value-type="float" office:value="4.87004351615906">
                <text:p>4.87004351615906</text:p>
              </table:table-cell>
              <table:table-cell office:value-type="float" office:value="5.03684020042419">
                <text:p>5.03684020042419</text:p>
              </table:table-cell>
              <table:table-cell office:value-type="float" office:value="5.1035590171814">
                <text:p>5.1035590171814</text:p>
              </table:table-cell>
              <table:table-cell office:value-type="float" office:value="5.17027807235718">
                <text:p>5.17027807235718</text:p>
              </table:table-cell>
              <table:table-cell office:value-type="float" office:value="5.23699688911438">
                <text:p>5.23699688911438</text:p>
              </table:table-cell>
              <table:table-cell office:value-type="float" office:value="5.30371618270874">
                <text:p>5.30371618270874</text:p>
              </table:table-cell>
              <table:table-cell office:value-type="float" office:value="5.3704354763031">
                <text:p>5.3704354763031</text:p>
              </table:table-cell>
              <table:table-cell office:value-type="float" office:value="5.43715500831604">
                <text:p>5.43715500831604</text:p>
              </table:table-cell>
              <table:table-cell office:value-type="float" office:value="5.47051453590393">
                <text:p>5.47051453590393</text:p>
              </table:table-cell>
              <table:table-cell office:value-type="float" office:value="5.73739314079285">
                <text:p>5.73739314079285</text:p>
              </table:table-cell>
              <table:table-cell office:value-type="float" office:value="5.80411052703857">
                <text:p>5.80411052703857</text:p>
              </table:table-cell>
              <table:table-cell office:value-type="float" office:value="5.87082481384277">
                <text:p>5.87082481384277</text:p>
              </table:table-cell>
              <table:table-cell office:value-type="float" office:value="5.90418195724487">
                <text:p>5.90418195724487</text:p>
              </table:table-cell>
              <table:table-cell office:value-type="float" office:value="5.97089648246765">
                <text:p>5.97089648246765</text:p>
              </table:table-cell>
              <table:table-cell office:value-type="float" office:value="6.00425362586975">
                <text:p>6.00425362586975</text:p>
              </table:table-cell>
              <table:table-cell office:value-type="float" office:value="6.07096791267395">
                <text:p>6.07096791267395</text:p>
              </table:table-cell>
              <table:table-cell office:value-type="float" office:value="6.50461077690125">
                <text:p>6.50461077690125</text:p>
              </table:table-cell>
              <table:table-cell office:value-type="float" office:value="6.60468173027039">
                <text:p>6.60468173027039</text:p>
              </table:table-cell>
              <table:table-cell office:value-type="float" office:value="6.67139577865601">
                <text:p>6.67139577865601</text:p>
              </table:table-cell>
              <table:table-cell office:value-type="float" office:value="6.70475316047668">
                <text:p>6.70475316047668</text:p>
              </table:table-cell>
              <table:table-cell office:value-type="float" office:value="6.80482363700867">
                <text:p>6.80482363700867</text:p>
              </table:table-cell>
              <table:table-cell office:value-type="float" office:value="6.87153673171997">
                <text:p>6.87153673171997</text:p>
              </table:table-cell>
              <table:table-cell office:value-type="float" office:value="6.9382495880127">
                <text:p>6.9382495880127</text:p>
              </table:table-cell>
              <table:table-cell office:value-type="float" office:value="7.17174482345581">
                <text:p>7.17174482345581</text:p>
              </table:table-cell>
              <table:table-cell office:value-type="float" office:value="7.23845767974854">
                <text:p>7.23845767974854</text:p>
              </table:table-cell>
              <table:table-cell office:value-type="float" office:value="7.43859601020813">
                <text:p>7.43859601020813</text:p>
              </table:table-cell>
              <table:table-cell office:value-type="float" office:value="7.50530862808228">
                <text:p>7.50530862808228</text:p>
              </table:table-cell>
              <table:table-cell office:value-type="float" office:value="7.63873410224915">
                <text:p>7.63873410224915</text:p>
              </table:table-cell>
              <table:table-cell office:value-type="float" office:value="7.70544672012329">
                <text:p>7.70544672012329</text:p>
              </table:table-cell>
              <table:table-cell office:value-type="float" office:value="7.73880314826965">
                <text:p>7.73880314826965</text:p>
              </table:table-cell>
              <table:table-cell office:value-type="float" office:value="7.80551552772522">
                <text:p>7.80551552772522</text:p>
              </table:table-cell>
              <table:table-cell office:value-type="float" office:value="7.87222743034363">
                <text:p>7.87222743034363</text:p>
              </table:table-cell>
              <table:table-cell office:value-type="float" office:value="7.97229552268982">
                <text:p>7.97229552268982</text:p>
              </table:table-cell>
              <table:table-cell office:value-type="float" office:value="8.03900766372681">
                <text:p>8.03900766372681</text:p>
              </table:table-cell>
              <table:table-cell office:value-type="float" office:value="8.10571956634522">
                <text:p>8.10571956634522</text:p>
              </table:table-cell>
              <table:table-cell office:value-type="float" office:value="8.17243146896362">
                <text:p>8.17243146896362</text:p>
              </table:table-cell>
              <table:table-cell office:value-type="float" office:value="8.30585503578186">
                <text:p>8.30585503578186</text:p>
              </table:table-cell>
              <table:table-cell office:value-type="float" office:value="8.37256669998169">
                <text:p>8.37256669998169</text:p>
              </table:table-cell>
              <table:table-cell office:value-type="float" office:value="8.43927836418152">
                <text:p>8.43927836418152</text:p>
              </table:table-cell>
              <table:table-cell office:value-type="float" office:value="8.53934597969055">
                <text:p>8.53934597969055</text:p>
              </table:table-cell>
              <table:table-cell office:value-type="float" office:value="8.6060574054718">
                <text:p>8.6060574054718</text:p>
              </table:table-cell>
              <table:table-cell office:value-type="float" office:value="8.67276883125305">
                <text:p>8.67276883125305</text:p>
              </table:table-cell>
              <table:table-cell office:value-type="float" office:value="8.70612478256226">
                <text:p>8.70612478256226</text:p>
              </table:table-cell>
              <table:table-cell office:value-type="float" office:value="8.80619430541992">
                <text:p>8.80619430541992</text:p>
              </table:table-cell>
              <table:table-cell office:value-type="float" office:value="8.8729100227356">
                <text:p>8.8729100227356</text:p>
              </table:table-cell>
              <table:table-cell office:value-type="float" office:value="9.13977432250977">
                <text:p>9.13977432250977</text:p>
              </table:table-cell>
              <table:table-cell office:value-type="float" office:value="9.20649027824402">
                <text:p>9.20649027824402</text:p>
              </table:table-cell>
              <table:table-cell office:value-type="float" office:value="9.23984861373901">
                <text:p>9.23984861373901</text:p>
              </table:table-cell>
              <table:table-cell office:value-type="float" office:value="9.30656456947327">
                <text:p>9.30656456947327</text:p>
              </table:table-cell>
              <table:table-cell office:value-type="float" office:value="9.37328100204468">
                <text:p>9.37328100204468</text:p>
              </table:table-cell>
              <table:table-cell office:value-type="float" office:value="9.43999719619751">
                <text:p>9.43999719619751</text:p>
              </table:table-cell>
              <table:table-cell office:value-type="float" office:value="9.50671315193176">
                <text:p>9.50671315193176</text:p>
              </table:table-cell>
              <table:table-cell office:value-type="float" office:value="9.64014601707459">
                <text:p>9.64014601707459</text:p>
              </table:table-cell>
              <table:table-cell office:value-type="float" office:value="9.706862449646">
                <text:p>9.706862449646</text:p>
              </table:table-cell>
              <table:table-cell office:value-type="float" office:value="9.74022054672241">
                <text:p>9.74022054672241</text:p>
              </table:table-cell>
              <table:table-cell office:value-type="float" office:value="9.80693793296814">
                <text:p>9.80693793296814</text:p>
              </table:table-cell>
              <table:table-cell office:value-type="float" office:value="9.84029722213745">
                <text:p>9.84029722213745</text:p>
              </table:table-cell>
              <table:table-cell office:value-type="float" office:value="9.87365627288818">
                <text:p>9.87365627288818</text:p>
              </table:table-cell>
              <table:table-cell office:value-type="float" office:value="9.97373461723328">
                <text:p>9.97373461723328</text:p>
              </table:table-cell>
              <table:table-cell office:value-type="float" office:value="10.0404531955719">
                <text:p>10.0404531955719</text:p>
              </table:table-cell>
              <table:table-cell office:value-type="float" office:value="10.1071722507477">
                <text:p>10.1071722507477</text:p>
              </table:table-cell>
              <table:table-cell office:value-type="float" office:value="10.140531539917">
                <text:p>10.140531539917</text:p>
              </table:table-cell>
              <table:table-cell office:value-type="float" office:value="10.2072508335114">
                <text:p>10.2072508335114</text:p>
              </table:table-cell>
              <table:table-cell office:value-type="float" office:value="10.2406103610992">
                <text:p>10.2406103610992</text:p>
              </table:table-cell>
              <table:table-cell office:value-type="float" office:value="10.2739701271057">
                <text:p>10.2739701271057</text:p>
              </table:table-cell>
              <table:table-cell office:value-type="float" office:value="10.3073296546936">
                <text:p>10.3073296546936</text:p>
              </table:table-cell>
              <table:table-cell office:value-type="float" office:value="10.3406894207001">
                <text:p>10.3406894207001</text:p>
              </table:table-cell>
              <table:table-cell office:value-type="float" office:value="10.4074087142944">
                <text:p>10.4074087142944</text:p>
              </table:table-cell>
              <table:table-cell office:value-type="float" office:value="10.474128484726">
                <text:p>10.474128484726</text:p>
              </table:table-cell>
              <table:table-cell office:value-type="float" office:value="10.5408480167389">
                <text:p>10.5408480167389</text:p>
              </table:table-cell>
              <table:table-cell office:value-type="float" office:value="10.607568025589">
                <text:p>10.607568025589</text:p>
              </table:table-cell>
              <table:table-cell office:value-type="float" office:value="10.6409277915955">
                <text:p>10.6409277915955</text:p>
              </table:table-cell>
              <table:table-cell office:value-type="float" office:value="10.6742880344391">
                <text:p>10.6742880344391</text:p>
              </table:table-cell>
              <table:table-cell office:value-type="float" office:value="10.7410080432892">
                <text:p>10.7410080432892</text:p>
              </table:table-cell>
              <table:table-cell office:value-type="float" office:value="10.9077985286713">
                <text:p>10.9077985286713</text:p>
              </table:table-cell>
              <table:table-cell office:value-type="float" office:value="11.0078711509705">
                <text:p>11.0078711509705</text:p>
              </table:table-cell>
              <table:table-cell office:value-type="float" office:value="11.0745866298676">
                <text:p>11.0745866298676</text:p>
              </table:table-cell>
              <table:table-cell office:value-type="float" office:value="11.1413016319275">
                <text:p>11.1413016319275</text:p>
              </table:table-cell>
              <table:table-cell office:value-type="float" office:value="11.208016872406">
                <text:p>11.208016872406</text:p>
              </table:table-cell>
              <table:table-cell office:value-type="float" office:value="11.3080897331238">
                <text:p>11.3080897331238</text:p>
              </table:table-cell>
              <table:table-cell office:value-type="float" office:value="11.4748778343201">
                <text:p>11.4748778343201</text:p>
              </table:table-cell>
              <table:table-cell office:value-type="float" office:value="11.675023317337">
                <text:p>11.675023317337</text:p>
              </table:table-cell>
              <table:table-cell office:value-type="float" office:value="11.7417385578156">
                <text:p>11.7417385578156</text:p>
              </table:table-cell>
              <table:table-cell office:value-type="float" office:value="11.8418118953705">
                <text:p>11.8418118953705</text:p>
              </table:table-cell>
              <table:table-cell office:value-type="float" office:value="11.9085276126862">
                <text:p>11.9085276126862</text:p>
              </table:table-cell>
              <table:table-cell office:value-type="float" office:value="11.9418857097626">
                <text:p>11.9418857097626</text:p>
              </table:table-cell>
              <table:table-cell office:value-type="float" office:value="11.9752435684204">
                <text:p>11.9752435684204</text:p>
              </table:table-cell>
              <table:table-cell office:value-type="float" office:value="12.0419592857361">
                <text:p>12.0419592857361</text:p>
              </table:table-cell>
              <table:table-cell office:value-type="float" office:value="12.2421069145203">
                <text:p>12.2421069145203</text:p>
              </table:table-cell>
              <table:table-cell office:value-type="float" office:value="12.2754647731781">
                <text:p>12.2754647731781</text:p>
              </table:table-cell>
              <table:table-cell office:value-type="float" office:value="12.3088226318359">
                <text:p>12.3088226318359</text:p>
              </table:table-cell>
              <table:table-cell office:value-type="float" office:value="12.3421807289124">
                <text:p>12.3421807289124</text:p>
              </table:table-cell>
              <table:table-cell office:value-type="float" office:value="12.4088966846466">
                <text:p>12.4088966846466</text:p>
              </table:table-cell>
              <table:table-cell office:value-type="float" office:value="12.6090440750122">
                <text:p>12.6090440750122</text:p>
              </table:table-cell>
              <table:table-cell office:value-type="float" office:value="12.6757597923279">
                <text:p>12.6757597923279</text:p>
              </table:table-cell>
              <table:table-cell office:value-type="float" office:value="12.7091178894043">
                <text:p>12.7091178894043</text:p>
              </table:table-cell>
              <table:table-cell office:value-type="float" office:value="12.7424757480621">
                <text:p>12.7424757480621</text:p>
              </table:table-cell>
              <table:table-cell office:value-type="float" office:value="12.8091909885406">
                <text:p>12.8091909885406</text:p>
              </table:table-cell>
              <table:table-cell office:value-type="float" office:value="12.8759059906006">
                <text:p>12.8759059906006</text:p>
              </table:table-cell>
              <table:table-cell office:value-type="float" office:value="12.9092633724213">
                <text:p>12.9092633724213</text:p>
              </table:table-cell>
              <table:table-cell office:value-type="float" office:value="12.9759783744812">
                <text:p>12.9759783744812</text:p>
              </table:table-cell>
              <table:table-cell office:value-type="float" office:value="13.0426931381226">
                <text:p>13.0426931381226</text:p>
              </table:table-cell>
              <table:table-cell office:value-type="float" office:value="13.1094081401825">
                <text:p>13.1094081401825</text:p>
              </table:table-cell>
              <table:table-cell office:value-type="float" office:value="13.1761231422424">
                <text:p>13.1761231422424</text:p>
              </table:table-cell>
              <table:table-cell office:value-type="float" office:value="13.2428381443024">
                <text:p>13.2428381443024</text:p>
              </table:table-cell>
              <table:table-cell office:value-type="float" office:value="13.5430557727814">
                <text:p>13.5430557727814</text:p>
              </table:table-cell>
              <table:table-cell office:value-type="float" office:value="13.5764133930206">
                <text:p>13.5764133930206</text:p>
              </table:table-cell>
              <table:table-cell office:value-type="float" office:value="13.6431286334991">
                <text:p>13.6431286334991</text:p>
              </table:table-cell>
              <table:table-cell office:value-type="float" office:value="13.7098436355591">
                <text:p>13.7098436355591</text:p>
              </table:table-cell>
              <table:table-cell office:value-type="float" office:value="13.776558637619">
                <text:p>13.776558637619</text:p>
              </table:table-cell>
              <table:table-cell office:value-type="float" office:value="13.8099157810211">
                <text:p>13.8099157810211</text:p>
              </table:table-cell>
              <table:table-cell office:value-type="float" office:value="13.8766300678253">
                <text:p>13.8766300678253</text:p>
              </table:table-cell>
              <table:table-cell office:value-type="float" office:value="14.0100584030151">
                <text:p>14.0100584030151</text:p>
              </table:table-cell>
              <table:table-cell office:value-type="float" office:value="14.2435579299927">
                <text:p>14.2435579299927</text:p>
              </table:table-cell>
              <table:table-cell office:value-type="float" office:value="14.3102722167969">
                <text:p>14.3102722167969</text:p>
              </table:table-cell>
              <table:table-cell office:value-type="float" office:value="14.343629360199">
                <text:p>14.343629360199</text:p>
              </table:table-cell>
              <table:table-cell office:value-type="float" office:value="14.4437003135681">
                <text:p>14.4437003135681</text:p>
              </table:table-cell>
              <table:table-cell office:value-type="float" office:value="14.5104143619537">
                <text:p>14.5104143619537</text:p>
              </table:table-cell>
              <table:table-cell office:value-type="float" office:value="14.5771286487579">
                <text:p>14.5771286487579</text:p>
              </table:table-cell>
              <table:table-cell office:value-type="float" office:value="14.6104855537415">
                <text:p>14.6104855537415</text:p>
              </table:table-cell>
              <table:table-cell office:value-type="float" office:value="14.8106286525726">
                <text:p>14.8106286525726</text:p>
              </table:table-cell>
              <table:table-cell office:value-type="float" office:value="14.8439865112305">
                <text:p>14.8439865112305</text:p>
              </table:table-cell>
              <table:table-cell office:value-type="float" office:value="14.8773446083069">
                <text:p>14.8773446083069</text:p>
              </table:table-cell>
              <table:table-cell office:value-type="float" office:value="14.9440603256226">
                <text:p>14.9440603256226</text:p>
              </table:table-cell>
              <table:table-cell office:value-type="float" office:value="15.0107765197754">
                <text:p>15.0107765197754</text:p>
              </table:table-cell>
              <table:table-cell office:value-type="float" office:value="15.1442084312439">
                <text:p>15.1442084312439</text:p>
              </table:table-cell>
              <table:table-cell office:value-type="float" office:value="15.2109243869781">
                <text:p>15.2109243869781</text:p>
              </table:table-cell>
              <table:table-cell office:value-type="float" office:value="15.4110724925995">
                <text:p>15.4110724925995</text:p>
              </table:table-cell>
              <table:table-cell office:value-type="float" office:value="15.5111465454102">
                <text:p>15.5111465454102</text:p>
              </table:table-cell>
              <table:table-cell office:value-type="float" office:value="15.544504404068">
                <text:p>15.544504404068</text:p>
              </table:table-cell>
              <table:table-cell office:value-type="float" office:value="15.6112205982208">
                <text:p>15.6112205982208</text:p>
              </table:table-cell>
              <table:table-cell office:value-type="float" office:value="15.6445786952972">
                <text:p>15.6445786952972</text:p>
              </table:table-cell>
              <table:table-cell office:value-type="float" office:value="15.7112948894501">
                <text:p>15.7112948894501</text:p>
              </table:table-cell>
              <table:table-cell office:value-type="float" office:value="15.7780108451843">
                <text:p>15.7780108451843</text:p>
              </table:table-cell>
              <table:table-cell office:value-type="float" office:value="15.9114396572113">
                <text:p>15.9114396572113</text:p>
              </table:table-cell>
              <table:table-cell office:value-type="float" office:value="16.1115827560425">
                <text:p>16.1115827560425</text:p>
              </table:table-cell>
              <table:table-cell office:value-type="float" office:value="16.1449398994446">
                <text:p>16.1449398994446</text:p>
              </table:table-cell>
              <table:table-cell office:value-type="float" office:value="16.2116541862488">
                <text:p>16.2116541862488</text:p>
              </table:table-cell>
              <table:table-cell office:value-type="float" office:value="16.278368473053">
                <text:p>16.278368473053</text:p>
              </table:table-cell>
              <table:table-cell office:value-type="float" office:value="16.3450829982758">
                <text:p>16.3450829982758</text:p>
              </table:table-cell>
              <table:table-cell office:value-type="float" office:value="16.3784401416779">
                <text:p>16.3784401416779</text:p>
              </table:table-cell>
              <table:table-cell office:value-type="float" office:value="16.4451544284821">
                <text:p>16.4451544284821</text:p>
              </table:table-cell>
              <table:table-cell office:value-type="float" office:value="16.5118687152863">
                <text:p>16.5118687152863</text:p>
              </table:table-cell>
              <table:table-cell office:value-type="float" office:value="16.578583240509">
                <text:p>16.578583240509</text:p>
              </table:table-cell>
              <table:table-cell office:value-type="float" office:value="16.6452975273132">
                <text:p>16.6452975273132</text:p>
              </table:table-cell>
              <table:table-cell office:value-type="float" office:value="16.8454413414001">
                <text:p>16.8454413414001</text:p>
              </table:table-cell>
              <table:table-cell office:value-type="float" office:value="16.9121565818787">
                <text:p>16.9121565818787</text:p>
              </table:table-cell>
              <table:table-cell office:value-type="float" office:value="17.0122294425964">
                <text:p>17.0122294425964</text:p>
              </table:table-cell>
              <table:table-cell office:value-type="float" office:value="17.078944683075">
                <text:p>17.078944683075</text:p>
              </table:table-cell>
              <table:table-cell office:value-type="float" office:value="17.1456599235535">
                <text:p>17.1456599235535</text:p>
              </table:table-cell>
              <table:table-cell office:value-type="float" office:value="17.1790177822113">
                <text:p>17.1790177822113</text:p>
              </table:table-cell>
              <table:table-cell office:value-type="float" office:value="17.2123754024506">
                <text:p>17.2123754024506</text:p>
              </table:table-cell>
              <table:table-cell office:value-type="float" office:value="17.4458789825439">
                <text:p>17.4458789825439</text:p>
              </table:table-cell>
              <table:table-cell office:value-type="float" office:value="17.5125946998596">
                <text:p>17.5125946998596</text:p>
              </table:table-cell>
              <table:table-cell office:value-type="float" office:value="17.5793099403381">
                <text:p>17.5793099403381</text:p>
              </table:table-cell>
              <table:table-cell office:value-type="float" office:value="17.6126675605774">
                <text:p>17.6126675605774</text:p>
              </table:table-cell>
              <table:table-cell office:value-type="float" office:value="17.7127408981323">
                <text:p>17.7127408981323</text:p>
              </table:table-cell>
              <table:table-cell office:value-type="float" office:value="17.7794561386108">
                <text:p>17.7794561386108</text:p>
              </table:table-cell>
              <table:table-cell office:value-type="float" office:value="17.87952876091">
                <text:p>17.87952876091</text:p>
              </table:table-cell>
              <table:table-cell office:value-type="float" office:value="17.9462435245514">
                <text:p>17.9462435245514</text:p>
              </table:table-cell>
              <table:table-cell office:value-type="float" office:value="18.0129585266113">
                <text:p>18.0129585266113</text:p>
              </table:table-cell>
              <table:table-cell office:value-type="float" office:value="18.0796735286713">
                <text:p>18.0796735286713</text:p>
              </table:table-cell>
              <table:table-cell office:value-type="float" office:value="18.1463882923126">
                <text:p>18.1463882923126</text:p>
              </table:table-cell>
              <table:table-cell office:value-type="float" office:value="18.1797456741333">
                <text:p>18.1797456741333</text:p>
              </table:table-cell>
              <table:table-cell office:value-type="float" office:value="18.2798182964325">
                <text:p>18.2798182964325</text:p>
              </table:table-cell>
              <table:table-cell office:value-type="float" office:value="18.3465330600739">
                <text:p>18.3465330600739</text:p>
              </table:table-cell>
              <table:table-cell office:value-type="float" office:value="18.3798904418945">
                <text:p>18.3798904418945</text:p>
              </table:table-cell>
              <table:table-cell office:value-type="float" office:value="18.6467502117157">
                <text:p>18.6467502117157</text:p>
              </table:table-cell>
              <table:table-cell office:value-type="float" office:value="18.7134649753571">
                <text:p>18.7134649753571</text:p>
              </table:table-cell>
              <table:table-cell office:value-type="float" office:value="18.7801797389984">
                <text:p>18.7801797389984</text:p>
              </table:table-cell>
              <table:table-cell office:value-type="float" office:value="18.8468947410583">
                <text:p>18.8468947410583</text:p>
              </table:table-cell>
              <table:table-cell office:value-type="float" office:value="18.9136097431183">
                <text:p>18.9136097431183</text:p>
              </table:table-cell>
              <table:table-cell office:value-type="float" office:value="18.9803245067596">
                <text:p>18.9803245067596</text:p>
              </table:table-cell>
              <table:table-cell office:value-type="float" office:value="19.0803968906403">
                <text:p>19.0803968906403</text:p>
              </table:table-cell>
              <table:table-cell office:value-type="float" office:value="19.1471116542816">
                <text:p>19.1471116542816</text:p>
              </table:table-cell>
              <table:table-cell office:value-type="float" office:value="19.2138266563416">
                <text:p>19.2138266563416</text:p>
              </table:table-cell>
              <table:table-cell office:value-type="float" office:value="19.2471840381622">
                <text:p>19.2471840381622</text:p>
              </table:table-cell>
              <table:table-cell office:value-type="float" office:value="19.4139714241028">
                <text:p>19.4139714241028</text:p>
              </table:table-cell>
              <table:table-cell office:value-type="float" office:value="19.4806861877441">
                <text:p>19.4806861877441</text:p>
              </table:table-cell>
              <table:table-cell office:value-type="float" office:value="19.5474009513855">
                <text:p>19.5474009513855</text:p>
              </table:table-cell>
              <table:table-cell office:value-type="float" office:value="19.6141159534454">
                <text:p>19.6141159534454</text:p>
              </table:table-cell>
              <table:table-cell office:value-type="float" office:value="19.6808307170868">
                <text:p>19.6808307170868</text:p>
              </table:table-cell>
              <table:table-cell office:value-type="float" office:value="19.7475454807282">
                <text:p>19.7475454807282</text:p>
              </table:table-cell>
              <table:table-cell office:value-type="float" office:value="19.8142595291138">
                <text:p>19.8142595291138</text:p>
              </table:table-cell>
              <table:table-cell office:value-type="float" office:value="19.8809735774994">
                <text:p>19.8809735774994</text:p>
              </table:table-cell>
              <table:table-cell office:value-type="float" office:value="19.9476871490479">
                <text:p>19.9476871490479</text:p>
              </table:table-cell>
              <table:table-cell office:value-type="float" office:value="20.0477576255798">
                <text:p>20.0477576255798</text:p>
              </table:table-cell>
              <table:table-cell office:value-type="float" office:value="20.1144714355469">
                <text:p>20.1144714355469</text:p>
              </table:table-cell>
              <table:table-cell office:value-type="float" office:value="20.1478281021118">
                <text:p>20.1478281021118</text:p>
              </table:table-cell>
              <table:table-cell office:value-type="float" office:value="20.2145416736603">
                <text:p>20.2145416736603</text:p>
              </table:table-cell>
              <table:table-cell office:value-type="float" office:value="20.2478983402252">
                <text:p>20.2478983402252</text:p>
              </table:table-cell>
              <table:table-cell office:value-type="float" office:value="20.2812552452087">
                <text:p>20.2812552452087</text:p>
              </table:table-cell>
              <table:table-cell office:value-type="float" office:value="20.3146119117737">
                <text:p>20.3146119117737</text:p>
              </table:table-cell>
              <table:table-cell office:value-type="float" office:value="20.3813254833221">
                <text:p>20.3813254833221</text:p>
              </table:table-cell>
              <table:table-cell office:value-type="float" office:value="20.4146823883057">
                <text:p>20.4146823883057</text:p>
              </table:table-cell>
              <table:table-cell office:value-type="float" office:value="20.4813959598541">
                <text:p>20.4813959598541</text:p>
              </table:table-cell>
              <table:table-cell office:value-type="float" office:value="20.5481095314026">
                <text:p>20.5481095314026</text:p>
              </table:table-cell>
              <table:table-cell office:value-type="float" office:value="20.6148228645325">
                <text:p>20.6148228645325</text:p>
              </table:table-cell>
              <table:table-cell office:value-type="float" office:value="20.648179769516">
                <text:p>20.648179769516</text:p>
              </table:table-cell>
              <table:table-cell office:value-type="float" office:value="20.6815364360809">
                <text:p>20.6815364360809</text:p>
              </table:table-cell>
              <table:table-cell office:value-type="float" office:value="20.7148931026459">
                <text:p>20.7148931026459</text:p>
              </table:table-cell>
              <table:table-cell office:value-type="float" office:value="20.7816069126129">
                <text:p>20.7816069126129</text:p>
              </table:table-cell>
              <table:table-cell office:value-type="float" office:value="20.8483209609985">
                <text:p>20.8483209609985</text:p>
              </table:table-cell>
              <table:table-cell office:value-type="float" office:value="20.9150350093842">
                <text:p>20.9150350093842</text:p>
              </table:table-cell>
              <table:table-cell office:value-type="float" office:value="20.9817490577698">
                <text:p>20.9817490577698</text:p>
              </table:table-cell>
              <table:table-cell office:value-type="float" office:value="21.048463344574">
                <text:p>21.048463344574</text:p>
              </table:table-cell>
              <table:table-cell office:value-type="float" office:value="21.1151773929596">
                <text:p>21.1151773929596</text:p>
              </table:table-cell>
              <table:table-cell office:value-type="float" office:value="21.1818916797638">
                <text:p>21.1818916797638</text:p>
              </table:table-cell>
              <table:table-cell office:value-type="float" office:value="21.2486057281494">
                <text:p>21.2486057281494</text:p>
              </table:table-cell>
              <table:table-cell office:value-type="float" office:value="21.315319776535">
                <text:p>21.315319776535</text:p>
              </table:table-cell>
              <table:table-cell office:value-type="float" office:value="21.3820338249207">
                <text:p>21.3820338249207</text:p>
              </table:table-cell>
              <table:table-cell office:value-type="float" office:value="21.4487478733063">
                <text:p>21.4487478733063</text:p>
              </table:table-cell>
              <table:table-cell office:value-type="float" office:value="21.4821050167084">
                <text:p>21.4821050167084</text:p>
              </table:table-cell>
              <table:table-cell office:value-type="float" office:value="21.5488193035126">
                <text:p>21.5488193035126</text:p>
              </table:table-cell>
              <table:table-cell office:value-type="float" office:value="21.5821762084961">
                <text:p>21.5821762084961</text:p>
              </table:table-cell>
              <table:table-cell office:value-type="float" office:value="21.6488902568817">
                <text:p>21.6488902568817</text:p>
              </table:table-cell>
              <table:table-cell office:value-type="float" office:value="21.6822471618652">
                <text:p>21.6822471618652</text:p>
              </table:table-cell>
              <table:table-cell office:value-type="float" office:value="21.782318353653">
                <text:p>21.782318353653</text:p>
              </table:table-cell>
              <table:table-cell office:value-type="float" office:value="21.8490333557129">
                <text:p>21.8490333557129</text:p>
              </table:table-cell>
              <table:table-cell office:value-type="float" office:value="21.9491062164307">
                <text:p>21.9491062164307</text:p>
              </table:table-cell>
              <table:table-cell office:value-type="float" office:value="22.0158214569092">
                <text:p>22.0158214569092</text:p>
              </table:table-cell>
              <table:table-cell office:value-type="float" office:value="22.0825366973877">
                <text:p>22.0825366973877</text:p>
              </table:table-cell>
              <table:table-cell office:value-type="float" office:value="22.1492519378662">
                <text:p>22.1492519378662</text:p>
              </table:table-cell>
              <table:table-cell office:value-type="float" office:value="22.2159671783447">
                <text:p>22.2159671783447</text:p>
              </table:table-cell>
              <table:table-cell office:value-type="float" office:value="22.2826824188232">
                <text:p>22.2826824188232</text:p>
              </table:table-cell>
              <table:table-cell office:value-type="float" office:value="22.3160400390625">
                <text:p>22.3160400390625</text:p>
              </table:table-cell>
              <table:table-cell office:value-type="float" office:value="22.382755279541">
                <text:p>22.382755279541</text:p>
              </table:table-cell>
              <table:table-cell office:value-type="float" office:value="22.4494705200195">
                <text:p>22.4494705200195</text:p>
              </table:table-cell>
              <table:table-cell office:value-type="float" office:value="22.5161859989166">
                <text:p>22.5161859989166</text:p>
              </table:table-cell>
              <table:table-cell office:value-type="float" office:value="22.5829012393951">
                <text:p>22.5829012393951</text:p>
              </table:table-cell>
              <table:table-cell office:value-type="float" office:value="22.6496164798737">
                <text:p>22.6496164798737</text:p>
              </table:table-cell>
              <table:table-cell office:value-type="float" office:value="22.7163319587707">
                <text:p>22.7163319587707</text:p>
              </table:table-cell>
              <table:table-cell office:value-type="float" office:value="22.7830471992493">
                <text:p>22.7830471992493</text:p>
              </table:table-cell>
              <table:table-cell office:value-type="float" office:value="22.8497612476349">
                <text:p>22.8497612476349</text:p>
              </table:table-cell>
              <table:table-cell office:value-type="float" office:value="22.9164755344391">
                <text:p>22.9164755344391</text:p>
              </table:table-cell>
              <table:table-cell office:value-type="float" office:value="22.9498324394226">
                <text:p>22.9498324394226</text:p>
              </table:table-cell>
              <table:table-cell office:value-type="float" office:value="23.0165462493896">
                <text:p>23.0165462493896</text:p>
              </table:table-cell>
              <table:table-cell office:value-type="float" office:value="23.0832602977753">
                <text:p>23.0832602977753</text:p>
              </table:table-cell>
              <table:table-cell office:value-type="float" office:value="23.1499743461609">
                <text:p>23.1499743461609</text:p>
              </table:table-cell>
              <table:table-cell office:value-type="float" office:value="23.1833312511444">
                <text:p>23.1833312511444</text:p>
              </table:table-cell>
              <table:table-cell office:value-type="float" office:value="23.2166883945465">
                <text:p>23.2166883945465</text:p>
              </table:table-cell>
              <table:table-cell office:value-type="float" office:value="23.2834022045135">
                <text:p>23.2834022045135</text:p>
              </table:table-cell>
              <table:table-cell office:value-type="float" office:value="23.3167591094971">
                <text:p>23.3167591094971</text:p>
              </table:table-cell>
              <table:table-cell office:value-type="float" office:value="23.3501160144806">
                <text:p>23.3501160144806</text:p>
              </table:table-cell>
              <table:table-cell office:value-type="float" office:value="23.3834729194641">
                <text:p>23.3834729194641</text:p>
              </table:table-cell>
              <table:table-cell office:value-type="float" office:value="23.4168300628662">
                <text:p>23.4168300628662</text:p>
              </table:table-cell>
              <table:table-cell office:value-type="float" office:value="23.4501869678497">
                <text:p>23.4501869678497</text:p>
              </table:table-cell>
              <table:table-cell office:value-type="float" office:value="23.4835438728332">
                <text:p>23.4835438728332</text:p>
              </table:table-cell>
              <table:table-cell office:value-type="float" office:value="23.5502576828003">
                <text:p>23.5502576828003</text:p>
              </table:table-cell>
              <table:table-cell office:value-type="float" office:value="23.6169714927673">
                <text:p>23.6169714927673</text:p>
              </table:table-cell>
              <table:table-cell office:value-type="float" office:value="23.683685541153">
                <text:p>23.683685541153</text:p>
              </table:table-cell>
              <table:table-cell office:value-type="float" office:value="23.75039935112">
                <text:p>23.75039935112</text:p>
              </table:table-cell>
              <table:table-cell office:value-type="float" office:value="23.8171198368072">
                <text:p>23.8171198368072</text:p>
              </table:table-cell>
              <table:table-cell office:value-type="float" office:value="23.8838467597961">
                <text:p>23.8838467597961</text:p>
              </table:table-cell>
              <table:table-cell office:value-type="float" office:value="23.9172105789185">
                <text:p>23.9172105789185</text:p>
              </table:table-cell>
              <table:table-cell office:value-type="float" office:value="23.9505741596222">
                <text:p>23.9505741596222</text:p>
              </table:table-cell>
              <table:table-cell office:value-type="float" office:value="24.0173015594482">
                <text:p>24.0173015594482</text:p>
              </table:table-cell>
              <table:table-cell office:value-type="float" office:value="24.0506653785706">
                <text:p>24.0506653785706</text:p>
              </table:table-cell>
              <table:table-cell office:value-type="float" office:value="24.0840291976929">
                <text:p>24.0840291976929</text:p>
              </table:table-cell>
              <table:table-cell office:value-type="float" office:value="24.1173932552338">
                <text:p>24.1173932552338</text:p>
              </table:table-cell>
              <table:table-cell office:value-type="float" office:value="24.1507570743561">
                <text:p>24.1507570743561</text:p>
              </table:table-cell>
              <table:table-cell office:value-type="float" office:value="24.1841208934784">
                <text:p>24.184120893478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4.B1:tfoot4.MG1</svg:desc>
                </draw:g>
              </table:table-cell>
              <table:table-cell office:value-type="float" office:value="0.100070476531982">
                <text:p>0.100070476531982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166784048080444">
                <text:p>0.166784048080444</text:p>
              </table:table-cell>
              <table:table-cell office:value-type="float" office:value="0.233497619628906">
                <text:p>0.233497619628906</text:p>
              </table:table-cell>
              <table:table-cell office:value-type="float" office:value="0.266854524612427">
                <text:p>0.266854524612427</text:p>
              </table:table-cell>
              <table:table-cell office:value-type="float" office:value="0.300211191177368">
                <text:p>0.300211191177368</text:p>
              </table:table-cell>
              <table:table-cell office:value-type="float" office:value="0.366925001144409">
                <text:p>0.366925001144409</text:p>
              </table:table-cell>
              <table:table-cell office:value-type="float" office:value="0.400281667709351">
                <text:p>0.400281667709351</text:p>
              </table:table-cell>
              <table:table-cell office:value-type="float" office:value="0.433638572692871">
                <text:p>0.433638572692871</text:p>
              </table:table-cell>
              <table:table-cell office:value-type="float" office:value="0.500351905822754">
                <text:p>0.500351905822754</text:p>
              </table:table-cell>
              <table:table-cell office:value-type="float" office:value="0.533708810806274">
                <text:p>0.533708810806274</text:p>
              </table:table-cell>
              <table:table-cell office:value-type="float" office:value="0.600422143936157">
                <text:p>0.600422143936157</text:p>
              </table:table-cell>
              <table:table-cell office:value-type="float" office:value="0.633779048919678">
                <text:p>0.633779048919678</text:p>
              </table:table-cell>
              <table:table-cell office:value-type="float" office:value="0.70049262046814">
                <text:p>0.70049262046814</text:p>
              </table:table-cell>
              <table:table-cell office:value-type="float" office:value="0.733849287033081">
                <text:p>0.733849287033081</text:p>
              </table:table-cell>
              <table:table-cell office:value-type="float" office:value="0.767205953598022">
                <text:p>0.767205953598022</text:p>
              </table:table-cell>
              <table:table-cell office:value-type="float" office:value="0.800563097000122">
                <text:p>0.800563097000122</text:p>
              </table:table-cell>
              <table:table-cell office:value-type="float" office:value="0.833920240402222">
                <text:p>0.833920240402222</text:p>
              </table:table-cell>
              <table:table-cell office:value-type="float" office:value="0.900634288787842">
                <text:p>0.900634288787842</text:p>
              </table:table-cell>
              <table:table-cell office:value-type="float" office:value="0.93399167060852">
                <text:p>0.93399167060852</text:p>
              </table:table-cell>
              <table:table-cell office:value-type="float" office:value="0.96734881401062">
                <text:p>0.96734881401062</text:p>
              </table:table-cell>
              <table:table-cell office:value-type="float" office:value="1.03406286239624">
                <text:p>1.03406286239624</text:p>
              </table:table-cell>
              <table:table-cell office:value-type="float" office:value="1.06742000579834">
                <text:p>1.06742000579834</text:p>
              </table:table-cell>
              <table:table-cell office:value-type="float" office:value="1.10077691078186">
                <text:p>1.10077691078186</text:p>
              </table:table-cell>
              <table:table-cell office:value-type="float" office:value="1.13413405418396">
                <text:p>1.13413405418396</text:p>
              </table:table-cell>
              <table:table-cell office:value-type="float" office:value="1.16749119758606">
                <text:p>1.16749119758606</text:p>
              </table:table-cell>
              <table:table-cell office:value-type="float" office:value="1.23420524597168">
                <text:p>1.23420524597168</text:p>
              </table:table-cell>
              <table:table-cell office:value-type="float" office:value="1.26756238937378">
                <text:p>1.26756238937378</text:p>
              </table:table-cell>
              <table:table-cell office:value-type="float" office:value="1.3009192943573">
                <text:p>1.3009192943573</text:p>
              </table:table-cell>
              <table:table-cell office:value-type="float" office:value="1.33427619934082">
                <text:p>1.33427619934082</text:p>
              </table:table-cell>
              <table:table-cell office:value-type="float" office:value="1.40099024772644">
                <text:p>1.40099024772644</text:p>
              </table:table-cell>
              <table:table-cell office:value-type="float" office:value="1.43434739112854">
                <text:p>1.43434739112854</text:p>
              </table:table-cell>
              <table:table-cell office:value-type="float" office:value="1.46770453453064">
                <text:p>1.46770453453064</text:p>
              </table:table-cell>
              <table:table-cell office:value-type="float" office:value="1.50106143951416">
                <text:p>1.50106143951416</text:p>
              </table:table-cell>
              <table:table-cell office:value-type="float" office:value="1.5677752494812">
                <text:p>1.5677752494812</text:p>
              </table:table-cell>
              <table:table-cell office:value-type="float" office:value="1.60113215446472">
                <text:p>1.60113215446472</text:p>
              </table:table-cell>
              <table:table-cell office:value-type="float" office:value="1.63448929786682">
                <text:p>1.63448929786682</text:p>
              </table:table-cell>
              <table:table-cell office:value-type="float" office:value="1.66784620285034">
                <text:p>1.66784620285034</text:p>
              </table:table-cell>
              <table:table-cell office:value-type="float" office:value="1.73456025123596">
                <text:p>1.73456025123596</text:p>
              </table:table-cell>
              <table:table-cell office:value-type="float" office:value="1.83462977409363">
                <text:p>1.83462977409363</text:p>
              </table:table-cell>
              <table:table-cell office:value-type="float" office:value="1.90134239196777">
                <text:p>1.90134239196777</text:p>
              </table:table-cell>
              <table:table-cell office:value-type="float" office:value="1.96805500984192">
                <text:p>1.96805500984192</text:p>
              </table:table-cell>
              <table:table-cell office:value-type="float" office:value="2.0014111995697">
                <text:p>2.0014111995697</text:p>
              </table:table-cell>
              <table:table-cell office:value-type="float" office:value="2.06812381744385">
                <text:p>2.06812381744385</text:p>
              </table:table-cell>
              <table:table-cell office:value-type="float" office:value="2.13483619689941">
                <text:p>2.13483619689941</text:p>
              </table:table-cell>
              <table:table-cell office:value-type="float" office:value="2.20154881477356">
                <text:p>2.20154881477356</text:p>
              </table:table-cell>
              <table:table-cell office:value-type="float" office:value="2.23490500450134">
                <text:p>2.23490500450134</text:p>
              </table:table-cell>
              <table:table-cell office:value-type="float" office:value="2.26826119422913">
                <text:p>2.26826119422913</text:p>
              </table:table-cell>
              <table:table-cell office:value-type="float" office:value="2.30161738395691">
                <text:p>2.30161738395691</text:p>
              </table:table-cell>
              <table:table-cell office:value-type="float" office:value="2.33497357368469">
                <text:p>2.33497357368469</text:p>
              </table:table-cell>
              <table:table-cell office:value-type="float" office:value="2.36832976341248">
                <text:p>2.36832976341248</text:p>
              </table:table-cell>
              <table:table-cell office:value-type="float" office:value="2.46839833259583">
                <text:p>2.46839833259583</text:p>
              </table:table-cell>
              <table:table-cell office:value-type="float" office:value="2.53511071205139">
                <text:p>2.53511071205139</text:p>
              </table:table-cell>
              <table:table-cell office:value-type="float" office:value="2.63517904281616">
                <text:p>2.63517904281616</text:p>
              </table:table-cell>
              <table:table-cell office:value-type="float" office:value="2.70189118385315">
                <text:p>2.70189118385315</text:p>
              </table:table-cell>
              <table:table-cell office:value-type="float" office:value="2.73524737358093">
                <text:p>2.73524737358093</text:p>
              </table:table-cell>
              <table:table-cell office:value-type="float" office:value="2.80195927619934">
                <text:p>2.80195927619934</text:p>
              </table:table-cell>
              <table:table-cell office:value-type="float" office:value="2.86867070198059">
                <text:p>2.86867070198059</text:p>
              </table:table-cell>
              <table:table-cell office:value-type="float" office:value="2.93538212776184">
                <text:p>2.93538212776184</text:p>
              </table:table-cell>
              <table:table-cell office:value-type="float" office:value="3.03544902801514">
                <text:p>3.03544902801514</text:p>
              </table:table-cell>
              <table:table-cell office:value-type="float" office:value="3.16887140274048">
                <text:p>3.16887140274048</text:p>
              </table:table-cell>
              <table:table-cell office:value-type="float" office:value="3.26893782615662">
                <text:p>3.26893782615662</text:p>
              </table:table-cell>
              <table:table-cell office:value-type="float" office:value="3.30229353904724">
                <text:p>3.30229353904724</text:p>
              </table:table-cell>
              <table:table-cell office:value-type="float" office:value="3.33564901351929">
                <text:p>3.33564901351929</text:p>
              </table:table-cell>
              <table:table-cell office:value-type="float" office:value="3.4023597240448">
                <text:p>3.4023597240448</text:p>
              </table:table-cell>
              <table:table-cell office:value-type="float" office:value="3.46907067298889">
                <text:p>3.46907067298889</text:p>
              </table:table-cell>
              <table:table-cell office:value-type="float" office:value="3.5357813835144">
                <text:p>3.5357813835144</text:p>
              </table:table-cell>
              <table:table-cell office:value-type="float" office:value="3.73591351509094">
                <text:p>3.73591351509094</text:p>
              </table:table-cell>
              <table:table-cell office:value-type="float" office:value="3.93605184555054">
                <text:p>3.93605184555054</text:p>
              </table:table-cell>
              <table:table-cell office:value-type="float" office:value="3.96940851211548">
                <text:p>3.96940851211548</text:p>
              </table:table-cell>
              <table:table-cell office:value-type="float" office:value="4.00276517868042">
                <text:p>4.00276517868042</text:p>
              </table:table-cell>
              <table:table-cell office:value-type="float" office:value="4.03612184524536">
                <text:p>4.03612184524536</text:p>
              </table:table-cell>
              <table:table-cell office:value-type="float" office:value="4.10283517837524">
                <text:p>4.10283517837524</text:p>
              </table:table-cell>
              <table:table-cell office:value-type="float" office:value="4.13619184494019">
                <text:p>4.13619184494019</text:p>
              </table:table-cell>
              <table:table-cell office:value-type="float" office:value="4.23626160621643">
                <text:p>4.23626160621643</text:p>
              </table:table-cell>
              <table:table-cell office:value-type="float" office:value="4.30297470092773">
                <text:p>4.30297470092773</text:p>
              </table:table-cell>
              <table:table-cell office:value-type="float" office:value="4.36968779563904">
                <text:p>4.36968779563904</text:p>
              </table:table-cell>
              <table:table-cell office:value-type="float" office:value="4.46975755691528">
                <text:p>4.46975755691528</text:p>
              </table:table-cell>
              <table:table-cell office:value-type="float" office:value="4.53647065162659">
                <text:p>4.53647065162659</text:p>
              </table:table-cell>
              <table:table-cell office:value-type="float" office:value="4.60318350791931">
                <text:p>4.60318350791931</text:p>
              </table:table-cell>
              <table:table-cell office:value-type="float" office:value="4.66989660263062">
                <text:p>4.66989660263062</text:p>
              </table:table-cell>
              <table:table-cell office:value-type="float" office:value="4.87004351615906">
                <text:p>4.87004351615906</text:p>
              </table:table-cell>
              <table:table-cell office:value-type="float" office:value="5.03684020042419">
                <text:p>5.03684020042419</text:p>
              </table:table-cell>
              <table:table-cell office:value-type="float" office:value="5.1035590171814">
                <text:p>5.1035590171814</text:p>
              </table:table-cell>
              <table:table-cell office:value-type="float" office:value="5.17027807235718">
                <text:p>5.17027807235718</text:p>
              </table:table-cell>
              <table:table-cell office:value-type="float" office:value="5.23699688911438">
                <text:p>5.23699688911438</text:p>
              </table:table-cell>
              <table:table-cell office:value-type="float" office:value="5.30371618270874">
                <text:p>5.30371618270874</text:p>
              </table:table-cell>
              <table:table-cell office:value-type="float" office:value="5.3704354763031">
                <text:p>5.3704354763031</text:p>
              </table:table-cell>
              <table:table-cell office:value-type="float" office:value="5.43715500831604">
                <text:p>5.43715500831604</text:p>
              </table:table-cell>
              <table:table-cell office:value-type="float" office:value="5.47051453590393">
                <text:p>5.47051453590393</text:p>
              </table:table-cell>
              <table:table-cell office:value-type="float" office:value="5.73739314079285">
                <text:p>5.73739314079285</text:p>
              </table:table-cell>
              <table:table-cell office:value-type="float" office:value="5.80411052703857">
                <text:p>5.80411052703857</text:p>
              </table:table-cell>
              <table:table-cell office:value-type="float" office:value="5.87082481384277">
                <text:p>5.87082481384277</text:p>
              </table:table-cell>
              <table:table-cell office:value-type="float" office:value="5.90418195724487">
                <text:p>5.90418195724487</text:p>
              </table:table-cell>
              <table:table-cell office:value-type="float" office:value="5.97089648246765">
                <text:p>5.97089648246765</text:p>
              </table:table-cell>
              <table:table-cell office:value-type="float" office:value="6.00425362586975">
                <text:p>6.00425362586975</text:p>
              </table:table-cell>
              <table:table-cell office:value-type="float" office:value="6.07096791267395">
                <text:p>6.07096791267395</text:p>
              </table:table-cell>
              <table:table-cell office:value-type="float" office:value="6.50461077690125">
                <text:p>6.50461077690125</text:p>
              </table:table-cell>
              <table:table-cell office:value-type="float" office:value="6.60468173027039">
                <text:p>6.60468173027039</text:p>
              </table:table-cell>
              <table:table-cell office:value-type="float" office:value="6.67139577865601">
                <text:p>6.67139577865601</text:p>
              </table:table-cell>
              <table:table-cell office:value-type="float" office:value="6.70475316047668">
                <text:p>6.70475316047668</text:p>
              </table:table-cell>
              <table:table-cell office:value-type="float" office:value="6.80482363700867">
                <text:p>6.80482363700867</text:p>
              </table:table-cell>
              <table:table-cell office:value-type="float" office:value="6.87153673171997">
                <text:p>6.87153673171997</text:p>
              </table:table-cell>
              <table:table-cell office:value-type="float" office:value="6.9382495880127">
                <text:p>6.9382495880127</text:p>
              </table:table-cell>
              <table:table-cell office:value-type="float" office:value="7.17174482345581">
                <text:p>7.17174482345581</text:p>
              </table:table-cell>
              <table:table-cell office:value-type="float" office:value="7.23845767974854">
                <text:p>7.23845767974854</text:p>
              </table:table-cell>
              <table:table-cell office:value-type="float" office:value="7.43859601020813">
                <text:p>7.43859601020813</text:p>
              </table:table-cell>
              <table:table-cell office:value-type="float" office:value="7.50530862808228">
                <text:p>7.50530862808228</text:p>
              </table:table-cell>
              <table:table-cell office:value-type="float" office:value="7.63873410224915">
                <text:p>7.63873410224915</text:p>
              </table:table-cell>
              <table:table-cell office:value-type="float" office:value="7.70544672012329">
                <text:p>7.70544672012329</text:p>
              </table:table-cell>
              <table:table-cell office:value-type="float" office:value="7.73880314826965">
                <text:p>7.73880314826965</text:p>
              </table:table-cell>
              <table:table-cell office:value-type="float" office:value="7.80551552772522">
                <text:p>7.80551552772522</text:p>
              </table:table-cell>
              <table:table-cell office:value-type="float" office:value="7.87222743034363">
                <text:p>7.87222743034363</text:p>
              </table:table-cell>
              <table:table-cell office:value-type="float" office:value="7.97229552268982">
                <text:p>7.97229552268982</text:p>
              </table:table-cell>
              <table:table-cell office:value-type="float" office:value="8.03900766372681">
                <text:p>8.03900766372681</text:p>
              </table:table-cell>
              <table:table-cell office:value-type="float" office:value="8.10571956634522">
                <text:p>8.10571956634522</text:p>
              </table:table-cell>
              <table:table-cell office:value-type="float" office:value="8.17243146896362">
                <text:p>8.17243146896362</text:p>
              </table:table-cell>
              <table:table-cell office:value-type="float" office:value="8.30585503578186">
                <text:p>8.30585503578186</text:p>
              </table:table-cell>
              <table:table-cell office:value-type="float" office:value="8.37256669998169">
                <text:p>8.37256669998169</text:p>
              </table:table-cell>
              <table:table-cell office:value-type="float" office:value="8.43927836418152">
                <text:p>8.43927836418152</text:p>
              </table:table-cell>
              <table:table-cell office:value-type="float" office:value="8.53934597969055">
                <text:p>8.53934597969055</text:p>
              </table:table-cell>
              <table:table-cell office:value-type="float" office:value="8.6060574054718">
                <text:p>8.6060574054718</text:p>
              </table:table-cell>
              <table:table-cell office:value-type="float" office:value="8.67276883125305">
                <text:p>8.67276883125305</text:p>
              </table:table-cell>
              <table:table-cell office:value-type="float" office:value="8.70612478256226">
                <text:p>8.70612478256226</text:p>
              </table:table-cell>
              <table:table-cell office:value-type="float" office:value="8.80619430541992">
                <text:p>8.80619430541992</text:p>
              </table:table-cell>
              <table:table-cell office:value-type="float" office:value="8.8729100227356">
                <text:p>8.8729100227356</text:p>
              </table:table-cell>
              <table:table-cell office:value-type="float" office:value="9.13977432250977">
                <text:p>9.13977432250977</text:p>
              </table:table-cell>
              <table:table-cell office:value-type="float" office:value="9.20649027824402">
                <text:p>9.20649027824402</text:p>
              </table:table-cell>
              <table:table-cell office:value-type="float" office:value="9.23984861373901">
                <text:p>9.23984861373901</text:p>
              </table:table-cell>
              <table:table-cell office:value-type="float" office:value="9.30656456947327">
                <text:p>9.30656456947327</text:p>
              </table:table-cell>
              <table:table-cell office:value-type="float" office:value="9.37328100204468">
                <text:p>9.37328100204468</text:p>
              </table:table-cell>
              <table:table-cell office:value-type="float" office:value="9.43999719619751">
                <text:p>9.43999719619751</text:p>
              </table:table-cell>
              <table:table-cell office:value-type="float" office:value="9.50671315193176">
                <text:p>9.50671315193176</text:p>
              </table:table-cell>
              <table:table-cell office:value-type="float" office:value="9.64014601707459">
                <text:p>9.64014601707459</text:p>
              </table:table-cell>
              <table:table-cell office:value-type="float" office:value="9.706862449646">
                <text:p>9.706862449646</text:p>
              </table:table-cell>
              <table:table-cell office:value-type="float" office:value="9.74022054672241">
                <text:p>9.74022054672241</text:p>
              </table:table-cell>
              <table:table-cell office:value-type="float" office:value="9.80693793296814">
                <text:p>9.80693793296814</text:p>
              </table:table-cell>
              <table:table-cell office:value-type="float" office:value="9.84029722213745">
                <text:p>9.84029722213745</text:p>
              </table:table-cell>
              <table:table-cell office:value-type="float" office:value="9.87365627288818">
                <text:p>9.87365627288818</text:p>
              </table:table-cell>
              <table:table-cell office:value-type="float" office:value="9.97373461723328">
                <text:p>9.97373461723328</text:p>
              </table:table-cell>
              <table:table-cell office:value-type="float" office:value="10.0404531955719">
                <text:p>10.0404531955719</text:p>
              </table:table-cell>
              <table:table-cell office:value-type="float" office:value="10.1071722507477">
                <text:p>10.1071722507477</text:p>
              </table:table-cell>
              <table:table-cell office:value-type="float" office:value="10.140531539917">
                <text:p>10.140531539917</text:p>
              </table:table-cell>
              <table:table-cell office:value-type="float" office:value="10.2072508335114">
                <text:p>10.2072508335114</text:p>
              </table:table-cell>
              <table:table-cell office:value-type="float" office:value="10.2406103610992">
                <text:p>10.2406103610992</text:p>
              </table:table-cell>
              <table:table-cell office:value-type="float" office:value="10.2739701271057">
                <text:p>10.2739701271057</text:p>
              </table:table-cell>
              <table:table-cell office:value-type="float" office:value="10.3073296546936">
                <text:p>10.3073296546936</text:p>
              </table:table-cell>
              <table:table-cell office:value-type="float" office:value="10.3406894207001">
                <text:p>10.3406894207001</text:p>
              </table:table-cell>
              <table:table-cell office:value-type="float" office:value="10.4074087142944">
                <text:p>10.4074087142944</text:p>
              </table:table-cell>
              <table:table-cell office:value-type="float" office:value="10.474128484726">
                <text:p>10.474128484726</text:p>
              </table:table-cell>
              <table:table-cell office:value-type="float" office:value="10.5408480167389">
                <text:p>10.5408480167389</text:p>
              </table:table-cell>
              <table:table-cell office:value-type="float" office:value="10.607568025589">
                <text:p>10.607568025589</text:p>
              </table:table-cell>
              <table:table-cell office:value-type="float" office:value="10.6409277915955">
                <text:p>10.6409277915955</text:p>
              </table:table-cell>
              <table:table-cell office:value-type="float" office:value="10.6742880344391">
                <text:p>10.6742880344391</text:p>
              </table:table-cell>
              <table:table-cell office:value-type="float" office:value="10.7410080432892">
                <text:p>10.7410080432892</text:p>
              </table:table-cell>
              <table:table-cell office:value-type="float" office:value="10.9077985286713">
                <text:p>10.9077985286713</text:p>
              </table:table-cell>
              <table:table-cell office:value-type="float" office:value="11.0078711509705">
                <text:p>11.0078711509705</text:p>
              </table:table-cell>
              <table:table-cell office:value-type="float" office:value="11.0745866298676">
                <text:p>11.0745866298676</text:p>
              </table:table-cell>
              <table:table-cell office:value-type="float" office:value="11.1413016319275">
                <text:p>11.1413016319275</text:p>
              </table:table-cell>
              <table:table-cell office:value-type="float" office:value="11.208016872406">
                <text:p>11.208016872406</text:p>
              </table:table-cell>
              <table:table-cell office:value-type="float" office:value="11.3080897331238">
                <text:p>11.3080897331238</text:p>
              </table:table-cell>
              <table:table-cell office:value-type="float" office:value="11.4748778343201">
                <text:p>11.4748778343201</text:p>
              </table:table-cell>
              <table:table-cell office:value-type="float" office:value="11.675023317337">
                <text:p>11.675023317337</text:p>
              </table:table-cell>
              <table:table-cell office:value-type="float" office:value="11.7417385578156">
                <text:p>11.7417385578156</text:p>
              </table:table-cell>
              <table:table-cell office:value-type="float" office:value="11.8418118953705">
                <text:p>11.8418118953705</text:p>
              </table:table-cell>
              <table:table-cell office:value-type="float" office:value="11.9085276126862">
                <text:p>11.9085276126862</text:p>
              </table:table-cell>
              <table:table-cell office:value-type="float" office:value="11.9418857097626">
                <text:p>11.9418857097626</text:p>
              </table:table-cell>
              <table:table-cell office:value-type="float" office:value="11.9752435684204">
                <text:p>11.9752435684204</text:p>
              </table:table-cell>
              <table:table-cell office:value-type="float" office:value="12.0419592857361">
                <text:p>12.0419592857361</text:p>
              </table:table-cell>
              <table:table-cell office:value-type="float" office:value="12.2421069145203">
                <text:p>12.2421069145203</text:p>
              </table:table-cell>
              <table:table-cell office:value-type="float" office:value="12.2754647731781">
                <text:p>12.2754647731781</text:p>
              </table:table-cell>
              <table:table-cell office:value-type="float" office:value="12.3088226318359">
                <text:p>12.3088226318359</text:p>
              </table:table-cell>
              <table:table-cell office:value-type="float" office:value="12.3421807289124">
                <text:p>12.3421807289124</text:p>
              </table:table-cell>
              <table:table-cell office:value-type="float" office:value="12.4088966846466">
                <text:p>12.4088966846466</text:p>
              </table:table-cell>
              <table:table-cell office:value-type="float" office:value="12.6090440750122">
                <text:p>12.6090440750122</text:p>
              </table:table-cell>
              <table:table-cell office:value-type="float" office:value="12.6757597923279">
                <text:p>12.6757597923279</text:p>
              </table:table-cell>
              <table:table-cell office:value-type="float" office:value="12.7091178894043">
                <text:p>12.7091178894043</text:p>
              </table:table-cell>
              <table:table-cell office:value-type="float" office:value="12.7424757480621">
                <text:p>12.7424757480621</text:p>
              </table:table-cell>
              <table:table-cell office:value-type="float" office:value="12.8091909885406">
                <text:p>12.8091909885406</text:p>
              </table:table-cell>
              <table:table-cell office:value-type="float" office:value="12.8759059906006">
                <text:p>12.8759059906006</text:p>
              </table:table-cell>
              <table:table-cell office:value-type="float" office:value="12.9092633724213">
                <text:p>12.9092633724213</text:p>
              </table:table-cell>
              <table:table-cell office:value-type="float" office:value="12.9759783744812">
                <text:p>12.9759783744812</text:p>
              </table:table-cell>
              <table:table-cell office:value-type="float" office:value="13.0426931381226">
                <text:p>13.0426931381226</text:p>
              </table:table-cell>
              <table:table-cell office:value-type="float" office:value="13.1094081401825">
                <text:p>13.1094081401825</text:p>
              </table:table-cell>
              <table:table-cell office:value-type="float" office:value="13.1761231422424">
                <text:p>13.1761231422424</text:p>
              </table:table-cell>
              <table:table-cell office:value-type="float" office:value="13.2428381443024">
                <text:p>13.2428381443024</text:p>
              </table:table-cell>
              <table:table-cell office:value-type="float" office:value="13.5430557727814">
                <text:p>13.5430557727814</text:p>
              </table:table-cell>
              <table:table-cell office:value-type="float" office:value="13.5764133930206">
                <text:p>13.5764133930206</text:p>
              </table:table-cell>
              <table:table-cell office:value-type="float" office:value="13.6431286334991">
                <text:p>13.6431286334991</text:p>
              </table:table-cell>
              <table:table-cell office:value-type="float" office:value="13.7098436355591">
                <text:p>13.7098436355591</text:p>
              </table:table-cell>
              <table:table-cell office:value-type="float" office:value="13.776558637619">
                <text:p>13.776558637619</text:p>
              </table:table-cell>
              <table:table-cell office:value-type="float" office:value="13.8099157810211">
                <text:p>13.8099157810211</text:p>
              </table:table-cell>
              <table:table-cell office:value-type="float" office:value="13.8766300678253">
                <text:p>13.8766300678253</text:p>
              </table:table-cell>
              <table:table-cell office:value-type="float" office:value="14.0100584030151">
                <text:p>14.0100584030151</text:p>
              </table:table-cell>
              <table:table-cell office:value-type="float" office:value="14.2435579299927">
                <text:p>14.2435579299927</text:p>
              </table:table-cell>
              <table:table-cell office:value-type="float" office:value="14.3102722167969">
                <text:p>14.3102722167969</text:p>
              </table:table-cell>
              <table:table-cell office:value-type="float" office:value="14.343629360199">
                <text:p>14.343629360199</text:p>
              </table:table-cell>
              <table:table-cell office:value-type="float" office:value="14.4437003135681">
                <text:p>14.4437003135681</text:p>
              </table:table-cell>
              <table:table-cell office:value-type="float" office:value="14.5104143619537">
                <text:p>14.5104143619537</text:p>
              </table:table-cell>
              <table:table-cell office:value-type="float" office:value="14.5771286487579">
                <text:p>14.5771286487579</text:p>
              </table:table-cell>
              <table:table-cell office:value-type="float" office:value="14.6104855537415">
                <text:p>14.6104855537415</text:p>
              </table:table-cell>
              <table:table-cell office:value-type="float" office:value="14.8106286525726">
                <text:p>14.8106286525726</text:p>
              </table:table-cell>
              <table:table-cell office:value-type="float" office:value="14.8439865112305">
                <text:p>14.8439865112305</text:p>
              </table:table-cell>
              <table:table-cell office:value-type="float" office:value="14.8773446083069">
                <text:p>14.8773446083069</text:p>
              </table:table-cell>
              <table:table-cell office:value-type="float" office:value="14.9440603256226">
                <text:p>14.9440603256226</text:p>
              </table:table-cell>
              <table:table-cell office:value-type="float" office:value="15.0107765197754">
                <text:p>15.0107765197754</text:p>
              </table:table-cell>
              <table:table-cell office:value-type="float" office:value="15.1442084312439">
                <text:p>15.1442084312439</text:p>
              </table:table-cell>
              <table:table-cell office:value-type="float" office:value="15.2109243869781">
                <text:p>15.2109243869781</text:p>
              </table:table-cell>
              <table:table-cell office:value-type="float" office:value="15.4110724925995">
                <text:p>15.4110724925995</text:p>
              </table:table-cell>
              <table:table-cell office:value-type="float" office:value="15.5111465454102">
                <text:p>15.5111465454102</text:p>
              </table:table-cell>
              <table:table-cell office:value-type="float" office:value="15.544504404068">
                <text:p>15.544504404068</text:p>
              </table:table-cell>
              <table:table-cell office:value-type="float" office:value="15.6112205982208">
                <text:p>15.6112205982208</text:p>
              </table:table-cell>
              <table:table-cell office:value-type="float" office:value="15.6445786952972">
                <text:p>15.6445786952972</text:p>
              </table:table-cell>
              <table:table-cell office:value-type="float" office:value="15.7112948894501">
                <text:p>15.7112948894501</text:p>
              </table:table-cell>
              <table:table-cell office:value-type="float" office:value="15.7780108451843">
                <text:p>15.7780108451843</text:p>
              </table:table-cell>
              <table:table-cell office:value-type="float" office:value="15.9114396572113">
                <text:p>15.9114396572113</text:p>
              </table:table-cell>
              <table:table-cell office:value-type="float" office:value="16.1115827560425">
                <text:p>16.1115827560425</text:p>
              </table:table-cell>
              <table:table-cell office:value-type="float" office:value="16.1449398994446">
                <text:p>16.1449398994446</text:p>
              </table:table-cell>
              <table:table-cell office:value-type="float" office:value="16.2116541862488">
                <text:p>16.2116541862488</text:p>
              </table:table-cell>
              <table:table-cell office:value-type="float" office:value="16.278368473053">
                <text:p>16.278368473053</text:p>
              </table:table-cell>
              <table:table-cell office:value-type="float" office:value="16.3450829982758">
                <text:p>16.3450829982758</text:p>
              </table:table-cell>
              <table:table-cell office:value-type="float" office:value="16.3784401416779">
                <text:p>16.3784401416779</text:p>
              </table:table-cell>
              <table:table-cell office:value-type="float" office:value="16.4451544284821">
                <text:p>16.4451544284821</text:p>
              </table:table-cell>
              <table:table-cell office:value-type="float" office:value="16.5118687152863">
                <text:p>16.5118687152863</text:p>
              </table:table-cell>
              <table:table-cell office:value-type="float" office:value="16.578583240509">
                <text:p>16.578583240509</text:p>
              </table:table-cell>
              <table:table-cell office:value-type="float" office:value="16.6452975273132">
                <text:p>16.6452975273132</text:p>
              </table:table-cell>
              <table:table-cell office:value-type="float" office:value="16.8454413414001">
                <text:p>16.8454413414001</text:p>
              </table:table-cell>
              <table:table-cell office:value-type="float" office:value="16.9121565818787">
                <text:p>16.9121565818787</text:p>
              </table:table-cell>
              <table:table-cell office:value-type="float" office:value="17.0122294425964">
                <text:p>17.0122294425964</text:p>
              </table:table-cell>
              <table:table-cell office:value-type="float" office:value="17.078944683075">
                <text:p>17.078944683075</text:p>
              </table:table-cell>
              <table:table-cell office:value-type="float" office:value="17.1456599235535">
                <text:p>17.1456599235535</text:p>
              </table:table-cell>
              <table:table-cell office:value-type="float" office:value="17.1790177822113">
                <text:p>17.1790177822113</text:p>
              </table:table-cell>
              <table:table-cell office:value-type="float" office:value="17.2123754024506">
                <text:p>17.2123754024506</text:p>
              </table:table-cell>
              <table:table-cell office:value-type="float" office:value="17.4458789825439">
                <text:p>17.4458789825439</text:p>
              </table:table-cell>
              <table:table-cell office:value-type="float" office:value="17.5125946998596">
                <text:p>17.5125946998596</text:p>
              </table:table-cell>
              <table:table-cell office:value-type="float" office:value="17.5793099403381">
                <text:p>17.5793099403381</text:p>
              </table:table-cell>
              <table:table-cell office:value-type="float" office:value="17.6126675605774">
                <text:p>17.6126675605774</text:p>
              </table:table-cell>
              <table:table-cell office:value-type="float" office:value="17.7127408981323">
                <text:p>17.7127408981323</text:p>
              </table:table-cell>
              <table:table-cell office:value-type="float" office:value="17.7794561386108">
                <text:p>17.7794561386108</text:p>
              </table:table-cell>
              <table:table-cell office:value-type="float" office:value="17.87952876091">
                <text:p>17.87952876091</text:p>
              </table:table-cell>
              <table:table-cell office:value-type="float" office:value="17.9462435245514">
                <text:p>17.9462435245514</text:p>
              </table:table-cell>
              <table:table-cell office:value-type="float" office:value="18.0129585266113">
                <text:p>18.0129585266113</text:p>
              </table:table-cell>
              <table:table-cell office:value-type="float" office:value="18.0796735286713">
                <text:p>18.0796735286713</text:p>
              </table:table-cell>
              <table:table-cell office:value-type="float" office:value="18.1463882923126">
                <text:p>18.1463882923126</text:p>
              </table:table-cell>
              <table:table-cell office:value-type="float" office:value="18.1797456741333">
                <text:p>18.1797456741333</text:p>
              </table:table-cell>
              <table:table-cell office:value-type="float" office:value="18.2798182964325">
                <text:p>18.2798182964325</text:p>
              </table:table-cell>
              <table:table-cell office:value-type="float" office:value="18.3465330600739">
                <text:p>18.3465330600739</text:p>
              </table:table-cell>
              <table:table-cell office:value-type="float" office:value="18.3798904418945">
                <text:p>18.3798904418945</text:p>
              </table:table-cell>
              <table:table-cell office:value-type="float" office:value="18.6467502117157">
                <text:p>18.6467502117157</text:p>
              </table:table-cell>
              <table:table-cell office:value-type="float" office:value="18.7134649753571">
                <text:p>18.7134649753571</text:p>
              </table:table-cell>
              <table:table-cell office:value-type="float" office:value="18.7801797389984">
                <text:p>18.7801797389984</text:p>
              </table:table-cell>
              <table:table-cell office:value-type="float" office:value="18.8468947410583">
                <text:p>18.8468947410583</text:p>
              </table:table-cell>
              <table:table-cell office:value-type="float" office:value="18.9136097431183">
                <text:p>18.9136097431183</text:p>
              </table:table-cell>
              <table:table-cell office:value-type="float" office:value="18.9803245067596">
                <text:p>18.9803245067596</text:p>
              </table:table-cell>
              <table:table-cell office:value-type="float" office:value="19.0803968906403">
                <text:p>19.0803968906403</text:p>
              </table:table-cell>
              <table:table-cell office:value-type="float" office:value="19.1471116542816">
                <text:p>19.1471116542816</text:p>
              </table:table-cell>
              <table:table-cell office:value-type="float" office:value="19.2138266563416">
                <text:p>19.2138266563416</text:p>
              </table:table-cell>
              <table:table-cell office:value-type="float" office:value="19.2471840381622">
                <text:p>19.2471840381622</text:p>
              </table:table-cell>
              <table:table-cell office:value-type="float" office:value="19.4139714241028">
                <text:p>19.4139714241028</text:p>
              </table:table-cell>
              <table:table-cell office:value-type="float" office:value="19.4806861877441">
                <text:p>19.4806861877441</text:p>
              </table:table-cell>
              <table:table-cell office:value-type="float" office:value="19.5474009513855">
                <text:p>19.5474009513855</text:p>
              </table:table-cell>
              <table:table-cell office:value-type="float" office:value="19.6141159534454">
                <text:p>19.6141159534454</text:p>
              </table:table-cell>
              <table:table-cell office:value-type="float" office:value="19.6808307170868">
                <text:p>19.6808307170868</text:p>
              </table:table-cell>
              <table:table-cell office:value-type="float" office:value="19.7475454807282">
                <text:p>19.7475454807282</text:p>
              </table:table-cell>
              <table:table-cell office:value-type="float" office:value="19.8142595291138">
                <text:p>19.8142595291138</text:p>
              </table:table-cell>
              <table:table-cell office:value-type="float" office:value="19.8809735774994">
                <text:p>19.8809735774994</text:p>
              </table:table-cell>
              <table:table-cell office:value-type="float" office:value="19.9476871490479">
                <text:p>19.9476871490479</text:p>
              </table:table-cell>
              <table:table-cell office:value-type="float" office:value="20.0477576255798">
                <text:p>20.0477576255798</text:p>
              </table:table-cell>
              <table:table-cell office:value-type="float" office:value="20.1144714355469">
                <text:p>20.1144714355469</text:p>
              </table:table-cell>
              <table:table-cell office:value-type="float" office:value="20.1478281021118">
                <text:p>20.1478281021118</text:p>
              </table:table-cell>
              <table:table-cell office:value-type="float" office:value="20.2145416736603">
                <text:p>20.2145416736603</text:p>
              </table:table-cell>
              <table:table-cell office:value-type="float" office:value="20.2478983402252">
                <text:p>20.2478983402252</text:p>
              </table:table-cell>
              <table:table-cell office:value-type="float" office:value="20.2812552452087">
                <text:p>20.2812552452087</text:p>
              </table:table-cell>
              <table:table-cell office:value-type="float" office:value="20.3146119117737">
                <text:p>20.3146119117737</text:p>
              </table:table-cell>
              <table:table-cell office:value-type="float" office:value="20.3813254833221">
                <text:p>20.3813254833221</text:p>
              </table:table-cell>
              <table:table-cell office:value-type="float" office:value="20.4146823883057">
                <text:p>20.4146823883057</text:p>
              </table:table-cell>
              <table:table-cell office:value-type="float" office:value="20.4813959598541">
                <text:p>20.4813959598541</text:p>
              </table:table-cell>
              <table:table-cell office:value-type="float" office:value="20.5481095314026">
                <text:p>20.5481095314026</text:p>
              </table:table-cell>
              <table:table-cell office:value-type="float" office:value="20.6148228645325">
                <text:p>20.6148228645325</text:p>
              </table:table-cell>
              <table:table-cell office:value-type="float" office:value="20.648179769516">
                <text:p>20.648179769516</text:p>
              </table:table-cell>
              <table:table-cell office:value-type="float" office:value="20.6815364360809">
                <text:p>20.6815364360809</text:p>
              </table:table-cell>
              <table:table-cell office:value-type="float" office:value="20.7148931026459">
                <text:p>20.7148931026459</text:p>
              </table:table-cell>
              <table:table-cell office:value-type="float" office:value="20.7816069126129">
                <text:p>20.7816069126129</text:p>
              </table:table-cell>
              <table:table-cell office:value-type="float" office:value="20.8483209609985">
                <text:p>20.8483209609985</text:p>
              </table:table-cell>
              <table:table-cell office:value-type="float" office:value="20.9150350093842">
                <text:p>20.9150350093842</text:p>
              </table:table-cell>
              <table:table-cell office:value-type="float" office:value="20.9817490577698">
                <text:p>20.9817490577698</text:p>
              </table:table-cell>
              <table:table-cell office:value-type="float" office:value="21.048463344574">
                <text:p>21.048463344574</text:p>
              </table:table-cell>
              <table:table-cell office:value-type="float" office:value="21.1151773929596">
                <text:p>21.1151773929596</text:p>
              </table:table-cell>
              <table:table-cell office:value-type="float" office:value="21.1818916797638">
                <text:p>21.1818916797638</text:p>
              </table:table-cell>
              <table:table-cell office:value-type="float" office:value="21.2486057281494">
                <text:p>21.2486057281494</text:p>
              </table:table-cell>
              <table:table-cell office:value-type="float" office:value="21.315319776535">
                <text:p>21.315319776535</text:p>
              </table:table-cell>
              <table:table-cell office:value-type="float" office:value="21.3820338249207">
                <text:p>21.3820338249207</text:p>
              </table:table-cell>
              <table:table-cell office:value-type="float" office:value="21.4487478733063">
                <text:p>21.4487478733063</text:p>
              </table:table-cell>
              <table:table-cell office:value-type="float" office:value="21.4821050167084">
                <text:p>21.4821050167084</text:p>
              </table:table-cell>
              <table:table-cell office:value-type="float" office:value="21.5488193035126">
                <text:p>21.5488193035126</text:p>
              </table:table-cell>
              <table:table-cell office:value-type="float" office:value="21.5821762084961">
                <text:p>21.5821762084961</text:p>
              </table:table-cell>
              <table:table-cell office:value-type="float" office:value="21.6488902568817">
                <text:p>21.6488902568817</text:p>
              </table:table-cell>
              <table:table-cell office:value-type="float" office:value="21.6822471618652">
                <text:p>21.6822471618652</text:p>
              </table:table-cell>
              <table:table-cell office:value-type="float" office:value="21.782318353653">
                <text:p>21.782318353653</text:p>
              </table:table-cell>
              <table:table-cell office:value-type="float" office:value="21.8490333557129">
                <text:p>21.8490333557129</text:p>
              </table:table-cell>
              <table:table-cell office:value-type="float" office:value="21.9491062164307">
                <text:p>21.9491062164307</text:p>
              </table:table-cell>
              <table:table-cell office:value-type="float" office:value="22.0158214569092">
                <text:p>22.0158214569092</text:p>
              </table:table-cell>
              <table:table-cell office:value-type="float" office:value="22.0825366973877">
                <text:p>22.0825366973877</text:p>
              </table:table-cell>
              <table:table-cell office:value-type="float" office:value="22.1492519378662">
                <text:p>22.1492519378662</text:p>
              </table:table-cell>
              <table:table-cell office:value-type="float" office:value="22.2159671783447">
                <text:p>22.2159671783447</text:p>
              </table:table-cell>
              <table:table-cell office:value-type="float" office:value="22.2826824188232">
                <text:p>22.2826824188232</text:p>
              </table:table-cell>
              <table:table-cell office:value-type="float" office:value="22.3160400390625">
                <text:p>22.3160400390625</text:p>
              </table:table-cell>
              <table:table-cell office:value-type="float" office:value="22.382755279541">
                <text:p>22.382755279541</text:p>
              </table:table-cell>
              <table:table-cell office:value-type="float" office:value="22.4494705200195">
                <text:p>22.4494705200195</text:p>
              </table:table-cell>
              <table:table-cell office:value-type="float" office:value="22.5161859989166">
                <text:p>22.5161859989166</text:p>
              </table:table-cell>
              <table:table-cell office:value-type="float" office:value="22.5829012393951">
                <text:p>22.5829012393951</text:p>
              </table:table-cell>
              <table:table-cell office:value-type="float" office:value="22.6496164798737">
                <text:p>22.6496164798737</text:p>
              </table:table-cell>
              <table:table-cell office:value-type="float" office:value="22.7163319587707">
                <text:p>22.7163319587707</text:p>
              </table:table-cell>
              <table:table-cell office:value-type="float" office:value="22.7830471992493">
                <text:p>22.7830471992493</text:p>
              </table:table-cell>
              <table:table-cell office:value-type="float" office:value="22.8497612476349">
                <text:p>22.8497612476349</text:p>
              </table:table-cell>
              <table:table-cell office:value-type="float" office:value="22.9164755344391">
                <text:p>22.9164755344391</text:p>
              </table:table-cell>
              <table:table-cell office:value-type="float" office:value="22.9498324394226">
                <text:p>22.9498324394226</text:p>
              </table:table-cell>
              <table:table-cell office:value-type="float" office:value="23.0165462493896">
                <text:p>23.0165462493896</text:p>
              </table:table-cell>
              <table:table-cell office:value-type="float" office:value="23.0832602977753">
                <text:p>23.0832602977753</text:p>
              </table:table-cell>
              <table:table-cell office:value-type="float" office:value="23.1499743461609">
                <text:p>23.1499743461609</text:p>
              </table:table-cell>
              <table:table-cell office:value-type="float" office:value="23.1833312511444">
                <text:p>23.1833312511444</text:p>
              </table:table-cell>
              <table:table-cell office:value-type="float" office:value="23.2166883945465">
                <text:p>23.2166883945465</text:p>
              </table:table-cell>
              <table:table-cell office:value-type="float" office:value="23.2834022045135">
                <text:p>23.2834022045135</text:p>
              </table:table-cell>
              <table:table-cell office:value-type="float" office:value="23.3167591094971">
                <text:p>23.3167591094971</text:p>
              </table:table-cell>
              <table:table-cell office:value-type="float" office:value="23.3501160144806">
                <text:p>23.3501160144806</text:p>
              </table:table-cell>
              <table:table-cell office:value-type="float" office:value="23.3834729194641">
                <text:p>23.3834729194641</text:p>
              </table:table-cell>
              <table:table-cell office:value-type="float" office:value="23.4168300628662">
                <text:p>23.4168300628662</text:p>
              </table:table-cell>
              <table:table-cell office:value-type="float" office:value="23.4501869678497">
                <text:p>23.4501869678497</text:p>
              </table:table-cell>
              <table:table-cell office:value-type="float" office:value="23.4835438728332">
                <text:p>23.4835438728332</text:p>
              </table:table-cell>
              <table:table-cell office:value-type="float" office:value="23.5502576828003">
                <text:p>23.5502576828003</text:p>
              </table:table-cell>
              <table:table-cell office:value-type="float" office:value="23.6169714927673">
                <text:p>23.6169714927673</text:p>
              </table:table-cell>
              <table:table-cell office:value-type="float" office:value="23.683685541153">
                <text:p>23.683685541153</text:p>
              </table:table-cell>
              <table:table-cell office:value-type="float" office:value="23.75039935112">
                <text:p>23.75039935112</text:p>
              </table:table-cell>
              <table:table-cell office:value-type="float" office:value="23.8171198368072">
                <text:p>23.8171198368072</text:p>
              </table:table-cell>
              <table:table-cell office:value-type="float" office:value="23.8838467597961">
                <text:p>23.8838467597961</text:p>
              </table:table-cell>
              <table:table-cell office:value-type="float" office:value="23.9172105789185">
                <text:p>23.9172105789185</text:p>
              </table:table-cell>
              <table:table-cell office:value-type="float" office:value="23.9505741596222">
                <text:p>23.9505741596222</text:p>
              </table:table-cell>
              <table:table-cell office:value-type="float" office:value="24.0173015594482">
                <text:p>24.0173015594482</text:p>
              </table:table-cell>
              <table:table-cell office:value-type="float" office:value="24.0506653785706">
                <text:p>24.0506653785706</text:p>
              </table:table-cell>
              <table:table-cell office:value-type="float" office:value="24.0840291976929">
                <text:p>24.0840291976929</text:p>
              </table:table-cell>
              <table:table-cell office:value-type="float" office:value="24.1173932552338">
                <text:p>24.1173932552338</text:p>
              </table:table-cell>
              <table:table-cell office:value-type="float" office:value="24.1507570743561">
                <text:p>24.1507570743561</text:p>
              </table:table-cell>
              <table:table-cell office:value-type="float" office:value="24.1841208934784">
                <text:p>24.1841208934784</text:p>
              </table:table-cell>
            </table:table-row>
            <table:table-row>
              <table:table-cell office:value-type="string">
                <text:p>y_disp-axis</text:p>
                <draw:g>
                  <svg:desc>tfoot4.A6:tfoot4.A6</svg:desc>
                </draw:g>
              </table:table-cell>
              <table:table-cell office:value-type="float" office:value="0.294313283886341">
                <text:p>0.294313283886341</text:p>
                <draw:g>
                  <svg:desc>tfoot4.B6:tfoot4.MG6</svg:desc>
                </draw:g>
              </table:table-cell>
              <table:table-cell office:value-type="float" office:value="0.294314383567284">
                <text:p>0.294314383567284</text:p>
              </table:table-cell>
              <table:table-cell office:value-type="float" office:value="0.294305040422834">
                <text:p>0.294305040422834</text:p>
              </table:table-cell>
              <table:table-cell office:value-type="float" office:value="0.294300767889365">
                <text:p>0.294300767889365</text:p>
              </table:table-cell>
              <table:table-cell office:value-type="float" office:value="0.294276804898125">
                <text:p>0.294276804898125</text:p>
              </table:table-cell>
              <table:table-cell office:value-type="float" office:value="0.294302049428873">
                <text:p>0.294302049428873</text:p>
              </table:table-cell>
              <table:table-cell office:value-type="float" office:value="0.294294437095557">
                <text:p>0.294294437095557</text:p>
              </table:table-cell>
              <table:table-cell office:value-type="float" office:value="0.29430568086601">
                <text:p>0.29430568086601</text:p>
              </table:table-cell>
              <table:table-cell office:value-type="float" office:value="0.294303858713109">
                <text:p>0.294303858713109</text:p>
              </table:table-cell>
              <table:table-cell office:value-type="float" office:value="0.294304304875546">
                <text:p>0.294304304875546</text:p>
              </table:table-cell>
              <table:table-cell office:value-type="float" office:value="0.294335173079148">
                <text:p>0.294335173079148</text:p>
              </table:table-cell>
              <table:table-cell office:value-type="float" office:value="0.29431580341359">
                <text:p>0.29431580341359</text:p>
              </table:table-cell>
              <table:table-cell office:value-type="float" office:value="0.294333710438688">
                <text:p>0.294333710438688</text:p>
              </table:table-cell>
              <table:table-cell office:value-type="float" office:value="0.294323367879686">
                <text:p>0.294323367879686</text:p>
              </table:table-cell>
              <table:table-cell office:value-type="float" office:value="0.294365798966462">
                <text:p>0.294365798966462</text:p>
              </table:table-cell>
              <table:table-cell office:value-type="float" office:value="0.294311412610931">
                <text:p>0.294311412610931</text:p>
              </table:table-cell>
              <table:table-cell office:value-type="float" office:value="0.294336187536936">
                <text:p>0.294336187536936</text:p>
              </table:table-cell>
              <table:table-cell office:value-type="float" office:value="0.294329719160197">
                <text:p>0.294329719160197</text:p>
              </table:table-cell>
              <table:table-cell office:value-type="float" office:value="0.294324838919539">
                <text:p>0.294324838919539</text:p>
              </table:table-cell>
              <table:table-cell office:value-type="float" office:value="0.294331151076162">
                <text:p>0.294331151076162</text:p>
              </table:table-cell>
              <table:table-cell office:value-type="float" office:value="0.29431890493541">
                <text:p>0.29431890493541</text:p>
              </table:table-cell>
              <table:table-cell office:value-type="float" office:value="0.294327339736883">
                <text:p>0.294327339736883</text:p>
              </table:table-cell>
              <table:table-cell office:value-type="float" office:value="0.294295230406872">
                <text:p>0.294295230406872</text:p>
              </table:table-cell>
              <table:table-cell office:value-type="float" office:value="0.294328377526828">
                <text:p>0.294328377526828</text:p>
              </table:table-cell>
              <table:table-cell office:value-type="float" office:value="0.294330940102974">
                <text:p>0.294330940102974</text:p>
              </table:table-cell>
              <table:table-cell office:value-type="float" office:value="0.294320412524435">
                <text:p>0.294320412524435</text:p>
              </table:table-cell>
              <table:table-cell office:value-type="float" office:value="0.294302894563787">
                <text:p>0.294302894563787</text:p>
              </table:table-cell>
              <table:table-cell office:value-type="float" office:value="0.294314354194924">
                <text:p>0.294314354194924</text:p>
              </table:table-cell>
              <table:table-cell office:value-type="float" office:value="0.294305488423367">
                <text:p>0.294305488423367</text:p>
              </table:table-cell>
              <table:table-cell office:value-type="float" office:value="0.29430238903074">
                <text:p>0.29430238903074</text:p>
              </table:table-cell>
              <table:table-cell office:value-type="float" office:value="0.294305766929544">
                <text:p>0.294305766929544</text:p>
              </table:table-cell>
              <table:table-cell office:value-type="float" office:value="0.294306436147669">
                <text:p>0.294306436147669</text:p>
              </table:table-cell>
              <table:table-cell office:value-type="float" office:value="0.294321064701388">
                <text:p>0.294321064701388</text:p>
              </table:table-cell>
              <table:table-cell office:value-type="float" office:value="0.294314005206184">
                <text:p>0.294314005206184</text:p>
              </table:table-cell>
              <table:table-cell office:value-type="float" office:value="0.294319288500592">
                <text:p>0.294319288500592</text:p>
              </table:table-cell>
              <table:table-cell office:value-type="float" office:value="0.294335993379562">
                <text:p>0.294335993379562</text:p>
              </table:table-cell>
              <table:table-cell office:value-type="float" office:value="0.294325102148118">
                <text:p>0.294325102148118</text:p>
              </table:table-cell>
              <table:table-cell office:value-type="float" office:value="0.294310832418543">
                <text:p>0.294310832418543</text:p>
              </table:table-cell>
              <table:table-cell office:value-type="float" office:value="0.294310028914058">
                <text:p>0.294310028914058</text:p>
              </table:table-cell>
              <table:table-cell office:value-type="float" office:value="0.294335123974787">
                <text:p>0.294335123974787</text:p>
              </table:table-cell>
              <table:table-cell office:value-type="float" office:value="0.294434213346207">
                <text:p>0.294434213346207</text:p>
              </table:table-cell>
              <table:table-cell office:value-type="float" office:value="0.294527809445681">
                <text:p>0.294527809445681</text:p>
              </table:table-cell>
              <table:table-cell office:value-type="float" office:value="0.294468555433777">
                <text:p>0.294468555433777</text:p>
              </table:table-cell>
              <table:table-cell office:value-type="float" office:value="0.294452969266865">
                <text:p>0.294452969266865</text:p>
              </table:table-cell>
              <table:table-cell office:value-type="float" office:value="0.294505942603409">
                <text:p>0.294505942603409</text:p>
              </table:table-cell>
              <table:table-cell office:value-type="float" office:value="0.294526715364703">
                <text:p>0.294526715364703</text:p>
              </table:table-cell>
              <table:table-cell office:value-type="float" office:value="0.294461982127252">
                <text:p>0.294461982127252</text:p>
              </table:table-cell>
              <table:table-cell office:value-type="float" office:value="0.294513185612641">
                <text:p>0.294513185612641</text:p>
              </table:table-cell>
              <table:table-cell office:value-type="float" office:value="0.294510633559358">
                <text:p>0.294510633559358</text:p>
              </table:table-cell>
              <table:table-cell office:value-type="float" office:value="0.294536997187117">
                <text:p>0.294536997187117</text:p>
              </table:table-cell>
              <table:table-cell office:value-type="float" office:value="0.294247303705452">
                <text:p>0.294247303705452</text:p>
              </table:table-cell>
              <table:table-cell office:value-type="float" office:value="0.293935759237946">
                <text:p>0.293935759237946</text:p>
              </table:table-cell>
              <table:table-cell office:value-type="float" office:value="0.293639083168367">
                <text:p>0.293639083168367</text:p>
              </table:table-cell>
              <table:table-cell office:value-type="float" office:value="0.293597763042359">
                <text:p>0.293597763042359</text:p>
              </table:table-cell>
              <table:table-cell office:value-type="float" office:value="0.294984264788704">
                <text:p>0.294984264788704</text:p>
              </table:table-cell>
              <table:table-cell office:value-type="float" office:value="0.295068730454082">
                <text:p>0.295068730454082</text:p>
              </table:table-cell>
              <table:table-cell office:value-type="float" office:value="0.295203549058523">
                <text:p>0.295203549058523</text:p>
              </table:table-cell>
              <table:table-cell office:value-type="float" office:value="0.294038832219651">
                <text:p>0.294038832219651</text:p>
              </table:table-cell>
              <table:table-cell office:value-type="float" office:value="0.292390614470802">
                <text:p>0.292390614470802</text:p>
              </table:table-cell>
              <table:table-cell office:value-type="float" office:value="0.296821963643128">
                <text:p>0.296821963643128</text:p>
              </table:table-cell>
              <table:table-cell office:value-type="float" office:value="0.314257257427024">
                <text:p>0.314257257427024</text:p>
              </table:table-cell>
              <table:table-cell office:value-type="float" office:value="0.317077037614613">
                <text:p>0.317077037614613</text:p>
              </table:table-cell>
              <table:table-cell office:value-type="float" office:value="0.334074344006757">
                <text:p>0.334074344006757</text:p>
              </table:table-cell>
              <table:table-cell office:value-type="float" office:value="0.33446023267125">
                <text:p>0.33446023267125</text:p>
              </table:table-cell>
              <table:table-cell office:value-type="float" office:value="0.334524680966869">
                <text:p>0.334524680966869</text:p>
              </table:table-cell>
              <table:table-cell office:value-type="float" office:value="0.331224018591625">
                <text:p>0.331224018591625</text:p>
              </table:table-cell>
              <table:table-cell office:value-type="float" office:value="0.324663989296614">
                <text:p>0.324663989296614</text:p>
              </table:table-cell>
              <table:table-cell office:value-type="float" office:value="0.321400527701901">
                <text:p>0.321400527701901</text:p>
              </table:table-cell>
              <table:table-cell office:value-type="float" office:value="0.309552767586241">
                <text:p>0.309552767586241</text:p>
              </table:table-cell>
              <table:table-cell office:value-type="float" office:value="0.303581013350617">
                <text:p>0.303581013350617</text:p>
              </table:table-cell>
              <table:table-cell office:value-type="float" office:value="0.304005427827683">
                <text:p>0.304005427827683</text:p>
              </table:table-cell>
              <table:table-cell office:value-type="float" office:value="0.302696097463959">
                <text:p>0.302696097463959</text:p>
              </table:table-cell>
              <table:table-cell office:value-type="float" office:value="0.301478320835386">
                <text:p>0.301478320835386</text:p>
              </table:table-cell>
              <table:table-cell office:value-type="float" office:value="0.298423056993865">
                <text:p>0.298423056993865</text:p>
              </table:table-cell>
              <table:table-cell office:value-type="float" office:value="0.296656976259734">
                <text:p>0.296656976259734</text:p>
              </table:table-cell>
              <table:table-cell office:value-type="float" office:value="0.292270807719768">
                <text:p>0.292270807719768</text:p>
              </table:table-cell>
              <table:table-cell office:value-type="float" office:value="0.290344599473456">
                <text:p>0.290344599473456</text:p>
              </table:table-cell>
              <table:table-cell office:value-type="float" office:value="0.290788819635653">
                <text:p>0.290788819635653</text:p>
              </table:table-cell>
              <table:table-cell office:value-type="float" office:value="0.316741384751149">
                <text:p>0.316741384751149</text:p>
              </table:table-cell>
              <table:table-cell office:value-type="float" office:value="0.324868908997043">
                <text:p>0.324868908997043</text:p>
              </table:table-cell>
              <table:table-cell office:value-type="float" office:value="0.328948685308594">
                <text:p>0.328948685308594</text:p>
              </table:table-cell>
              <table:table-cell office:value-type="float" office:value="0.327253863101609">
                <text:p>0.327253863101609</text:p>
              </table:table-cell>
              <table:table-cell office:value-type="float" office:value="0.274514608429934">
                <text:p>0.274514608429934</text:p>
              </table:table-cell>
              <table:table-cell office:value-type="float" office:value="0.300661428696049">
                <text:p>0.300661428696049</text:p>
              </table:table-cell>
              <table:table-cell office:value-type="float" office:value="0.306095091641594">
                <text:p>0.306095091641594</text:p>
              </table:table-cell>
              <table:table-cell office:value-type="float" office:value="0.306471073024746">
                <text:p>0.306471073024746</text:p>
              </table:table-cell>
              <table:table-cell office:value-type="float" office:value="0.303625835458337">
                <text:p>0.303625835458337</text:p>
              </table:table-cell>
              <table:table-cell office:value-type="float" office:value="0.303085149392477">
                <text:p>0.303085149392477</text:p>
              </table:table-cell>
              <table:table-cell office:value-type="float" office:value="0.302938291638387">
                <text:p>0.302938291638387</text:p>
              </table:table-cell>
              <table:table-cell office:value-type="float" office:value="0.301631780550414">
                <text:p>0.301631780550414</text:p>
              </table:table-cell>
              <table:table-cell office:value-type="float" office:value="0.298828285223903">
                <text:p>0.298828285223903</text:p>
              </table:table-cell>
              <table:table-cell office:value-type="float" office:value="0.31730202120078">
                <text:p>0.31730202120078</text:p>
              </table:table-cell>
              <table:table-cell office:value-type="float" office:value="0.326021681090404">
                <text:p>0.326021681090404</text:p>
              </table:table-cell>
              <table:table-cell office:value-type="float" office:value="0.334418223898383">
                <text:p>0.334418223898383</text:p>
              </table:table-cell>
              <table:table-cell office:value-type="float" office:value="0.335627479297585">
                <text:p>0.335627479297585</text:p>
              </table:table-cell>
              <table:table-cell office:value-type="float" office:value="0.333899870158492">
                <text:p>0.333899870158492</text:p>
              </table:table-cell>
              <table:table-cell office:value-type="float" office:value="0.33113250481807">
                <text:p>0.33113250481807</text:p>
              </table:table-cell>
              <table:table-cell office:value-type="float" office:value="0.328549861628196">
                <text:p>0.328549861628196</text:p>
              </table:table-cell>
              <table:table-cell office:value-type="float" office:value="0.300910190549189">
                <text:p>0.300910190549189</text:p>
              </table:table-cell>
              <table:table-cell office:value-type="float" office:value="0.300333061300044">
                <text:p>0.300333061300044</text:p>
              </table:table-cell>
              <table:table-cell office:value-type="float" office:value="0.296995493595622">
                <text:p>0.296995493595622</text:p>
              </table:table-cell>
              <table:table-cell office:value-type="float" office:value="0.295085573806776">
                <text:p>0.295085573806776</text:p>
              </table:table-cell>
              <table:table-cell office:value-type="float" office:value="0.291279724678726">
                <text:p>0.291279724678726</text:p>
              </table:table-cell>
              <table:table-cell office:value-type="float" office:value="0.289374609920795">
                <text:p>0.289374609920795</text:p>
              </table:table-cell>
              <table:table-cell office:value-type="float" office:value="0.287953840285881">
                <text:p>0.287953840285881</text:p>
              </table:table-cell>
              <table:table-cell office:value-type="float" office:value="0.328477531459836">
                <text:p>0.328477531459836</text:p>
              </table:table-cell>
              <table:table-cell office:value-type="float" office:value="0.328255471129137">
                <text:p>0.328255471129137</text:p>
              </table:table-cell>
              <table:table-cell office:value-type="float" office:value="0.285249071807186">
                <text:p>0.285249071807186</text:p>
              </table:table-cell>
              <table:table-cell office:value-type="float" office:value="0.283004843575894">
                <text:p>0.283004843575894</text:p>
              </table:table-cell>
              <table:table-cell office:value-type="float" office:value="0.302304663895966">
                <text:p>0.302304663895966</text:p>
              </table:table-cell>
              <table:table-cell office:value-type="float" office:value="0.304615940056007">
                <text:p>0.304615940056007</text:p>
              </table:table-cell>
              <table:table-cell office:value-type="float" office:value="0.304757765478354">
                <text:p>0.304757765478354</text:p>
              </table:table-cell>
              <table:table-cell office:value-type="float" office:value="0.302901530353672">
                <text:p>0.302901530353672</text:p>
              </table:table-cell>
              <table:table-cell office:value-type="float" office:value="0.301415325082897">
                <text:p>0.301415325082897</text:p>
              </table:table-cell>
              <table:table-cell office:value-type="float" office:value="0.299714728942047">
                <text:p>0.299714728942047</text:p>
              </table:table-cell>
              <table:table-cell office:value-type="float" office:value="0.297647265729399">
                <text:p>0.297647265729399</text:p>
              </table:table-cell>
              <table:table-cell office:value-type="float" office:value="0.303552575182208">
                <text:p>0.303552575182208</text:p>
              </table:table-cell>
              <table:table-cell office:value-type="float" office:value="0.317501883045457">
                <text:p>0.317501883045457</text:p>
              </table:table-cell>
              <table:table-cell office:value-type="float" office:value="0.31759383499548">
                <text:p>0.31759383499548</text:p>
              </table:table-cell>
              <table:table-cell office:value-type="float" office:value="0.327061414656588">
                <text:p>0.327061414656588</text:p>
              </table:table-cell>
              <table:table-cell office:value-type="float" office:value="0.33454089755153">
                <text:p>0.33454089755153</text:p>
              </table:table-cell>
              <table:table-cell office:value-type="float" office:value="0.333160223582363">
                <text:p>0.333160223582363</text:p>
              </table:table-cell>
              <table:table-cell office:value-type="float" office:value="0.327986066152091">
                <text:p>0.327986066152091</text:p>
              </table:table-cell>
              <table:table-cell office:value-type="float" office:value="0.323886237499136">
                <text:p>0.323886237499136</text:p>
              </table:table-cell>
              <table:table-cell office:value-type="float" office:value="0.321816101068152">
                <text:p>0.321816101068152</text:p>
              </table:table-cell>
              <table:table-cell office:value-type="float" office:value="0.30053368166384">
                <text:p>0.30053368166384</text:p>
              </table:table-cell>
              <table:table-cell office:value-type="float" office:value="0.309640475608187">
                <text:p>0.309640475608187</text:p>
              </table:table-cell>
              <table:table-cell office:value-type="float" office:value="0.301851458923681">
                <text:p>0.301851458923681</text:p>
              </table:table-cell>
              <table:table-cell office:value-type="float" office:value="0.299718767141458">
                <text:p>0.299718767141458</text:p>
              </table:table-cell>
              <table:table-cell office:value-type="float" office:value="0.297807054282523">
                <text:p>0.297807054282523</text:p>
              </table:table-cell>
              <table:table-cell office:value-type="float" office:value="0.293429456007811">
                <text:p>0.293429456007811</text:p>
              </table:table-cell>
              <table:table-cell office:value-type="float" office:value="0.290105615376167">
                <text:p>0.290105615376167</text:p>
              </table:table-cell>
              <table:table-cell office:value-type="float" office:value="0.28854053051979">
                <text:p>0.28854053051979</text:p>
              </table:table-cell>
              <table:table-cell office:value-type="float" office:value="0.288064855467486">
                <text:p>0.288064855467486</text:p>
              </table:table-cell>
              <table:table-cell office:value-type="float" office:value="0.318847810305348">
                <text:p>0.318847810305348</text:p>
              </table:table-cell>
              <table:table-cell office:value-type="float" office:value="0.327631302186599">
                <text:p>0.327631302186599</text:p>
              </table:table-cell>
              <table:table-cell office:value-type="float" office:value="0.330497765309012">
                <text:p>0.330497765309012</text:p>
              </table:table-cell>
              <table:table-cell office:value-type="float" office:value="0.331184330024604">
                <text:p>0.331184330024604</text:p>
              </table:table-cell>
              <table:table-cell office:value-type="float" office:value="0.326781466874714">
                <text:p>0.326781466874714</text:p>
              </table:table-cell>
              <table:table-cell office:value-type="float" office:value="0.321348705476672">
                <text:p>0.321348705476672</text:p>
              </table:table-cell>
              <table:table-cell office:value-type="float" office:value="0.298475653640754">
                <text:p>0.298475653640754</text:p>
              </table:table-cell>
              <table:table-cell office:value-type="float" office:value="0.292225562200311">
                <text:p>0.292225562200311</text:p>
              </table:table-cell>
              <table:table-cell office:value-type="float" office:value="0.287435472489132">
                <text:p>0.287435472489132</text:p>
              </table:table-cell>
              <table:table-cell office:value-type="float" office:value="0.290421435766702">
                <text:p>0.290421435766702</text:p>
              </table:table-cell>
              <table:table-cell office:value-type="float" office:value="0.302255017315164">
                <text:p>0.302255017315164</text:p>
              </table:table-cell>
              <table:table-cell office:value-type="float" office:value="0.304784472917077">
                <text:p>0.304784472917077</text:p>
              </table:table-cell>
              <table:table-cell office:value-type="float" office:value="0.304739871289605">
                <text:p>0.304739871289605</text:p>
              </table:table-cell>
              <table:table-cell office:value-type="float" office:value="0.304477324270815">
                <text:p>0.304477324270815</text:p>
              </table:table-cell>
              <table:table-cell office:value-type="float" office:value="0.304006481904502">
                <text:p>0.304006481904502</text:p>
              </table:table-cell>
              <table:table-cell office:value-type="float" office:value="0.302729705449098">
                <text:p>0.302729705449098</text:p>
              </table:table-cell>
              <table:table-cell office:value-type="float" office:value="0.302036179584424">
                <text:p>0.302036179584424</text:p>
              </table:table-cell>
              <table:table-cell office:value-type="float" office:value="0.300833846855836">
                <text:p>0.300833846855836</text:p>
              </table:table-cell>
              <table:table-cell office:value-type="float" office:value="0.298221140305479">
                <text:p>0.298221140305479</text:p>
              </table:table-cell>
              <table:table-cell office:value-type="float" office:value="0.297536155419113">
                <text:p>0.297536155419113</text:p>
              </table:table-cell>
              <table:table-cell office:value-type="float" office:value="0.3021973900007">
                <text:p>0.3021973900007</text:p>
              </table:table-cell>
              <table:table-cell office:value-type="float" office:value="0.315193298964307">
                <text:p>0.315193298964307</text:p>
              </table:table-cell>
              <table:table-cell office:value-type="float" office:value="0.320216437116964">
                <text:p>0.320216437116964</text:p>
              </table:table-cell>
              <table:table-cell office:value-type="float" office:value="0.334398344112955">
                <text:p>0.334398344112955</text:p>
              </table:table-cell>
              <table:table-cell office:value-type="float" office:value="0.337269072186893">
                <text:p>0.337269072186893</text:p>
              </table:table-cell>
              <table:table-cell office:value-type="float" office:value="0.334686584893448">
                <text:p>0.334686584893448</text:p>
              </table:table-cell>
              <table:table-cell office:value-type="float" office:value="0.332834114924363">
                <text:p>0.332834114924363</text:p>
              </table:table-cell>
              <table:table-cell office:value-type="float" office:value="0.332098009919186">
                <text:p>0.332098009919186</text:p>
              </table:table-cell>
              <table:table-cell office:value-type="float" office:value="0.311158063607025">
                <text:p>0.311158063607025</text:p>
              </table:table-cell>
              <table:table-cell office:value-type="float" office:value="0.304346238518764">
                <text:p>0.304346238518764</text:p>
              </table:table-cell>
              <table:table-cell office:value-type="float" office:value="0.306166241093063">
                <text:p>0.306166241093063</text:p>
              </table:table-cell>
              <table:table-cell office:value-type="float" office:value="0.30115705315885">
                <text:p>0.30115705315885</text:p>
              </table:table-cell>
              <table:table-cell office:value-type="float" office:value="0.297328437447128">
                <text:p>0.297328437447128</text:p>
              </table:table-cell>
              <table:table-cell office:value-type="float" office:value="0.296230442502004">
                <text:p>0.296230442502004</text:p>
              </table:table-cell>
              <table:table-cell office:value-type="float" office:value="0.295041693707686">
                <text:p>0.295041693707686</text:p>
              </table:table-cell>
              <table:table-cell office:value-type="float" office:value="0.294100954722096">
                <text:p>0.294100954722096</text:p>
              </table:table-cell>
              <table:table-cell office:value-type="float" office:value="0.330320550163431">
                <text:p>0.330320550163431</text:p>
              </table:table-cell>
              <table:table-cell office:value-type="float" office:value="0.333535601575532">
                <text:p>0.333535601575532</text:p>
              </table:table-cell>
              <table:table-cell office:value-type="float" office:value="0.335994620423042">
                <text:p>0.335994620423042</text:p>
              </table:table-cell>
              <table:table-cell office:value-type="float" office:value="0.337168091281032">
                <text:p>0.337168091281032</text:p>
              </table:table-cell>
              <table:table-cell office:value-type="float" office:value="0.335520488081275">
                <text:p>0.335520488081275</text:p>
              </table:table-cell>
              <table:table-cell office:value-type="float" office:value="0.29959939375952">
                <text:p>0.29959939375952</text:p>
              </table:table-cell>
              <table:table-cell office:value-type="float" office:value="0.291795630362296">
                <text:p>0.291795630362296</text:p>
              </table:table-cell>
              <table:table-cell office:value-type="float" office:value="0.291812023854413">
                <text:p>0.291812023854413</text:p>
              </table:table-cell>
              <table:table-cell office:value-type="float" office:value="0.296308551719442">
                <text:p>0.296308551719442</text:p>
              </table:table-cell>
              <table:table-cell office:value-type="float" office:value="0.30519105848111">
                <text:p>0.30519105848111</text:p>
              </table:table-cell>
              <table:table-cell office:value-type="float" office:value="0.305613804999849">
                <text:p>0.305613804999849</text:p>
              </table:table-cell>
              <table:table-cell office:value-type="float" office:value="0.305185960658866">
                <text:p>0.305185960658866</text:p>
              </table:table-cell>
              <table:table-cell office:value-type="float" office:value="0.303262816540005">
                <text:p>0.303262816540005</text:p>
              </table:table-cell>
              <table:table-cell office:value-type="float" office:value="0.302157640390949">
                <text:p>0.302157640390949</text:p>
              </table:table-cell>
              <table:table-cell office:value-type="float" office:value="0.300974955292374">
                <text:p>0.300974955292374</text:p>
              </table:table-cell>
              <table:table-cell office:value-type="float" office:value="0.298565409123535">
                <text:p>0.298565409123535</text:p>
              </table:table-cell>
              <table:table-cell office:value-type="float" office:value="0.301388929255897">
                <text:p>0.301388929255897</text:p>
              </table:table-cell>
              <table:table-cell office:value-type="float" office:value="0.329764171981454">
                <text:p>0.329764171981454</text:p>
              </table:table-cell>
              <table:table-cell office:value-type="float" office:value="0.333166734149297">
                <text:p>0.333166734149297</text:p>
              </table:table-cell>
              <table:table-cell office:value-type="float" office:value="0.334887941797356">
                <text:p>0.334887941797356</text:p>
              </table:table-cell>
              <table:table-cell office:value-type="float" office:value="0.332972853686059">
                <text:p>0.332972853686059</text:p>
              </table:table-cell>
              <table:table-cell office:value-type="float" office:value="0.329074826796988">
                <text:p>0.329074826796988</text:p>
              </table:table-cell>
              <table:table-cell office:value-type="float" office:value="0.328079350308293">
                <text:p>0.328079350308293</text:p>
              </table:table-cell>
              <table:table-cell office:value-type="float" office:value="0.32666599158303">
                <text:p>0.32666599158303</text:p>
              </table:table-cell>
              <table:table-cell office:value-type="float" office:value="0.311787114733884">
                <text:p>0.311787114733884</text:p>
              </table:table-cell>
              <table:table-cell office:value-type="float" office:value="0.300475583661493">
                <text:p>0.300475583661493</text:p>
              </table:table-cell>
              <table:table-cell office:value-type="float" office:value="0.302921289608512">
                <text:p>0.302921289608512</text:p>
              </table:table-cell>
              <table:table-cell office:value-type="float" office:value="0.302689001728398">
                <text:p>0.302689001728398</text:p>
              </table:table-cell>
              <table:table-cell office:value-type="float" office:value="0.29527534752973">
                <text:p>0.29527534752973</text:p>
              </table:table-cell>
              <table:table-cell office:value-type="float" office:value="0.292084093941662">
                <text:p>0.292084093941662</text:p>
              </table:table-cell>
              <table:table-cell office:value-type="float" office:value="0.290806650471589">
                <text:p>0.290806650471589</text:p>
              </table:table-cell>
              <table:table-cell office:value-type="float" office:value="0.290378914985221">
                <text:p>0.290378914985221</text:p>
              </table:table-cell>
              <table:table-cell office:value-type="float" office:value="0.323582734625738">
                <text:p>0.323582734625738</text:p>
              </table:table-cell>
              <table:table-cell office:value-type="float" office:value="0.327894851725239">
                <text:p>0.327894851725239</text:p>
              </table:table-cell>
              <table:table-cell office:value-type="float" office:value="0.331523619693047">
                <text:p>0.331523619693047</text:p>
              </table:table-cell>
              <table:table-cell office:value-type="float" office:value="0.333103016320352">
                <text:p>0.333103016320352</text:p>
              </table:table-cell>
              <table:table-cell office:value-type="float" office:value="0.325455777820719">
                <text:p>0.325455777820719</text:p>
              </table:table-cell>
              <table:table-cell office:value-type="float" office:value="0.292386760073749">
                <text:p>0.292386760073749</text:p>
              </table:table-cell>
              <table:table-cell office:value-type="float" office:value="0.284477562512064">
                <text:p>0.284477562512064</text:p>
              </table:table-cell>
              <table:table-cell office:value-type="float" office:value="0.305323465710986">
                <text:p>0.305323465710986</text:p>
              </table:table-cell>
              <table:table-cell office:value-type="float" office:value="0.303132238774191">
                <text:p>0.303132238774191</text:p>
              </table:table-cell>
              <table:table-cell office:value-type="float" office:value="0.302201044481362">
                <text:p>0.302201044481362</text:p>
              </table:table-cell>
              <table:table-cell office:value-type="float" office:value="0.30140209794985">
                <text:p>0.30140209794985</text:p>
              </table:table-cell>
              <table:table-cell office:value-type="float" office:value="0.300976389512442">
                <text:p>0.300976389512442</text:p>
              </table:table-cell>
              <table:table-cell office:value-type="float" office:value="0.29833961945764">
                <text:p>0.29833961945764</text:p>
              </table:table-cell>
              <table:table-cell office:value-type="float" office:value="0.293785822148387">
                <text:p>0.293785822148387</text:p>
              </table:table-cell>
              <table:table-cell office:value-type="float" office:value="0.314381851941645">
                <text:p>0.314381851941645</text:p>
              </table:table-cell>
              <table:table-cell office:value-type="float" office:value="0.326671535513134">
                <text:p>0.326671535513134</text:p>
              </table:table-cell>
              <table:table-cell office:value-type="float" office:value="0.330576018868383">
                <text:p>0.330576018868383</text:p>
              </table:table-cell>
              <table:table-cell office:value-type="float" office:value="0.332588090252746">
                <text:p>0.332588090252746</text:p>
              </table:table-cell>
              <table:table-cell office:value-type="float" office:value="0.33044568307358">
                <text:p>0.33044568307358</text:p>
              </table:table-cell>
              <table:table-cell office:value-type="float" office:value="0.325705475776631">
                <text:p>0.325705475776631</text:p>
              </table:table-cell>
              <table:table-cell office:value-type="float" office:value="0.324252884188467">
                <text:p>0.324252884188467</text:p>
              </table:table-cell>
              <table:table-cell office:value-type="float" office:value="0.323401679070002">
                <text:p>0.323401679070002</text:p>
              </table:table-cell>
              <table:table-cell office:value-type="float" office:value="0.313522630914832">
                <text:p>0.313522630914832</text:p>
              </table:table-cell>
              <table:table-cell office:value-type="float" office:value="0.311778383456825">
                <text:p>0.311778383456825</text:p>
              </table:table-cell>
              <table:table-cell office:value-type="float" office:value="0.315633228393724">
                <text:p>0.315633228393724</text:p>
              </table:table-cell>
              <table:table-cell office:value-type="float" office:value="0.301837138280534">
                <text:p>0.301837138280534</text:p>
              </table:table-cell>
              <table:table-cell office:value-type="float" office:value="0.300684730559966">
                <text:p>0.300684730559966</text:p>
              </table:table-cell>
              <table:table-cell office:value-type="float" office:value="0.294359695613027">
                <text:p>0.294359695613027</text:p>
              </table:table-cell>
              <table:table-cell office:value-type="float" office:value="0.291947581044906">
                <text:p>0.291947581044906</text:p>
              </table:table-cell>
              <table:table-cell office:value-type="float" office:value="0.291773588745657">
                <text:p>0.291773588745657</text:p>
              </table:table-cell>
              <table:table-cell office:value-type="float" office:value="0.291879386865454">
                <text:p>0.291879386865454</text:p>
              </table:table-cell>
              <table:table-cell office:value-type="float" office:value="0.291585547168963">
                <text:p>0.291585547168963</text:p>
              </table:table-cell>
              <table:table-cell office:value-type="float" office:value="0.333310149920327">
                <text:p>0.333310149920327</text:p>
              </table:table-cell>
              <table:table-cell office:value-type="float" office:value="0.337028640185906">
                <text:p>0.337028640185906</text:p>
              </table:table-cell>
              <table:table-cell office:value-type="float" office:value="0.334036777474173">
                <text:p>0.334036777474173</text:p>
              </table:table-cell>
              <table:table-cell office:value-type="float" office:value="0.33011017508215">
                <text:p>0.33011017508215</text:p>
              </table:table-cell>
              <table:table-cell office:value-type="float" office:value="0.31067166726293">
                <text:p>0.31067166726293</text:p>
              </table:table-cell>
              <table:table-cell office:value-type="float" office:value="0.304014340387226">
                <text:p>0.304014340387226</text:p>
              </table:table-cell>
              <table:table-cell office:value-type="float" office:value="0.295149332567848">
                <text:p>0.295149332567848</text:p>
              </table:table-cell>
              <table:table-cell office:value-type="float" office:value="0.303475407242775">
                <text:p>0.303475407242775</text:p>
              </table:table-cell>
              <table:table-cell office:value-type="float" office:value="0.30507249108632">
                <text:p>0.30507249108632</text:p>
              </table:table-cell>
              <table:table-cell office:value-type="float" office:value="0.30431139215954">
                <text:p>0.30431139215954</text:p>
              </table:table-cell>
              <table:table-cell office:value-type="float" office:value="0.303469785956928">
                <text:p>0.303469785956928</text:p>
              </table:table-cell>
              <table:table-cell office:value-type="float" office:value="0.302949056467556">
                <text:p>0.302949056467556</text:p>
              </table:table-cell>
              <table:table-cell office:value-type="float" office:value="0.300859457018684">
                <text:p>0.300859457018684</text:p>
              </table:table-cell>
              <table:table-cell office:value-type="float" office:value="0.297241621206753">
                <text:p>0.297241621206753</text:p>
              </table:table-cell>
              <table:table-cell office:value-type="float" office:value="0.298459080550781">
                <text:p>0.298459080550781</text:p>
              </table:table-cell>
              <table:table-cell office:value-type="float" office:value="0.319848759343864">
                <text:p>0.319848759343864</text:p>
              </table:table-cell>
              <table:table-cell office:value-type="float" office:value="0.330323285136155">
                <text:p>0.330323285136155</text:p>
              </table:table-cell>
              <table:table-cell office:value-type="float" office:value="0.333533320618159">
                <text:p>0.333533320618159</text:p>
              </table:table-cell>
              <table:table-cell office:value-type="float" office:value="0.332360253533857">
                <text:p>0.332360253533857</text:p>
              </table:table-cell>
              <table:table-cell office:value-type="float" office:value="0.32918064484654">
                <text:p>0.32918064484654</text:p>
              </table:table-cell>
              <table:table-cell office:value-type="float" office:value="0.329964374168355">
                <text:p>0.329964374168355</text:p>
              </table:table-cell>
              <table:table-cell office:value-type="float" office:value="0.325164920924513">
                <text:p>0.325164920924513</text:p>
              </table:table-cell>
              <table:table-cell office:value-type="float" office:value="0.316346086147923">
                <text:p>0.316346086147923</text:p>
              </table:table-cell>
              <table:table-cell office:value-type="float" office:value="0.312710152685133">
                <text:p>0.312710152685133</text:p>
              </table:table-cell>
              <table:table-cell office:value-type="float" office:value="0.311389342607298">
                <text:p>0.311389342607298</text:p>
              </table:table-cell>
              <table:table-cell office:value-type="float" office:value="0.308269288688341">
                <text:p>0.308269288688341</text:p>
              </table:table-cell>
              <table:table-cell office:value-type="float" office:value="0.30963268547469">
                <text:p>0.30963268547469</text:p>
              </table:table-cell>
              <table:table-cell office:value-type="float" office:value="0.307354860012535">
                <text:p>0.307354860012535</text:p>
              </table:table-cell>
              <table:table-cell office:value-type="float" office:value="0.305831035753716">
                <text:p>0.305831035753716</text:p>
              </table:table-cell>
              <table:table-cell office:value-type="float" office:value="0.305613776126391">
                <text:p>0.305613776126391</text:p>
              </table:table-cell>
              <table:table-cell office:value-type="float" office:value="0.306059125847873">
                <text:p>0.306059125847873</text:p>
              </table:table-cell>
              <table:table-cell office:value-type="float" office:value="0.306250286440959">
                <text:p>0.306250286440959</text:p>
              </table:table-cell>
              <table:table-cell office:value-type="float" office:value="0.306264969276166">
                <text:p>0.306264969276166</text:p>
              </table:table-cell>
              <table:table-cell office:value-type="float" office:value="0.306350745526635">
                <text:p>0.306350745526635</text:p>
              </table:table-cell>
              <table:table-cell office:value-type="float" office:value="0.306291416306192">
                <text:p>0.306291416306192</text:p>
              </table:table-cell>
              <table:table-cell office:value-type="float" office:value="0.306305137546297">
                <text:p>0.306305137546297</text:p>
              </table:table-cell>
              <table:table-cell office:value-type="float" office:value="0.306332468280023">
                <text:p>0.306332468280023</text:p>
              </table:table-cell>
              <table:table-cell office:value-type="float" office:value="0.306305479643243">
                <text:p>0.306305479643243</text:p>
              </table:table-cell>
              <table:table-cell office:value-type="float" office:value="0.306271210205795">
                <text:p>0.306271210205795</text:p>
              </table:table-cell>
              <table:table-cell office:value-type="float" office:value="0.30626283070867">
                <text:p>0.30626283070867</text:p>
              </table:table-cell>
              <table:table-cell office:value-type="float" office:value="0.306332331777346">
                <text:p>0.306332331777346</text:p>
              </table:table-cell>
              <table:table-cell office:value-type="float" office:value="0.306334987581038">
                <text:p>0.306334987581038</text:p>
              </table:table-cell>
              <table:table-cell office:value-type="float" office:value="0.306363096856812">
                <text:p>0.306363096856812</text:p>
              </table:table-cell>
              <table:table-cell office:value-type="float" office:value="0.306331261861377">
                <text:p>0.306331261861377</text:p>
              </table:table-cell>
              <table:table-cell office:value-type="float" office:value="0.306353896939807">
                <text:p>0.306353896939807</text:p>
              </table:table-cell>
              <table:table-cell office:value-type="float" office:value="0.306389406480279">
                <text:p>0.306389406480279</text:p>
              </table:table-cell>
              <table:table-cell office:value-type="float" office:value="0.306372104550646">
                <text:p>0.306372104550646</text:p>
              </table:table-cell>
              <table:table-cell office:value-type="float" office:value="0.306335268015419">
                <text:p>0.306335268015419</text:p>
              </table:table-cell>
              <table:table-cell office:value-type="float" office:value="0.306363332293572">
                <text:p>0.306363332293572</text:p>
              </table:table-cell>
              <table:table-cell office:value-type="float" office:value="0.306353914931739">
                <text:p>0.306353914931739</text:p>
              </table:table-cell>
              <table:table-cell office:value-type="float" office:value="0.306359878587251">
                <text:p>0.306359878587251</text:p>
              </table:table-cell>
              <table:table-cell office:value-type="float" office:value="0.306388357576624">
                <text:p>0.306388357576624</text:p>
              </table:table-cell>
              <table:table-cell office:value-type="float" office:value="0.30631806957496">
                <text:p>0.30631806957496</text:p>
              </table:table-cell>
              <table:table-cell office:value-type="float" office:value="0.306360697387784">
                <text:p>0.306360697387784</text:p>
              </table:table-cell>
              <table:table-cell office:value-type="float" office:value="0.306358184453508">
                <text:p>0.306358184453508</text:p>
              </table:table-cell>
              <table:table-cell office:value-type="float" office:value="0.306345570844074">
                <text:p>0.306345570844074</text:p>
              </table:table-cell>
              <table:table-cell office:value-type="float" office:value="0.306375507489057">
                <text:p>0.306375507489057</text:p>
              </table:table-cell>
              <table:table-cell office:value-type="float" office:value="0.306318344712596">
                <text:p>0.306318344712596</text:p>
              </table:table-cell>
              <table:table-cell office:value-type="float" office:value="0.306347487046511">
                <text:p>0.306347487046511</text:p>
              </table:table-cell>
              <table:table-cell office:value-type="float" office:value="0.306375698540248">
                <text:p>0.306375698540248</text:p>
              </table:table-cell>
              <table:table-cell office:value-type="float" office:value="0.306328449233647">
                <text:p>0.306328449233647</text:p>
              </table:table-cell>
              <table:table-cell office:value-type="float" office:value="0.30634336398504">
                <text:p>0.30634336398504</text:p>
              </table:table-cell>
              <table:table-cell office:value-type="float" office:value="0.306373916564298">
                <text:p>0.306373916564298</text:p>
              </table:table-cell>
              <table:table-cell office:value-type="float" office:value="0.306326624472665">
                <text:p>0.306326624472665</text:p>
              </table:table-cell>
              <table:table-cell office:value-type="float" office:value="0.306327970282183">
                <text:p>0.306327970282183</text:p>
              </table:table-cell>
              <table:table-cell office:value-type="float" office:value="0.306367569766815">
                <text:p>0.306367569766815</text:p>
              </table:table-cell>
              <table:table-cell office:value-type="float" office:value="0.306344264215517">
                <text:p>0.306344264215517</text:p>
              </table:table-cell>
              <table:table-cell office:value-type="float" office:value="0.306308440970978">
                <text:p>0.306308440970978</text:p>
              </table:table-cell>
              <table:table-cell office:value-type="float" office:value="0.306349277167299">
                <text:p>0.306349277167299</text:p>
              </table:table-cell>
              <table:table-cell office:value-type="float" office:value="0.30634050990963">
                <text:p>0.30634050990963</text:p>
              </table:table-cell>
              <table:table-cell office:value-type="float" office:value="0.306374719263749">
                <text:p>0.306374719263749</text:p>
              </table:table-cell>
              <table:table-cell office:value-type="float" office:value="0.306341824014378">
                <text:p>0.306341824014378</text:p>
              </table:table-cell>
              <table:table-cell office:value-type="float" office:value="0.306341305622316">
                <text:p>0.306341305622316</text:p>
              </table:table-cell>
              <table:table-cell office:value-type="float" office:value="0.306358036165531">
                <text:p>0.306358036165531</text:p>
              </table:table-cell>
              <table:table-cell office:value-type="float" office:value="0.306302408929058">
                <text:p>0.306302408929058</text:p>
              </table:table-cell>
              <table:table-cell office:value-type="float" office:value="0.306346220141572">
                <text:p>0.306346220141572</text:p>
              </table:table-cell>
              <table:table-cell office:value-type="float" office:value="0.306347510711436">
                <text:p>0.306347510711436</text:p>
              </table:table-cell>
              <table:table-cell office:value-type="float" office:value="0.306329660661578">
                <text:p>0.306329660661578</text:p>
              </table:table-cell>
              <table:table-cell office:value-type="float" office:value="0.306346926405918">
                <text:p>0.306346926405918</text:p>
              </table:table-cell>
              <table:table-cell office:value-type="float" office:value="0.306326261904591">
                <text:p>0.306326261904591</text:p>
              </table:table-cell>
              <table:table-cell office:value-type="float" office:value="0.306353844822073">
                <text:p>0.306353844822073</text:p>
              </table:table-cell>
              <table:table-cell office:value-type="float" office:value="0.306338648622746">
                <text:p>0.306338648622746</text:p>
              </table:table-cell>
              <table:table-cell office:value-type="float" office:value="0.306342333644144">
                <text:p>0.306342333644144</text:p>
              </table:table-cell>
              <table:table-cell office:value-type="float" office:value="0.306338337813143">
                <text:p>0.306338337813143</text:p>
              </table:table-cell>
              <table:table-cell office:value-type="float" office:value="0.306359061738887">
                <text:p>0.306359061738887</text:p>
              </table:table-cell>
              <table:table-cell office:value-type="float" office:value="0.306318327085474">
                <text:p>0.306318327085474</text:p>
              </table:table-cell>
              <table:table-cell office:value-type="float" office:value="0.306367922249874">
                <text:p>0.306367922249874</text:p>
              </table:table-cell>
              <table:table-cell office:value-type="float" office:value="0.30632042477969">
                <text:p>0.30632042477969</text:p>
              </table:table-cell>
              <table:table-cell office:value-type="float" office:value="0.306347928485618">
                <text:p>0.306347928485618</text:p>
              </table:table-cell>
              <table:table-cell office:value-type="float" office:value="0.306351629536448">
                <text:p>0.306351629536448</text:p>
              </table:table-cell>
              <table:table-cell office:value-type="float" office:value="0.306327771823908">
                <text:p>0.306327771823908</text:p>
              </table:table-cell>
              <table:table-cell office:value-type="float" office:value="0.306357917615467">
                <text:p>0.306357917615467</text:p>
              </table:table-cell>
              <table:table-cell office:value-type="float" office:value="0.306322580922888">
                <text:p>0.306322580922888</text:p>
              </table:table-cell>
              <table:table-cell office:value-type="float" office:value="0.306369190479507">
                <text:p>0.306369190479507</text:p>
              </table:table-cell>
              <table:table-cell office:value-type="float" office:value="0.306370799899843">
                <text:p>0.306370799899843</text:p>
              </table:table-cell>
              <table:table-cell office:value-type="float" office:value="0.306351882304405">
                <text:p>0.306351882304405</text:p>
              </table:table-cell>
              <table:table-cell office:value-type="float" office:value="0.306342363898069">
                <text:p>0.306342363898069</text:p>
              </table:table-cell>
              <table:table-cell office:value-type="float" office:value="0.306343663964253">
                <text:p>0.306343663964253</text:p>
              </table:table-cell>
              <table:table-cell office:value-type="float" office:value="0.306330219545189">
                <text:p>0.306330219545189</text:p>
              </table:table-cell>
              <table:table-cell office:value-type="float" office:value="0.306333655040742">
                <text:p>0.306333655040742</text:p>
              </table:table-cell>
              <table:table-cell office:value-type="float" office:value="0.30636023916841">
                <text:p>0.30636023916841</text:p>
              </table:table-cell>
              <table:table-cell office:value-type="float" office:value="0.306361371480843">
                <text:p>0.306361371480843</text:p>
              </table:table-cell>
              <table:table-cell office:value-type="float" office:value="0.306313817241083">
                <text:p>0.306313817241083</text:p>
              </table:table-cell>
              <table:table-cell office:value-type="float" office:value="0.306319683885644">
                <text:p>0.306319683885644</text:p>
              </table:table-cell>
              <table:table-cell office:value-type="float" office:value="0.306356403673159">
                <text:p>0.306356403673159</text:p>
              </table:table-cell>
              <table:table-cell office:value-type="float" office:value="0.306331324176901">
                <text:p>0.306331324176901</text:p>
              </table:table-cell>
              <table:table-cell office:value-type="float" office:value="0.306322441200173">
                <text:p>0.306322441200173</text:p>
              </table:table-cell>
              <table:table-cell office:value-type="float" office:value="0.306342147726287">
                <text:p>0.306342147726287</text:p>
              </table:table-cell>
              <table:table-cell office:value-type="float" office:value="0.306329214436911">
                <text:p>0.306329214436911</text:p>
              </table:table-cell>
              <table:table-cell office:value-type="float" office:value="0.306322838010824">
                <text:p>0.306322838010824</text:p>
              </table:table-cell>
            </table:table-row>
            <table:table-row>
              <table:table-cell office:value-type="string">
                <text:p>Potential diff</text:p>
                <draw:g>
                  <svg:desc>tfoot4.A8:tfoot4.A8</svg:desc>
                </draw:g>
              </table:table-cell>
              <table:table-cell office:value-type="float" office:value="0.0000279901389348414">
                <text:p>0.0000279901389348414</text:p>
                <draw:g>
                  <svg:desc>tfoot4.B8:tfoot4.MG8</svg:desc>
                </draw:g>
              </table:table-cell>
              <table:table-cell office:value-type="float" office:value="0.00000109968094264001">
                <text:p>0.00000109968094264001</text:p>
              </table:table-cell>
              <table:table-cell office:value-type="float" office:value="-0.00000934314444978046">
                <text:p>-0.00000934314444978046</text:p>
              </table:table-cell>
              <table:table-cell office:value-type="float" office:value="-0.00000427253346879652">
                <text:p>-0.00000427253346879652</text:p>
              </table:table-cell>
              <table:table-cell office:value-type="float" office:value="-0.0000239629912401895">
                <text:p>-0.0000239629912401895</text:p>
              </table:table-cell>
              <table:table-cell office:value-type="float" office:value="0.0000252445307477589">
                <text:p>0.0000252445307477589</text:p>
              </table:table-cell>
              <table:table-cell office:value-type="float" office:value="-0.00000761233331564304">
                <text:p>-0.00000761233331564304</text:p>
              </table:table-cell>
              <table:table-cell office:value-type="float" office:value="0.0000112437704529733">
                <text:p>0.0000112437704529733</text:p>
              </table:table-cell>
              <table:table-cell office:value-type="float" office:value="-0.00000182215290051024">
                <text:p>-0.00000182215290051024</text:p>
              </table:table-cell>
              <table:table-cell office:value-type="float" office:value="0.000000446162436495978">
                <text:p>0.000000446162436495978</text:p>
              </table:table-cell>
              <table:table-cell office:value-type="float" office:value="0.0000308682036018193">
                <text:p>0.0000308682036018193</text:p>
              </table:table-cell>
              <table:table-cell office:value-type="float" office:value="-0.0000193696655574338">
                <text:p>-0.0000193696655574338</text:p>
              </table:table-cell>
              <table:table-cell office:value-type="float" office:value="0.0000179070250976854">
                <text:p>0.0000179070250976854</text:p>
              </table:table-cell>
              <table:table-cell office:value-type="float" office:value="-0.0000103425590022854">
                <text:p>-0.0000103425590022854</text:p>
              </table:table-cell>
              <table:table-cell office:value-type="float" office:value="0.0000424310867764288">
                <text:p>0.0000424310867764288</text:p>
              </table:table-cell>
              <table:table-cell office:value-type="float" office:value="-0.0000543863555316215">
                <text:p>-0.0000543863555316215</text:p>
              </table:table-cell>
              <table:table-cell office:value-type="float" office:value="0.0000247749260050001">
                <text:p>0.0000247749260050001</text:p>
              </table:table-cell>
              <table:table-cell office:value-type="float" office:value="-0.00000646837673895506">
                <text:p>-0.00000646837673895506</text:p>
              </table:table-cell>
              <table:table-cell office:value-type="float" office:value="-0.00000488024065786741">
                <text:p>-0.00000488024065786741</text:p>
              </table:table-cell>
              <table:table-cell office:value-type="float" office:value="0.00000631215662350026">
                <text:p>0.00000631215662350026</text:p>
              </table:table-cell>
              <table:table-cell office:value-type="float" office:value="-0.0000122461407522367">
                <text:p>-0.0000122461407522367</text:p>
              </table:table-cell>
              <table:table-cell office:value-type="float" office:value="0.00000843480147261211">
                <text:p>0.00000843480147261211</text:p>
              </table:table-cell>
              <table:table-cell office:value-type="float" office:value="-0.0000321093300110764">
                <text:p>-0.0000321093300110764</text:p>
              </table:table-cell>
              <table:table-cell office:value-type="float" office:value="0.0000331471199568334">
                <text:p>0.0000331471199568334</text:p>
              </table:table-cell>
              <table:table-cell office:value-type="float" office:value="0.00000256257614561495">
                <text:p>0.00000256257614561495</text:p>
              </table:table-cell>
              <table:table-cell office:value-type="float" office:value="-0.00001052757853931">
                <text:p>-0.00001052757853931</text:p>
              </table:table-cell>
              <table:table-cell office:value-type="float" office:value="-0.0000175179606479725">
                <text:p>-0.0000175179606479725</text:p>
              </table:table-cell>
              <table:table-cell office:value-type="float" office:value="0.000011459631137245">
                <text:p>0.000011459631137245</text:p>
              </table:table-cell>
              <table:table-cell office:value-type="float" office:value="-0.00000886577155689849">
                <text:p>-0.00000886577155689849</text:p>
              </table:table-cell>
              <table:table-cell office:value-type="float" office:value="-0.00000309939262682635">
                <text:p>-0.00000309939262682635</text:p>
              </table:table-cell>
              <table:table-cell office:value-type="float" office:value="0.00000337789880411332">
                <text:p>0.00000337789880411332</text:p>
              </table:table-cell>
              <table:table-cell office:value-type="float" office:value="0.000000669218124360604">
                <text:p>0.000000669218124360604</text:p>
              </table:table-cell>
              <table:table-cell office:value-type="float" office:value="0.0000146285537190871">
                <text:p>0.0000146285537190871</text:p>
              </table:table-cell>
              <table:table-cell office:value-type="float" office:value="-0.00000705949520363181">
                <text:p>-0.00000705949520363181</text:p>
              </table:table-cell>
              <table:table-cell office:value-type="float" office:value="0.0000052832944082426">
                <text:p>0.0000052832944082426</text:p>
              </table:table-cell>
              <table:table-cell office:value-type="float" office:value="0.0000167048789695978">
                <text:p>0.0000167048789695978</text:p>
              </table:table-cell>
              <table:table-cell office:value-type="float" office:value="-0.0000108912314443765">
                <text:p>-0.0000108912314443765</text:p>
              </table:table-cell>
              <table:table-cell office:value-type="float" office:value="-0.0000142697295743566">
                <text:p>-0.0000142697295743566</text:p>
              </table:table-cell>
              <table:table-cell office:value-type="float" office:value="-0.00000080350448533606">
                <text:p>-0.00000080350448533606</text:p>
              </table:table-cell>
              <table:table-cell office:value-type="float" office:value="0.0000250950607290079">
                <text:p>0.0000250950607290079</text:p>
              </table:table-cell>
              <table:table-cell office:value-type="float" office:value="0.0000990893714198915">
                <text:p>0.0000990893714198915</text:p>
              </table:table-cell>
              <table:table-cell office:value-type="float" office:value="0.0000935960994744023">
                <text:p>0.0000935960994744023</text:p>
              </table:table-cell>
              <table:table-cell office:value-type="float" office:value="-0.0000592540119042639">
                <text:p>-0.0000592540119042639</text:p>
              </table:table-cell>
              <table:table-cell office:value-type="float" office:value="-0.0000155861669114965">
                <text:p>-0.0000155861669114965</text:p>
              </table:table-cell>
              <table:table-cell office:value-type="float" office:value="0.0000529733365430829">
                <text:p>0.0000529733365430829</text:p>
              </table:table-cell>
              <table:table-cell office:value-type="float" office:value="0.0000207727612946407">
                <text:p>0.0000207727612946407</text:p>
              </table:table-cell>
              <table:table-cell office:value-type="float" office:value="-0.0000647332374507092">
                <text:p>-0.0000647332374507092</text:p>
              </table:table-cell>
              <table:table-cell office:value-type="float" office:value="0.0000512034853883958">
                <text:p>0.0000512034853883958</text:p>
              </table:table-cell>
              <table:table-cell office:value-type="float" office:value="-0.00000255205328264507">
                <text:p>-0.00000255205328264507</text:p>
              </table:table-cell>
              <table:table-cell office:value-type="float" office:value="0.0000263636277585966">
                <text:p>0.0000263636277585966</text:p>
              </table:table-cell>
              <table:table-cell office:value-type="float" office:value="-0.000289693481664355">
                <text:p>-0.000289693481664355</text:p>
              </table:table-cell>
              <table:table-cell office:value-type="float" office:value="-0.000311544467506419">
                <text:p>-0.000311544467506419</text:p>
              </table:table-cell>
              <table:table-cell office:value-type="float" office:value="-0.000296676069579504">
                <text:p>-0.000296676069579504</text:p>
              </table:table-cell>
              <table:table-cell office:value-type="float" office:value="-0.0000413201260079377">
                <text:p>-0.0000413201260079377</text:p>
              </table:table-cell>
              <table:table-cell office:value-type="float" office:value="0.00138650174634586">
                <text:p>0.00138650174634586</text:p>
              </table:table-cell>
              <table:table-cell office:value-type="float" office:value="0.0000844656653774534">
                <text:p>0.0000844656653774534</text:p>
              </table:table-cell>
              <table:table-cell office:value-type="float" office:value="0.000134818604441478">
                <text:p>0.000134818604441478</text:p>
              </table:table-cell>
              <table:table-cell office:value-type="float" office:value="-0.00116471683887259">
                <text:p>-0.00116471683887259</text:p>
              </table:table-cell>
              <table:table-cell office:value-type="float" office:value="-0.00164821774884888">
                <text:p>-0.00164821774884888</text:p>
              </table:table-cell>
              <table:table-cell office:value-type="float" office:value="0.00443134917232574">
                <text:p>0.00443134917232574</text:p>
              </table:table-cell>
              <table:table-cell office:value-type="float" office:value="0.0174352937838968">
                <text:p>0.0174352937838968</text:p>
              </table:table-cell>
              <table:table-cell office:value-type="float" office:value="0.00281978018758899">
                <text:p>0.00281978018758899</text:p>
              </table:table-cell>
              <table:table-cell office:value-type="float" office:value="0.016997306392144">
                <text:p>0.016997306392144</text:p>
              </table:table-cell>
              <table:table-cell office:value-type="float" office:value="0.000385888664492295">
                <text:p>0.000385888664492295</text:p>
              </table:table-cell>
              <table:table-cell office:value-type="float" office:value="0.0000644482956188019">
                <text:p>0.0000644482956188019</text:p>
              </table:table-cell>
              <table:table-cell office:value-type="float" office:value="-0.00330066237524396">
                <text:p>-0.00330066237524396</text:p>
              </table:table-cell>
              <table:table-cell office:value-type="float" office:value="-0.00656002929501098">
                <text:p>-0.00656002929501098</text:p>
              </table:table-cell>
              <table:table-cell office:value-type="float" office:value="-0.0032634615947128">
                <text:p>-0.0032634615947128</text:p>
              </table:table-cell>
              <table:table-cell office:value-type="float" office:value="-0.0118477601156602">
                <text:p>-0.0118477601156602</text:p>
              </table:table-cell>
              <table:table-cell office:value-type="float" office:value="-0.00597175423562368">
                <text:p>-0.00597175423562368</text:p>
              </table:table-cell>
              <table:table-cell office:value-type="float" office:value="0.000424414477065704">
                <text:p>0.000424414477065704</text:p>
              </table:table-cell>
              <table:table-cell office:value-type="float" office:value="-0.00130933036372388">
                <text:p>-0.00130933036372388</text:p>
              </table:table-cell>
              <table:table-cell office:value-type="float" office:value="-0.00121777662857248">
                <text:p>-0.00121777662857248</text:p>
              </table:table-cell>
              <table:table-cell office:value-type="float" office:value="-0.00305526384152094">
                <text:p>-0.00305526384152094</text:p>
              </table:table-cell>
              <table:table-cell office:value-type="float" office:value="-0.00176608073413115">
                <text:p>-0.00176608073413115</text:p>
              </table:table-cell>
              <table:table-cell office:value-type="float" office:value="-0.00438616853996654">
                <text:p>-0.00438616853996654</text:p>
              </table:table-cell>
              <table:table-cell office:value-type="float" office:value="-0.00192620824631196">
                <text:p>-0.00192620824631196</text:p>
              </table:table-cell>
              <table:table-cell office:value-type="float" office:value="0.000444220162197029">
                <text:p>0.000444220162197029</text:p>
              </table:table-cell>
              <table:table-cell office:value-type="float" office:value="0.0259525651154962">
                <text:p>0.0259525651154962</text:p>
              </table:table-cell>
              <table:table-cell office:value-type="float" office:value="0.0081275242458938">
                <text:p>0.0081275242458938</text:p>
              </table:table-cell>
              <table:table-cell office:value-type="float" office:value="0.00407977631155093">
                <text:p>0.00407977631155093</text:p>
              </table:table-cell>
              <table:table-cell office:value-type="float" office:value="-0.0016948222069843">
                <text:p>-0.0016948222069843</text:p>
              </table:table-cell>
              <table:table-cell office:value-type="float" office:value="-0.0527392546716757">
                <text:p>-0.0527392546716757</text:p>
              </table:table-cell>
              <table:table-cell office:value-type="float" office:value="0.0261468202661156">
                <text:p>0.0261468202661156</text:p>
              </table:table-cell>
              <table:table-cell office:value-type="float" office:value="0.00543366294554437">
                <text:p>0.00543366294554437</text:p>
              </table:table-cell>
              <table:table-cell office:value-type="float" office:value="0.000375981383152701">
                <text:p>0.000375981383152701</text:p>
              </table:table-cell>
              <table:table-cell office:value-type="float" office:value="-0.00284523756640892">
                <text:p>-0.00284523756640892</text:p>
              </table:table-cell>
              <table:table-cell office:value-type="float" office:value="-0.000540686065860718">
                <text:p>-0.000540686065860718</text:p>
              </table:table-cell>
              <table:table-cell office:value-type="float" office:value="-0.000146857754089291">
                <text:p>-0.000146857754089291</text:p>
              </table:table-cell>
              <table:table-cell office:value-type="float" office:value="-0.00130651108797292">
                <text:p>-0.00130651108797292</text:p>
              </table:table-cell>
              <table:table-cell office:value-type="float" office:value="-0.00280349532651175">
                <text:p>-0.00280349532651175</text:p>
              </table:table-cell>
              <table:table-cell office:value-type="float" office:value="0.0184737359768769">
                <text:p>0.0184737359768769</text:p>
              </table:table-cell>
              <table:table-cell office:value-type="float" office:value="0.00871965988962409">
                <text:p>0.00871965988962409</text:p>
              </table:table-cell>
              <table:table-cell office:value-type="float" office:value="0.0083965428079793">
                <text:p>0.0083965428079793</text:p>
              </table:table-cell>
              <table:table-cell office:value-type="float" office:value="0.00120925539920164">
                <text:p>0.00120925539920164</text:p>
              </table:table-cell>
              <table:table-cell office:value-type="float" office:value="-0.0017276091390927">
                <text:p>-0.0017276091390927</text:p>
              </table:table-cell>
              <table:table-cell office:value-type="float" office:value="-0.00276736534042216">
                <text:p>-0.00276736534042216</text:p>
              </table:table-cell>
              <table:table-cell office:value-type="float" office:value="-0.00258264318987411">
                <text:p>-0.00258264318987411</text:p>
              </table:table-cell>
              <table:table-cell office:value-type="float" office:value="-0.0276396710790063">
                <text:p>-0.0276396710790063</text:p>
              </table:table-cell>
              <table:table-cell office:value-type="float" office:value="-0.000577129249145547">
                <text:p>-0.000577129249145547</text:p>
              </table:table-cell>
              <table:table-cell office:value-type="float" office:value="-0.00333756770442195">
                <text:p>-0.00333756770442195</text:p>
              </table:table-cell>
              <table:table-cell office:value-type="float" office:value="-0.0019099197888458">
                <text:p>-0.0019099197888458</text:p>
              </table:table-cell>
              <table:table-cell office:value-type="float" office:value="-0.00380584912804982">
                <text:p>-0.00380584912804982</text:p>
              </table:table-cell>
              <table:table-cell office:value-type="float" office:value="-0.00190511475793104">
                <text:p>-0.00190511475793104</text:p>
              </table:table-cell>
              <table:table-cell office:value-type="float" office:value="-0.00142076963491383">
                <text:p>-0.00142076963491383</text:p>
              </table:table-cell>
              <table:table-cell office:value-type="float" office:value="0.0405236911739547">
                <text:p>0.0405236911739547</text:p>
              </table:table-cell>
              <table:table-cell office:value-type="float" office:value="-0.000222060330699381">
                <text:p>-0.000222060330699381</text:p>
              </table:table-cell>
              <table:table-cell office:value-type="float" office:value="-0.0430063993219507">
                <text:p>-0.0430063993219507</text:p>
              </table:table-cell>
              <table:table-cell office:value-type="float" office:value="-0.002244228231292">
                <text:p>-0.002244228231292</text:p>
              </table:table-cell>
              <table:table-cell office:value-type="float" office:value="0.0192998203200716">
                <text:p>0.0192998203200716</text:p>
              </table:table-cell>
              <table:table-cell office:value-type="float" office:value="0.00231127616004179">
                <text:p>0.00231127616004179</text:p>
              </table:table-cell>
              <table:table-cell office:value-type="float" office:value="0.000141825422346087">
                <text:p>0.000141825422346087</text:p>
              </table:table-cell>
              <table:table-cell office:value-type="float" office:value="-0.00185623512468147">
                <text:p>-0.00185623512468147</text:p>
              </table:table-cell>
              <table:table-cell office:value-type="float" office:value="-0.00148620527077464">
                <text:p>-0.00148620527077464</text:p>
              </table:table-cell>
              <table:table-cell office:value-type="float" office:value="-0.00170059614085011">
                <text:p>-0.00170059614085011</text:p>
              </table:table-cell>
              <table:table-cell office:value-type="float" office:value="-0.00206746321264833">
                <text:p>-0.00206746321264833</text:p>
              </table:table-cell>
              <table:table-cell office:value-type="float" office:value="0.00590530945280871">
                <text:p>0.00590530945280871</text:p>
              </table:table-cell>
              <table:table-cell office:value-type="float" office:value="0.0139493078632496">
                <text:p>0.0139493078632496</text:p>
              </table:table-cell>
              <table:table-cell office:value-type="float" office:value="0.0000919519500228727">
                <text:p>0.0000919519500228727</text:p>
              </table:table-cell>
              <table:table-cell office:value-type="float" office:value="0.00946757966110823">
                <text:p>0.00946757966110823</text:p>
              </table:table-cell>
              <table:table-cell office:value-type="float" office:value="0.00747948289494194">
                <text:p>0.00747948289494194</text:p>
              </table:table-cell>
              <table:table-cell office:value-type="float" office:value="-0.00138067396916769">
                <text:p>-0.00138067396916769</text:p>
              </table:table-cell>
              <table:table-cell office:value-type="float" office:value="-0.00517415743027161">
                <text:p>-0.00517415743027161</text:p>
              </table:table-cell>
              <table:table-cell office:value-type="float" office:value="-0.00409982865295516">
                <text:p>-0.00409982865295516</text:p>
              </table:table-cell>
              <table:table-cell office:value-type="float" office:value="-0.00207013643098386">
                <text:p>-0.00207013643098386</text:p>
              </table:table-cell>
              <table:table-cell office:value-type="float" office:value="-0.021282419404312">
                <text:p>-0.021282419404312</text:p>
              </table:table-cell>
              <table:table-cell office:value-type="float" office:value="0.00910679394434677">
                <text:p>0.00910679394434677</text:p>
              </table:table-cell>
              <table:table-cell office:value-type="float" office:value="-0.00778901668450577">
                <text:p>-0.00778901668450577</text:p>
              </table:table-cell>
              <table:table-cell office:value-type="float" office:value="-0.00213269178222297">
                <text:p>-0.00213269178222297</text:p>
              </table:table-cell>
              <table:table-cell office:value-type="float" office:value="-0.00191171285893443">
                <text:p>-0.00191171285893443</text:p>
              </table:table-cell>
              <table:table-cell office:value-type="float" office:value="-0.00437759827471279">
                <text:p>-0.00437759827471279</text:p>
              </table:table-cell>
              <table:table-cell office:value-type="float" office:value="-0.00332384063164354">
                <text:p>-0.00332384063164354</text:p>
              </table:table-cell>
              <table:table-cell office:value-type="float" office:value="-0.00156508485637741">
                <text:p>-0.00156508485637741</text:p>
              </table:table-cell>
              <table:table-cell office:value-type="float" office:value="-0.000475675052303559">
                <text:p>-0.000475675052303559</text:p>
              </table:table-cell>
              <table:table-cell office:value-type="float" office:value="0.0307829548378618">
                <text:p>0.0307829548378618</text:p>
              </table:table-cell>
              <table:table-cell office:value-type="float" office:value="0.00878349188125149">
                <text:p>0.00878349188125149</text:p>
              </table:table-cell>
              <table:table-cell office:value-type="float" office:value="0.00286646312241212">
                <text:p>0.00286646312241212</text:p>
              </table:table-cell>
              <table:table-cell office:value-type="float" office:value="0.000686564715592142">
                <text:p>0.000686564715592142</text:p>
              </table:table-cell>
              <table:table-cell office:value-type="float" office:value="-0.00440286314988947">
                <text:p>-0.00440286314988947</text:p>
              </table:table-cell>
              <table:table-cell office:value-type="float" office:value="-0.00543276139804227">
                <text:p>-0.00543276139804227</text:p>
              </table:table-cell>
              <table:table-cell office:value-type="float" office:value="-0.022873051835918">
                <text:p>-0.022873051835918</text:p>
              </table:table-cell>
              <table:table-cell office:value-type="float" office:value="-0.00625009144044314">
                <text:p>-0.00625009144044314</text:p>
              </table:table-cell>
              <table:table-cell office:value-type="float" office:value="-0.00479008971117906">
                <text:p>-0.00479008971117906</text:p>
              </table:table-cell>
              <table:table-cell office:value-type="float" office:value="0.00298596327757067">
                <text:p>0.00298596327757067</text:p>
              </table:table-cell>
              <table:table-cell office:value-type="float" office:value="0.0118335815484613">
                <text:p>0.0118335815484613</text:p>
              </table:table-cell>
              <table:table-cell office:value-type="float" office:value="0.00252945560191342">
                <text:p>0.00252945560191342</text:p>
              </table:table-cell>
              <table:table-cell office:value-type="float" office:value="-0.0000446016274726069">
                <text:p>-0.0000446016274726069</text:p>
              </table:table-cell>
              <table:table-cell office:value-type="float" office:value="-0.000262547018789305">
                <text:p>-0.000262547018789305</text:p>
              </table:table-cell>
              <table:table-cell office:value-type="float" office:value="-0.000470842366313617">
                <text:p>-0.000470842366313617</text:p>
              </table:table-cell>
              <table:table-cell office:value-type="float" office:value="-0.00127677645540364">
                <text:p>-0.00127677645540364</text:p>
              </table:table-cell>
              <table:table-cell office:value-type="float" office:value="-0.000693525864674471">
                <text:p>-0.000693525864674471</text:p>
              </table:table-cell>
              <table:table-cell office:value-type="float" office:value="-0.001202332728588">
                <text:p>-0.001202332728588</text:p>
              </table:table-cell>
              <table:table-cell office:value-type="float" office:value="-0.00261270655035622">
                <text:p>-0.00261270655035622</text:p>
              </table:table-cell>
              <table:table-cell office:value-type="float" office:value="-0.00068498488636648">
                <text:p>-0.00068498488636648</text:p>
              </table:table-cell>
              <table:table-cell office:value-type="float" office:value="0.00466123458158668">
                <text:p>0.00466123458158668</text:p>
              </table:table-cell>
              <table:table-cell office:value-type="float" office:value="0.0129959089636071">
                <text:p>0.0129959089636071</text:p>
              </table:table-cell>
              <table:table-cell office:value-type="float" office:value="0.00502313815265731">
                <text:p>0.00502313815265731</text:p>
              </table:table-cell>
              <table:table-cell office:value-type="float" office:value="0.0141819069959912">
                <text:p>0.0141819069959912</text:p>
              </table:table-cell>
              <table:table-cell office:value-type="float" office:value="0.00287072807393785">
                <text:p>0.00287072807393785</text:p>
              </table:table-cell>
              <table:table-cell office:value-type="float" office:value="-0.00258248729344474">
                <text:p>-0.00258248729344474</text:p>
              </table:table-cell>
              <table:table-cell office:value-type="float" office:value="-0.00185246996908534">
                <text:p>-0.00185246996908534</text:p>
              </table:table-cell>
              <table:table-cell office:value-type="float" office:value="-0.000736105005177068">
                <text:p>-0.000736105005177068</text:p>
              </table:table-cell>
              <table:table-cell office:value-type="float" office:value="-0.0209399463121608">
                <text:p>-0.0209399463121608</text:p>
              </table:table-cell>
              <table:table-cell office:value-type="float" office:value="-0.00681182508826084">
                <text:p>-0.00681182508826084</text:p>
              </table:table-cell>
              <table:table-cell office:value-type="float" office:value="0.0018200025742986">
                <text:p>0.0018200025742986</text:p>
              </table:table-cell>
              <table:table-cell office:value-type="float" office:value="-0.00500918793421246">
                <text:p>-0.00500918793421246</text:p>
              </table:table-cell>
              <table:table-cell office:value-type="float" office:value="-0.00382861571172277">
                <text:p>-0.00382861571172277</text:p>
              </table:table-cell>
              <table:table-cell office:value-type="float" office:value="-0.00109799494512397">
                <text:p>-0.00109799494512397</text:p>
              </table:table-cell>
              <table:table-cell office:value-type="float" office:value="-0.00118874879431796">
                <text:p>-0.00118874879431796</text:p>
              </table:table-cell>
              <table:table-cell office:value-type="float" office:value="-0.000940738985589606">
                <text:p>-0.000940738985589606</text:p>
              </table:table-cell>
              <table:table-cell office:value-type="float" office:value="0.0362195954413353">
                <text:p>0.0362195954413353</text:p>
              </table:table-cell>
              <table:table-cell office:value-type="float" office:value="0.00321505141210104">
                <text:p>0.00321505141210104</text:p>
              </table:table-cell>
              <table:table-cell office:value-type="float" office:value="0.00245901884751004">
                <text:p>0.00245901884751004</text:p>
              </table:table-cell>
              <table:table-cell office:value-type="float" office:value="0.00117347085798991">
                <text:p>0.00117347085798991</text:p>
              </table:table-cell>
              <table:table-cell office:value-type="float" office:value="-0.0016476031997571">
                <text:p>-0.0016476031997571</text:p>
              </table:table-cell>
              <table:table-cell office:value-type="float" office:value="-0.0359210943217558">
                <text:p>-0.0359210943217558</text:p>
              </table:table-cell>
              <table:table-cell office:value-type="float" office:value="-0.00780376339722333">
                <text:p>-0.00780376339722333</text:p>
              </table:table-cell>
              <table:table-cell office:value-type="float" office:value="0.0000163934921167397">
                <text:p>0.0000163934921167397</text:p>
              </table:table-cell>
              <table:table-cell office:value-type="float" office:value="0.0044965278650288">
                <text:p>0.0044965278650288</text:p>
              </table:table-cell>
              <table:table-cell office:value-type="float" office:value="0.00888250676166824">
                <text:p>0.00888250676166824</text:p>
              </table:table-cell>
              <table:table-cell office:value-type="float" office:value="0.000422746518738915">
                <text:p>0.000422746518738915</text:p>
              </table:table-cell>
              <table:table-cell office:value-type="float" office:value="-0.000427844340982975">
                <text:p>-0.000427844340982975</text:p>
              </table:table-cell>
              <table:table-cell office:value-type="float" office:value="-0.00192314411886124">
                <text:p>-0.00192314411886124</text:p>
              </table:table-cell>
              <table:table-cell office:value-type="float" office:value="-0.00110517614905548">
                <text:p>-0.00110517614905548</text:p>
              </table:table-cell>
              <table:table-cell office:value-type="float" office:value="-0.00118268509857516">
                <text:p>-0.00118268509857516</text:p>
              </table:table-cell>
              <table:table-cell office:value-type="float" office:value="-0.00240954616883937">
                <text:p>-0.00240954616883937</text:p>
              </table:table-cell>
              <table:table-cell office:value-type="float" office:value="0.00282352013236237">
                <text:p>0.00282352013236237</text:p>
              </table:table-cell>
              <table:table-cell office:value-type="float" office:value="0.0283752427255569">
                <text:p>0.0283752427255569</text:p>
              </table:table-cell>
              <table:table-cell office:value-type="float" office:value="0.0034025621678434">
                <text:p>0.0034025621678434</text:p>
              </table:table-cell>
              <table:table-cell office:value-type="float" office:value="0.00172120764805872">
                <text:p>0.00172120764805872</text:p>
              </table:table-cell>
              <table:table-cell office:value-type="float" office:value="-0.00191508811129681">
                <text:p>-0.00191508811129681</text:p>
              </table:table-cell>
              <table:table-cell office:value-type="float" office:value="-0.00389802688907165">
                <text:p>-0.00389802688907165</text:p>
              </table:table-cell>
              <table:table-cell office:value-type="float" office:value="-0.000995476488694524">
                <text:p>-0.000995476488694524</text:p>
              </table:table-cell>
              <table:table-cell office:value-type="float" office:value="-0.00141335872526338">
                <text:p>-0.00141335872526338</text:p>
              </table:table-cell>
              <table:table-cell office:value-type="float" office:value="-0.0148788768491453">
                <text:p>-0.0148788768491453</text:p>
              </table:table-cell>
              <table:table-cell office:value-type="float" office:value="-0.0113115310723911">
                <text:p>-0.0113115310723911</text:p>
              </table:table-cell>
              <table:table-cell office:value-type="float" office:value="0.00244570594701854">
                <text:p>0.00244570594701854</text:p>
              </table:table-cell>
              <table:table-cell office:value-type="float" office:value="-0.000232287880113535">
                <text:p>-0.000232287880113535</text:p>
              </table:table-cell>
              <table:table-cell office:value-type="float" office:value="-0.00741365419866868">
                <text:p>-0.00741365419866868</text:p>
              </table:table-cell>
              <table:table-cell office:value-type="float" office:value="-0.00319125358806716">
                <text:p>-0.00319125358806716</text:p>
              </table:table-cell>
              <table:table-cell office:value-type="float" office:value="-0.00127744347007364">
                <text:p>-0.00127744347007364</text:p>
              </table:table-cell>
              <table:table-cell office:value-type="float" office:value="-0.000427735486368264">
                <text:p>-0.000427735486368264</text:p>
              </table:table-cell>
              <table:table-cell office:value-type="float" office:value="0.0332038196405172">
                <text:p>0.0332038196405172</text:p>
              </table:table-cell>
              <table:table-cell office:value-type="float" office:value="0.00431211709950136">
                <text:p>0.00431211709950136</text:p>
              </table:table-cell>
              <table:table-cell office:value-type="float" office:value="0.00362876796780837">
                <text:p>0.00362876796780837</text:p>
              </table:table-cell>
              <table:table-cell office:value-type="float" office:value="0.00157939662730489">
                <text:p>0.00157939662730489</text:p>
              </table:table-cell>
              <table:table-cell office:value-type="float" office:value="-0.0076472384996335">
                <text:p>-0.0076472384996335</text:p>
              </table:table-cell>
              <table:table-cell office:value-type="float" office:value="-0.0330690177469694">
                <text:p>-0.0330690177469694</text:p>
              </table:table-cell>
              <table:table-cell office:value-type="float" office:value="-0.0079091975616854">
                <text:p>-0.0079091975616854</text:p>
              </table:table-cell>
              <table:table-cell office:value-type="float" office:value="0.0208459031989221">
                <text:p>0.0208459031989221</text:p>
              </table:table-cell>
              <table:table-cell office:value-type="float" office:value="-0.00219122693679485">
                <text:p>-0.00219122693679485</text:p>
              </table:table-cell>
              <table:table-cell office:value-type="float" office:value="-0.000931194292828952">
                <text:p>-0.000931194292828952</text:p>
              </table:table-cell>
              <table:table-cell office:value-type="float" office:value="-0.000798946531512412">
                <text:p>-0.000798946531512412</text:p>
              </table:table-cell>
              <table:table-cell office:value-type="float" office:value="-0.000425708437407468">
                <text:p>-0.000425708437407468</text:p>
              </table:table-cell>
              <table:table-cell office:value-type="float" office:value="-0.00263677005480223">
                <text:p>-0.00263677005480223</text:p>
              </table:table-cell>
              <table:table-cell office:value-type="float" office:value="-0.00455379730925359">
                <text:p>-0.00455379730925359</text:p>
              </table:table-cell>
              <table:table-cell office:value-type="float" office:value="0.0205960297932584">
                <text:p>0.0205960297932584</text:p>
              </table:table-cell>
              <table:table-cell office:value-type="float" office:value="0.0122896835714891">
                <text:p>0.0122896835714891</text:p>
              </table:table-cell>
              <table:table-cell office:value-type="float" office:value="0.00390448335524868">
                <text:p>0.00390448335524868</text:p>
              </table:table-cell>
              <table:table-cell office:value-type="float" office:value="0.00201207138436277">
                <text:p>0.00201207138436277</text:p>
              </table:table-cell>
              <table:table-cell office:value-type="float" office:value="-0.00214240717916508">
                <text:p>-0.00214240717916508</text:p>
              </table:table-cell>
              <table:table-cell office:value-type="float" office:value="-0.00474020729694896">
                <text:p>-0.00474020729694896</text:p>
              </table:table-cell>
              <table:table-cell office:value-type="float" office:value="-0.00145259158816496">
                <text:p>-0.00145259158816496</text:p>
              </table:table-cell>
              <table:table-cell office:value-type="float" office:value="-0.000851205118464482">
                <text:p>-0.000851205118464482</text:p>
              </table:table-cell>
              <table:table-cell office:value-type="float" office:value="-0.0098790481551701">
                <text:p>-0.0098790481551701</text:p>
              </table:table-cell>
              <table:table-cell office:value-type="float" office:value="-0.00174424745800683">
                <text:p>-0.00174424745800683</text:p>
              </table:table-cell>
              <table:table-cell office:value-type="float" office:value="0.00385484493689875">
                <text:p>0.00385484493689875</text:p>
              </table:table-cell>
              <table:table-cell office:value-type="float" office:value="-0.0137960901131894">
                <text:p>-0.0137960901131894</text:p>
              </table:table-cell>
              <table:table-cell office:value-type="float" office:value="-0.00115240772056829">
                <text:p>-0.00115240772056829</text:p>
              </table:table-cell>
              <table:table-cell office:value-type="float" office:value="-0.00632503494693937">
                <text:p>-0.00632503494693937</text:p>
              </table:table-cell>
              <table:table-cell office:value-type="float" office:value="-0.00241211456812074">
                <text:p>-0.00241211456812074</text:p>
              </table:table-cell>
              <table:table-cell office:value-type="float" office:value="-0.000173992299248915">
                <text:p>-0.000173992299248915</text:p>
              </table:table-cell>
              <table:table-cell office:value-type="float" office:value="0.000105798119796885">
                <text:p>0.000105798119796885</text:p>
              </table:table-cell>
              <table:table-cell office:value-type="float" office:value="-0.000293839696491049">
                <text:p>-0.000293839696491049</text:p>
              </table:table-cell>
              <table:table-cell office:value-type="float" office:value="0.0417246027513639">
                <text:p>0.0417246027513639</text:p>
              </table:table-cell>
              <table:table-cell office:value-type="float" office:value="0.00371849026557869">
                <text:p>0.00371849026557869</text:p>
              </table:table-cell>
              <table:table-cell office:value-type="float" office:value="-0.00299186271173296">
                <text:p>-0.00299186271173296</text:p>
              </table:table-cell>
              <table:table-cell office:value-type="float" office:value="-0.00392660239202253">
                <text:p>-0.00392660239202253</text:p>
              </table:table-cell>
              <table:table-cell office:value-type="float" office:value="-0.0194385078192196">
                <text:p>-0.0194385078192196</text:p>
              </table:table-cell>
              <table:table-cell office:value-type="float" office:value="-0.00665732687570464">
                <text:p>-0.00665732687570464</text:p>
              </table:table-cell>
              <table:table-cell office:value-type="float" office:value="-0.00886500781937738">
                <text:p>-0.00886500781937738</text:p>
              </table:table-cell>
              <table:table-cell office:value-type="float" office:value="0.00832607467492663">
                <text:p>0.00832607467492663</text:p>
              </table:table-cell>
              <table:table-cell office:value-type="float" office:value="0.00159708384354484">
                <text:p>0.00159708384354484</text:p>
              </table:table-cell>
              <table:table-cell office:value-type="float" office:value="-0.00076109892678039">
                <text:p>-0.00076109892678039</text:p>
              </table:table-cell>
              <table:table-cell office:value-type="float" office:value="-0.000841606202611256">
                <text:p>-0.000841606202611256</text:p>
              </table:table-cell>
              <table:table-cell office:value-type="float" office:value="-0.000520729489372207">
                <text:p>-0.000520729489372207</text:p>
              </table:table-cell>
              <table:table-cell office:value-type="float" office:value="-0.00208959944887199">
                <text:p>-0.00208959944887199</text:p>
              </table:table-cell>
              <table:table-cell office:value-type="float" office:value="-0.00361783581193131">
                <text:p>-0.00361783581193131</text:p>
              </table:table-cell>
              <table:table-cell office:value-type="float" office:value="0.00121745934402773">
                <text:p>0.00121745934402773</text:p>
              </table:table-cell>
              <table:table-cell office:value-type="float" office:value="0.0213896787930835">
                <text:p>0.0213896787930835</text:p>
              </table:table-cell>
              <table:table-cell office:value-type="float" office:value="0.0104745257922914">
                <text:p>0.0104745257922914</text:p>
              </table:table-cell>
              <table:table-cell office:value-type="float" office:value="0.00321003548200338">
                <text:p>0.00321003548200338</text:p>
              </table:table-cell>
              <table:table-cell office:value-type="float" office:value="-0.00117306708430148">
                <text:p>-0.00117306708430148</text:p>
              </table:table-cell>
              <table:table-cell office:value-type="float" office:value="-0.00317960868731693">
                <text:p>-0.00317960868731693</text:p>
              </table:table-cell>
              <table:table-cell office:value-type="float" office:value="0.000783729321814641">
                <text:p>0.000783729321814641</text:p>
              </table:table-cell>
              <table:table-cell office:value-type="float" office:value="-0.00479945324384168">
                <text:p>-0.00479945324384168</text:p>
              </table:table-cell>
              <table:table-cell office:value-type="float" office:value="-0.00881883477658985">
                <text:p>-0.00881883477658985</text:p>
              </table:table-cell>
              <table:table-cell office:value-type="float" office:value="-0.00363593346279067">
                <text:p>-0.00363593346279067</text:p>
              </table:table-cell>
              <table:table-cell office:value-type="float" office:value="-0.00132081007783497">
                <text:p>-0.00132081007783497</text:p>
              </table:table-cell>
              <table:table-cell office:value-type="float" office:value="-0.00312005391895631">
                <text:p>-0.00312005391895631</text:p>
              </table:table-cell>
              <table:table-cell office:value-type="float" office:value="0.0013633967863485">
                <text:p>0.0013633967863485</text:p>
              </table:table-cell>
              <table:table-cell office:value-type="float" office:value="-0.00227782546215527">
                <text:p>-0.00227782546215527</text:p>
              </table:table-cell>
              <table:table-cell office:value-type="float" office:value="-0.00152382425881847">
                <text:p>-0.00152382425881847</text:p>
              </table:table-cell>
              <table:table-cell office:value-type="float" office:value="-0.00021725962732505">
                <text:p>-0.00021725962732505</text:p>
              </table:table-cell>
              <table:table-cell office:value-type="float" office:value="0.000445349721481303">
                <text:p>0.000445349721481303</text:p>
              </table:table-cell>
              <table:table-cell office:value-type="float" office:value="0.000191160593086659">
                <text:p>0.000191160593086659</text:p>
              </table:table-cell>
              <table:table-cell office:value-type="float" office:value="0.0000146828352072248">
                <text:p>0.0000146828352072248</text:p>
              </table:table-cell>
              <table:table-cell office:value-type="float" office:value="0.0000857762504681281">
                <text:p>0.0000857762504681281</text:p>
              </table:table-cell>
              <table:table-cell office:value-type="float" office:value="-0.0000593292204423834">
                <text:p>-0.0000593292204423834</text:p>
              </table:table-cell>
              <table:table-cell office:value-type="float" office:value="0.0000137212401047915">
                <text:p>0.0000137212401047915</text:p>
              </table:table-cell>
              <table:table-cell office:value-type="float" office:value="0.000027330733726294">
                <text:p>0.000027330733726294</text:p>
              </table:table-cell>
              <table:table-cell office:value-type="float" office:value="-0.0000269886367798566">
                <text:p>-0.0000269886367798566</text:p>
              </table:table-cell>
              <table:table-cell office:value-type="float" office:value="-0.0000342694374481645">
                <text:p>-0.0000342694374481645</text:p>
              </table:table-cell>
              <table:table-cell office:value-type="float" office:value="-0.00000837949712478858">
                <text:p>-0.00000837949712478858</text:p>
              </table:table-cell>
              <table:table-cell office:value-type="float" office:value="0.000069501068675315">
                <text:p>0.000069501068675315</text:p>
              </table:table-cell>
              <table:table-cell office:value-type="float" office:value="0.00000265580369240848">
                <text:p>0.00000265580369240848</text:p>
              </table:table-cell>
              <table:table-cell office:value-type="float" office:value="0.0000281092757736801">
                <text:p>0.0000281092757736801</text:p>
              </table:table-cell>
              <table:table-cell office:value-type="float" office:value="-0.0000318349954350761">
                <text:p>-0.0000318349954350761</text:p>
              </table:table-cell>
              <table:table-cell office:value-type="float" office:value="0.0000226350784305884">
                <text:p>0.0000226350784305884</text:p>
              </table:table-cell>
              <table:table-cell office:value-type="float" office:value="0.0000355095404714345">
                <text:p>0.0000355095404714345</text:p>
              </table:table-cell>
              <table:table-cell office:value-type="float" office:value="-0.0000173019296327848">
                <text:p>-0.0000173019296327848</text:p>
              </table:table-cell>
              <table:table-cell office:value-type="float" office:value="-0.0000368365352268474">
                <text:p>-0.0000368365352268474</text:p>
              </table:table-cell>
              <table:table-cell office:value-type="float" office:value="0.0000280642781524953">
                <text:p>0.0000280642781524953</text:p>
              </table:table-cell>
              <table:table-cell office:value-type="float" office:value="-0.00000941736183296404">
                <text:p>-0.00000941736183296404</text:p>
              </table:table-cell>
              <table:table-cell office:value-type="float" office:value="0.00000596365551253086">
                <text:p>0.00000596365551253086</text:p>
              </table:table-cell>
              <table:table-cell office:value-type="float" office:value="0.0000284789893725268">
                <text:p>0.0000284789893725268</text:p>
              </table:table-cell>
              <table:table-cell office:value-type="float" office:value="-0.0000702880016632545">
                <text:p>-0.0000702880016632545</text:p>
              </table:table-cell>
              <table:table-cell office:value-type="float" office:value="0.000042627812823437">
                <text:p>0.000042627812823437</text:p>
              </table:table-cell>
              <table:table-cell office:value-type="float" office:value="-0.00000251293427622201">
                <text:p>-0.00000251293427622201</text:p>
              </table:table-cell>
              <table:table-cell office:value-type="float" office:value="-0.0000126136094333318">
                <text:p>-0.0000126136094333318</text:p>
              </table:table-cell>
              <table:table-cell office:value-type="float" office:value="0.000029936644982409">
                <text:p>0.000029936644982409</text:p>
              </table:table-cell>
              <table:table-cell office:value-type="float" office:value="-0.0000571627764612281">
                <text:p>-0.0000571627764612281</text:p>
              </table:table-cell>
              <table:table-cell office:value-type="float" office:value="0.0000291423339151553">
                <text:p>0.0000291423339151553</text:p>
              </table:table-cell>
              <table:table-cell office:value-type="float" office:value="0.0000282114937371625">
                <text:p>0.0000282114937371625</text:p>
              </table:table-cell>
              <table:table-cell office:value-type="float" office:value="-0.0000472493066004387">
                <text:p>-0.0000472493066004387</text:p>
              </table:table-cell>
              <table:table-cell office:value-type="float" office:value="0.0000149147513920922">
                <text:p>0.0000149147513920922</text:p>
              </table:table-cell>
              <table:table-cell office:value-type="float" office:value="0.0000305525792582695">
                <text:p>0.0000305525792582695</text:p>
              </table:table-cell>
              <table:table-cell office:value-type="float" office:value="-0.0000472920916329">
                <text:p>-0.0000472920916329</text:p>
              </table:table-cell>
              <table:table-cell office:value-type="float" office:value="0.00000134580951860475">
                <text:p>0.00000134580951860475</text:p>
              </table:table-cell>
              <table:table-cell office:value-type="float" office:value="0.0000395994846316694">
                <text:p>0.0000395994846316694</text:p>
              </table:table-cell>
              <table:table-cell office:value-type="float" office:value="-0.0000233055512980918">
                <text:p>-0.0000233055512980918</text:p>
              </table:table-cell>
              <table:table-cell office:value-type="float" office:value="-0.0000358232445391016">
                <text:p>-0.0000358232445391016</text:p>
              </table:table-cell>
              <table:table-cell office:value-type="float" office:value="0.0000408361963206705">
                <text:p>0.0000408361963206705</text:p>
              </table:table-cell>
              <table:table-cell office:value-type="float" office:value="-0.00000876725766879583">
                <text:p>-0.00000876725766879583</text:p>
              </table:table-cell>
              <table:table-cell office:value-type="float" office:value="0.0000342093541193522">
                <text:p>0.0000342093541193522</text:p>
              </table:table-cell>
              <table:table-cell office:value-type="float" office:value="-0.0000328952493715562">
                <text:p>-0.0000328952493715562</text:p>
              </table:table-cell>
              <table:table-cell office:value-type="float" office:value="-0.000000518392061887862">
                <text:p>-0.000000518392061887862</text:p>
              </table:table-cell>
              <table:table-cell office:value-type="float" office:value="0.0000167305432153819">
                <text:p>0.0000167305432153819</text:p>
              </table:table-cell>
              <table:table-cell office:value-type="float" office:value="-0.0000556272364732324">
                <text:p>-0.0000556272364732324</text:p>
              </table:table-cell>
              <table:table-cell office:value-type="float" office:value="0.0000438112125141776">
                <text:p>0.0000438112125141776</text:p>
              </table:table-cell>
              <table:table-cell office:value-type="float" office:value="0.00000129056986386544">
                <text:p>0.00000129056986386544</text:p>
              </table:table-cell>
              <table:table-cell office:value-type="float" office:value="-0.0000178500498583811">
                <text:p>-0.0000178500498583811</text:p>
              </table:table-cell>
              <table:table-cell office:value-type="float" office:value="0.0000172657443403002">
                <text:p>0.0000172657443403002</text:p>
              </table:table-cell>
              <table:table-cell office:value-type="float" office:value="-0.0000206645013265394">
                <text:p>-0.0000206645013265394</text:p>
              </table:table-cell>
              <table:table-cell office:value-type="float" office:value="0.0000275829174813391">
                <text:p>0.0000275829174813391</text:p>
              </table:table-cell>
              <table:table-cell office:value-type="float" office:value="-0.00001519619932705">
                <text:p>-0.00001519619932705</text:p>
              </table:table-cell>
              <table:table-cell office:value-type="float" office:value="0.00000368502139858062">
                <text:p>0.00000368502139858062</text:p>
              </table:table-cell>
              <table:table-cell office:value-type="float" office:value="-0.00000399583100119116">
                <text:p>-0.00000399583100119116</text:p>
              </table:table-cell>
              <table:table-cell office:value-type="float" office:value="0.0000207239257438152">
                <text:p>0.0000207239257438152</text:p>
              </table:table-cell>
              <table:table-cell office:value-type="float" office:value="-0.0000407346534128106">
                <text:p>-0.0000407346534128106</text:p>
              </table:table-cell>
              <table:table-cell office:value-type="float" office:value="0.0000495951643999515">
                <text:p>0.0000495951643999515</text:p>
              </table:table-cell>
              <table:table-cell office:value-type="float" office:value="-0.0000474974701840103">
                <text:p>-0.0000474974701840103</text:p>
              </table:table-cell>
              <table:table-cell office:value-type="float" office:value="0.0000275037059280225">
                <text:p>0.0000275037059280225</text:p>
              </table:table-cell>
              <table:table-cell office:value-type="float" office:value="0.0000037010508301405">
                <text:p>0.0000037010508301405</text:p>
              </table:table-cell>
              <table:table-cell office:value-type="float" office:value="-0.0000238577125402095">
                <text:p>-0.0000238577125402095</text:p>
              </table:table-cell>
              <table:table-cell office:value-type="float" office:value="0.0000301457915592995">
                <text:p>0.0000301457915592995</text:p>
              </table:table-cell>
              <table:table-cell office:value-type="float" office:value="-0.0000353366925790466">
                <text:p>-0.0000353366925790466</text:p>
              </table:table-cell>
              <table:table-cell office:value-type="float" office:value="0.0000466095566192259">
                <text:p>0.0000466095566192259</text:p>
              </table:table-cell>
              <table:table-cell office:value-type="float" office:value="0.00000160942033577971">
                <text:p>0.00000160942033577971</text:p>
              </table:table-cell>
              <table:table-cell office:value-type="float" office:value="-0.000018917595438428">
                <text:p>-0.000018917595438428</text:p>
              </table:table-cell>
              <table:table-cell office:value-type="float" office:value="-0.00000951840633589551">
                <text:p>-0.00000951840633589551</text:p>
              </table:table-cell>
              <table:table-cell office:value-type="float" office:value="0.00000130006618376255">
                <text:p>0.00000130006618376255</text:p>
              </table:table-cell>
              <table:table-cell office:value-type="float" office:value="-0.0000134444190640348">
                <text:p>-0.0000134444190640348</text:p>
              </table:table-cell>
              <table:table-cell office:value-type="float" office:value="0.0000034354955539273">
                <text:p>0.0000034354955539273</text:p>
              </table:table-cell>
              <table:table-cell office:value-type="float" office:value="0.0000265841276678169">
                <text:p>0.0000265841276678169</text:p>
              </table:table-cell>
              <table:table-cell office:value-type="float" office:value="0.00000113231243242806">
                <text:p>0.00000113231243242806</text:p>
              </table:table-cell>
              <table:table-cell office:value-type="float" office:value="-0.0000475542397594952">
                <text:p>-0.0000475542397594952</text:p>
              </table:table-cell>
              <table:table-cell office:value-type="float" office:value="0.00000586664456064812">
                <text:p>0.00000586664456064812</text:p>
              </table:table-cell>
              <table:table-cell office:value-type="float" office:value="0.0000367197875154046">
                <text:p>0.0000367197875154046</text:p>
              </table:table-cell>
              <table:table-cell office:value-type="float" office:value="-0.0000250794962580736">
                <text:p>-0.0000250794962580736</text:p>
              </table:table-cell>
              <table:table-cell office:value-type="float" office:value="-0.00000888297672863025">
                <text:p>-0.00000888297672863025</text:p>
              </table:table-cell>
              <table:table-cell office:value-type="float" office:value="0.0000197065261144935">
                <text:p>0.0000197065261144935</text:p>
              </table:table-cell>
              <table:table-cell office:value-type="float" office:value="-0.0000129332893757939">
                <text:p>-0.0000129332893757939</text:p>
              </table:table-cell>
              <table:table-cell office:value-type="float" office:value="-0.00000637642608747324">
                <text:p>-0.00000637642608747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